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1.355cm"/>
    </style:style>
    <style:style style:name="co3" style:family="table-column">
      <style:table-column-properties fo:break-before="auto" style:column-width="2.609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1.834cm"/>
    </style:style>
    <style:style style:name="co6" style:family="table-column">
      <style:table-column-properties fo:break-before="auto" style:column-width="3.09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27cm"/>
    </style:style>
    <style:style style:name="co9" style:family="table-column">
      <style:table-column-properties fo:break-before="auto" style:column-width="2.796cm"/>
    </style:style>
    <style:style style:name="co10" style:family="table-column">
      <style:table-column-properties fo:break-before="auto" style:column-width="2.986cm"/>
    </style:style>
    <style:style style:name="co11" style:family="table-column">
      <style:table-column-properties fo:break-before="auto" style:column-width="1.272cm"/>
    </style:style>
    <style:style style:name="co12" style:family="table-column">
      <style:table-column-properties fo:break-before="auto" style:column-width="1.027cm"/>
    </style:style>
    <style:style style:name="co13" style:family="table-column">
      <style:table-column-properties fo:break-before="auto" style:column-width="1.538cm"/>
    </style:style>
    <style:style style:name="co14" style:family="table-column">
      <style:table-column-properties fo:break-before="auto" style:column-width="2.805cm"/>
    </style:style>
    <style:style style:name="co15" style:family="table-column">
      <style:table-column-properties fo:break-before="auto" style:column-width="1.954cm"/>
    </style:style>
    <style:style style:name="co16" style:family="table-column">
      <style:table-column-properties fo:break-before="auto" style:column-width="2.697cm"/>
    </style:style>
    <style:style style:name="co17" style:family="table-column">
      <style:table-column-properties fo:break-before="auto" style:column-width="2.62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849cm"/>
    </style:style>
    <style:style style:name="co20" style:family="table-column">
      <style:table-column-properties fo:break-before="auto" style:column-width="2.653cm"/>
    </style:style>
    <style:style style:name="co21" style:family="table-column">
      <style:table-column-properties fo:break-before="auto" style:column-width="2.515cm"/>
    </style:style>
    <style:style style:name="co22" style:family="table-column">
      <style:table-column-properties fo:break-before="auto" style:column-width="1.309cm"/>
    </style:style>
    <style:style style:name="co23" style:family="table-column">
      <style:table-column-properties fo:break-before="auto" style:column-width="4.117cm"/>
    </style:style>
    <style:style style:name="co24" style:family="table-column">
      <style:table-column-properties fo:break-before="auto" style:column-width="1.683cm"/>
    </style:style>
    <style:style style:name="co25" style:family="table-column">
      <style:table-column-properties fo:break-before="auto" style:column-width="2.79cm"/>
    </style:style>
    <style:style style:name="co26" style:family="table-column">
      <style:table-column-properties fo:break-before="auto" style:column-width="2.637cm"/>
    </style:style>
    <style:style style:name="co27" style:family="table-column">
      <style:table-column-properties fo:break-before="auto" style:column-width="1.125cm"/>
    </style:style>
    <style:style style:name="co28" style:family="table-column">
      <style:table-column-properties fo:break-before="auto" style:column-width="1.42cm"/>
    </style:style>
    <style:style style:name="co29" style:family="table-column">
      <style:table-column-properties fo:break-before="auto" style:column-width="1.803cm"/>
    </style:style>
    <style:style style:name="co30" style:family="table-column">
      <style:table-column-properties fo:break-before="auto" style:column-width="2.713cm"/>
    </style:style>
    <style:style style:name="co31" style:family="table-column">
      <style:table-column-properties fo:break-before="auto" style:column-width="2.0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 style:data-style-name="N11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" style:family="table-cell" style:parent-style-name="Default" style:data-style-name="N11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 style:data-style-name="N11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 style:data-style-name="N112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cm"/>
    </style:style>
    <style:style style:name="ce12" style:family="table-cell" style:parent-style-name="Default" style:data-style-name="N112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 style:data-style-name="N112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14" style:family="table-cell" style:parent-style-name="Default" style:data-style-name="N113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" style:family="table-cell" style:parent-style-name="Default" style:data-style-name="N113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 style:data-style-name="N113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" style:family="table-cell" style:parent-style-name="Default">
      <style:table-cell-properties fo:background-color="#e46969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1" table:style-name="ta1">
        <table:shapes>
          <draw:frame draw:z-index="0" draw:style-name="gr1" draw:text-style-name="P1" svg:width="15.99cm" svg:height="8.99cm" svg:x="1.415cm" svg:y="22.766cm">
            <draw:object draw:notify-on-update-of-ranges="results1.G7:results1.G49 results1.H7:results1.H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cm" svg:height="8.99cm" svg:x="25.689cm" svg:y="22.76cm">
            <draw:object draw:notify-on-update-of-ranges="results1.R7:results1.R49 results1.S7:results1.S49 results1.R7:results1.R49 results1.V7:results1.V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9cm" svg:height="8.99cm" svg:x="25.909cm" svg:y="32.854cm">
            <draw:object draw:notify-on-update-of-ranges="results1.R7:results1.R36 results1.S7:results1.S36 results1.R7:results1.R36 results1.S7:results1.S3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6cm" svg:height="9.004cm" svg:x="42.613cm" svg:y="22.87cm">
            <draw:object draw:notify-on-update-of-ranges="results1.R7:results1.R49 results1.T7:results1.T4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9"/>
        <table:table-column table:style-name="co5" table:default-cell-style-name="ce9"/>
        <table:table-column table:style-name="co6" table:default-cell-style-name="ce12"/>
        <table:table-column table:style-name="co7" table:number-columns-repeated="2" table:default-cell-style-name="ce15"/>
        <table:table-column table:style-name="co7" table:number-columns-repeated="4" table:default-cell-style-name="Default"/>
        <table:table-column table:style-name="co8" table:default-cell-style-name="ce6"/>
        <table:table-column table:style-name="co9" table:default-cell-style-name="ce6"/>
        <table:table-column table:style-name="co7" table:number-columns-repeated="2" table:default-cell-style-name="ce9"/>
        <table:table-column table:style-name="co10" table:default-cell-style-name="ce9"/>
        <table:table-column table:style-name="co7" table:number-columns-repeated="2" table:default-cell-style-name="ce15"/>
        <table:table-column table:style-name="co7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string" calcext:value-type="string">
            <text:p>FPS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/>
          <table:table-cell table:style-name="Default" office:value-type="string" calcext:value-type="string">
            <text:p>m/pixel</text:p>
          </table:table-cell>
          <table:table-cell table:style-name="Default" table:formula="of:=0.04/(172-81)" office:value-type="float" office:value="0.00043956043956044" calcext:value-type="float">
            <text:p>0.00043956043956044</text:p>
          </table:table-cell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FPS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m/pixel</text:p>
          </table:table-cell>
          <table:table-cell table:style-name="Default" table:formula="of:=0.04/(172-81)" office:value-type="float" office:value="0.00043956043956044" calcext:value-type="float">
            <text:p>0.00043956043956044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7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/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 (pixels^2)</text:p>
          </table:table-cell>
          <table:table-cell table:style-name="ce4" office:value-type="string" calcext:value-type="string">
            <text:p>X (pixels)</text:p>
          </table:table-cell>
          <table:table-cell table:style-name="ce4" office:value-type="string" calcext:value-type="string">
            <text:p>Y (pixels)</text:p>
          </table:table-cell>
          <table:table-cell table:style-name="ce4" office:value-type="string" calcext:value-type="string">
            <text:p>delta y (pixels)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Y-y_0 (m)</text:p>
          </table:table-cell>
          <table:table-cell table:number-columns-repeated="4"/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 (pixels^2)</text:p>
          </table:table-cell>
          <table:table-cell table:style-name="ce4" office:value-type="string" calcext:value-type="string">
            <text:p>X (pixels)</text:p>
          </table:table-cell>
          <table:table-cell table:style-name="ce4" office:value-type="string" calcext:value-type="string">
            <text:p>Y (pixels)</text:p>
          </table:table-cell>
          <table:table-cell table:style-name="ce4" office:value-type="string" calcext:value-type="string">
            <text:p>delta y (pixels)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Y-y_0 (m)</text:p>
          </table:table-cell>
          <table:table-cell office:value-type="string" calcext:value-type="string">
            <text:p>X-x_0</text:p>
          </table:table-cell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620" calcext:value-type="float">
            <text:p>5620</text:p>
          </table:table-cell>
          <table:table-cell table:style-name="ce8" office:value-type="float" office:value="247.01" calcext:value-type="float">
            <text:p>247.010</text:p>
          </table:table-cell>
          <table:table-cell table:style-name="ce8" office:value-type="float" office:value="50.439" calcext:value-type="float">
            <text:p>50.439</text:p>
          </table:table-cell>
          <table:table-cell table:style-name="ce11" office:value-type="float" office:value="0" calcext:value-type="float">
            <text:p>0.000</text:p>
          </table:table-cell>
          <table:table-cell table:style-name="ce14" table:formula="of:=([.B7]-1)/[.$C$4]" office:value-type="float" office:value="0" calcext:value-type="float">
            <text:p>0.0000</text:p>
          </table:table-cell>
          <table:table-cell table:style-name="ce14" table:formula="of:=([.E7]-[.$E$7]) * [.$F$4]" office:value-type="float" office:value="0" calcext:value-type="float">
            <text:p>0.0000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5620" calcext:value-type="float">
            <text:p>5620</text:p>
          </table:table-cell>
          <table:table-cell table:style-name="ce8" office:value-type="float" office:value="247.01" calcext:value-type="float">
            <text:p>247.010</text:p>
          </table:table-cell>
          <table:table-cell table:style-name="ce8" office:value-type="float" office:value="50.439" calcext:value-type="float">
            <text:p>50.439</text:p>
          </table:table-cell>
          <table:table-cell table:style-name="ce8" office:value-type="float" office:value="0" calcext:value-type="float">
            <text:p>0.000</text:p>
          </table:table-cell>
          <table:table-cell table:style-name="ce14" table:formula="of:=([.M7]-1)/[.$C$4]" office:value-type="float" office:value="0" calcext:value-type="float">
            <text:p>0.0000</text:p>
          </table:table-cell>
          <table:table-cell table:style-name="ce14" table:formula="of:=([.P7]-[.$E$7]) * [.$F$4]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624" calcext:value-type="float">
            <text:p>5624</text:p>
          </table:table-cell>
          <table:table-cell office:value-type="float" office:value="245.349" calcext:value-type="float">
            <text:p>245.349</text:p>
          </table:table-cell>
          <table:table-cell office:value-type="float" office:value="54.905" calcext:value-type="float">
            <text:p>54.905</text:p>
          </table:table-cell>
          <table:table-cell table:formula="of:=[.E8]-[.E7]" office:value-type="float" office:value="4.466" calcext:value-type="float">
            <text:p>4.466</text:p>
          </table:table-cell>
          <table:table-cell table:formula="of:=([.B8]-1)/[.$C$4]" office:value-type="float" office:value="0.00416666666666667" calcext:value-type="float">
            <text:p>0.0042</text:p>
          </table:table-cell>
          <table:table-cell table:formula="of:=([.E8]-[.$E$7]) * [.$F$4]" office:value-type="float" office:value="0.00196307692307692" calcext:value-type="float">
            <text:p>0.002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624" calcext:value-type="float">
            <text:p>5624</text:p>
          </table:table-cell>
          <table:table-cell office:value-type="float" office:value="245.349" calcext:value-type="float">
            <text:p>245.349</text:p>
          </table:table-cell>
          <table:table-cell office:value-type="float" office:value="54.905" calcext:value-type="float">
            <text:p>54.905</text:p>
          </table:table-cell>
          <table:table-cell table:formula="of:=([.P8]-[.P7])/([.M8]-[.M7])" office:value-type="float" office:value="4.466" calcext:value-type="float">
            <text:p>4.466</text:p>
          </table:table-cell>
          <table:table-cell table:formula="of:=([.M8]-1)/[.$C$4]" office:value-type="float" office:value="0.00416666666666667" calcext:value-type="float">
            <text:p>0.0042</text:p>
          </table:table-cell>
          <table:table-cell table:formula="of:=([.P8]-[.$E$7]) * [.$F$4]" office:value-type="float" office:value="0.00196307692307692" calcext:value-type="float">
            <text:p>0.0020</text:p>
          </table:table-cell>
          <table:table-cell table:formula="of:=([.$O$7]-[.O8])*[.$Q$4]" office:value-type="float" office:value="0.000730109890109891" calcext:value-type="float">
            <text:p>0.00073010989010989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607" calcext:value-type="float">
            <text:p>5607</text:p>
          </table:table-cell>
          <table:table-cell office:value-type="float" office:value="241.913" calcext:value-type="float">
            <text:p>241.913</text:p>
          </table:table-cell>
          <table:table-cell office:value-type="float" office:value="64.83" calcext:value-type="float">
            <text:p>64.830</text:p>
          </table:table-cell>
          <table:table-cell table:formula="of:=[.E9]-[.E8]" office:value-type="float" office:value="9.925" calcext:value-type="float">
            <text:p>9.925</text:p>
          </table:table-cell>
          <table:table-cell table:formula="of:=([.B9]-1)/[.$C$4]" office:value-type="float" office:value="0.00833333333333333" calcext:value-type="float">
            <text:p>0.0083</text:p>
          </table:table-cell>
          <table:table-cell table:formula="of:=([.E9]-[.$E$7]) * [.$F$4]" office:value-type="float" office:value="0.00632571428571429" calcext:value-type="float">
            <text:p>0.006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607" calcext:value-type="float">
            <text:p>5607</text:p>
          </table:table-cell>
          <table:table-cell office:value-type="float" office:value="241.913" calcext:value-type="float">
            <text:p>241.913</text:p>
          </table:table-cell>
          <table:table-cell office:value-type="float" office:value="64.83" calcext:value-type="float">
            <text:p>64.830</text:p>
          </table:table-cell>
          <table:table-cell table:formula="of:=([.P9]-[.P8])/([.M9]-[.M8])" office:value-type="float" office:value="4.9625" calcext:value-type="float">
            <text:p>4.963</text:p>
          </table:table-cell>
          <table:table-cell table:formula="of:=([.M9]-1)/[.$C$4]" office:value-type="float" office:value="0.0125" calcext:value-type="float">
            <text:p>0.0125</text:p>
          </table:table-cell>
          <table:table-cell table:formula="of:=([.P9]-[.$E$7]) * [.$F$4]" office:value-type="float" office:value="0.00632571428571429" calcext:value-type="float">
            <text:p>0.0063</text:p>
          </table:table-cell>
          <table:table-cell table:formula="of:=([.$O$7]-[.O9])*[.$Q$4]" office:value-type="float" office:value="0.00224043956043955" calcext:value-type="float">
            <text:p>0.0022404395604395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544" calcext:value-type="float">
            <text:p>5544</text:p>
          </table:table-cell>
          <table:table-cell office:value-type="float" office:value="240.351" calcext:value-type="float">
            <text:p>240.351</text:p>
          </table:table-cell>
          <table:table-cell office:value-type="float" office:value="70.196" calcext:value-type="float">
            <text:p>70.196</text:p>
          </table:table-cell>
          <table:table-cell table:formula="of:=[.E10]-[.E9]" office:value-type="float" office:value="5.366" calcext:value-type="float">
            <text:p>5.366</text:p>
          </table:table-cell>
          <table:table-cell table:formula="of:=([.B10]-1)/[.$C$4]" office:value-type="float" office:value="0.0125" calcext:value-type="float">
            <text:p>0.0125</text:p>
          </table:table-cell>
          <table:table-cell table:formula="of:=([.E10]-[.$E$7]) * [.$F$4]" office:value-type="float" office:value="0.0086843956043956" calcext:value-type="float">
            <text:p>0.0087</text:p>
          </table:table-cell>
          <table:table-cell table:number-columns-repeated="4"/>
          <table:table-cell table:formula="of:=[.M9]+1" office:value-type="float" office:value="5" calcext:value-type="float">
            <text:p>5</text:p>
          </table:table-cell>
          <table:table-cell office:value-type="float" office:value="5544" calcext:value-type="float">
            <text:p>5544</text:p>
          </table:table-cell>
          <table:table-cell office:value-type="float" office:value="240.351" calcext:value-type="float">
            <text:p>240.351</text:p>
          </table:table-cell>
          <table:table-cell office:value-type="float" office:value="70.196" calcext:value-type="float">
            <text:p>70.196</text:p>
          </table:table-cell>
          <table:table-cell table:formula="of:=([.P10]-[.P9])/([.M10]-[.M9])" office:value-type="float" office:value="5.366" calcext:value-type="float">
            <text:p>5.366</text:p>
          </table:table-cell>
          <table:table-cell table:formula="of:=([.M10]-1)/[.$C$4]" office:value-type="float" office:value="0.0166666666666667" calcext:value-type="float">
            <text:p>0.0167</text:p>
          </table:table-cell>
          <table:table-cell table:formula="of:=([.P10]-[.$E$7]) * [.$F$4]" office:value-type="float" office:value="0.0086843956043956" calcext:value-type="float">
            <text:p>0.0087</text:p>
          </table:table-cell>
          <table:table-cell table:formula="of:=([.$O$7]-[.O10])*[.$Q$4]" office:value-type="float" office:value="0.00292703296703297" calcext:value-type="float">
            <text:p>0.0029270329670329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549" calcext:value-type="float">
            <text:p>5549</text:p>
          </table:table-cell>
          <table:table-cell office:value-type="float" office:value="238.444" calcext:value-type="float">
            <text:p>238.444</text:p>
          </table:table-cell>
          <table:table-cell office:value-type="float" office:value="76.168" calcext:value-type="float">
            <text:p>76.168</text:p>
          </table:table-cell>
          <table:table-cell table:formula="of:=[.E11]-[.E10]" office:value-type="float" office:value="5.97200000000001" calcext:value-type="float">
            <text:p>5.972</text:p>
          </table:table-cell>
          <table:table-cell table:formula="of:=([.B11]-1)/[.$C$4]" office:value-type="float" office:value="0.0166666666666667" calcext:value-type="float">
            <text:p>0.0167</text:p>
          </table:table-cell>
          <table:table-cell table:formula="of:=([.E11]-[.$E$7]) * [.$F$4]" office:value-type="float" office:value="0.0113094505494506" calcext:value-type="float">
            <text:p>0.0113</text:p>
          </table:table-cell>
          <table:table-cell table:number-columns-repeated="4"/>
          <table:table-cell table:formula="of:=[.M10]+1" office:value-type="float" office:value="6" calcext:value-type="float">
            <text:p>6</text:p>
          </table:table-cell>
          <table:table-cell office:value-type="float" office:value="5549" calcext:value-type="float">
            <text:p>5549</text:p>
          </table:table-cell>
          <table:table-cell office:value-type="float" office:value="238.444" calcext:value-type="float">
            <text:p>238.444</text:p>
          </table:table-cell>
          <table:table-cell office:value-type="float" office:value="76.168" calcext:value-type="float">
            <text:p>76.168</text:p>
          </table:table-cell>
          <table:table-cell table:formula="of:=([.P11]-[.P10])/([.M11]-[.M10])" office:value-type="float" office:value="5.97200000000001" calcext:value-type="float">
            <text:p>5.972</text:p>
          </table:table-cell>
          <table:table-cell table:formula="of:=([.M11]-1)/[.$C$4]" office:value-type="float" office:value="0.0208333333333333" calcext:value-type="float">
            <text:p>0.0208</text:p>
          </table:table-cell>
          <table:table-cell table:formula="of:=([.P11]-[.$E$7]) * [.$F$4]" office:value-type="float" office:value="0.0113094505494506" calcext:value-type="float">
            <text:p>0.0113</text:p>
          </table:table-cell>
          <table:table-cell table:formula="of:=([.$O$7]-[.O11])*[.$Q$4]" office:value-type="float" office:value="0.00376527472527473" calcext:value-type="float">
            <text:p>0.0037652747252747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532" calcext:value-type="float">
            <text:p>5532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82.169" calcext:value-type="float">
            <text:p>82.169</text:p>
          </table:table-cell>
          <table:table-cell table:formula="of:=[.E12]-[.E11]" office:value-type="float" office:value="6.00099999999999" calcext:value-type="float">
            <text:p>6.001</text:p>
          </table:table-cell>
          <table:table-cell table:formula="of:=([.B12]-1)/[.$C$4]" office:value-type="float" office:value="0.0208333333333333" calcext:value-type="float">
            <text:p>0.0208</text:p>
          </table:table-cell>
          <table:table-cell table:formula="of:=([.E12]-[.$E$7]) * [.$F$4]" office:value-type="float" office:value="0.0139472527472527" calcext:value-type="float">
            <text:p>0.0139</text:p>
          </table:table-cell>
          <table:table-cell table:number-columns-repeated="4"/>
          <table:table-cell table:formula="of:=[.M11]+1" office:value-type="float" office:value="7" calcext:value-type="float">
            <text:p>7</text:p>
          </table:table-cell>
          <table:table-cell office:value-type="float" office:value="5532" calcext:value-type="float">
            <text:p>5532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82.169" calcext:value-type="float">
            <text:p>82.169</text:p>
          </table:table-cell>
          <table:table-cell table:formula="of:=([.P12]-[.P11])/([.M12]-[.M11])" office:value-type="float" office:value="6.00099999999999" calcext:value-type="float">
            <text:p>6.001</text:p>
          </table:table-cell>
          <table:table-cell table:formula="of:=([.M12]-1)/[.$C$4]" office:value-type="float" office:value="0.025" calcext:value-type="float">
            <text:p>0.0250</text:p>
          </table:table-cell>
          <table:table-cell table:formula="of:=([.P12]-[.$E$7]) * [.$F$4]" office:value-type="float" office:value="0.0139472527472527" calcext:value-type="float">
            <text:p>0.0139</text:p>
          </table:table-cell>
          <table:table-cell table:formula="of:=([.$O$7]-[.O12])*[.$Q$4]" office:value-type="float" office:value="0.00452703296703296" calcext:value-type="float">
            <text:p>0.0045270329670329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500" calcext:value-type="float">
            <text:p>5500</text:p>
          </table:table-cell>
          <table:table-cell office:value-type="float" office:value="234.971" calcext:value-type="float">
            <text:p>234.971</text:p>
          </table:table-cell>
          <table:table-cell office:value-type="float" office:value="88.735" calcext:value-type="float">
            <text:p>88.735</text:p>
          </table:table-cell>
          <table:table-cell table:formula="of:=[.E13]-[.E12]" office:value-type="float" office:value="6.566" calcext:value-type="float">
            <text:p>6.566</text:p>
          </table:table-cell>
          <table:table-cell table:formula="of:=([.B13]-1)/[.$C$4]" office:value-type="float" office:value="0.025" calcext:value-type="float">
            <text:p>0.0250</text:p>
          </table:table-cell>
          <table:table-cell table:formula="of:=([.E13]-[.$E$7]) * [.$F$4]" office:value-type="float" office:value="0.0168334065934066" calcext:value-type="float">
            <text:p>0.0168</text:p>
          </table:table-cell>
          <table:table-cell table:number-columns-repeated="4"/>
          <table:table-cell table:formula="of:=[.M12]+1" office:value-type="float" office:value="8" calcext:value-type="float">
            <text:p>8</text:p>
          </table:table-cell>
          <table:table-cell office:value-type="float" office:value="5500" calcext:value-type="float">
            <text:p>5500</text:p>
          </table:table-cell>
          <table:table-cell office:value-type="float" office:value="234.971" calcext:value-type="float">
            <text:p>234.971</text:p>
          </table:table-cell>
          <table:table-cell office:value-type="float" office:value="88.735" calcext:value-type="float">
            <text:p>88.735</text:p>
          </table:table-cell>
          <table:table-cell table:formula="of:=([.P13]-[.P12])/([.M13]-[.M12])" office:value-type="float" office:value="6.566" calcext:value-type="float">
            <text:p>6.566</text:p>
          </table:table-cell>
          <table:table-cell table:formula="of:=([.M13]-1)/[.$C$4]" office:value-type="float" office:value="0.0291666666666667" calcext:value-type="float">
            <text:p>0.0292</text:p>
          </table:table-cell>
          <table:table-cell table:formula="of:=([.P13]-[.$E$7]) * [.$F$4]" office:value-type="float" office:value="0.0168334065934066" calcext:value-type="float">
            <text:p>0.0168</text:p>
          </table:table-cell>
          <table:table-cell table:formula="of:=([.$O$7]-[.O13])*[.$Q$4]" office:value-type="float" office:value="0.00529186813186813" calcext:value-type="float">
            <text:p>0.0052918681318681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89" calcext:value-type="float">
            <text:p>5489</text:p>
          </table:table-cell>
          <table:table-cell office:value-type="float" office:value="233.368" calcext:value-type="float">
            <text:p>233.368</text:p>
          </table:table-cell>
          <table:table-cell office:value-type="float" office:value="95.523" calcext:value-type="float">
            <text:p>95.523</text:p>
          </table:table-cell>
          <table:table-cell table:formula="of:=[.E14]-[.E13]" office:value-type="float" office:value="6.788" calcext:value-type="float">
            <text:p>6.788</text:p>
          </table:table-cell>
          <table:table-cell table:formula="of:=([.B14]-1)/[.$C$4]" office:value-type="float" office:value="0.0291666666666667" calcext:value-type="float">
            <text:p>0.0292</text:p>
          </table:table-cell>
          <table:table-cell table:formula="of:=([.E14]-[.$E$7]) * [.$F$4]" office:value-type="float" office:value="0.0198171428571429" calcext:value-type="float">
            <text:p>0.0198</text:p>
          </table:table-cell>
          <table:table-cell table:number-columns-repeated="4"/>
          <table:table-cell table:formula="of:=[.M13]+1" office:value-type="float" office:value="9" calcext:value-type="float">
            <text:p>9</text:p>
          </table:table-cell>
          <table:table-cell office:value-type="float" office:value="5489" calcext:value-type="float">
            <text:p>5489</text:p>
          </table:table-cell>
          <table:table-cell office:value-type="float" office:value="233.368" calcext:value-type="float">
            <text:p>233.368</text:p>
          </table:table-cell>
          <table:table-cell office:value-type="float" office:value="95.523" calcext:value-type="float">
            <text:p>95.523</text:p>
          </table:table-cell>
          <table:table-cell table:formula="of:=([.P14]-[.P13])/([.M14]-[.M13])" office:value-type="float" office:value="6.788" calcext:value-type="float">
            <text:p>6.788</text:p>
          </table:table-cell>
          <table:table-cell table:formula="of:=([.M14]-1)/[.$C$4]" office:value-type="float" office:value="0.0333333333333333" calcext:value-type="float">
            <text:p>0.0333</text:p>
          </table:table-cell>
          <table:table-cell table:formula="of:=([.P14]-[.$E$7]) * [.$F$4]" office:value-type="float" office:value="0.0198171428571429" calcext:value-type="float">
            <text:p>0.0198</text:p>
          </table:table-cell>
          <table:table-cell table:formula="of:=([.$O$7]-[.O14])*[.$Q$4]" office:value-type="float" office:value="0.00599648351648352" calcext:value-type="float">
            <text:p>0.0059964835164835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38" calcext:value-type="float">
            <text:p>5438</text:p>
          </table:table-cell>
          <table:table-cell office:value-type="float" office:value="231.747" calcext:value-type="float">
            <text:p>231.747</text:p>
          </table:table-cell>
          <table:table-cell office:value-type="float" office:value="102.344" calcext:value-type="float">
            <text:p>102.344</text:p>
          </table:table-cell>
          <table:table-cell table:formula="of:=[.E15]-[.E14]" office:value-type="float" office:value="6.821" calcext:value-type="float">
            <text:p>6.821</text:p>
          </table:table-cell>
          <table:table-cell table:formula="of:=([.B15]-1)/[.$C$4]" office:value-type="float" office:value="0.0333333333333333" calcext:value-type="float">
            <text:p>0.0333</text:p>
          </table:table-cell>
          <table:table-cell table:formula="of:=([.E15]-[.$E$7]) * [.$F$4]" office:value-type="float" office:value="0.0228153846153846" calcext:value-type="float">
            <text:p>0.0228</text:p>
          </table:table-cell>
          <table:table-cell table:number-columns-repeated="4"/>
          <table:table-cell table:formula="of:=[.M14]+1" office:value-type="float" office:value="10" calcext:value-type="float">
            <text:p>10</text:p>
          </table:table-cell>
          <table:table-cell office:value-type="float" office:value="5438" calcext:value-type="float">
            <text:p>5438</text:p>
          </table:table-cell>
          <table:table-cell office:value-type="float" office:value="231.747" calcext:value-type="float">
            <text:p>231.747</text:p>
          </table:table-cell>
          <table:table-cell office:value-type="float" office:value="102.344" calcext:value-type="float">
            <text:p>102.344</text:p>
          </table:table-cell>
          <table:table-cell table:formula="of:=([.P15]-[.P14])/([.M15]-[.M14])" office:value-type="float" office:value="6.821" calcext:value-type="float">
            <text:p>6.821</text:p>
          </table:table-cell>
          <table:table-cell table:formula="of:=([.M15]-1)/[.$C$4]" office:value-type="float" office:value="0.0375" calcext:value-type="float">
            <text:p>0.0375</text:p>
          </table:table-cell>
          <table:table-cell table:formula="of:=([.P15]-[.$E$7]) * [.$F$4]" office:value-type="float" office:value="0.0228153846153846" calcext:value-type="float">
            <text:p>0.0228</text:p>
          </table:table-cell>
          <table:table-cell table:formula="of:=([.$O$7]-[.O15])*[.$Q$4]" office:value-type="float" office:value="0.00670901098901099" calcext:value-type="float">
            <text:p>0.006709010989010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35" calcext:value-type="float">
            <text:p>5435</text:p>
          </table:table-cell>
          <table:table-cell office:value-type="float" office:value="229.947" calcext:value-type="float">
            <text:p>229.947</text:p>
          </table:table-cell>
          <table:table-cell office:value-type="float" office:value="109.712" calcext:value-type="float">
            <text:p>109.712</text:p>
          </table:table-cell>
          <table:table-cell table:formula="of:=[.E16]-[.E15]" office:value-type="float" office:value="7.36800000000001" calcext:value-type="float">
            <text:p>7.368</text:p>
          </table:table-cell>
          <table:table-cell table:formula="of:=([.B16]-1)/[.$C$4]" office:value-type="float" office:value="0.0375" calcext:value-type="float">
            <text:p>0.0375</text:p>
          </table:table-cell>
          <table:table-cell table:formula="of:=([.E16]-[.$E$7]) * [.$F$4]" office:value-type="float" office:value="0.0260540659340659" calcext:value-type="float">
            <text:p>0.0261</text:p>
          </table:table-cell>
          <table:table-cell table:number-columns-repeated="4"/>
          <table:table-cell table:formula="of:=[.M15]+1" office:value-type="float" office:value="11" calcext:value-type="float">
            <text:p>11</text:p>
          </table:table-cell>
          <table:table-cell office:value-type="float" office:value="5435" calcext:value-type="float">
            <text:p>5435</text:p>
          </table:table-cell>
          <table:table-cell office:value-type="float" office:value="229.947" calcext:value-type="float">
            <text:p>229.947</text:p>
          </table:table-cell>
          <table:table-cell office:value-type="float" office:value="109.712" calcext:value-type="float">
            <text:p>109.712</text:p>
          </table:table-cell>
          <table:table-cell table:formula="of:=([.P16]-[.P15])/([.M16]-[.M15])" office:value-type="float" office:value="7.36800000000001" calcext:value-type="float">
            <text:p>7.368</text:p>
          </table:table-cell>
          <table:table-cell table:formula="of:=([.M16]-1)/[.$C$4]" office:value-type="float" office:value="0.0416666666666667" calcext:value-type="float">
            <text:p>0.0417</text:p>
          </table:table-cell>
          <table:table-cell table:formula="of:=([.P16]-[.$E$7]) * [.$F$4]" office:value-type="float" office:value="0.0260540659340659" calcext:value-type="float">
            <text:p>0.0261</text:p>
          </table:table-cell>
          <table:table-cell table:formula="of:=([.$O$7]-[.O16])*[.$Q$4]" office:value-type="float" office:value="0.00750021978021978" calcext:value-type="float">
            <text:p>0.0075002197802197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364" calcext:value-type="float">
            <text:p>5364</text:p>
          </table:table-cell>
          <table:table-cell office:value-type="float" office:value="228.126" calcext:value-type="float">
            <text:p>228.126</text:p>
          </table:table-cell>
          <table:table-cell office:value-type="float" office:value="117.266" calcext:value-type="float">
            <text:p>117.266</text:p>
          </table:table-cell>
          <table:table-cell table:formula="of:=[.E17]-[.E16]" office:value-type="float" office:value="7.554" calcext:value-type="float">
            <text:p>7.554</text:p>
          </table:table-cell>
          <table:table-cell table:formula="of:=([.B17]-1)/[.$C$4]" office:value-type="float" office:value="0.0416666666666667" calcext:value-type="float">
            <text:p>0.0417</text:p>
          </table:table-cell>
          <table:table-cell table:formula="of:=([.E17]-[.$E$7]) * [.$F$4]" office:value-type="float" office:value="0.0293745054945055" calcext:value-type="float">
            <text:p>0.0294</text:p>
          </table:table-cell>
          <table:table-cell table:number-columns-repeated="4"/>
          <table:table-cell table:formula="of:=[.M16]+1" office:value-type="float" office:value="12" calcext:value-type="float">
            <text:p>12</text:p>
          </table:table-cell>
          <table:table-cell office:value-type="float" office:value="5364" calcext:value-type="float">
            <text:p>5364</text:p>
          </table:table-cell>
          <table:table-cell office:value-type="float" office:value="228.126" calcext:value-type="float">
            <text:p>228.126</text:p>
          </table:table-cell>
          <table:table-cell office:value-type="float" office:value="117.266" calcext:value-type="float">
            <text:p>117.266</text:p>
          </table:table-cell>
          <table:table-cell table:formula="of:=([.P17]-[.P16])/([.M17]-[.M16])" office:value-type="float" office:value="7.554" calcext:value-type="float">
            <text:p>7.554</text:p>
          </table:table-cell>
          <table:table-cell table:formula="of:=([.M17]-1)/[.$C$4]" office:value-type="float" office:value="0.0458333333333333" calcext:value-type="float">
            <text:p>0.0458</text:p>
          </table:table-cell>
          <table:table-cell table:formula="of:=([.P17]-[.$E$7]) * [.$F$4]" office:value-type="float" office:value="0.0293745054945055" calcext:value-type="float">
            <text:p>0.0294</text:p>
          </table:table-cell>
          <table:table-cell table:formula="of:=([.$O$7]-[.O17])*[.$Q$4]" office:value-type="float" office:value="0.00830065934065934" calcext:value-type="float">
            <text:p>0.0083006593406593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347" calcext:value-type="float">
            <text:p>5347</text:p>
          </table:table-cell>
          <table:table-cell office:value-type="float" office:value="226.406" calcext:value-type="float">
            <text:p>226.406</text:p>
          </table:table-cell>
          <table:table-cell office:value-type="float" office:value="125.257" calcext:value-type="float">
            <text:p>125.257</text:p>
          </table:table-cell>
          <table:table-cell table:formula="of:=[.E18]-[.E17]" office:value-type="float" office:value="7.991" calcext:value-type="float">
            <text:p>7.991</text:p>
          </table:table-cell>
          <table:table-cell table:formula="of:=([.B18]-1)/[.$C$4]" office:value-type="float" office:value="0.0458333333333333" calcext:value-type="float">
            <text:p>0.0458</text:p>
          </table:table-cell>
          <table:table-cell table:formula="of:=([.E18]-[.$E$7]) * [.$F$4]" office:value-type="float" office:value="0.032887032967033" calcext:value-type="float">
            <text:p>0.0329</text:p>
          </table:table-cell>
          <table:table-cell table:number-columns-repeated="4"/>
          <table:table-cell table:formula="of:=[.M17]+1" office:value-type="float" office:value="13" calcext:value-type="float">
            <text:p>13</text:p>
          </table:table-cell>
          <table:table-cell office:value-type="float" office:value="5347" calcext:value-type="float">
            <text:p>5347</text:p>
          </table:table-cell>
          <table:table-cell office:value-type="float" office:value="226.406" calcext:value-type="float">
            <text:p>226.406</text:p>
          </table:table-cell>
          <table:table-cell office:value-type="float" office:value="125.257" calcext:value-type="float">
            <text:p>125.257</text:p>
          </table:table-cell>
          <table:table-cell table:formula="of:=([.P18]-[.P17])/([.M18]-[.M17])" office:value-type="float" office:value="7.991" calcext:value-type="float">
            <text:p>7.991</text:p>
          </table:table-cell>
          <table:table-cell table:formula="of:=([.M18]-1)/[.$C$4]" office:value-type="float" office:value="0.05" calcext:value-type="float">
            <text:p>0.0500</text:p>
          </table:table-cell>
          <table:table-cell table:formula="of:=([.P18]-[.$E$7]) * [.$F$4]" office:value-type="float" office:value="0.032887032967033" calcext:value-type="float">
            <text:p>0.0329</text:p>
          </table:table-cell>
          <table:table-cell table:formula="of:=([.$O$7]-[.O18])*[.$Q$4]" office:value-type="float" office:value="0.0090567032967033" calcext:value-type="float">
            <text:p>0.009056703296703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286" calcext:value-type="float">
            <text:p>5286</text:p>
          </table:table-cell>
          <table:table-cell office:value-type="float" office:value="224.819" calcext:value-type="float">
            <text:p>224.819</text:p>
          </table:table-cell>
          <table:table-cell office:value-type="float" office:value="133.429" calcext:value-type="float">
            <text:p>133.429</text:p>
          </table:table-cell>
          <table:table-cell table:formula="of:=[.E19]-[.E18]" office:value-type="float" office:value="8.172" calcext:value-type="float">
            <text:p>8.172</text:p>
          </table:table-cell>
          <table:table-cell table:formula="of:=([.B19]-1)/[.$C$4]" office:value-type="float" office:value="0.05" calcext:value-type="float">
            <text:p>0.0500</text:p>
          </table:table-cell>
          <table:table-cell table:formula="of:=([.E19]-[.$E$7]) * [.$F$4]" office:value-type="float" office:value="0.0364791208791209" calcext:value-type="float">
            <text:p>0.0365</text:p>
          </table:table-cell>
          <table:table-cell table:number-columns-repeated="4"/>
          <table:table-cell table:formula="of:=[.M18]+1" office:value-type="float" office:value="14" calcext:value-type="float">
            <text:p>14</text:p>
          </table:table-cell>
          <table:table-cell office:value-type="float" office:value="5286" calcext:value-type="float">
            <text:p>5286</text:p>
          </table:table-cell>
          <table:table-cell office:value-type="float" office:value="224.819" calcext:value-type="float">
            <text:p>224.819</text:p>
          </table:table-cell>
          <table:table-cell office:value-type="float" office:value="133.429" calcext:value-type="float">
            <text:p>133.429</text:p>
          </table:table-cell>
          <table:table-cell table:formula="of:=([.P19]-[.P18])/([.M19]-[.M18])" office:value-type="float" office:value="8.172" calcext:value-type="float">
            <text:p>8.172</text:p>
          </table:table-cell>
          <table:table-cell table:formula="of:=([.M19]-1)/[.$C$4]" office:value-type="float" office:value="0.0541666666666667" calcext:value-type="float">
            <text:p>0.0542</text:p>
          </table:table-cell>
          <table:table-cell table:formula="of:=([.P19]-[.$E$7]) * [.$F$4]" office:value-type="float" office:value="0.0364791208791209" calcext:value-type="float">
            <text:p>0.0365</text:p>
          </table:table-cell>
          <table:table-cell table:formula="of:=([.$O$7]-[.O19])*[.$Q$4]" office:value-type="float" office:value="0.00975428571428573" calcext:value-type="float">
            <text:p>0.0097542857142857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236" calcext:value-type="float">
            <text:p>5236</text:p>
          </table:table-cell>
          <table:table-cell office:value-type="float" office:value="223.121" calcext:value-type="float">
            <text:p>223.121</text:p>
          </table:table-cell>
          <table:table-cell office:value-type="float" office:value="141.988" calcext:value-type="float">
            <text:p>141.988</text:p>
          </table:table-cell>
          <table:table-cell table:formula="of:=[.E20]-[.E19]" office:value-type="float" office:value="8.559" calcext:value-type="float">
            <text:p>8.559</text:p>
          </table:table-cell>
          <table:table-cell table:formula="of:=([.B20]-1)/[.$C$4]" office:value-type="float" office:value="0.0541666666666667" calcext:value-type="float">
            <text:p>0.0542</text:p>
          </table:table-cell>
          <table:table-cell table:formula="of:=([.E20]-[.$E$7]) * [.$F$4]" office:value-type="float" office:value="0.0402413186813187" calcext:value-type="float">
            <text:p>0.0402</text:p>
          </table:table-cell>
          <table:table-cell table:number-columns-repeated="4"/>
          <table:table-cell table:formula="of:=[.M19]+1" office:value-type="float" office:value="15" calcext:value-type="float">
            <text:p>15</text:p>
          </table:table-cell>
          <table:table-cell office:value-type="float" office:value="5236" calcext:value-type="float">
            <text:p>5236</text:p>
          </table:table-cell>
          <table:table-cell office:value-type="float" office:value="223.121" calcext:value-type="float">
            <text:p>223.121</text:p>
          </table:table-cell>
          <table:table-cell office:value-type="float" office:value="141.988" calcext:value-type="float">
            <text:p>141.988</text:p>
          </table:table-cell>
          <table:table-cell table:formula="of:=([.P20]-[.P19])/([.M20]-[.M19])" office:value-type="float" office:value="8.559" calcext:value-type="float">
            <text:p>8.559</text:p>
          </table:table-cell>
          <table:table-cell table:formula="of:=([.M20]-1)/[.$C$4]" office:value-type="float" office:value="0.0583333333333333" calcext:value-type="float">
            <text:p>0.0583</text:p>
          </table:table-cell>
          <table:table-cell table:formula="of:=([.P20]-[.$E$7]) * [.$F$4]" office:value-type="float" office:value="0.0402413186813187" calcext:value-type="float">
            <text:p>0.0402</text:p>
          </table:table-cell>
          <table:table-cell table:formula="of:=([.$O$7]-[.O20])*[.$Q$4]" office:value-type="float" office:value="0.0105006593406593" calcext:value-type="float">
            <text:p>0.010500659340659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229" calcext:value-type="float">
            <text:p>5229</text:p>
          </table:table-cell>
          <table:table-cell office:value-type="float" office:value="221.309" calcext:value-type="float">
            <text:p>221.309</text:p>
          </table:table-cell>
          <table:table-cell office:value-type="float" office:value="150.891" calcext:value-type="float">
            <text:p>150.891</text:p>
          </table:table-cell>
          <table:table-cell table:formula="of:=[.E21]-[.E20]" office:value-type="float" office:value="8.90299999999999" calcext:value-type="float">
            <text:p>8.903</text:p>
          </table:table-cell>
          <table:table-cell table:formula="of:=([.B21]-1)/[.$C$4]" office:value-type="float" office:value="0.0583333333333333" calcext:value-type="float">
            <text:p>0.0583</text:p>
          </table:table-cell>
          <table:table-cell table:formula="of:=([.E21]-[.$E$7]) * [.$F$4]" office:value-type="float" office:value="0.0441547252747253" calcext:value-type="float">
            <text:p>0.0442</text:p>
          </table:table-cell>
          <table:table-cell table:number-columns-repeated="4"/>
          <table:table-cell table:formula="of:=[.M20]+1" office:value-type="float" office:value="16" calcext:value-type="float">
            <text:p>16</text:p>
          </table:table-cell>
          <table:table-cell office:value-type="float" office:value="5229" calcext:value-type="float">
            <text:p>5229</text:p>
          </table:table-cell>
          <table:table-cell office:value-type="float" office:value="221.309" calcext:value-type="float">
            <text:p>221.309</text:p>
          </table:table-cell>
          <table:table-cell office:value-type="float" office:value="150.891" calcext:value-type="float">
            <text:p>150.891</text:p>
          </table:table-cell>
          <table:table-cell table:formula="of:=([.P21]-[.P20])/([.M21]-[.M20])" office:value-type="float" office:value="8.90299999999999" calcext:value-type="float">
            <text:p>8.903</text:p>
          </table:table-cell>
          <table:table-cell table:formula="of:=([.M21]-1)/[.$C$4]" office:value-type="float" office:value="0.0625" calcext:value-type="float">
            <text:p>0.0625</text:p>
          </table:table-cell>
          <table:table-cell table:formula="of:=([.P21]-[.$E$7]) * [.$F$4]" office:value-type="float" office:value="0.0441547252747253" calcext:value-type="float">
            <text:p>0.0442</text:p>
          </table:table-cell>
          <table:table-cell table:formula="of:=([.$O$7]-[.O21])*[.$Q$4]" office:value-type="float" office:value="0.0112971428571429" calcext:value-type="float">
            <text:p>0.011297142857142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158" calcext:value-type="float">
            <text:p>5158</text:p>
          </table:table-cell>
          <table:table-cell office:value-type="float" office:value="219.646" calcext:value-type="float">
            <text:p>219.646</text:p>
          </table:table-cell>
          <table:table-cell office:value-type="float" office:value="159.885" calcext:value-type="float">
            <text:p>159.885</text:p>
          </table:table-cell>
          <table:table-cell table:formula="of:=[.E22]-[.E21]" office:value-type="float" office:value="8.994" calcext:value-type="float">
            <text:p>8.994</text:p>
          </table:table-cell>
          <table:table-cell table:formula="of:=([.B22]-1)/[.$C$4]" office:value-type="float" office:value="0.0625" calcext:value-type="float">
            <text:p>0.0625</text:p>
          </table:table-cell>
          <table:table-cell table:formula="of:=([.E22]-[.$E$7]) * [.$F$4]" office:value-type="float" office:value="0.0481081318681319" calcext:value-type="float">
            <text:p>0.0481</text:p>
          </table:table-cell>
          <table:table-cell table:number-columns-repeated="4"/>
          <table:table-cell table:formula="of:=[.M21]+1" office:value-type="float" office:value="17" calcext:value-type="float">
            <text:p>17</text:p>
          </table:table-cell>
          <table:table-cell office:value-type="float" office:value="5158" calcext:value-type="float">
            <text:p>5158</text:p>
          </table:table-cell>
          <table:table-cell office:value-type="float" office:value="219.646" calcext:value-type="float">
            <text:p>219.646</text:p>
          </table:table-cell>
          <table:table-cell office:value-type="float" office:value="159.885" calcext:value-type="float">
            <text:p>159.885</text:p>
          </table:table-cell>
          <table:table-cell table:formula="of:=([.P22]-[.P21])/([.M22]-[.M21])" office:value-type="float" office:value="8.994" calcext:value-type="float">
            <text:p>8.994</text:p>
          </table:table-cell>
          <table:table-cell table:formula="of:=([.M22]-1)/[.$C$4]" office:value-type="float" office:value="0.0666666666666667" calcext:value-type="float">
            <text:p>0.0667</text:p>
          </table:table-cell>
          <table:table-cell table:formula="of:=([.P22]-[.$E$7]) * [.$F$4]" office:value-type="float" office:value="0.0481081318681319" calcext:value-type="float">
            <text:p>0.0481</text:p>
          </table:table-cell>
          <table:table-cell table:formula="of:=([.$O$7]-[.O22])*[.$Q$4]" office:value-type="float" office:value="0.0120281318681319" calcext:value-type="float">
            <text:p>0.012028131868131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151" calcext:value-type="float">
            <text:p>5151</text:p>
          </table:table-cell>
          <table:table-cell office:value-type="float" office:value="217.876" calcext:value-type="float">
            <text:p>217.876</text:p>
          </table:table-cell>
          <table:table-cell office:value-type="float" office:value="169.408" calcext:value-type="float">
            <text:p>169.408</text:p>
          </table:table-cell>
          <table:table-cell table:formula="of:=[.E23]-[.E22]" office:value-type="float" office:value="9.523" calcext:value-type="float">
            <text:p>9.523</text:p>
          </table:table-cell>
          <table:table-cell table:formula="of:=([.B23]-1)/[.$C$4]" office:value-type="float" office:value="0.0666666666666667" calcext:value-type="float">
            <text:p>0.0667</text:p>
          </table:table-cell>
          <table:table-cell table:formula="of:=([.E23]-[.$E$7]) * [.$F$4]" office:value-type="float" office:value="0.0522940659340659" calcext:value-type="float">
            <text:p>0.0523</text:p>
          </table:table-cell>
          <table:table-cell table:number-columns-repeated="4"/>
          <table:table-cell table:formula="of:=[.M22]+1" office:value-type="float" office:value="18" calcext:value-type="float">
            <text:p>18</text:p>
          </table:table-cell>
          <table:table-cell office:value-type="float" office:value="5151" calcext:value-type="float">
            <text:p>5151</text:p>
          </table:table-cell>
          <table:table-cell office:value-type="float" office:value="217.876" calcext:value-type="float">
            <text:p>217.876</text:p>
          </table:table-cell>
          <table:table-cell office:value-type="float" office:value="169.408" calcext:value-type="float">
            <text:p>169.408</text:p>
          </table:table-cell>
          <table:table-cell table:formula="of:=([.P23]-[.P22])/([.M23]-[.M22])" office:value-type="float" office:value="9.523" calcext:value-type="float">
            <text:p>9.523</text:p>
          </table:table-cell>
          <table:table-cell table:formula="of:=([.M23]-1)/[.$C$4]" office:value-type="float" office:value="0.0708333333333333" calcext:value-type="float">
            <text:p>0.0708</text:p>
          </table:table-cell>
          <table:table-cell table:formula="of:=([.P23]-[.$E$7]) * [.$F$4]" office:value-type="float" office:value="0.0522940659340659" calcext:value-type="float">
            <text:p>0.0523</text:p>
          </table:table-cell>
          <table:table-cell table:formula="of:=([.$O$7]-[.O23])*[.$Q$4]" office:value-type="float" office:value="0.0128061538461539" calcext:value-type="float">
            <text:p>0.012806153846153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102" calcext:value-type="float">
            <text:p>5102</text:p>
          </table:table-cell>
          <table:table-cell office:value-type="float" office:value="216.19" calcext:value-type="float">
            <text:p>216.190</text:p>
          </table:table-cell>
          <table:table-cell office:value-type="float" office:value="178.986" calcext:value-type="float">
            <text:p>178.986</text:p>
          </table:table-cell>
          <table:table-cell table:formula="of:=[.E24]-[.E23]" office:value-type="float" office:value="9.578" calcext:value-type="float">
            <text:p>9.578</text:p>
          </table:table-cell>
          <table:table-cell table:formula="of:=([.B24]-1)/[.$C$4]" office:value-type="float" office:value="0.0708333333333333" calcext:value-type="float">
            <text:p>0.0708</text:p>
          </table:table-cell>
          <table:table-cell table:formula="of:=([.E24]-[.$E$7]) * [.$F$4]" office:value-type="float" office:value="0.0565041758241758" calcext:value-type="float">
            <text:p>0.0565</text:p>
          </table:table-cell>
          <table:table-cell table:number-columns-repeated="4"/>
          <table:table-cell table:formula="of:=[.M23]+1" office:value-type="float" office:value="19" calcext:value-type="float">
            <text:p>19</text:p>
          </table:table-cell>
          <table:table-cell office:value-type="float" office:value="5102" calcext:value-type="float">
            <text:p>5102</text:p>
          </table:table-cell>
          <table:table-cell office:value-type="float" office:value="216.19" calcext:value-type="float">
            <text:p>216.190</text:p>
          </table:table-cell>
          <table:table-cell office:value-type="float" office:value="178.986" calcext:value-type="float">
            <text:p>178.986</text:p>
          </table:table-cell>
          <table:table-cell table:formula="of:=([.P24]-[.P23])/([.M24]-[.M23])" office:value-type="float" office:value="9.578" calcext:value-type="float">
            <text:p>9.578</text:p>
          </table:table-cell>
          <table:table-cell table:formula="of:=([.M24]-1)/[.$C$4]" office:value-type="float" office:value="0.075" calcext:value-type="float">
            <text:p>0.0750</text:p>
          </table:table-cell>
          <table:table-cell table:formula="of:=([.P24]-[.$E$7]) * [.$F$4]" office:value-type="float" office:value="0.0565041758241758" calcext:value-type="float">
            <text:p>0.0565</text:p>
          </table:table-cell>
          <table:table-cell table:formula="of:=([.$O$7]-[.O24])*[.$Q$4]" office:value-type="float" office:value="0.0135472527472528" calcext:value-type="float">
            <text:p>0.013547252747252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066" calcext:value-type="float">
            <text:p>5066</text:p>
          </table:table-cell>
          <table:table-cell office:value-type="float" office:value="214.448" calcext:value-type="float">
            <text:p>214.448</text:p>
          </table:table-cell>
          <table:table-cell office:value-type="float" office:value="189.064" calcext:value-type="float">
            <text:p>189.064</text:p>
          </table:table-cell>
          <table:table-cell table:formula="of:=[.E25]-[.E24]" office:value-type="float" office:value="10.078" calcext:value-type="float">
            <text:p>10.078</text:p>
          </table:table-cell>
          <table:table-cell table:formula="of:=([.B25]-1)/[.$C$4]" office:value-type="float" office:value="0.075" calcext:value-type="float">
            <text:p>0.0750</text:p>
          </table:table-cell>
          <table:table-cell table:formula="of:=([.E25]-[.$E$7]) * [.$F$4]" office:value-type="float" office:value="0.0609340659340659" calcext:value-type="float">
            <text:p>0.0609</text:p>
          </table:table-cell>
          <table:table-cell table:number-columns-repeated="4"/>
          <table:table-cell table:formula="of:=[.M24]+1" office:value-type="float" office:value="20" calcext:value-type="float">
            <text:p>20</text:p>
          </table:table-cell>
          <table:table-cell office:value-type="float" office:value="5066" calcext:value-type="float">
            <text:p>5066</text:p>
          </table:table-cell>
          <table:table-cell office:value-type="float" office:value="214.448" calcext:value-type="float">
            <text:p>214.448</text:p>
          </table:table-cell>
          <table:table-cell office:value-type="float" office:value="189.064" calcext:value-type="float">
            <text:p>189.064</text:p>
          </table:table-cell>
          <table:table-cell table:formula="of:=([.P25]-[.P24])/([.M25]-[.M24])" office:value-type="float" office:value="10.078" calcext:value-type="float">
            <text:p>10.078</text:p>
          </table:table-cell>
          <table:table-cell table:formula="of:=([.M25]-1)/[.$C$4]" office:value-type="float" office:value="0.0791666666666667" calcext:value-type="float">
            <text:p>0.0792</text:p>
          </table:table-cell>
          <table:table-cell table:formula="of:=([.P25]-[.$E$7]) * [.$F$4]" office:value-type="float" office:value="0.0609340659340659" calcext:value-type="float">
            <text:p>0.0609</text:p>
          </table:table-cell>
          <table:table-cell table:formula="of:=([.$O$7]-[.O25])*[.$Q$4]" office:value-type="float" office:value="0.014312967032967" calcext:value-type="float">
            <text:p>0.01431296703296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39" calcext:value-type="float">
            <text:p>5039</text:p>
          </table:table-cell>
          <table:table-cell office:value-type="float" office:value="212.783" calcext:value-type="float">
            <text:p>212.783</text:p>
          </table:table-cell>
          <table:table-cell office:value-type="float" office:value="199.423" calcext:value-type="float">
            <text:p>199.423</text:p>
          </table:table-cell>
          <table:table-cell table:formula="of:=[.E26]-[.E25]" office:value-type="float" office:value="10.359" calcext:value-type="float">
            <text:p>10.359</text:p>
          </table:table-cell>
          <table:table-cell table:formula="of:=([.B26]-1)/[.$C$4]" office:value-type="float" office:value="0.0791666666666667" calcext:value-type="float">
            <text:p>0.0792</text:p>
          </table:table-cell>
          <table:table-cell table:formula="of:=([.E26]-[.$E$7]) * [.$F$4]" office:value-type="float" office:value="0.0654874725274725" calcext:value-type="float">
            <text:p>0.0655</text:p>
          </table:table-cell>
          <table:table-cell table:number-columns-repeated="4"/>
          <table:table-cell table:formula="of:=[.M25]+1" office:value-type="float" office:value="21" calcext:value-type="float">
            <text:p>21</text:p>
          </table:table-cell>
          <table:table-cell office:value-type="float" office:value="5039" calcext:value-type="float">
            <text:p>5039</text:p>
          </table:table-cell>
          <table:table-cell office:value-type="float" office:value="212.783" calcext:value-type="float">
            <text:p>212.783</text:p>
          </table:table-cell>
          <table:table-cell office:value-type="float" office:value="199.423" calcext:value-type="float">
            <text:p>199.423</text:p>
          </table:table-cell>
          <table:table-cell table:formula="of:=([.P26]-[.P25])/([.M26]-[.M25])" office:value-type="float" office:value="10.359" calcext:value-type="float">
            <text:p>10.359</text:p>
          </table:table-cell>
          <table:table-cell table:formula="of:=([.M26]-1)/[.$C$4]" office:value-type="float" office:value="0.0833333333333333" calcext:value-type="float">
            <text:p>0.0833</text:p>
          </table:table-cell>
          <table:table-cell table:formula="of:=([.P26]-[.$E$7]) * [.$F$4]" office:value-type="float" office:value="0.0654874725274725" calcext:value-type="float">
            <text:p>0.0655</text:p>
          </table:table-cell>
          <table:table-cell table:formula="of:=([.$O$7]-[.O26])*[.$Q$4]" office:value-type="float" office:value="0.0150448351648352" calcext:value-type="float">
            <text:p>0.015044835164835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974" calcext:value-type="float">
            <text:p>4974</text:p>
          </table:table-cell>
          <table:table-cell office:value-type="float" office:value="211.144" calcext:value-type="float">
            <text:p>211.144</text:p>
          </table:table-cell>
          <table:table-cell office:value-type="float" office:value="209.922" calcext:value-type="float">
            <text:p>209.922</text:p>
          </table:table-cell>
          <table:table-cell table:formula="of:=[.E27]-[.E26]" office:value-type="float" office:value="10.499" calcext:value-type="float">
            <text:p>10.499</text:p>
          </table:table-cell>
          <table:table-cell table:formula="of:=([.B27]-1)/[.$C$4]" office:value-type="float" office:value="0.0833333333333333" calcext:value-type="float">
            <text:p>0.0833</text:p>
          </table:table-cell>
          <table:table-cell table:formula="of:=([.E27]-[.$E$7]) * [.$F$4]" office:value-type="float" office:value="0.0701024175824176" calcext:value-type="float">
            <text:p>0.0701</text:p>
          </table:table-cell>
          <table:table-cell table:number-columns-repeated="4"/>
          <table:table-cell table:formula="of:=[.M26]+1" office:value-type="float" office:value="22" calcext:value-type="float">
            <text:p>22</text:p>
          </table:table-cell>
          <table:table-cell office:value-type="float" office:value="4974" calcext:value-type="float">
            <text:p>4974</text:p>
          </table:table-cell>
          <table:table-cell office:value-type="float" office:value="211.144" calcext:value-type="float">
            <text:p>211.144</text:p>
          </table:table-cell>
          <table:table-cell office:value-type="float" office:value="209.922" calcext:value-type="float">
            <text:p>209.922</text:p>
          </table:table-cell>
          <table:table-cell table:formula="of:=([.P27]-[.P26])/([.M27]-[.M26])" office:value-type="float" office:value="10.499" calcext:value-type="float">
            <text:p>10.499</text:p>
          </table:table-cell>
          <table:table-cell table:formula="of:=([.M27]-1)/[.$C$4]" office:value-type="float" office:value="0.0875" calcext:value-type="float">
            <text:p>0.0875</text:p>
          </table:table-cell>
          <table:table-cell table:formula="of:=([.P27]-[.$E$7]) * [.$F$4]" office:value-type="float" office:value="0.0701024175824176" calcext:value-type="float">
            <text:p>0.0701</text:p>
          </table:table-cell>
          <table:table-cell table:formula="of:=([.$O$7]-[.O27])*[.$Q$4]" office:value-type="float" office:value="0.0157652747252747" calcext:value-type="float">
            <text:p>0.015765274725274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982" calcext:value-type="float">
            <text:p>4982</text:p>
          </table:table-cell>
          <table:table-cell office:value-type="float" office:value="209.437" calcext:value-type="float">
            <text:p>209.437</text:p>
          </table:table-cell>
          <table:table-cell office:value-type="float" office:value="220.79" calcext:value-type="float">
            <text:p>220.790</text:p>
          </table:table-cell>
          <table:table-cell table:formula="of:=[.E28]-[.E27]" office:value-type="float" office:value="10.868" calcext:value-type="float">
            <text:p>10.868</text:p>
          </table:table-cell>
          <table:table-cell table:formula="of:=([.B28]-1)/[.$C$4]" office:value-type="float" office:value="0.0875" calcext:value-type="float">
            <text:p>0.0875</text:p>
          </table:table-cell>
          <table:table-cell table:formula="of:=([.E28]-[.$E$7]) * [.$F$4]" office:value-type="float" office:value="0.0748795604395604" calcext:value-type="float">
            <text:p>0.0749</text:p>
          </table:table-cell>
          <table:table-cell table:number-columns-repeated="4"/>
          <table:table-cell table:formula="of:=[.M27]+1" office:value-type="float" office:value="23" calcext:value-type="float">
            <text:p>23</text:p>
          </table:table-cell>
          <table:table-cell office:value-type="float" office:value="4982" calcext:value-type="float">
            <text:p>4982</text:p>
          </table:table-cell>
          <table:table-cell office:value-type="float" office:value="209.437" calcext:value-type="float">
            <text:p>209.437</text:p>
          </table:table-cell>
          <table:table-cell office:value-type="float" office:value="220.79" calcext:value-type="float">
            <text:p>220.790</text:p>
          </table:table-cell>
          <table:table-cell table:formula="of:=([.P28]-[.P27])/([.M28]-[.M27])" office:value-type="float" office:value="10.868" calcext:value-type="float">
            <text:p>10.868</text:p>
          </table:table-cell>
          <table:table-cell table:formula="of:=([.M28]-1)/[.$C$4]" office:value-type="float" office:value="0.0916666666666667" calcext:value-type="float">
            <text:p>0.0917</text:p>
          </table:table-cell>
          <table:table-cell table:formula="of:=([.P28]-[.$E$7]) * [.$F$4]" office:value-type="float" office:value="0.0748795604395604" calcext:value-type="float">
            <text:p>0.0749</text:p>
          </table:table-cell>
          <table:table-cell table:formula="of:=([.$O$7]-[.O28])*[.$Q$4]" office:value-type="float" office:value="0.0165156043956044" calcext:value-type="float">
            <text:p>0.016515604395604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914" calcext:value-type="float">
            <text:p>4914</text:p>
          </table:table-cell>
          <table:table-cell office:value-type="float" office:value="207.886" calcext:value-type="float">
            <text:p>207.886</text:p>
          </table:table-cell>
          <table:table-cell office:value-type="float" office:value="231.825" calcext:value-type="float">
            <text:p>231.825</text:p>
          </table:table-cell>
          <table:table-cell table:formula="of:=[.E29]-[.E28]" office:value-type="float" office:value="11.035" calcext:value-type="float">
            <text:p>11.035</text:p>
          </table:table-cell>
          <table:table-cell table:formula="of:=([.B29]-1)/[.$C$4]" office:value-type="float" office:value="0.0916666666666667" calcext:value-type="float">
            <text:p>0.0917</text:p>
          </table:table-cell>
          <table:table-cell table:formula="of:=([.E29]-[.$E$7]) * [.$F$4]" office:value-type="float" office:value="0.0797301098901099" calcext:value-type="float">
            <text:p>0.0797</text:p>
          </table:table-cell>
          <table:table-cell table:number-columns-repeated="4"/>
          <table:table-cell table:formula="of:=[.M28]+1" office:value-type="float" office:value="24" calcext:value-type="float">
            <text:p>24</text:p>
          </table:table-cell>
          <table:table-cell office:value-type="float" office:value="4914" calcext:value-type="float">
            <text:p>4914</text:p>
          </table:table-cell>
          <table:table-cell office:value-type="float" office:value="207.886" calcext:value-type="float">
            <text:p>207.886</text:p>
          </table:table-cell>
          <table:table-cell office:value-type="float" office:value="231.825" calcext:value-type="float">
            <text:p>231.825</text:p>
          </table:table-cell>
          <table:table-cell table:formula="of:=([.P29]-[.P28])/([.M29]-[.M28])" office:value-type="float" office:value="11.035" calcext:value-type="float">
            <text:p>11.035</text:p>
          </table:table-cell>
          <table:table-cell table:formula="of:=([.M29]-1)/[.$C$4]" office:value-type="float" office:value="0.0958333333333333" calcext:value-type="float">
            <text:p>0.0958</text:p>
          </table:table-cell>
          <table:table-cell table:formula="of:=([.P29]-[.$E$7]) * [.$F$4]" office:value-type="float" office:value="0.0797301098901099" calcext:value-type="float">
            <text:p>0.0797</text:p>
          </table:table-cell>
          <table:table-cell table:formula="of:=([.$O$7]-[.O29])*[.$Q$4]" office:value-type="float" office:value="0.0171973626373627" calcext:value-type="float">
            <text:p>0.017197362637362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922" calcext:value-type="float">
            <text:p>4922</text:p>
          </table:table-cell>
          <table:table-cell office:value-type="float" office:value="206.27" calcext:value-type="float">
            <text:p>206.270</text:p>
          </table:table-cell>
          <table:table-cell office:value-type="float" office:value="243.31" calcext:value-type="float">
            <text:p>243.310</text:p>
          </table:table-cell>
          <table:table-cell table:formula="of:=[.E30]-[.E29]" office:value-type="float" office:value="11.485" calcext:value-type="float">
            <text:p>11.485</text:p>
          </table:table-cell>
          <table:table-cell table:formula="of:=([.B30]-1)/[.$C$4]" office:value-type="float" office:value="0.0958333333333333" calcext:value-type="float">
            <text:p>0.0958</text:p>
          </table:table-cell>
          <table:table-cell table:formula="of:=([.E30]-[.$E$7]) * [.$F$4]" office:value-type="float" office:value="0.0847784615384615" calcext:value-type="float">
            <text:p>0.0848</text:p>
          </table:table-cell>
          <table:table-cell table:number-columns-repeated="4"/>
          <table:table-cell table:formula="of:=[.M29]+1" office:value-type="float" office:value="25" calcext:value-type="float">
            <text:p>25</text:p>
          </table:table-cell>
          <table:table-cell office:value-type="float" office:value="4922" calcext:value-type="float">
            <text:p>4922</text:p>
          </table:table-cell>
          <table:table-cell office:value-type="float" office:value="206.27" calcext:value-type="float">
            <text:p>206.270</text:p>
          </table:table-cell>
          <table:table-cell office:value-type="float" office:value="243.31" calcext:value-type="float">
            <text:p>243.310</text:p>
          </table:table-cell>
          <table:table-cell table:formula="of:=([.P30]-[.P29])/([.M30]-[.M29])" office:value-type="float" office:value="11.485" calcext:value-type="float">
            <text:p>11.485</text:p>
          </table:table-cell>
          <table:table-cell table:formula="of:=([.M30]-1)/[.$C$4]" office:value-type="float" office:value="0.1" calcext:value-type="float">
            <text:p>0.1000</text:p>
          </table:table-cell>
          <table:table-cell table:formula="of:=([.P30]-[.$E$7]) * [.$F$4]" office:value-type="float" office:value="0.0847784615384615" calcext:value-type="float">
            <text:p>0.0848</text:p>
          </table:table-cell>
          <table:table-cell table:formula="of:=([.$O$7]-[.O30])*[.$Q$4]" office:value-type="float" office:value="0.0179076923076923" calcext:value-type="float">
            <text:p>0.017907692307692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873" calcext:value-type="float">
            <text:p>4873</text:p>
          </table:table-cell>
          <table:table-cell office:value-type="float" office:value="204.672" calcext:value-type="float">
            <text:p>204.672</text:p>
          </table:table-cell>
          <table:table-cell office:value-type="float" office:value="254.895" calcext:value-type="float">
            <text:p>254.895</text:p>
          </table:table-cell>
          <table:table-cell table:formula="of:=[.E31]-[.E30]" office:value-type="float" office:value="11.585" calcext:value-type="float">
            <text:p>11.585</text:p>
          </table:table-cell>
          <table:table-cell table:formula="of:=([.B31]-1)/[.$C$4]" office:value-type="float" office:value="0.1" calcext:value-type="float">
            <text:p>0.1000</text:p>
          </table:table-cell>
          <table:table-cell table:formula="of:=([.E31]-[.$E$7]) * [.$F$4]" office:value-type="float" office:value="0.0898707692307692" calcext:value-type="float">
            <text:p>0.0899</text:p>
          </table:table-cell>
          <table:table-cell table:number-columns-repeated="4"/>
          <table:table-cell table:formula="of:=[.M30]+1" office:value-type="float" office:value="26" calcext:value-type="float">
            <text:p>26</text:p>
          </table:table-cell>
          <table:table-cell office:value-type="float" office:value="4873" calcext:value-type="float">
            <text:p>4873</text:p>
          </table:table-cell>
          <table:table-cell office:value-type="float" office:value="204.672" calcext:value-type="float">
            <text:p>204.672</text:p>
          </table:table-cell>
          <table:table-cell office:value-type="float" office:value="254.895" calcext:value-type="float">
            <text:p>254.895</text:p>
          </table:table-cell>
          <table:table-cell table:formula="of:=([.P31]-[.P30])/([.M31]-[.M30])" office:value-type="float" office:value="11.585" calcext:value-type="float">
            <text:p>11.585</text:p>
          </table:table-cell>
          <table:table-cell table:formula="of:=([.M31]-1)/[.$C$4]" office:value-type="float" office:value="0.104166666666667" calcext:value-type="float">
            <text:p>0.1042</text:p>
          </table:table-cell>
          <table:table-cell table:formula="of:=([.P31]-[.$E$7]) * [.$F$4]" office:value-type="float" office:value="0.0898707692307692" calcext:value-type="float">
            <text:p>0.0899</text:p>
          </table:table-cell>
          <table:table-cell table:formula="of:=([.$O$7]-[.O31])*[.$Q$4]" office:value-type="float" office:value="0.0186101098901099" calcext:value-type="float">
            <text:p>0.018610109890109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833" calcext:value-type="float">
            <text:p>4833</text:p>
          </table:table-cell>
          <table:table-cell office:value-type="float" office:value="203.063" calcext:value-type="float">
            <text:p>203.063</text:p>
          </table:table-cell>
          <table:table-cell office:value-type="float" office:value="266.807" calcext:value-type="float">
            <text:p>266.807</text:p>
          </table:table-cell>
          <table:table-cell table:formula="of:=[.E32]-[.E31]" office:value-type="float" office:value="11.912" calcext:value-type="float">
            <text:p>11.912</text:p>
          </table:table-cell>
          <table:table-cell table:formula="of:=([.B32]-1)/[.$C$4]" office:value-type="float" office:value="0.104166666666667" calcext:value-type="float">
            <text:p>0.1042</text:p>
          </table:table-cell>
          <table:table-cell table:formula="of:=([.E32]-[.$E$7]) * [.$F$4]" office:value-type="float" office:value="0.0951068131868132" calcext:value-type="float">
            <text:p>0.0951</text:p>
          </table:table-cell>
          <table:table-cell table:number-columns-repeated="4"/>
          <table:table-cell table:formula="of:=[.M31]+1" office:value-type="float" office:value="27" calcext:value-type="float">
            <text:p>27</text:p>
          </table:table-cell>
          <table:table-cell office:value-type="float" office:value="4833" calcext:value-type="float">
            <text:p>4833</text:p>
          </table:table-cell>
          <table:table-cell office:value-type="float" office:value="203.063" calcext:value-type="float">
            <text:p>203.063</text:p>
          </table:table-cell>
          <table:table-cell office:value-type="float" office:value="266.807" calcext:value-type="float">
            <text:p>266.807</text:p>
          </table:table-cell>
          <table:table-cell table:formula="of:=([.P32]-[.P31])/([.M32]-[.M31])" office:value-type="float" office:value="11.912" calcext:value-type="float">
            <text:p>11.912</text:p>
          </table:table-cell>
          <table:table-cell table:formula="of:=([.M32]-1)/[.$C$4]" office:value-type="float" office:value="0.108333333333333" calcext:value-type="float">
            <text:p>0.1083</text:p>
          </table:table-cell>
          <table:table-cell table:formula="of:=([.P32]-[.$E$7]) * [.$F$4]" office:value-type="float" office:value="0.0951068131868132" calcext:value-type="float">
            <text:p>0.0951</text:p>
          </table:table-cell>
          <table:table-cell table:formula="of:=([.$O$7]-[.O32])*[.$Q$4]" office:value-type="float" office:value="0.0193173626373627" calcext:value-type="float">
            <text:p>0.019317362637362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810" calcext:value-type="float">
            <text:p>4810</text:p>
          </table:table-cell>
          <table:table-cell office:value-type="float" office:value="201.468" calcext:value-type="float">
            <text:p>201.468</text:p>
          </table:table-cell>
          <table:table-cell office:value-type="float" office:value="279.067" calcext:value-type="float">
            <text:p>279.067</text:p>
          </table:table-cell>
          <table:table-cell table:formula="of:=[.E33]-[.E32]" office:value-type="float" office:value="12.26" calcext:value-type="float">
            <text:p>12.260</text:p>
          </table:table-cell>
          <table:table-cell table:formula="of:=([.B33]-1)/[.$C$4]" office:value-type="float" office:value="0.108333333333333" calcext:value-type="float">
            <text:p>0.1083</text:p>
          </table:table-cell>
          <table:table-cell table:formula="of:=([.E33]-[.$E$7]) * [.$F$4]" office:value-type="float" office:value="0.100495824175824" calcext:value-type="float">
            <text:p>0.1005</text:p>
          </table:table-cell>
          <table:table-cell table:number-columns-repeated="4"/>
          <table:table-cell table:formula="of:=[.M32]+1" office:value-type="float" office:value="28" calcext:value-type="float">
            <text:p>28</text:p>
          </table:table-cell>
          <table:table-cell office:value-type="float" office:value="4810" calcext:value-type="float">
            <text:p>4810</text:p>
          </table:table-cell>
          <table:table-cell office:value-type="float" office:value="201.468" calcext:value-type="float">
            <text:p>201.468</text:p>
          </table:table-cell>
          <table:table-cell office:value-type="float" office:value="279.067" calcext:value-type="float">
            <text:p>279.067</text:p>
          </table:table-cell>
          <table:table-cell table:formula="of:=([.P33]-[.P32])/([.M33]-[.M32])" office:value-type="float" office:value="12.26" calcext:value-type="float">
            <text:p>12.260</text:p>
          </table:table-cell>
          <table:table-cell table:formula="of:=([.M33]-1)/[.$C$4]" office:value-type="float" office:value="0.1125" calcext:value-type="float">
            <text:p>0.1125</text:p>
          </table:table-cell>
          <table:table-cell table:formula="of:=([.P33]-[.$E$7]) * [.$F$4]" office:value-type="float" office:value="0.100495824175824" calcext:value-type="float">
            <text:p>0.1005</text:p>
          </table:table-cell>
          <table:table-cell table:formula="of:=([.$O$7]-[.O33])*[.$Q$4]" office:value-type="float" office:value="0.0200184615384616" calcext:value-type="float">
            <text:p>0.0200184615384616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727" calcext:value-type="float">
            <text:p>4727</text:p>
          </table:table-cell>
          <table:table-cell office:value-type="float" office:value="199.925" calcext:value-type="float">
            <text:p>199.925</text:p>
          </table:table-cell>
          <table:table-cell office:value-type="float" office:value="291.312" calcext:value-type="float">
            <text:p>291.312</text:p>
          </table:table-cell>
          <table:table-cell table:formula="of:=[.E34]-[.E33]" office:value-type="float" office:value="12.245" calcext:value-type="float">
            <text:p>12.245</text:p>
          </table:table-cell>
          <table:table-cell table:formula="of:=([.B34]-1)/[.$C$4]" office:value-type="float" office:value="0.1125" calcext:value-type="float">
            <text:p>0.1125</text:p>
          </table:table-cell>
          <table:table-cell table:formula="of:=([.E34]-[.$E$7]) * [.$F$4]" office:value-type="float" office:value="0.105878241758242" calcext:value-type="float">
            <text:p>0.1059</text:p>
          </table:table-cell>
          <table:table-cell table:number-columns-repeated="4"/>
          <table:table-cell table:formula="of:=[.M33]+1" office:value-type="float" office:value="29" calcext:value-type="float">
            <text:p>29</text:p>
          </table:table-cell>
          <table:table-cell office:value-type="float" office:value="4727" calcext:value-type="float">
            <text:p>4727</text:p>
          </table:table-cell>
          <table:table-cell office:value-type="float" office:value="199.925" calcext:value-type="float">
            <text:p>199.925</text:p>
          </table:table-cell>
          <table:table-cell office:value-type="float" office:value="291.312" calcext:value-type="float">
            <text:p>291.312</text:p>
          </table:table-cell>
          <table:table-cell table:formula="of:=([.P34]-[.P33])/([.M34]-[.M33])" office:value-type="float" office:value="12.245" calcext:value-type="float">
            <text:p>12.245</text:p>
          </table:table-cell>
          <table:table-cell table:formula="of:=([.M34]-1)/[.$C$4]" office:value-type="float" office:value="0.116666666666667" calcext:value-type="float">
            <text:p>0.1167</text:p>
          </table:table-cell>
          <table:table-cell table:formula="of:=([.P34]-[.$E$7]) * [.$F$4]" office:value-type="float" office:value="0.105878241758242" calcext:value-type="float">
            <text:p>0.1059</text:p>
          </table:table-cell>
          <table:table-cell table:formula="of:=([.$O$7]-[.O34])*[.$Q$4]" office:value-type="float" office:value="0.0206967032967033" calcext:value-type="float">
            <text:p>0.020696703296703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674" calcext:value-type="float">
            <text:p>4674</text:p>
          </table:table-cell>
          <table:table-cell office:value-type="float" office:value="198.4" calcext:value-type="float">
            <text:p>198.400</text:p>
          </table:table-cell>
          <table:table-cell office:value-type="float" office:value="304.06" calcext:value-type="float">
            <text:p>304.060</text:p>
          </table:table-cell>
          <table:table-cell table:formula="of:=[.E35]-[.E34]" office:value-type="float" office:value="12.748" calcext:value-type="float">
            <text:p>12.748</text:p>
          </table:table-cell>
          <table:table-cell table:formula="of:=([.B35]-1)/[.$C$4]" office:value-type="float" office:value="0.116666666666667" calcext:value-type="float">
            <text:p>0.1167</text:p>
          </table:table-cell>
          <table:table-cell table:formula="of:=([.E35]-[.$E$7]) * [.$F$4]" office:value-type="float" office:value="0.111481758241758" calcext:value-type="float">
            <text:p>0.1115</text:p>
          </table:table-cell>
          <table:table-cell table:number-columns-repeated="4"/>
          <table:table-cell table:formula="of:=[.M34]+1" office:value-type="float" office:value="30" calcext:value-type="float">
            <text:p>30</text:p>
          </table:table-cell>
          <table:table-cell office:value-type="float" office:value="4674" calcext:value-type="float">
            <text:p>4674</text:p>
          </table:table-cell>
          <table:table-cell office:value-type="float" office:value="198.4" calcext:value-type="float">
            <text:p>198.400</text:p>
          </table:table-cell>
          <table:table-cell office:value-type="float" office:value="304.06" calcext:value-type="float">
            <text:p>304.060</text:p>
          </table:table-cell>
          <table:table-cell table:formula="of:=([.P35]-[.P34])/([.M35]-[.M34])" office:value-type="float" office:value="12.748" calcext:value-type="float">
            <text:p>12.748</text:p>
          </table:table-cell>
          <table:table-cell table:formula="of:=([.M35]-1)/[.$C$4]" office:value-type="float" office:value="0.120833333333333" calcext:value-type="float">
            <text:p>0.1208</text:p>
          </table:table-cell>
          <table:table-cell table:formula="of:=([.P35]-[.$E$7]) * [.$F$4]" office:value-type="float" office:value="0.111481758241758" calcext:value-type="float">
            <text:p>0.1115</text:p>
          </table:table-cell>
          <table:table-cell table:formula="of:=([.$O$7]-[.O35])*[.$Q$4]" office:value-type="float" office:value="0.021367032967033" calcext:value-type="float">
            <text:p>0.02136703296703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604" calcext:value-type="float">
            <text:p>4604</text:p>
          </table:table-cell>
          <table:table-cell office:value-type="float" office:value="196.94" calcext:value-type="float">
            <text:p>196.940</text:p>
          </table:table-cell>
          <table:table-cell office:value-type="float" office:value="316.757" calcext:value-type="float">
            <text:p>316.757</text:p>
          </table:table-cell>
          <table:table-cell table:formula="of:=[.E36]-[.E35]" office:value-type="float" office:value="12.697" calcext:value-type="float">
            <text:p>12.697</text:p>
          </table:table-cell>
          <table:table-cell table:formula="of:=([.B36]-1)/[.$C$4]" office:value-type="float" office:value="0.120833333333333" calcext:value-type="float">
            <text:p>0.1208</text:p>
          </table:table-cell>
          <table:table-cell table:formula="of:=([.E36]-[.$E$7]) * [.$F$4]" office:value-type="float" office:value="0.117062857142857" calcext:value-type="float">
            <text:p>0.1171</text:p>
          </table:table-cell>
          <table:table-cell table:number-columns-repeated="4"/>
          <table:table-cell table:formula="of:=[.M35]+1" office:value-type="float" office:value="31" calcext:value-type="float">
            <text:p>31</text:p>
          </table:table-cell>
          <table:table-cell office:value-type="float" office:value="4604" calcext:value-type="float">
            <text:p>4604</text:p>
          </table:table-cell>
          <table:table-cell office:value-type="float" office:value="196.94" calcext:value-type="float">
            <text:p>196.940</text:p>
          </table:table-cell>
          <table:table-cell office:value-type="float" office:value="316.757" calcext:value-type="float">
            <text:p>316.757</text:p>
          </table:table-cell>
          <table:table-cell table:formula="of:=([.P36]-[.P35])/([.M36]-[.M35])" office:value-type="float" office:value="12.697" calcext:value-type="float">
            <text:p>12.697</text:p>
          </table:table-cell>
          <table:table-cell table:formula="of:=([.M36]-1)/[.$C$4]" office:value-type="float" office:value="0.125" calcext:value-type="float">
            <text:p>0.1250</text:p>
          </table:table-cell>
          <table:table-cell table:formula="of:=([.P36]-[.$E$7]) * [.$F$4]" office:value-type="float" office:value="0.117062857142857" calcext:value-type="float">
            <text:p>0.1171</text:p>
          </table:table-cell>
          <table:table-cell table:formula="of:=([.$O$7]-[.O36])*[.$Q$4]" office:value-type="float" office:value="0.0220087912087912" calcext:value-type="float">
            <text:p>0.022008791208791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558" calcext:value-type="float">
            <text:p>4558</text:p>
          </table:table-cell>
          <table:table-cell office:value-type="float" office:value="195.32" calcext:value-type="float">
            <text:p>195.320</text:p>
          </table:table-cell>
          <table:table-cell office:value-type="float" office:value="330.053" calcext:value-type="float">
            <text:p>330.053</text:p>
          </table:table-cell>
          <table:table-cell table:formula="of:=[.E37]-[.E36]" office:value-type="float" office:value="13.296" calcext:value-type="float">
            <text:p>13.296</text:p>
          </table:table-cell>
          <table:table-cell table:formula="of:=([.B37]-1)/[.$C$4]" office:value-type="float" office:value="0.125" calcext:value-type="float">
            <text:p>0.1250</text:p>
          </table:table-cell>
          <table:table-cell table:formula="of:=([.E37]-[.$E$7]) * [.$F$4]" office:value-type="float" office:value="0.122907252747253" calcext:value-type="float">
            <text:p>0.1229</text:p>
          </table:table-cell>
          <table:table-cell table:number-columns-repeated="4"/>
          <table:table-cell table:formula="of:=[.M36]+1" office:value-type="float" office:value="32" calcext:value-type="float">
            <text:p>32</text:p>
          </table:table-cell>
          <table:table-cell office:value-type="float" office:value="4558" calcext:value-type="float">
            <text:p>4558</text:p>
          </table:table-cell>
          <table:table-cell office:value-type="float" office:value="195.32" calcext:value-type="float">
            <text:p>195.320</text:p>
          </table:table-cell>
          <table:table-cell office:value-type="float" office:value="330.053" calcext:value-type="float">
            <text:p>330.053</text:p>
          </table:table-cell>
          <table:table-cell table:formula="of:=([.P37]-[.P36])/([.M37]-[.M36])" office:value-type="float" office:value="13.296" calcext:value-type="float">
            <text:p>13.296</text:p>
          </table:table-cell>
          <table:table-cell table:formula="of:=([.M37]-1)/[.$C$4]" office:value-type="float" office:value="0.129166666666667" calcext:value-type="float">
            <text:p>0.1292</text:p>
          </table:table-cell>
          <table:table-cell table:formula="of:=([.P37]-[.$E$7]) * [.$F$4]" office:value-type="float" office:value="0.122907252747253" calcext:value-type="float">
            <text:p>0.1229</text:p>
          </table:table-cell>
          <table:table-cell table:formula="of:=([.$O$7]-[.O37])*[.$Q$4]" office:value-type="float" office:value="0.0227208791208791" calcext:value-type="float">
            <text:p>0.022720879120879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439" calcext:value-type="float">
            <text:p>4439</text:p>
          </table:table-cell>
          <table:table-cell office:value-type="float" office:value="192.327" calcext:value-type="float">
            <text:p>192.327</text:p>
          </table:table-cell>
          <table:table-cell office:value-type="float" office:value="356.93" calcext:value-type="float">
            <text:p>356.930</text:p>
          </table:table-cell>
          <table:table-cell table:formula="of:=[.E38]-[.E37]" office:value-type="float" office:value="26.877" calcext:value-type="float">
            <text:p>26.877</text:p>
          </table:table-cell>
          <table:table-cell table:formula="of:=([.B38]-1)/[.$C$4]" office:value-type="float" office:value="0.129166666666667" calcext:value-type="float">
            <text:p>0.1292</text:p>
          </table:table-cell>
          <table:table-cell table:formula="of:=([.E38]-[.$E$7]) * [.$F$4]" office:value-type="float" office:value="0.134721318681319" calcext:value-type="float">
            <text:p>0.1347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4439" calcext:value-type="float">
            <text:p>4439</text:p>
          </table:table-cell>
          <table:table-cell office:value-type="float" office:value="192.327" calcext:value-type="float">
            <text:p>192.327</text:p>
          </table:table-cell>
          <table:table-cell office:value-type="float" office:value="356.93" calcext:value-type="float">
            <text:p>356.930</text:p>
          </table:table-cell>
          <table:table-cell table:formula="of:=([.P38]-[.P37])/([.M38]-[.M37])" office:value-type="float" office:value="13.4385" calcext:value-type="float">
            <text:p>13.439</text:p>
          </table:table-cell>
          <table:table-cell table:formula="of:=([.M38]-1)/[.$C$4]" office:value-type="float" office:value="0.1375" calcext:value-type="float">
            <text:p>0.1375</text:p>
          </table:table-cell>
          <table:table-cell table:formula="of:=([.P38]-[.$E$7]) * [.$F$4]" office:value-type="float" office:value="0.134721318681319" calcext:value-type="float">
            <text:p>0.1347</text:p>
          </table:table-cell>
          <table:table-cell table:formula="of:=([.$O$7]-[.O38])*[.$Q$4]" office:value-type="float" office:value="0.0240364835164835" calcext:value-type="float">
            <text:p>0.024036483516483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440" calcext:value-type="float">
            <text:p>4440</text:p>
          </table:table-cell>
          <table:table-cell office:value-type="float" office:value="190.8" calcext:value-type="float">
            <text:p>190.800</text:p>
          </table:table-cell>
          <table:table-cell office:value-type="float" office:value="370.776" calcext:value-type="float">
            <text:p>370.776</text:p>
          </table:table-cell>
          <table:table-cell table:formula="of:=[.E39]-[.E38]" office:value-type="float" office:value="13.846" calcext:value-type="float">
            <text:p>13.846</text:p>
          </table:table-cell>
          <table:table-cell table:formula="of:=([.B39]-1)/[.$C$4]" office:value-type="float" office:value="0.133333333333333" calcext:value-type="float">
            <text:p>0.1333</text:p>
          </table:table-cell>
          <table:table-cell table:formula="of:=([.E39]-[.$E$7]) * [.$F$4]" office:value-type="float" office:value="0.140807472527473" calcext:value-type="float">
            <text:p>0.1408</text:p>
          </table:table-cell>
          <table:table-cell table:number-columns-repeated="4"/>
          <table:table-cell table:formula="of:=[.M38]+1" office:value-type="float" office:value="35" calcext:value-type="float">
            <text:p>35</text:p>
          </table:table-cell>
          <table:table-cell office:value-type="float" office:value="4440" calcext:value-type="float">
            <text:p>4440</text:p>
          </table:table-cell>
          <table:table-cell office:value-type="float" office:value="190.8" calcext:value-type="float">
            <text:p>190.800</text:p>
          </table:table-cell>
          <table:table-cell office:value-type="float" office:value="370.776" calcext:value-type="float">
            <text:p>370.776</text:p>
          </table:table-cell>
          <table:table-cell table:formula="of:=([.P39]-[.P38])/([.M39]-[.M38])" office:value-type="float" office:value="13.846" calcext:value-type="float">
            <text:p>13.846</text:p>
          </table:table-cell>
          <table:table-cell table:formula="of:=([.M39]-1)/[.$C$4]" office:value-type="float" office:value="0.141666666666667" calcext:value-type="float">
            <text:p>0.1417</text:p>
          </table:table-cell>
          <table:table-cell table:formula="of:=([.P39]-[.$E$7]) * [.$F$4]" office:value-type="float" office:value="0.140807472527473" calcext:value-type="float">
            <text:p>0.1408</text:p>
          </table:table-cell>
          <table:table-cell table:formula="of:=([.$O$7]-[.O39])*[.$Q$4]" office:value-type="float" office:value="0.0247076923076923" calcext:value-type="float">
            <text:p>0.024707692307692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372" calcext:value-type="float">
            <text:p>4372</text:p>
          </table:table-cell>
          <table:table-cell office:value-type="float" office:value="189.355" calcext:value-type="float">
            <text:p>189.355</text:p>
          </table:table-cell>
          <table:table-cell office:value-type="float" office:value="384.558" calcext:value-type="float">
            <text:p>384.558</text:p>
          </table:table-cell>
          <table:table-cell table:formula="of:=[.E40]-[.E39]" office:value-type="float" office:value="13.782" calcext:value-type="float">
            <text:p>13.782</text:p>
          </table:table-cell>
          <table:table-cell table:formula="of:=([.B40]-1)/[.$C$4]" office:value-type="float" office:value="0.1375" calcext:value-type="float">
            <text:p>0.1375</text:p>
          </table:table-cell>
          <table:table-cell table:formula="of:=([.E40]-[.$E$7]) * [.$F$4]" office:value-type="float" office:value="0.146865494505494" calcext:value-type="float">
            <text:p>0.1469</text:p>
          </table:table-cell>
          <table:table-cell table:number-columns-repeated="4"/>
          <table:table-cell table:formula="of:=[.M39]+1" office:value-type="float" office:value="36" calcext:value-type="float">
            <text:p>36</text:p>
          </table:table-cell>
          <table:table-cell office:value-type="float" office:value="4372" calcext:value-type="float">
            <text:p>4372</text:p>
          </table:table-cell>
          <table:table-cell office:value-type="float" office:value="189.355" calcext:value-type="float">
            <text:p>189.355</text:p>
          </table:table-cell>
          <table:table-cell office:value-type="float" office:value="384.558" calcext:value-type="float">
            <text:p>384.558</text:p>
          </table:table-cell>
          <table:table-cell table:formula="of:=([.P40]-[.P39])/([.M40]-[.M39])" office:value-type="float" office:value="13.782" calcext:value-type="float">
            <text:p>13.782</text:p>
          </table:table-cell>
          <table:table-cell table:formula="of:=([.M40]-1)/[.$C$4]" office:value-type="float" office:value="0.145833333333333" calcext:value-type="float">
            <text:p>0.1458</text:p>
          </table:table-cell>
          <table:table-cell table:formula="of:=([.P40]-[.$E$7]) * [.$F$4]" office:value-type="float" office:value="0.146865494505494" calcext:value-type="float">
            <text:p>0.1469</text:p>
          </table:table-cell>
          <table:table-cell table:formula="of:=([.$O$7]-[.O40])*[.$Q$4]" office:value-type="float" office:value="0.0253428571428572" calcext:value-type="float">
            <text:p>0.025342857142857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354" calcext:value-type="float">
            <text:p>4354</text:p>
          </table:table-cell>
          <table:table-cell office:value-type="float" office:value="187.739" calcext:value-type="float">
            <text:p>187.739</text:p>
          </table:table-cell>
          <table:table-cell office:value-type="float" office:value="398.874" calcext:value-type="float">
            <text:p>398.874</text:p>
          </table:table-cell>
          <table:table-cell table:formula="of:=[.E41]-[.E40]" office:value-type="float" office:value="14.316" calcext:value-type="float">
            <text:p>14.316</text:p>
          </table:table-cell>
          <table:table-cell table:formula="of:=([.B41]-1)/[.$C$4]" office:value-type="float" office:value="0.141666666666667" calcext:value-type="float">
            <text:p>0.1417</text:p>
          </table:table-cell>
          <table:table-cell table:formula="of:=([.E41]-[.$E$7]) * [.$F$4]" office:value-type="float" office:value="0.153158241758242" calcext:value-type="float">
            <text:p>0.1532</text:p>
          </table:table-cell>
          <table:table-cell table:number-columns-repeated="4"/>
          <table:table-cell table:formula="of:=[.M40]+1" office:value-type="float" office:value="37" calcext:value-type="float">
            <text:p>37</text:p>
          </table:table-cell>
          <table:table-cell office:value-type="float" office:value="4354" calcext:value-type="float">
            <text:p>4354</text:p>
          </table:table-cell>
          <table:table-cell office:value-type="float" office:value="187.739" calcext:value-type="float">
            <text:p>187.739</text:p>
          </table:table-cell>
          <table:table-cell office:value-type="float" office:value="398.874" calcext:value-type="float">
            <text:p>398.874</text:p>
          </table:table-cell>
          <table:table-cell table:formula="of:=([.P41]-[.P40])/([.M41]-[.M40])" office:value-type="float" office:value="14.316" calcext:value-type="float">
            <text:p>14.316</text:p>
          </table:table-cell>
          <table:table-cell table:formula="of:=([.M41]-1)/[.$C$4]" office:value-type="float" office:value="0.15" calcext:value-type="float">
            <text:p>0.1500</text:p>
          </table:table-cell>
          <table:table-cell table:formula="of:=([.P41]-[.$E$7]) * [.$F$4]" office:value-type="float" office:value="0.153158241758242" calcext:value-type="float">
            <text:p>0.1532</text:p>
          </table:table-cell>
          <table:table-cell table:formula="of:=([.$O$7]-[.O41])*[.$Q$4]" office:value-type="float" office:value="0.0260531868131868" calcext:value-type="float">
            <text:p>0.026053186813186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328" calcext:value-type="float">
            <text:p>4328</text:p>
          </table:table-cell>
          <table:table-cell office:value-type="float" office:value="186.344" calcext:value-type="float">
            <text:p>186.344</text:p>
          </table:table-cell>
          <table:table-cell office:value-type="float" office:value="413.181" calcext:value-type="float">
            <text:p>413.181</text:p>
          </table:table-cell>
          <table:table-cell table:formula="of:=[.E42]-[.E41]" office:value-type="float" office:value="14.307" calcext:value-type="float">
            <text:p>14.307</text:p>
          </table:table-cell>
          <table:table-cell table:formula="of:=([.B42]-1)/[.$C$4]" office:value-type="float" office:value="0.145833333333333" calcext:value-type="float">
            <text:p>0.1458</text:p>
          </table:table-cell>
          <table:table-cell table:formula="of:=([.E42]-[.$E$7]) * [.$F$4]" office:value-type="float" office:value="0.159447032967033" calcext:value-type="float">
            <text:p>0.1594</text:p>
          </table:table-cell>
          <table:table-cell table:number-columns-repeated="4"/>
          <table:table-cell table:formula="of:=[.M41]+1" office:value-type="float" office:value="38" calcext:value-type="float">
            <text:p>38</text:p>
          </table:table-cell>
          <table:table-cell office:value-type="float" office:value="4328" calcext:value-type="float">
            <text:p>4328</text:p>
          </table:table-cell>
          <table:table-cell office:value-type="float" office:value="186.344" calcext:value-type="float">
            <text:p>186.344</text:p>
          </table:table-cell>
          <table:table-cell office:value-type="float" office:value="413.181" calcext:value-type="float">
            <text:p>413.181</text:p>
          </table:table-cell>
          <table:table-cell table:formula="of:=([.P42]-[.P41])/([.M42]-[.M41])" office:value-type="float" office:value="14.307" calcext:value-type="float">
            <text:p>14.307</text:p>
          </table:table-cell>
          <table:table-cell table:formula="of:=([.M42]-1)/[.$C$4]" office:value-type="float" office:value="0.154166666666667" calcext:value-type="float">
            <text:p>0.1542</text:p>
          </table:table-cell>
          <table:table-cell table:formula="of:=([.P42]-[.$E$7]) * [.$F$4]" office:value-type="float" office:value="0.159447032967033" calcext:value-type="float">
            <text:p>0.1594</text:p>
          </table:table-cell>
          <table:table-cell table:formula="of:=([.$O$7]-[.O42])*[.$Q$4]" office:value-type="float" office:value="0.0266663736263737" calcext:value-type="float">
            <text:p>0.026666373626373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292" calcext:value-type="float">
            <text:p>4292</text:p>
          </table:table-cell>
          <table:table-cell office:value-type="float" office:value="184.905" calcext:value-type="float">
            <text:p>184.905</text:p>
          </table:table-cell>
          <table:table-cell office:value-type="float" office:value="427.811" calcext:value-type="float">
            <text:p>427.811</text:p>
          </table:table-cell>
          <table:table-cell table:formula="of:=[.E43]-[.E42]" office:value-type="float" office:value="14.63" calcext:value-type="float">
            <text:p>14.630</text:p>
          </table:table-cell>
          <table:table-cell table:formula="of:=([.B43]-1)/[.$C$4]" office:value-type="float" office:value="0.15" calcext:value-type="float">
            <text:p>0.1500</text:p>
          </table:table-cell>
          <table:table-cell table:formula="of:=([.E43]-[.$E$7]) * [.$F$4]" office:value-type="float" office:value="0.165877802197802" calcext:value-type="float">
            <text:p>0.1659</text:p>
          </table:table-cell>
          <table:table-cell table:number-columns-repeated="4"/>
          <table:table-cell table:formula="of:=[.M42]+1" office:value-type="float" office:value="39" calcext:value-type="float">
            <text:p>39</text:p>
          </table:table-cell>
          <table:table-cell office:value-type="float" office:value="4292" calcext:value-type="float">
            <text:p>4292</text:p>
          </table:table-cell>
          <table:table-cell office:value-type="float" office:value="184.905" calcext:value-type="float">
            <text:p>184.905</text:p>
          </table:table-cell>
          <table:table-cell office:value-type="float" office:value="427.811" calcext:value-type="float">
            <text:p>427.811</text:p>
          </table:table-cell>
          <table:table-cell table:formula="of:=([.P43]-[.P42])/([.M43]-[.M42])" office:value-type="float" office:value="14.63" calcext:value-type="float">
            <text:p>14.630</text:p>
          </table:table-cell>
          <table:table-cell table:formula="of:=([.M43]-1)/[.$C$4]" office:value-type="float" office:value="0.158333333333333" calcext:value-type="float">
            <text:p>0.1583</text:p>
          </table:table-cell>
          <table:table-cell table:formula="of:=([.P43]-[.$E$7]) * [.$F$4]" office:value-type="float" office:value="0.165877802197802" calcext:value-type="float">
            <text:p>0.1659</text:p>
          </table:table-cell>
          <table:table-cell table:formula="of:=([.$O$7]-[.O43])*[.$Q$4]" office:value-type="float" office:value="0.0272989010989011" calcext:value-type="float">
            <text:p>0.027298901098901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293" calcext:value-type="float">
            <text:p>4293</text:p>
          </table:table-cell>
          <table:table-cell office:value-type="float" office:value="183.563" calcext:value-type="float">
            <text:p>183.563</text:p>
          </table:table-cell>
          <table:table-cell office:value-type="float" office:value="442.645" calcext:value-type="float">
            <text:p>442.645</text:p>
          </table:table-cell>
          <table:table-cell table:formula="of:=[.E44]-[.E43]" office:value-type="float" office:value="14.834" calcext:value-type="float">
            <text:p>14.834</text:p>
          </table:table-cell>
          <table:table-cell table:formula="of:=([.B44]-1)/[.$C$4]" office:value-type="float" office:value="0.154166666666667" calcext:value-type="float">
            <text:p>0.1542</text:p>
          </table:table-cell>
          <table:table-cell table:formula="of:=([.E44]-[.$E$7]) * [.$F$4]" office:value-type="float" office:value="0.172398241758242" calcext:value-type="float">
            <text:p>0.1724</text:p>
          </table:table-cell>
          <table:table-cell table:number-columns-repeated="4"/>
          <table:table-cell table:formula="of:=[.M43]+1" office:value-type="float" office:value="40" calcext:value-type="float">
            <text:p>40</text:p>
          </table:table-cell>
          <table:table-cell office:value-type="float" office:value="4293" calcext:value-type="float">
            <text:p>4293</text:p>
          </table:table-cell>
          <table:table-cell office:value-type="float" office:value="183.563" calcext:value-type="float">
            <text:p>183.563</text:p>
          </table:table-cell>
          <table:table-cell office:value-type="float" office:value="442.645" calcext:value-type="float">
            <text:p>442.645</text:p>
          </table:table-cell>
          <table:table-cell table:formula="of:=([.P44]-[.P43])/([.M44]-[.M43])" office:value-type="float" office:value="14.834" calcext:value-type="float">
            <text:p>14.834</text:p>
          </table:table-cell>
          <table:table-cell table:formula="of:=([.M44]-1)/[.$C$4]" office:value-type="float" office:value="0.1625" calcext:value-type="float">
            <text:p>0.1625</text:p>
          </table:table-cell>
          <table:table-cell table:formula="of:=([.P44]-[.$E$7]) * [.$F$4]" office:value-type="float" office:value="0.172398241758242" calcext:value-type="float">
            <text:p>0.1724</text:p>
          </table:table-cell>
          <table:table-cell table:formula="of:=([.$O$7]-[.O44])*[.$Q$4]" office:value-type="float" office:value="0.0278887912087912" calcext:value-type="float">
            <text:p>0.027888791208791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240" calcext:value-type="float">
            <text:p>4240</text:p>
          </table:table-cell>
          <table:table-cell office:value-type="float" office:value="182.172" calcext:value-type="float">
            <text:p>182.172</text:p>
          </table:table-cell>
          <table:table-cell office:value-type="float" office:value="457.367" calcext:value-type="float">
            <text:p>457.367</text:p>
          </table:table-cell>
          <table:table-cell table:formula="of:=[.E45]-[.E44]" office:value-type="float" office:value="14.722" calcext:value-type="float">
            <text:p>14.722</text:p>
          </table:table-cell>
          <table:table-cell table:formula="of:=([.B45]-1)/[.$C$4]" office:value-type="float" office:value="0.158333333333333" calcext:value-type="float">
            <text:p>0.1583</text:p>
          </table:table-cell>
          <table:table-cell table:formula="of:=([.E45]-[.$E$7]) * [.$F$4]" office:value-type="float" office:value="0.178869450549451" calcext:value-type="float">
            <text:p>0.1789</text:p>
          </table:table-cell>
          <table:table-cell table:number-columns-repeated="4"/>
          <table:table-cell table:formula="of:=[.M44]+1" office:value-type="float" office:value="41" calcext:value-type="float">
            <text:p>41</text:p>
          </table:table-cell>
          <table:table-cell office:value-type="float" office:value="4240" calcext:value-type="float">
            <text:p>4240</text:p>
          </table:table-cell>
          <table:table-cell office:value-type="float" office:value="182.172" calcext:value-type="float">
            <text:p>182.172</text:p>
          </table:table-cell>
          <table:table-cell office:value-type="float" office:value="457.367" calcext:value-type="float">
            <text:p>457.367</text:p>
          </table:table-cell>
          <table:table-cell table:formula="of:=([.P45]-[.P44])/([.M45]-[.M44])" office:value-type="float" office:value="14.722" calcext:value-type="float">
            <text:p>14.722</text:p>
          </table:table-cell>
          <table:table-cell table:formula="of:=([.M45]-1)/[.$C$4]" office:value-type="float" office:value="0.166666666666667" calcext:value-type="float">
            <text:p>0.1667</text:p>
          </table:table-cell>
          <table:table-cell table:formula="of:=([.P45]-[.$E$7]) * [.$F$4]" office:value-type="float" office:value="0.178869450549451" calcext:value-type="float">
            <text:p>0.1789</text:p>
          </table:table-cell>
          <table:table-cell table:formula="of:=([.$O$7]-[.O45])*[.$Q$4]" office:value-type="float" office:value="0.0285002197802198" calcext:value-type="float">
            <text:p>0.028500219780219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279" calcext:value-type="float">
            <text:p>4279</text:p>
          </table:table-cell>
          <table:table-cell office:value-type="float" office:value="180.69" calcext:value-type="float">
            <text:p>180.690</text:p>
          </table:table-cell>
          <table:table-cell office:value-type="float" office:value="472.798" calcext:value-type="float">
            <text:p>472.798</text:p>
          </table:table-cell>
          <table:table-cell table:formula="of:=[.E46]-[.E45]" office:value-type="float" office:value="15.431" calcext:value-type="float">
            <text:p>15.431</text:p>
          </table:table-cell>
          <table:table-cell table:formula="of:=([.B46]-1)/[.$C$4]" office:value-type="float" office:value="0.1625" calcext:value-type="float">
            <text:p>0.1625</text:p>
          </table:table-cell>
          <table:table-cell table:formula="of:=([.E46]-[.$E$7]) * [.$F$4]" office:value-type="float" office:value="0.185652307692308" calcext:value-type="float">
            <text:p>0.1857</text:p>
          </table:table-cell>
          <table:table-cell table:number-columns-repeated="4"/>
          <table:table-cell table:formula="of:=[.M45]+1" office:value-type="float" office:value="42" calcext:value-type="float">
            <text:p>42</text:p>
          </table:table-cell>
          <table:table-cell office:value-type="float" office:value="4279" calcext:value-type="float">
            <text:p>4279</text:p>
          </table:table-cell>
          <table:table-cell office:value-type="float" office:value="180.69" calcext:value-type="float">
            <text:p>180.690</text:p>
          </table:table-cell>
          <table:table-cell office:value-type="float" office:value="472.798" calcext:value-type="float">
            <text:p>472.798</text:p>
          </table:table-cell>
          <table:table-cell table:formula="of:=([.P46]-[.P45])/([.M46]-[.M45])" office:value-type="float" office:value="15.431" calcext:value-type="float">
            <text:p>15.431</text:p>
          </table:table-cell>
          <table:table-cell table:formula="of:=([.M46]-1)/[.$C$4]" office:value-type="float" office:value="0.170833333333333" calcext:value-type="float">
            <text:p>0.1708</text:p>
          </table:table-cell>
          <table:table-cell table:formula="of:=([.P46]-[.$E$7]) * [.$F$4]" office:value-type="float" office:value="0.185652307692308" calcext:value-type="float">
            <text:p>0.1857</text:p>
          </table:table-cell>
          <table:table-cell table:formula="of:=([.$O$7]-[.O46])*[.$Q$4]" office:value-type="float" office:value="0.0291516483516484" calcext:value-type="float">
            <text:p>0.029151648351648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62" calcext:value-type="float">
            <text:p>4262</text:p>
          </table:table-cell>
          <table:table-cell office:value-type="float" office:value="179.217" calcext:value-type="float">
            <text:p>179.217</text:p>
          </table:table-cell>
          <table:table-cell office:value-type="float" office:value="488.098" calcext:value-type="float">
            <text:p>488.098</text:p>
          </table:table-cell>
          <table:table-cell table:formula="of:=[.E47]-[.E46]" office:value-type="float" office:value="15.3" calcext:value-type="float">
            <text:p>15.300</text:p>
          </table:table-cell>
          <table:table-cell table:formula="of:=([.B47]-1)/[.$C$4]" office:value-type="float" office:value="0.166666666666667" calcext:value-type="float">
            <text:p>0.1667</text:p>
          </table:table-cell>
          <table:table-cell table:formula="of:=([.E47]-[.$E$7]) * [.$F$4]" office:value-type="float" office:value="0.192377582417582" calcext:value-type="float">
            <text:p>0.1924</text:p>
          </table:table-cell>
          <table:table-cell table:number-columns-repeated="4"/>
          <table:table-cell table:formula="of:=[.M46]+1" office:value-type="float" office:value="43" calcext:value-type="float">
            <text:p>43</text:p>
          </table:table-cell>
          <table:table-cell office:value-type="float" office:value="4262" calcext:value-type="float">
            <text:p>4262</text:p>
          </table:table-cell>
          <table:table-cell office:value-type="float" office:value="179.217" calcext:value-type="float">
            <text:p>179.217</text:p>
          </table:table-cell>
          <table:table-cell office:value-type="float" office:value="488.098" calcext:value-type="float">
            <text:p>488.098</text:p>
          </table:table-cell>
          <table:table-cell table:formula="of:=([.P47]-[.P46])/([.M47]-[.M46])" office:value-type="float" office:value="15.3" calcext:value-type="float">
            <text:p>15.300</text:p>
          </table:table-cell>
          <table:table-cell table:formula="of:=([.M47]-1)/[.$C$4]" office:value-type="float" office:value="0.175" calcext:value-type="float">
            <text:p>0.1750</text:p>
          </table:table-cell>
          <table:table-cell table:formula="of:=([.P47]-[.$E$7]) * [.$F$4]" office:value-type="float" office:value="0.192377582417582" calcext:value-type="float">
            <text:p>0.1924</text:p>
          </table:table-cell>
          <table:table-cell table:formula="of:=([.$O$7]-[.O47])*[.$Q$4]" office:value-type="float" office:value="0.0297991208791209" calcext:value-type="float">
            <text:p>0.029799120879120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287" calcext:value-type="float">
            <text:p>4287</text:p>
          </table:table-cell>
          <table:table-cell office:value-type="float" office:value="177.933" calcext:value-type="float">
            <text:p>177.933</text:p>
          </table:table-cell>
          <table:table-cell office:value-type="float" office:value="504.094" calcext:value-type="float">
            <text:p>504.094</text:p>
          </table:table-cell>
          <table:table-cell table:formula="of:=[.E48]-[.E47]" office:value-type="float" office:value="15.996" calcext:value-type="float">
            <text:p>15.996</text:p>
          </table:table-cell>
          <table:table-cell table:formula="of:=([.B48]-1)/[.$C$4]" office:value-type="float" office:value="0.170833333333333" calcext:value-type="float">
            <text:p>0.1708</text:p>
          </table:table-cell>
          <table:table-cell table:formula="of:=([.E48]-[.$E$7]) * [.$F$4]" office:value-type="float" office:value="0.199408791208791" calcext:value-type="float">
            <text:p>0.1994</text:p>
          </table:table-cell>
          <table:table-cell table:number-columns-repeated="4"/>
          <table:table-cell table:formula="of:=[.M47]+1" office:value-type="float" office:value="44" calcext:value-type="float">
            <text:p>44</text:p>
          </table:table-cell>
          <table:table-cell office:value-type="float" office:value="4287" calcext:value-type="float">
            <text:p>4287</text:p>
          </table:table-cell>
          <table:table-cell office:value-type="float" office:value="177.933" calcext:value-type="float">
            <text:p>177.933</text:p>
          </table:table-cell>
          <table:table-cell office:value-type="float" office:value="504.094" calcext:value-type="float">
            <text:p>504.094</text:p>
          </table:table-cell>
          <table:table-cell table:formula="of:=([.P48]-[.P47])/([.M48]-[.M47])" office:value-type="float" office:value="15.996" calcext:value-type="float">
            <text:p>15.996</text:p>
          </table:table-cell>
          <table:table-cell table:formula="of:=([.M48]-1)/[.$C$4]" office:value-type="float" office:value="0.179166666666667" calcext:value-type="float">
            <text:p>0.1792</text:p>
          </table:table-cell>
          <table:table-cell table:formula="of:=([.P48]-[.$E$7]) * [.$F$4]" office:value-type="float" office:value="0.199408791208791" calcext:value-type="float">
            <text:p>0.1994</text:p>
          </table:table-cell>
          <table:table-cell table:formula="of:=([.$O$7]-[.O48])*[.$Q$4]" office:value-type="float" office:value="0.0303635164835165" calcext:value-type="float">
            <text:p>0.0303635164835165</text:p>
          </table:table-cell>
        </table:table-row>
        <table:table-row table:style-name="ro1">
          <table:table-cell/>
          <table:table-cell table:style-name="ce7" office:value-type="float" office:value="43" calcext:value-type="float">
            <text:p>43</text:p>
          </table:table-cell>
          <table:table-cell table:style-name="ce7" office:value-type="float" office:value="4346" calcext:value-type="float">
            <text:p>4346</text:p>
          </table:table-cell>
          <table:table-cell table:style-name="ce10" office:value-type="float" office:value="176.679" calcext:value-type="float">
            <text:p>176.679</text:p>
          </table:table-cell>
          <table:table-cell table:style-name="ce10" office:value-type="float" office:value="520.393" calcext:value-type="float">
            <text:p>520.393</text:p>
          </table:table-cell>
          <table:table-cell table:style-name="ce13" table:formula="of:=[.E49]-[.E48]" office:value-type="float" office:value="16.299" calcext:value-type="float">
            <text:p>16.299</text:p>
          </table:table-cell>
          <table:table-cell table:style-name="ce16" table:formula="of:=([.B49]-1)/[.$C$4]" office:value-type="float" office:value="0.175" calcext:value-type="float">
            <text:p>0.1750</text:p>
          </table:table-cell>
          <table:table-cell table:style-name="ce16" table:formula="of:=([.E49]-[.$E$7]) * [.$F$4]" office:value-type="float" office:value="0.206573186813187" calcext:value-type="float">
            <text:p>0.2066</text:p>
          </table:table-cell>
          <table:table-cell table:number-columns-repeated="4"/>
          <table:table-cell table:style-name="ce7" table:formula="of:=[.M48]+1" office:value-type="float" office:value="45" calcext:value-type="float">
            <text:p>45</text:p>
          </table:table-cell>
          <table:table-cell table:style-name="ce7" office:value-type="float" office:value="4346" calcext:value-type="float">
            <text:p>4346</text:p>
          </table:table-cell>
          <table:table-cell table:style-name="ce10" office:value-type="float" office:value="176.679" calcext:value-type="float">
            <text:p>176.679</text:p>
          </table:table-cell>
          <table:table-cell table:style-name="ce10" office:value-type="float" office:value="520.393" calcext:value-type="float">
            <text:p>520.393</text:p>
          </table:table-cell>
          <table:table-cell table:style-name="ce10" table:formula="of:=([.P49]-[.P48])/([.M49]-[.M48])" office:value-type="float" office:value="16.299" calcext:value-type="float">
            <text:p>16.299</text:p>
          </table:table-cell>
          <table:table-cell table:style-name="ce16" table:formula="of:=([.M49]-1)/[.$C$4]" office:value-type="float" office:value="0.183333333333333" calcext:value-type="float">
            <text:p>0.1833</text:p>
          </table:table-cell>
          <table:table-cell table:style-name="ce16" table:formula="of:=([.P49]-[.$E$7]) * [.$F$4]" office:value-type="float" office:value="0.206573186813187" calcext:value-type="float">
            <text:p>0.2066</text:p>
          </table:table-cell>
          <table:table-cell table:formula="of:=([.$O$7]-[.O49])*[.$Q$4]" office:value-type="float" office:value="0.0309147252747253" calcext:value-type="float">
            <text:p>0.0309147252747253</text:p>
          </table:table-cell>
        </table:table-row>
        <table:table-row table:style-name="ro1" table:number-rows-repeated="25">
          <table:table-cell/>
          <table:table-cell table:style-name="Default" table:number-columns-repeated="7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g values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/>
          <table:table-cell table:style-name="Default" office:value-type="float" office:value="6.7283" calcext:value-type="float">
            <text:p>6.7283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/>
          <table:table-cell table:style-name="Default" office:value-type="float" office:value="7.6155" calcext:value-type="float">
            <text:p>7.6155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/>
          <table:table-cell table:style-name="Default" office:value-type="float" office:value="7.3736" calcext:value-type="float">
            <text:p>7.3736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/>
          <table:table-cell table:style-name="Default" office:value-type="float" office:value="7.3784" calcext:value-type="float">
            <text:p>7.3784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/>
          <table:table-cell table:style-name="Default" office:value-type="float" office:value="8.4261" calcext:value-type="float">
            <text:p>8.4261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dev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/>
          <table:table-cell table:style-name="Default" table:formula="of:=STDEV([.C76:.C80])" office:value-type="float" office:value="0.611798567340591" calcext:value-type="float">
            <text:p>0.611798567340591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 error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/>
          <table:table-cell table:style-name="Default" table:formula="of:=[.C82]/SQRT(COUNT([.C76:.C80])-1)" office:value-type="float" office:value="0.305899283670296" calcext:value-type="float">
            <text:p>0.305899283670296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7"/>
          <table:table-cell/>
        </table:table-row>
      </table:table>
      <table:table table:name="results2" table:style-name="ta1">
        <table:shapes>
          <draw:frame draw:z-index="0" draw:style-name="gr1" draw:text-style-name="P1" svg:width="15.642cm" svg:height="8.998cm" svg:x="1.463cm" svg:y="21.375cm">
            <draw:object draw:notify-on-update-of-ranges="results2.H7:results2.H46 results2.I7:results2.I4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cm" svg:height="8.99cm" svg:x="24.164cm" svg:y="21.411cm">
            <draw:object draw:notify-on-update-of-ranges="results2.R7:results2.R46 results2.S7:results2.S46 results1.R7:results1.R49 results1.V7:results1.V4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.99cm" svg:height="8.99cm" svg:x="23.981cm" svg:y="32.061cm">
            <draw:object draw:notify-on-update-of-ranges="results2.R7:results2.R32 results2.S7:results2.S3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7" table:number-columns-repeated="7" table:default-cell-style-name="Default"/>
        <table:table-column table:style-name="co14" table:default-cell-style-name="Default"/>
        <table:table-column table:style-name="co15" table:default-cell-style-name="ce6"/>
        <table:table-column table:style-name="co16" table:default-cell-style-name="ce6"/>
        <table:table-column table:style-name="co7" table:number-columns-repeated="2" table:default-cell-style-name="ce9"/>
        <table:table-column table:style-name="co17" table:default-cell-style-name="ce9"/>
        <table:table-column table:style-name="co7" table:number-columns-repeated="2" table:default-cell-style-name="ce15"/>
        <table:table-column table:style-name="co7" table:default-cell-style-name="Default"/>
        <table:table-row table:style-name="ro1">
          <table:table-cell table:number-columns-repeated="12"/>
          <table:table-cell table:style-name="Default" table:number-columns-repeated="7"/>
          <table:table-cell/>
        </table:table-row>
        <table:table-row table:style-name="ro1">
          <table:table-cell table:number-columns-repeated="12"/>
          <table:table-cell table:style-name="Default"/>
          <table:table-cell table:style-name="ce2" office:value-type="string" calcext:value-type="string" table:number-columns-spanned="6" table:number-rows-spanned="1">
            <text:p>Frame Skip Adjusted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12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m/pixel</text:p>
          </table:table-cell>
          <table:table-cell table:formula="of:=0.04/(130-43)" office:value-type="float" office:value="0.000459770114942529" calcext:value-type="float">
            <text:p>0.000459770114942529</text:p>
          </table:table-cell>
          <table:table-cell table:number-columns-repeated="6"/>
          <table:table-cell table:style-name="Default" office:value-type="string" calcext:value-type="string">
            <text:p>FPS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/>
          <table:table-cell table:style-name="Default" office:value-type="string" calcext:value-type="string">
            <text:p>m/pixel</text:p>
          </table:table-cell>
          <table:table-cell table:style-name="Default" table:formula="of:=0.04/(130-43)" office:value-type="float" office:value="0.000459770114942529" calcext:value-type="float">
            <text:p>0.000459770114942529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12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YM</text:p>
          </table:table-cell>
          <table:table-cell office:value-type="string" calcext:value-type="string">
            <text:p>delta y (pixels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Y-y_0 (m)</text:p>
          </table:table-cell>
          <table:table-cell table:number-columns-repeated="3"/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 (pixels^2)</text:p>
          </table:table-cell>
          <table:table-cell table:style-name="ce4" office:value-type="string" calcext:value-type="string">
            <text:p>X (pixels)</text:p>
          </table:table-cell>
          <table:table-cell table:style-name="ce4" office:value-type="string" calcext:value-type="string">
            <text:p>Y (pixels)</text:p>
          </table:table-cell>
          <table:table-cell table:style-name="ce4" office:value-type="string" calcext:value-type="string">
            <text:p>delta y (pixels)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Y-y_0 (m)</text:p>
          </table:table-cell>
          <table:table-cell table:style-name="ce32" office:value-type="string" calcext:value-type="string">
            <text:p>X-X_0 (m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96" calcext:value-type="float">
            <text:p>5496</text:p>
          </table:table-cell>
          <table:table-cell office:value-type="float" office:value="249.824" calcext:value-type="float">
            <text:p>249.824</text:p>
          </table:table-cell>
          <table:table-cell office:value-type="float" office:value="88.742" calcext:value-type="float">
            <text:p>88.742</text:p>
          </table:table-cell>
          <table:table-cell table:formula="of:=[.E7]" office:value-type="float" office:value="88.742" calcext:value-type="float">
            <text:p>88.742</text:p>
          </table:table-cell>
          <table:table-cell/>
          <table:table-cell table:formula="of:=([.B7]-1)/[.$C$4]" office:value-type="float" office:value="0" calcext:value-type="float">
            <text:p>0</text:p>
          </table:table-cell>
          <table:table-cell table:formula="of:=([.E7]-[.$E$7]) * [.$F$4]" office:value-type="float" office:value="0" calcext:value-type="float">
            <text:p>0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5496" calcext:value-type="float">
            <text:p>5496</text:p>
          </table:table-cell>
          <table:table-cell table:style-name="ce8" office:value-type="float" office:value="249.824" calcext:value-type="float">
            <text:p>249.824</text:p>
          </table:table-cell>
          <table:table-cell table:style-name="ce8" office:value-type="float" office:value="88.742" calcext:value-type="float">
            <text:p>88.742</text:p>
          </table:table-cell>
          <table:table-cell table:style-name="ce8" office:value-type="float" office:value="0" calcext:value-type="float">
            <text:p>0.000</text:p>
          </table:table-cell>
          <table:table-cell table:style-name="ce14" table:formula="of:=([.M7]-1)/[.$C$4]" office:value-type="float" office:value="0" calcext:value-type="float">
            <text:p>0.0000</text:p>
          </table:table-cell>
          <table:table-cell table:style-name="ce14" table:formula="of:=([.P7]-[.$E$7]) * [.$F$4]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float" office:value="248.266" calcext:value-type="float">
            <text:p>248.266</text:p>
          </table:table-cell>
          <table:table-cell office:value-type="float" office:value="93.793" calcext:value-type="float">
            <text:p>93.793</text:p>
          </table:table-cell>
          <table:table-cell table:formula="of:=[.E8]-[.E7]" office:value-type="float" office:value="5.051" calcext:value-type="float">
            <text:p>5.051</text:p>
          </table:table-cell>
          <table:table-cell/>
          <table:table-cell table:formula="of:=([.B8]-1)/[.$C$4]" office:value-type="float" office:value="0.00416666666666667" calcext:value-type="float">
            <text:p>0.00416666666666667</text:p>
          </table:table-cell>
          <table:table-cell table:formula="of:=([.E8]-[.$E$7]) * [.$F$4]" office:value-type="float" office:value="0.00232229885057471" calcext:value-type="float">
            <text:p>0.0023222988505747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float" office:value="248.266" calcext:value-type="float">
            <text:p>248.266</text:p>
          </table:table-cell>
          <table:table-cell office:value-type="float" office:value="93.793" calcext:value-type="float">
            <text:p>93.793</text:p>
          </table:table-cell>
          <table:table-cell table:formula="of:=([.P8]-[.P7])/([.M8]-[.M7])" office:value-type="float" office:value="5.051" calcext:value-type="float">
            <text:p>5.051</text:p>
          </table:table-cell>
          <table:table-cell table:formula="of:=([.M8]-1)/[.$C$4]" office:value-type="float" office:value="0.00416666666666667" calcext:value-type="float">
            <text:p>0.0042</text:p>
          </table:table-cell>
          <table:table-cell table:formula="of:=([.P8]-[.$E$7]) * [.$F$4]" office:value-type="float" office:value="0.00232229885057471" calcext:value-type="float">
            <text:p>0.0023</text:p>
          </table:table-cell>
          <table:table-cell table:formula="of:=([.$O$7]-[.O8])*[.$Q$4]" office:value-type="float" office:value="0.00071632183908047" calcext:value-type="float">
            <text:p>0.0007163218390804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88" calcext:value-type="float">
            <text:p>5488</text:p>
          </table:table-cell>
          <table:table-cell office:value-type="float" office:value="246.685" calcext:value-type="float">
            <text:p>246.685</text:p>
          </table:table-cell>
          <table:table-cell office:value-type="float" office:value="98.999" calcext:value-type="float">
            <text:p>98.999</text:p>
          </table:table-cell>
          <table:table-cell table:formula="of:=[.E9]-[.E8]" office:value-type="float" office:value="5.20599999999999" calcext:value-type="float">
            <text:p>5.20599999999999</text:p>
          </table:table-cell>
          <table:table-cell/>
          <table:table-cell table:formula="of:=([.B9]-1)/[.$C$4]" office:value-type="float" office:value="0.00833333333333333" calcext:value-type="float">
            <text:p>0.00833333333333333</text:p>
          </table:table-cell>
          <table:table-cell table:formula="of:=([.E9]-[.$E$7]) * [.$F$4]" office:value-type="float" office:value="0.00471586206896551" calcext:value-type="float">
            <text:p>0.0047158620689655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488" calcext:value-type="float">
            <text:p>5488</text:p>
          </table:table-cell>
          <table:table-cell office:value-type="float" office:value="246.685" calcext:value-type="float">
            <text:p>246.685</text:p>
          </table:table-cell>
          <table:table-cell office:value-type="float" office:value="98.999" calcext:value-type="float">
            <text:p>98.999</text:p>
          </table:table-cell>
          <table:table-cell table:formula="of:=([.P9]-[.P8])/([.M9]-[.M8])" office:value-type="float" office:value="5.20599999999999" calcext:value-type="float">
            <text:p>5.206</text:p>
          </table:table-cell>
          <table:table-cell table:formula="of:=([.M9]-1)/[.$C$4]" office:value-type="float" office:value="0.00833333333333333" calcext:value-type="float">
            <text:p>0.0083</text:p>
          </table:table-cell>
          <table:table-cell table:formula="of:=([.P9]-[.$E$7]) * [.$F$4]" office:value-type="float" office:value="0.00471586206896551" calcext:value-type="float">
            <text:p>0.0047</text:p>
          </table:table-cell>
          <table:table-cell table:formula="of:=([.$O$7]-[.O9])*[.$Q$4]" office:value-type="float" office:value="0.0014432183908046" calcext:value-type="float">
            <text:p>0.001443218390804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87" calcext:value-type="float">
            <text:p>5487</text:p>
          </table:table-cell>
          <table:table-cell office:value-type="float" office:value="245.012" calcext:value-type="float">
            <text:p>245.012</text:p>
          </table:table-cell>
          <table:table-cell office:value-type="float" office:value="104.769" calcext:value-type="float">
            <text:p>104.769</text:p>
          </table:table-cell>
          <table:table-cell table:formula="of:=[.E10]-[.E9]" office:value-type="float" office:value="5.77000000000001" calcext:value-type="float">
            <text:p>5.77000000000001</text:p>
          </table:table-cell>
          <table:table-cell/>
          <table:table-cell table:formula="of:=([.B10]-1)/[.$C$4]" office:value-type="float" office:value="0.0125" calcext:value-type="float">
            <text:p>0.0125</text:p>
          </table:table-cell>
          <table:table-cell table:formula="of:=([.E10]-[.$E$7]) * [.$F$4]" office:value-type="float" office:value="0.00736873563218391" calcext:value-type="float">
            <text:p>0.0073687356321839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487" calcext:value-type="float">
            <text:p>5487</text:p>
          </table:table-cell>
          <table:table-cell office:value-type="float" office:value="245.012" calcext:value-type="float">
            <text:p>245.012</text:p>
          </table:table-cell>
          <table:table-cell office:value-type="float" office:value="104.769" calcext:value-type="float">
            <text:p>104.769</text:p>
          </table:table-cell>
          <table:table-cell table:formula="of:=([.P10]-[.P9])/([.M10]-[.M9])" office:value-type="float" office:value="5.77000000000001" calcext:value-type="float">
            <text:p>5.770</text:p>
          </table:table-cell>
          <table:table-cell table:formula="of:=([.M10]-1)/[.$C$4]" office:value-type="float" office:value="0.0125" calcext:value-type="float">
            <text:p>0.0125</text:p>
          </table:table-cell>
          <table:table-cell table:formula="of:=([.P10]-[.$E$7]) * [.$F$4]" office:value-type="float" office:value="0.00736873563218391" calcext:value-type="float">
            <text:p>0.0074</text:p>
          </table:table-cell>
          <table:table-cell table:formula="of:=([.$O$7]-[.O10])*[.$Q$4]" office:value-type="float" office:value="0.00221241379310345" calcext:value-type="float">
            <text:p>0.002212413793103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84" calcext:value-type="float">
            <text:p>5484</text:p>
          </table:table-cell>
          <table:table-cell office:value-type="float" office:value="243.384" calcext:value-type="float">
            <text:p>243.384</text:p>
          </table:table-cell>
          <table:table-cell office:value-type="float" office:value="110.668" calcext:value-type="float">
            <text:p>110.668</text:p>
          </table:table-cell>
          <table:table-cell table:formula="of:=[.E11]-[.E10]" office:value-type="float" office:value="5.899" calcext:value-type="float">
            <text:p>5.899</text:p>
          </table:table-cell>
          <table:table-cell/>
          <table:table-cell table:formula="of:=([.B11]-1)/[.$C$4]" office:value-type="float" office:value="0.0166666666666667" calcext:value-type="float">
            <text:p>0.0166666666666667</text:p>
          </table:table-cell>
          <table:table-cell table:formula="of:=([.E11]-[.$E$7]) * [.$F$4]" office:value-type="float" office:value="0.0100809195402299" calcext:value-type="float">
            <text:p>0.01008091954022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484" calcext:value-type="float">
            <text:p>5484</text:p>
          </table:table-cell>
          <table:table-cell office:value-type="float" office:value="243.384" calcext:value-type="float">
            <text:p>243.384</text:p>
          </table:table-cell>
          <table:table-cell office:value-type="float" office:value="110.668" calcext:value-type="float">
            <text:p>110.668</text:p>
          </table:table-cell>
          <table:table-cell table:formula="of:=([.P11]-[.P10])/([.M11]-[.M10])" office:value-type="float" office:value="5.899" calcext:value-type="float">
            <text:p>5.899</text:p>
          </table:table-cell>
          <table:table-cell table:formula="of:=([.M11]-1)/[.$C$4]" office:value-type="float" office:value="0.0166666666666667" calcext:value-type="float">
            <text:p>0.0167</text:p>
          </table:table-cell>
          <table:table-cell table:formula="of:=([.P11]-[.$E$7]) * [.$F$4]" office:value-type="float" office:value="0.0100809195402299" calcext:value-type="float">
            <text:p>0.0101</text:p>
          </table:table-cell>
          <table:table-cell table:formula="of:=([.$O$7]-[.O11])*[.$Q$4]" office:value-type="float" office:value="0.0029609195402299" calcext:value-type="float">
            <text:p>0.00296091954022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62" calcext:value-type="float">
            <text:p>5462</text:p>
          </table:table-cell>
          <table:table-cell office:value-type="float" office:value="241.728" calcext:value-type="float">
            <text:p>241.728</text:p>
          </table:table-cell>
          <table:table-cell office:value-type="float" office:value="116.975" calcext:value-type="float">
            <text:p>116.975</text:p>
          </table:table-cell>
          <table:table-cell table:formula="of:=[.E12]-[.E11]" office:value-type="float" office:value="6.30699999999999" calcext:value-type="float">
            <text:p>6.30699999999999</text:p>
          </table:table-cell>
          <table:table-cell/>
          <table:table-cell table:formula="of:=([.B12]-1)/[.$C$4]" office:value-type="float" office:value="0.0208333333333333" calcext:value-type="float">
            <text:p>0.0208333333333333</text:p>
          </table:table-cell>
          <table:table-cell table:formula="of:=([.E12]-[.$E$7]) * [.$F$4]" office:value-type="float" office:value="0.0129806896551724" calcext:value-type="float">
            <text:p>0.01298068965517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462" calcext:value-type="float">
            <text:p>5462</text:p>
          </table:table-cell>
          <table:table-cell office:value-type="float" office:value="241.728" calcext:value-type="float">
            <text:p>241.728</text:p>
          </table:table-cell>
          <table:table-cell office:value-type="float" office:value="116.975" calcext:value-type="float">
            <text:p>116.975</text:p>
          </table:table-cell>
          <table:table-cell table:formula="of:=([.P12]-[.P11])/([.M12]-[.M11])" office:value-type="float" office:value="6.30699999999999" calcext:value-type="float">
            <text:p>6.307</text:p>
          </table:table-cell>
          <table:table-cell table:formula="of:=([.M12]-1)/[.$C$4]" office:value-type="float" office:value="0.0208333333333333" calcext:value-type="float">
            <text:p>0.0208</text:p>
          </table:table-cell>
          <table:table-cell table:formula="of:=([.P12]-[.$E$7]) * [.$F$4]" office:value-type="float" office:value="0.0129806896551724" calcext:value-type="float">
            <text:p>0.0130</text:p>
          </table:table-cell>
          <table:table-cell table:formula="of:=([.$O$7]-[.O12])*[.$Q$4]" office:value-type="float" office:value="0.00372229885057472" calcext:value-type="float">
            <text:p>0.003722298850574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00" calcext:value-type="float">
            <text:p>5400</text:p>
          </table:table-cell>
          <table:table-cell office:value-type="float" office:value="238.621" calcext:value-type="float">
            <text:p>238.621</text:p>
          </table:table-cell>
          <table:table-cell office:value-type="float" office:value="130.338" calcext:value-type="float">
            <text:p>130.338</text:p>
          </table:table-cell>
          <table:table-cell table:style-name="ce1" table:formula="of:=[.E13]-[.E12]" office:value-type="float" office:value="13.363" calcext:value-type="float">
            <text:p>13.363</text:p>
          </table:table-cell>
          <table:table-cell/>
          <table:table-cell table:formula="of:=([.B13]-1)/[.$C$4]" office:value-type="float" office:value="0.025" calcext:value-type="float">
            <text:p>0.025</text:p>
          </table:table-cell>
          <table:table-cell table:formula="of:=([.E13]-[.$E$7]) * [.$F$4]" office:value-type="float" office:value="0.0191245977011494" calcext:value-type="float">
            <text:p>0.019124597701149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00" calcext:value-type="float">
            <text:p>5400</text:p>
          </table:table-cell>
          <table:table-cell office:value-type="float" office:value="238.621" calcext:value-type="float">
            <text:p>238.621</text:p>
          </table:table-cell>
          <table:table-cell office:value-type="float" office:value="130.338" calcext:value-type="float">
            <text:p>130.338</text:p>
          </table:table-cell>
          <table:table-cell table:formula="of:=([.P13]-[.P12])/([.M13]-[.M12])" office:value-type="float" office:value="6.6815" calcext:value-type="float">
            <text:p>6.682</text:p>
          </table:table-cell>
          <table:table-cell table:formula="of:=([.M13]-1)/[.$C$4]" office:value-type="float" office:value="0.0291666666666667" calcext:value-type="float">
            <text:p>0.0292</text:p>
          </table:table-cell>
          <table:table-cell table:formula="of:=([.P13]-[.$E$7]) * [.$F$4]" office:value-type="float" office:value="0.0191245977011494" calcext:value-type="float">
            <text:p>0.0191</text:p>
          </table:table-cell>
          <table:table-cell table:formula="of:=([.$O$7]-[.O13])*[.$Q$4]" office:value-type="float" office:value="0.00515080459770115" calcext:value-type="float">
            <text:p>0.0051508045977011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09" calcext:value-type="float">
            <text:p>5409</text:p>
          </table:table-cell>
          <table:table-cell office:value-type="float" office:value="236.832" calcext:value-type="float">
            <text:p>236.832</text:p>
          </table:table-cell>
          <table:table-cell office:value-type="float" office:value="137.72" calcext:value-type="float">
            <text:p>137.72</text:p>
          </table:table-cell>
          <table:table-cell table:formula="of:=[.E14]-[.E13]" office:value-type="float" office:value="7.38200000000001" calcext:value-type="float">
            <text:p>7.38200000000001</text:p>
          </table:table-cell>
          <table:table-cell/>
          <table:table-cell table:formula="of:=([.B14]-1)/[.$C$4]" office:value-type="float" office:value="0.0291666666666667" calcext:value-type="float">
            <text:p>0.0291666666666667</text:p>
          </table:table-cell>
          <table:table-cell table:formula="of:=([.E14]-[.$E$7]) * [.$F$4]" office:value-type="float" office:value="0.0225186206896552" calcext:value-type="float">
            <text:p>0.0225186206896552</text:p>
          </table:table-cell>
          <table:table-cell table:number-columns-repeated="3"/>
          <table:table-cell table:formula="of:=[.M13]+1" office:value-type="float" office:value="9" calcext:value-type="float">
            <text:p>9</text:p>
          </table:table-cell>
          <table:table-cell office:value-type="float" office:value="5409" calcext:value-type="float">
            <text:p>5409</text:p>
          </table:table-cell>
          <table:table-cell office:value-type="float" office:value="236.832" calcext:value-type="float">
            <text:p>236.832</text:p>
          </table:table-cell>
          <table:table-cell office:value-type="float" office:value="137.72" calcext:value-type="float">
            <text:p>137.720</text:p>
          </table:table-cell>
          <table:table-cell table:formula="of:=([.P14]-[.P13])/([.M14]-[.M13])" office:value-type="float" office:value="7.38200000000001" calcext:value-type="float">
            <text:p>7.382</text:p>
          </table:table-cell>
          <table:table-cell table:formula="of:=([.M14]-1)/[.$C$4]" office:value-type="float" office:value="0.0333333333333333" calcext:value-type="float">
            <text:p>0.0333</text:p>
          </table:table-cell>
          <table:table-cell table:formula="of:=([.P14]-[.$E$7]) * [.$F$4]" office:value-type="float" office:value="0.0225186206896552" calcext:value-type="float">
            <text:p>0.0225</text:p>
          </table:table-cell>
          <table:table-cell table:formula="of:=([.$O$7]-[.O14])*[.$Q$4]" office:value-type="float" office:value="0.00597333333333335" calcext:value-type="float">
            <text:p>0.0059733333333333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381" calcext:value-type="float">
            <text:p>5381</text:p>
          </table:table-cell>
          <table:table-cell office:value-type="float" office:value="235.077" calcext:value-type="float">
            <text:p>235.077</text:p>
          </table:table-cell>
          <table:table-cell office:value-type="float" office:value="145.136" calcext:value-type="float">
            <text:p>145.136</text:p>
          </table:table-cell>
          <table:table-cell table:formula="of:=[.E15]-[.E14]" office:value-type="float" office:value="7.416" calcext:value-type="float">
            <text:p>7.416</text:p>
          </table:table-cell>
          <table:table-cell/>
          <table:table-cell table:formula="of:=([.B15]-1)/[.$C$4]" office:value-type="float" office:value="0.0333333333333333" calcext:value-type="float">
            <text:p>0.0333333333333333</text:p>
          </table:table-cell>
          <table:table-cell table:formula="of:=([.E15]-[.$E$7]) * [.$F$4]" office:value-type="float" office:value="0.025928275862069" calcext:value-type="float">
            <text:p>0.025928275862069</text:p>
          </table:table-cell>
          <table:table-cell table:number-columns-repeated="3"/>
          <table:table-cell table:formula="of:=[.M14]+1" office:value-type="float" office:value="10" calcext:value-type="float">
            <text:p>10</text:p>
          </table:table-cell>
          <table:table-cell office:value-type="float" office:value="5381" calcext:value-type="float">
            <text:p>5381</text:p>
          </table:table-cell>
          <table:table-cell office:value-type="float" office:value="235.077" calcext:value-type="float">
            <text:p>235.077</text:p>
          </table:table-cell>
          <table:table-cell office:value-type="float" office:value="145.136" calcext:value-type="float">
            <text:p>145.136</text:p>
          </table:table-cell>
          <table:table-cell table:formula="of:=([.P15]-[.P14])/([.M15]-[.M14])" office:value-type="float" office:value="7.416" calcext:value-type="float">
            <text:p>7.416</text:p>
          </table:table-cell>
          <table:table-cell table:formula="of:=([.M15]-1)/[.$C$4]" office:value-type="float" office:value="0.0375" calcext:value-type="float">
            <text:p>0.0375</text:p>
          </table:table-cell>
          <table:table-cell table:formula="of:=([.P15]-[.$E$7]) * [.$F$4]" office:value-type="float" office:value="0.025928275862069" calcext:value-type="float">
            <text:p>0.0259</text:p>
          </table:table-cell>
          <table:table-cell table:formula="of:=([.$O$7]-[.O15])*[.$Q$4]" office:value-type="float" office:value="0.00678022988505748" calcext:value-type="float">
            <text:p>0.0067802298850574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331" calcext:value-type="float">
            <text:p>5331</text:p>
          </table:table-cell>
          <table:table-cell office:value-type="float" office:value="233.442" calcext:value-type="float">
            <text:p>233.442</text:p>
          </table:table-cell>
          <table:table-cell office:value-type="float" office:value="152.976" calcext:value-type="float">
            <text:p>152.976</text:p>
          </table:table-cell>
          <table:table-cell table:formula="of:=[.E16]-[.E15]" office:value-type="float" office:value="7.84" calcext:value-type="float">
            <text:p>7.84</text:p>
          </table:table-cell>
          <table:table-cell/>
          <table:table-cell table:formula="of:=([.B16]-1)/[.$C$4]" office:value-type="float" office:value="0.0375" calcext:value-type="float">
            <text:p>0.0375</text:p>
          </table:table-cell>
          <table:table-cell table:formula="of:=([.E16]-[.$E$7]) * [.$F$4]" office:value-type="float" office:value="0.0295328735632184" calcext:value-type="float">
            <text:p>0.0295328735632184</text:p>
          </table:table-cell>
          <table:table-cell table:number-columns-repeated="3"/>
          <table:table-cell table:formula="of:=[.M15]+1" office:value-type="float" office:value="11" calcext:value-type="float">
            <text:p>11</text:p>
          </table:table-cell>
          <table:table-cell office:value-type="float" office:value="5331" calcext:value-type="float">
            <text:p>5331</text:p>
          </table:table-cell>
          <table:table-cell office:value-type="float" office:value="233.442" calcext:value-type="float">
            <text:p>233.442</text:p>
          </table:table-cell>
          <table:table-cell office:value-type="float" office:value="152.976" calcext:value-type="float">
            <text:p>152.976</text:p>
          </table:table-cell>
          <table:table-cell table:formula="of:=([.P16]-[.P15])/([.M16]-[.M15])" office:value-type="float" office:value="7.84" calcext:value-type="float">
            <text:p>7.840</text:p>
          </table:table-cell>
          <table:table-cell table:formula="of:=([.M16]-1)/[.$C$4]" office:value-type="float" office:value="0.0416666666666667" calcext:value-type="float">
            <text:p>0.0417</text:p>
          </table:table-cell>
          <table:table-cell table:formula="of:=([.P16]-[.$E$7]) * [.$F$4]" office:value-type="float" office:value="0.0295328735632184" calcext:value-type="float">
            <text:p>0.0295</text:p>
          </table:table-cell>
          <table:table-cell table:formula="of:=([.$O$7]-[.O16])*[.$Q$4]" office:value-type="float" office:value="0.00753195402298851" calcext:value-type="float">
            <text:p>0.0075319540229885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334" calcext:value-type="float">
            <text:p>5334</text:p>
          </table:table-cell>
          <table:table-cell office:value-type="float" office:value="231.727" calcext:value-type="float">
            <text:p>231.727</text:p>
          </table:table-cell>
          <table:table-cell office:value-type="float" office:value="161.257" calcext:value-type="float">
            <text:p>161.257</text:p>
          </table:table-cell>
          <table:table-cell table:formula="of:=[.E17]-[.E16]" office:value-type="float" office:value="8.28100000000001" calcext:value-type="float">
            <text:p>8.28100000000001</text:p>
          </table:table-cell>
          <table:table-cell/>
          <table:table-cell table:formula="of:=([.B17]-1)/[.$C$4]" office:value-type="float" office:value="0.0416666666666667" calcext:value-type="float">
            <text:p>0.0416666666666667</text:p>
          </table:table-cell>
          <table:table-cell table:formula="of:=([.E17]-[.$E$7]) * [.$F$4]" office:value-type="float" office:value="0.0333402298850575" calcext:value-type="float">
            <text:p>0.0333402298850575</text:p>
          </table:table-cell>
          <table:table-cell table:number-columns-repeated="3"/>
          <table:table-cell table:formula="of:=[.M16]+1" office:value-type="float" office:value="12" calcext:value-type="float">
            <text:p>12</text:p>
          </table:table-cell>
          <table:table-cell office:value-type="float" office:value="5334" calcext:value-type="float">
            <text:p>5334</text:p>
          </table:table-cell>
          <table:table-cell office:value-type="float" office:value="231.727" calcext:value-type="float">
            <text:p>231.727</text:p>
          </table:table-cell>
          <table:table-cell office:value-type="float" office:value="161.257" calcext:value-type="float">
            <text:p>161.257</text:p>
          </table:table-cell>
          <table:table-cell table:formula="of:=([.P17]-[.P16])/([.M17]-[.M16])" office:value-type="float" office:value="8.28100000000001" calcext:value-type="float">
            <text:p>8.281</text:p>
          </table:table-cell>
          <table:table-cell table:formula="of:=([.M17]-1)/[.$C$4]" office:value-type="float" office:value="0.0458333333333333" calcext:value-type="float">
            <text:p>0.0458</text:p>
          </table:table-cell>
          <table:table-cell table:formula="of:=([.P17]-[.$E$7]) * [.$F$4]" office:value-type="float" office:value="0.0333402298850575" calcext:value-type="float">
            <text:p>0.0333</text:p>
          </table:table-cell>
          <table:table-cell table:formula="of:=([.$O$7]-[.O17])*[.$Q$4]" office:value-type="float" office:value="0.00832045977011495" calcext:value-type="float">
            <text:p>0.0083204597701149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274" calcext:value-type="float">
            <text:p>5274</text:p>
          </table:table-cell>
          <table:table-cell office:value-type="float" office:value="230.121" calcext:value-type="float">
            <text:p>230.121</text:p>
          </table:table-cell>
          <table:table-cell office:value-type="float" office:value="169.624" calcext:value-type="float">
            <text:p>169.624</text:p>
          </table:table-cell>
          <table:table-cell table:formula="of:=[.E18]-[.E17]" office:value-type="float" office:value="8.36699999999999" calcext:value-type="float">
            <text:p>8.36699999999999</text:p>
          </table:table-cell>
          <table:table-cell/>
          <table:table-cell table:formula="of:=([.B18]-1)/[.$C$4]" office:value-type="float" office:value="0.0458333333333333" calcext:value-type="float">
            <text:p>0.0458333333333333</text:p>
          </table:table-cell>
          <table:table-cell table:formula="of:=([.E18]-[.$E$7]) * [.$F$4]" office:value-type="float" office:value="0.0371871264367816" calcext:value-type="float">
            <text:p>0.0371871264367816</text:p>
          </table:table-cell>
          <table:table-cell table:number-columns-repeated="3"/>
          <table:table-cell table:formula="of:=[.M17]+1" office:value-type="float" office:value="13" calcext:value-type="float">
            <text:p>13</text:p>
          </table:table-cell>
          <table:table-cell office:value-type="float" office:value="5274" calcext:value-type="float">
            <text:p>5274</text:p>
          </table:table-cell>
          <table:table-cell office:value-type="float" office:value="230.121" calcext:value-type="float">
            <text:p>230.121</text:p>
          </table:table-cell>
          <table:table-cell office:value-type="float" office:value="169.624" calcext:value-type="float">
            <text:p>169.624</text:p>
          </table:table-cell>
          <table:table-cell table:formula="of:=([.P18]-[.P17])/([.M18]-[.M17])" office:value-type="float" office:value="8.36699999999999" calcext:value-type="float">
            <text:p>8.367</text:p>
          </table:table-cell>
          <table:table-cell table:formula="of:=([.M18]-1)/[.$C$4]" office:value-type="float" office:value="0.05" calcext:value-type="float">
            <text:p>0.0500</text:p>
          </table:table-cell>
          <table:table-cell table:formula="of:=([.P18]-[.$E$7]) * [.$F$4]" office:value-type="float" office:value="0.0371871264367816" calcext:value-type="float">
            <text:p>0.0372</text:p>
          </table:table-cell>
          <table:table-cell table:formula="of:=([.$O$7]-[.O18])*[.$Q$4]" office:value-type="float" office:value="0.00905885057471265" calcext:value-type="float">
            <text:p>0.0090588505747126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277" calcext:value-type="float">
            <text:p>5277</text:p>
          </table:table-cell>
          <table:table-cell office:value-type="float" office:value="228.379" calcext:value-type="float">
            <text:p>228.379</text:p>
          </table:table-cell>
          <table:table-cell office:value-type="float" office:value="178.529" calcext:value-type="float">
            <text:p>178.529</text:p>
          </table:table-cell>
          <table:table-cell table:formula="of:=[.E19]-[.E18]" office:value-type="float" office:value="8.905" calcext:value-type="float">
            <text:p>8.905</text:p>
          </table:table-cell>
          <table:table-cell/>
          <table:table-cell table:formula="of:=([.B19]-1)/[.$C$4]" office:value-type="float" office:value="0.05" calcext:value-type="float">
            <text:p>0.05</text:p>
          </table:table-cell>
          <table:table-cell table:formula="of:=([.E19]-[.$E$7]) * [.$F$4]" office:value-type="float" office:value="0.0412813793103448" calcext:value-type="float">
            <text:p>0.0412813793103448</text:p>
          </table:table-cell>
          <table:table-cell table:number-columns-repeated="3"/>
          <table:table-cell table:formula="of:=[.M18]+1" office:value-type="float" office:value="14" calcext:value-type="float">
            <text:p>14</text:p>
          </table:table-cell>
          <table:table-cell office:value-type="float" office:value="5277" calcext:value-type="float">
            <text:p>5277</text:p>
          </table:table-cell>
          <table:table-cell office:value-type="float" office:value="228.379" calcext:value-type="float">
            <text:p>228.379</text:p>
          </table:table-cell>
          <table:table-cell office:value-type="float" office:value="178.529" calcext:value-type="float">
            <text:p>178.529</text:p>
          </table:table-cell>
          <table:table-cell table:formula="of:=([.P19]-[.P18])/([.M19]-[.M18])" office:value-type="float" office:value="8.905" calcext:value-type="float">
            <text:p>8.905</text:p>
          </table:table-cell>
          <table:table-cell table:formula="of:=([.M19]-1)/[.$C$4]" office:value-type="float" office:value="0.0541666666666667" calcext:value-type="float">
            <text:p>0.0542</text:p>
          </table:table-cell>
          <table:table-cell table:formula="of:=([.P19]-[.$E$7]) * [.$F$4]" office:value-type="float" office:value="0.0412813793103448" calcext:value-type="float">
            <text:p>0.0413</text:p>
          </table:table-cell>
          <table:table-cell table:formula="of:=([.$O$7]-[.O19])*[.$Q$4]" office:value-type="float" office:value="0.00985977011494254" calcext:value-type="float">
            <text:p>0.0098597701149425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238" calcext:value-type="float">
            <text:p>5238</text:p>
          </table:table-cell>
          <table:table-cell office:value-type="float" office:value="226.58" calcext:value-type="float">
            <text:p>226.58</text:p>
          </table:table-cell>
          <table:table-cell office:value-type="float" office:value="187.478" calcext:value-type="float">
            <text:p>187.478</text:p>
          </table:table-cell>
          <table:table-cell table:formula="of:=[.E20]-[.E19]" office:value-type="float" office:value="8.94900000000001" calcext:value-type="float">
            <text:p>8.94900000000001</text:p>
          </table:table-cell>
          <table:table-cell/>
          <table:table-cell table:formula="of:=([.B20]-1)/[.$C$4]" office:value-type="float" office:value="0.0541666666666667" calcext:value-type="float">
            <text:p>0.0541666666666667</text:p>
          </table:table-cell>
          <table:table-cell table:formula="of:=([.E20]-[.$E$7]) * [.$F$4]" office:value-type="float" office:value="0.0453958620689655" calcext:value-type="float">
            <text:p>0.0453958620689655</text:p>
          </table:table-cell>
          <table:table-cell table:number-columns-repeated="3"/>
          <table:table-cell table:formula="of:=[.M19]+1" office:value-type="float" office:value="15" calcext:value-type="float">
            <text:p>15</text:p>
          </table:table-cell>
          <table:table-cell office:value-type="float" office:value="5238" calcext:value-type="float">
            <text:p>5238</text:p>
          </table:table-cell>
          <table:table-cell office:value-type="float" office:value="226.58" calcext:value-type="float">
            <text:p>226.580</text:p>
          </table:table-cell>
          <table:table-cell office:value-type="float" office:value="187.478" calcext:value-type="float">
            <text:p>187.478</text:p>
          </table:table-cell>
          <table:table-cell table:formula="of:=([.P20]-[.P19])/([.M20]-[.M19])" office:value-type="float" office:value="8.94900000000001" calcext:value-type="float">
            <text:p>8.949</text:p>
          </table:table-cell>
          <table:table-cell table:formula="of:=([.M20]-1)/[.$C$4]" office:value-type="float" office:value="0.0583333333333333" calcext:value-type="float">
            <text:p>0.0583</text:p>
          </table:table-cell>
          <table:table-cell table:formula="of:=([.P20]-[.$E$7]) * [.$F$4]" office:value-type="float" office:value="0.0453958620689655" calcext:value-type="float">
            <text:p>0.0454</text:p>
          </table:table-cell>
          <table:table-cell table:formula="of:=([.$O$7]-[.O20])*[.$Q$4]" office:value-type="float" office:value="0.0106868965517241" calcext:value-type="float">
            <text:p>0.010686896551724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200" calcext:value-type="float">
            <text:p>5200</text:p>
          </table:table-cell>
          <table:table-cell office:value-type="float" office:value="224.852" calcext:value-type="float">
            <text:p>224.852</text:p>
          </table:table-cell>
          <table:table-cell office:value-type="float" office:value="196.929" calcext:value-type="float">
            <text:p>196.929</text:p>
          </table:table-cell>
          <table:table-cell table:formula="of:=[.E21]-[.E20]" office:value-type="float" office:value="9.45099999999999" calcext:value-type="float">
            <text:p>9.45099999999999</text:p>
          </table:table-cell>
          <table:table-cell/>
          <table:table-cell table:formula="of:=([.B21]-1)/[.$C$4]" office:value-type="float" office:value="0.0583333333333333" calcext:value-type="float">
            <text:p>0.0583333333333333</text:p>
          </table:table-cell>
          <table:table-cell table:formula="of:=([.E21]-[.$E$7]) * [.$F$4]" office:value-type="float" office:value="0.0497411494252874" calcext:value-type="float">
            <text:p>0.0497411494252874</text:p>
          </table:table-cell>
          <table:table-cell table:number-columns-repeated="3"/>
          <table:table-cell table:formula="of:=[.M20]+1" office:value-type="float" office:value="16" calcext:value-type="float">
            <text:p>16</text:p>
          </table:table-cell>
          <table:table-cell office:value-type="float" office:value="5200" calcext:value-type="float">
            <text:p>5200</text:p>
          </table:table-cell>
          <table:table-cell office:value-type="float" office:value="224.852" calcext:value-type="float">
            <text:p>224.852</text:p>
          </table:table-cell>
          <table:table-cell office:value-type="float" office:value="196.929" calcext:value-type="float">
            <text:p>196.929</text:p>
          </table:table-cell>
          <table:table-cell table:formula="of:=([.P21]-[.P20])/([.M21]-[.M20])" office:value-type="float" office:value="9.45099999999999" calcext:value-type="float">
            <text:p>9.451</text:p>
          </table:table-cell>
          <table:table-cell table:formula="of:=([.M21]-1)/[.$C$4]" office:value-type="float" office:value="0.0625" calcext:value-type="float">
            <text:p>0.0625</text:p>
          </table:table-cell>
          <table:table-cell table:formula="of:=([.P21]-[.$E$7]) * [.$F$4]" office:value-type="float" office:value="0.0497411494252874" calcext:value-type="float">
            <text:p>0.0497</text:p>
          </table:table-cell>
          <table:table-cell table:formula="of:=([.$O$7]-[.O21])*[.$Q$4]" office:value-type="float" office:value="0.0114813793103448" calcext:value-type="float">
            <text:p>0.011481379310344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192" calcext:value-type="float">
            <text:p>5192</text:p>
          </table:table-cell>
          <table:table-cell office:value-type="float" office:value="223.271" calcext:value-type="float">
            <text:p>223.271</text:p>
          </table:table-cell>
          <table:table-cell office:value-type="float" office:value="206.656" calcext:value-type="float">
            <text:p>206.656</text:p>
          </table:table-cell>
          <table:table-cell table:formula="of:=[.E22]-[.E21]" office:value-type="float" office:value="9.727" calcext:value-type="float">
            <text:p>9.727</text:p>
          </table:table-cell>
          <table:table-cell/>
          <table:table-cell table:formula="of:=([.B22]-1)/[.$C$4]" office:value-type="float" office:value="0.0625" calcext:value-type="float">
            <text:p>0.0625</text:p>
          </table:table-cell>
          <table:table-cell table:formula="of:=([.E22]-[.$E$7]) * [.$F$4]" office:value-type="float" office:value="0.0542133333333333" calcext:value-type="float">
            <text:p>0.0542133333333333</text:p>
          </table:table-cell>
          <table:table-cell table:number-columns-repeated="3"/>
          <table:table-cell table:formula="of:=[.M21]+1" office:value-type="float" office:value="17" calcext:value-type="float">
            <text:p>17</text:p>
          </table:table-cell>
          <table:table-cell office:value-type="float" office:value="5192" calcext:value-type="float">
            <text:p>5192</text:p>
          </table:table-cell>
          <table:table-cell office:value-type="float" office:value="223.271" calcext:value-type="float">
            <text:p>223.271</text:p>
          </table:table-cell>
          <table:table-cell office:value-type="float" office:value="206.656" calcext:value-type="float">
            <text:p>206.656</text:p>
          </table:table-cell>
          <table:table-cell table:formula="of:=([.P22]-[.P21])/([.M22]-[.M21])" office:value-type="float" office:value="9.727" calcext:value-type="float">
            <text:p>9.727</text:p>
          </table:table-cell>
          <table:table-cell table:formula="of:=([.M22]-1)/[.$C$4]" office:value-type="float" office:value="0.0666666666666667" calcext:value-type="float">
            <text:p>0.0667</text:p>
          </table:table-cell>
          <table:table-cell table:formula="of:=([.P22]-[.$E$7]) * [.$F$4]" office:value-type="float" office:value="0.0542133333333333" calcext:value-type="float">
            <text:p>0.0542</text:p>
          </table:table-cell>
          <table:table-cell table:formula="of:=([.$O$7]-[.O22])*[.$Q$4]" office:value-type="float" office:value="0.012208275862069" calcext:value-type="float">
            <text:p>0.01220827586206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150" calcext:value-type="float">
            <text:p>5150</text:p>
          </table:table-cell>
          <table:table-cell office:value-type="float" office:value="221.58" calcext:value-type="float">
            <text:p>221.58</text:p>
          </table:table-cell>
          <table:table-cell office:value-type="float" office:value="216.623" calcext:value-type="float">
            <text:p>216.623</text:p>
          </table:table-cell>
          <table:table-cell table:formula="of:=[.E23]-[.E22]" office:value-type="float" office:value="9.96699999999998" calcext:value-type="float">
            <text:p>9.96699999999998</text:p>
          </table:table-cell>
          <table:table-cell/>
          <table:table-cell table:formula="of:=([.B23]-1)/[.$C$4]" office:value-type="float" office:value="0.0666666666666667" calcext:value-type="float">
            <text:p>0.0666666666666667</text:p>
          </table:table-cell>
          <table:table-cell table:formula="of:=([.E23]-[.$E$7]) * [.$F$4]" office:value-type="float" office:value="0.0587958620689655" calcext:value-type="float">
            <text:p>0.0587958620689655</text:p>
          </table:table-cell>
          <table:table-cell table:number-columns-repeated="3"/>
          <table:table-cell table:formula="of:=[.M22]+1" office:value-type="float" office:value="18" calcext:value-type="float">
            <text:p>18</text:p>
          </table:table-cell>
          <table:table-cell office:value-type="float" office:value="5150" calcext:value-type="float">
            <text:p>5150</text:p>
          </table:table-cell>
          <table:table-cell office:value-type="float" office:value="221.58" calcext:value-type="float">
            <text:p>221.580</text:p>
          </table:table-cell>
          <table:table-cell office:value-type="float" office:value="216.623" calcext:value-type="float">
            <text:p>216.623</text:p>
          </table:table-cell>
          <table:table-cell table:formula="of:=([.P23]-[.P22])/([.M23]-[.M22])" office:value-type="float" office:value="9.96699999999998" calcext:value-type="float">
            <text:p>9.967</text:p>
          </table:table-cell>
          <table:table-cell table:formula="of:=([.M23]-1)/[.$C$4]" office:value-type="float" office:value="0.0708333333333333" calcext:value-type="float">
            <text:p>0.0708</text:p>
          </table:table-cell>
          <table:table-cell table:formula="of:=([.P23]-[.$E$7]) * [.$F$4]" office:value-type="float" office:value="0.0587958620689655" calcext:value-type="float">
            <text:p>0.0588</text:p>
          </table:table-cell>
          <table:table-cell table:formula="of:=([.$O$7]-[.O23])*[.$Q$4]" office:value-type="float" office:value="0.0129857471264368" calcext:value-type="float">
            <text:p>0.012985747126436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172" calcext:value-type="float">
            <text:p>5172</text:p>
          </table:table-cell>
          <table:table-cell office:value-type="float" office:value="219.846" calcext:value-type="float">
            <text:p>219.846</text:p>
          </table:table-cell>
          <table:table-cell office:value-type="float" office:value="227.092" calcext:value-type="float">
            <text:p>227.092</text:p>
          </table:table-cell>
          <table:table-cell table:formula="of:=[.E24]-[.E23]" office:value-type="float" office:value="10.469" calcext:value-type="float">
            <text:p>10.469</text:p>
          </table:table-cell>
          <table:table-cell/>
          <table:table-cell table:formula="of:=([.B24]-1)/[.$C$4]" office:value-type="float" office:value="0.0708333333333333" calcext:value-type="float">
            <text:p>0.0708333333333333</text:p>
          </table:table-cell>
          <table:table-cell table:formula="of:=([.E24]-[.$E$7]) * [.$F$4]" office:value-type="float" office:value="0.0636091954022989" calcext:value-type="float">
            <text:p>0.0636091954022989</text:p>
          </table:table-cell>
          <table:table-cell table:number-columns-repeated="3"/>
          <table:table-cell table:formula="of:=[.M23]+1" office:value-type="float" office:value="19" calcext:value-type="float">
            <text:p>19</text:p>
          </table:table-cell>
          <table:table-cell office:value-type="float" office:value="5172" calcext:value-type="float">
            <text:p>5172</text:p>
          </table:table-cell>
          <table:table-cell office:value-type="float" office:value="219.846" calcext:value-type="float">
            <text:p>219.846</text:p>
          </table:table-cell>
          <table:table-cell office:value-type="float" office:value="227.092" calcext:value-type="float">
            <text:p>227.092</text:p>
          </table:table-cell>
          <table:table-cell table:formula="of:=([.P24]-[.P23])/([.M24]-[.M23])" office:value-type="float" office:value="10.469" calcext:value-type="float">
            <text:p>10.469</text:p>
          </table:table-cell>
          <table:table-cell table:formula="of:=([.M24]-1)/[.$C$4]" office:value-type="float" office:value="0.075" calcext:value-type="float">
            <text:p>0.0750</text:p>
          </table:table-cell>
          <table:table-cell table:formula="of:=([.P24]-[.$E$7]) * [.$F$4]" office:value-type="float" office:value="0.0636091954022989" calcext:value-type="float">
            <text:p>0.0636</text:p>
          </table:table-cell>
          <table:table-cell table:formula="of:=([.$O$7]-[.O24])*[.$Q$4]" office:value-type="float" office:value="0.0137829885057471" calcext:value-type="float">
            <text:p>0.013782988505747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124" calcext:value-type="float">
            <text:p>5124</text:p>
          </table:table-cell>
          <table:table-cell office:value-type="float" office:value="218.182" calcext:value-type="float">
            <text:p>218.182</text:p>
          </table:table-cell>
          <table:table-cell office:value-type="float" office:value="237.596" calcext:value-type="float">
            <text:p>237.596</text:p>
          </table:table-cell>
          <table:table-cell table:formula="of:=[.E25]-[.E24]" office:value-type="float" office:value="10.504" calcext:value-type="float">
            <text:p>10.504</text:p>
          </table:table-cell>
          <table:table-cell/>
          <table:table-cell table:formula="of:=([.B25]-1)/[.$C$4]" office:value-type="float" office:value="0.075" calcext:value-type="float">
            <text:p>0.075</text:p>
          </table:table-cell>
          <table:table-cell table:formula="of:=([.E25]-[.$E$7]) * [.$F$4]" office:value-type="float" office:value="0.0684386206896552" calcext:value-type="float">
            <text:p>0.0684386206896552</text:p>
          </table:table-cell>
          <table:table-cell table:number-columns-repeated="3"/>
          <table:table-cell table:formula="of:=[.M24]+1" office:value-type="float" office:value="20" calcext:value-type="float">
            <text:p>20</text:p>
          </table:table-cell>
          <table:table-cell office:value-type="float" office:value="5124" calcext:value-type="float">
            <text:p>5124</text:p>
          </table:table-cell>
          <table:table-cell office:value-type="float" office:value="218.182" calcext:value-type="float">
            <text:p>218.182</text:p>
          </table:table-cell>
          <table:table-cell office:value-type="float" office:value="237.596" calcext:value-type="float">
            <text:p>237.596</text:p>
          </table:table-cell>
          <table:table-cell table:formula="of:=([.P25]-[.P24])/([.M25]-[.M24])" office:value-type="float" office:value="10.504" calcext:value-type="float">
            <text:p>10.504</text:p>
          </table:table-cell>
          <table:table-cell table:formula="of:=([.M25]-1)/[.$C$4]" office:value-type="float" office:value="0.0791666666666667" calcext:value-type="float">
            <text:p>0.0792</text:p>
          </table:table-cell>
          <table:table-cell table:formula="of:=([.P25]-[.$E$7]) * [.$F$4]" office:value-type="float" office:value="0.0684386206896552" calcext:value-type="float">
            <text:p>0.0684</text:p>
          </table:table-cell>
          <table:table-cell table:formula="of:=([.$O$7]-[.O25])*[.$Q$4]" office:value-type="float" office:value="0.0145480459770115" calcext:value-type="float">
            <text:p>0.01454804597701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132" calcext:value-type="float">
            <text:p>5132</text:p>
          </table:table-cell>
          <table:table-cell office:value-type="float" office:value="216.542" calcext:value-type="float">
            <text:p>216.542</text:p>
          </table:table-cell>
          <table:table-cell office:value-type="float" office:value="248.658" calcext:value-type="float">
            <text:p>248.658</text:p>
          </table:table-cell>
          <table:table-cell table:formula="of:=[.E26]-[.E25]" office:value-type="float" office:value="11.062" calcext:value-type="float">
            <text:p>11.062</text:p>
          </table:table-cell>
          <table:table-cell/>
          <table:table-cell table:formula="of:=([.B26]-1)/[.$C$4]" office:value-type="float" office:value="0.0791666666666667" calcext:value-type="float">
            <text:p>0.0791666666666667</text:p>
          </table:table-cell>
          <table:table-cell table:formula="of:=([.E26]-[.$E$7]) * [.$F$4]" office:value-type="float" office:value="0.0735245977011494" calcext:value-type="float">
            <text:p>0.0735245977011494</text:p>
          </table:table-cell>
          <table:table-cell table:number-columns-repeated="3"/>
          <table:table-cell table:formula="of:=[.M25]+1" office:value-type="float" office:value="21" calcext:value-type="float">
            <text:p>21</text:p>
          </table:table-cell>
          <table:table-cell office:value-type="float" office:value="5132" calcext:value-type="float">
            <text:p>5132</text:p>
          </table:table-cell>
          <table:table-cell office:value-type="float" office:value="216.542" calcext:value-type="float">
            <text:p>216.542</text:p>
          </table:table-cell>
          <table:table-cell office:value-type="float" office:value="248.658" calcext:value-type="float">
            <text:p>248.658</text:p>
          </table:table-cell>
          <table:table-cell table:formula="of:=([.P26]-[.P25])/([.M26]-[.M25])" office:value-type="float" office:value="11.062" calcext:value-type="float">
            <text:p>11.062</text:p>
          </table:table-cell>
          <table:table-cell table:formula="of:=([.M26]-1)/[.$C$4]" office:value-type="float" office:value="0.0833333333333333" calcext:value-type="float">
            <text:p>0.0833</text:p>
          </table:table-cell>
          <table:table-cell table:formula="of:=([.P26]-[.$E$7]) * [.$F$4]" office:value-type="float" office:value="0.0735245977011494" calcext:value-type="float">
            <text:p>0.0735</text:p>
          </table:table-cell>
          <table:table-cell table:formula="of:=([.$O$7]-[.O26])*[.$Q$4]" office:value-type="float" office:value="0.0153020689655173" calcext:value-type="float">
            <text:p>0.015302068965517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093" calcext:value-type="float">
            <text:p>5093</text:p>
          </table:table-cell>
          <table:table-cell office:value-type="float" office:value="214.964" calcext:value-type="float">
            <text:p>214.964</text:p>
          </table:table-cell>
          <table:table-cell office:value-type="float" office:value="259.728" calcext:value-type="float">
            <text:p>259.728</text:p>
          </table:table-cell>
          <table:table-cell table:formula="of:=[.E27]-[.E26]" office:value-type="float" office:value="11.07" calcext:value-type="float">
            <text:p>11.07</text:p>
          </table:table-cell>
          <table:table-cell/>
          <table:table-cell table:formula="of:=([.B27]-1)/[.$C$4]" office:value-type="float" office:value="0.0833333333333333" calcext:value-type="float">
            <text:p>0.0833333333333333</text:p>
          </table:table-cell>
          <table:table-cell table:formula="of:=([.E27]-[.$E$7]) * [.$F$4]" office:value-type="float" office:value="0.0786142528735632" calcext:value-type="float">
            <text:p>0.0786142528735632</text:p>
          </table:table-cell>
          <table:table-cell table:number-columns-repeated="3"/>
          <table:table-cell table:formula="of:=[.M26]+1" office:value-type="float" office:value="22" calcext:value-type="float">
            <text:p>22</text:p>
          </table:table-cell>
          <table:table-cell office:value-type="float" office:value="5093" calcext:value-type="float">
            <text:p>5093</text:p>
          </table:table-cell>
          <table:table-cell office:value-type="float" office:value="214.964" calcext:value-type="float">
            <text:p>214.964</text:p>
          </table:table-cell>
          <table:table-cell office:value-type="float" office:value="259.728" calcext:value-type="float">
            <text:p>259.728</text:p>
          </table:table-cell>
          <table:table-cell table:formula="of:=([.P27]-[.P26])/([.M27]-[.M26])" office:value-type="float" office:value="11.07" calcext:value-type="float">
            <text:p>11.070</text:p>
          </table:table-cell>
          <table:table-cell table:formula="of:=([.M27]-1)/[.$C$4]" office:value-type="float" office:value="0.0875" calcext:value-type="float">
            <text:p>0.0875</text:p>
          </table:table-cell>
          <table:table-cell table:formula="of:=([.P27]-[.$E$7]) * [.$F$4]" office:value-type="float" office:value="0.0786142528735632" calcext:value-type="float">
            <text:p>0.0786</text:p>
          </table:table-cell>
          <table:table-cell table:formula="of:=([.$O$7]-[.O27])*[.$Q$4]" office:value-type="float" office:value="0.0160275862068966" calcext:value-type="float">
            <text:p>0.016027586206896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039" calcext:value-type="float">
            <text:p>5039</text:p>
          </table:table-cell>
          <table:table-cell office:value-type="float" office:value="213.227" calcext:value-type="float">
            <text:p>213.227</text:p>
          </table:table-cell>
          <table:table-cell office:value-type="float" office:value="271.233" calcext:value-type="float">
            <text:p>271.233</text:p>
          </table:table-cell>
          <table:table-cell table:formula="of:=[.E28]-[.E27]" office:value-type="float" office:value="11.505" calcext:value-type="float">
            <text:p>11.505</text:p>
          </table:table-cell>
          <table:table-cell/>
          <table:table-cell table:formula="of:=([.B28]-1)/[.$C$4]" office:value-type="float" office:value="0.0875" calcext:value-type="float">
            <text:p>0.0875</text:p>
          </table:table-cell>
          <table:table-cell table:formula="of:=([.E28]-[.$E$7]) * [.$F$4]" office:value-type="float" office:value="0.083903908045977" calcext:value-type="float">
            <text:p>0.083903908045977</text:p>
          </table:table-cell>
          <table:table-cell table:number-columns-repeated="3"/>
          <table:table-cell table:formula="of:=[.M27]+1" office:value-type="float" office:value="23" calcext:value-type="float">
            <text:p>23</text:p>
          </table:table-cell>
          <table:table-cell office:value-type="float" office:value="5039" calcext:value-type="float">
            <text:p>5039</text:p>
          </table:table-cell>
          <table:table-cell office:value-type="float" office:value="213.227" calcext:value-type="float">
            <text:p>213.227</text:p>
          </table:table-cell>
          <table:table-cell office:value-type="float" office:value="271.233" calcext:value-type="float">
            <text:p>271.233</text:p>
          </table:table-cell>
          <table:table-cell table:formula="of:=([.P28]-[.P27])/([.M28]-[.M27])" office:value-type="float" office:value="11.505" calcext:value-type="float">
            <text:p>11.505</text:p>
          </table:table-cell>
          <table:table-cell table:formula="of:=([.M28]-1)/[.$C$4]" office:value-type="float" office:value="0.0916666666666667" calcext:value-type="float">
            <text:p>0.0917</text:p>
          </table:table-cell>
          <table:table-cell table:formula="of:=([.P28]-[.$E$7]) * [.$F$4]" office:value-type="float" office:value="0.083903908045977" calcext:value-type="float">
            <text:p>0.0839</text:p>
          </table:table-cell>
          <table:table-cell table:formula="of:=([.$O$7]-[.O28])*[.$Q$4]" office:value-type="float" office:value="0.0168262068965517" calcext:value-type="float">
            <text:p>0.016826206896551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009" calcext:value-type="float">
            <text:p>5009</text:p>
          </table:table-cell>
          <table:table-cell office:value-type="float" office:value="211.586" calcext:value-type="float">
            <text:p>211.586</text:p>
          </table:table-cell>
          <table:table-cell office:value-type="float" office:value="283.045" calcext:value-type="float">
            <text:p>283.045</text:p>
          </table:table-cell>
          <table:table-cell table:formula="of:=[.E29]-[.E28]" office:value-type="float" office:value="11.812" calcext:value-type="float">
            <text:p>11.812</text:p>
          </table:table-cell>
          <table:table-cell/>
          <table:table-cell table:formula="of:=([.B29]-1)/[.$C$4]" office:value-type="float" office:value="0.0916666666666667" calcext:value-type="float">
            <text:p>0.0916666666666667</text:p>
          </table:table-cell>
          <table:table-cell table:formula="of:=([.E29]-[.$E$7]) * [.$F$4]" office:value-type="float" office:value="0.0893347126436782" calcext:value-type="float">
            <text:p>0.0893347126436782</text:p>
          </table:table-cell>
          <table:table-cell table:number-columns-repeated="3"/>
          <table:table-cell table:formula="of:=[.M28]+1" office:value-type="float" office:value="24" calcext:value-type="float">
            <text:p>24</text:p>
          </table:table-cell>
          <table:table-cell office:value-type="float" office:value="5009" calcext:value-type="float">
            <text:p>5009</text:p>
          </table:table-cell>
          <table:table-cell office:value-type="float" office:value="211.586" calcext:value-type="float">
            <text:p>211.586</text:p>
          </table:table-cell>
          <table:table-cell office:value-type="float" office:value="283.045" calcext:value-type="float">
            <text:p>283.045</text:p>
          </table:table-cell>
          <table:table-cell table:formula="of:=([.P29]-[.P28])/([.M29]-[.M28])" office:value-type="float" office:value="11.812" calcext:value-type="float">
            <text:p>11.812</text:p>
          </table:table-cell>
          <table:table-cell table:formula="of:=([.M29]-1)/[.$C$4]" office:value-type="float" office:value="0.0958333333333333" calcext:value-type="float">
            <text:p>0.0958</text:p>
          </table:table-cell>
          <table:table-cell table:formula="of:=([.P29]-[.$E$7]) * [.$F$4]" office:value-type="float" office:value="0.0893347126436782" calcext:value-type="float">
            <text:p>0.0893</text:p>
          </table:table-cell>
          <table:table-cell table:formula="of:=([.$O$7]-[.O29])*[.$Q$4]" office:value-type="float" office:value="0.0175806896551724" calcext:value-type="float">
            <text:p>0.01758068965517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930" calcext:value-type="float">
            <text:p>4930</text:p>
          </table:table-cell>
          <table:table-cell office:value-type="float" office:value="210.027" calcext:value-type="float">
            <text:p>210.027</text:p>
          </table:table-cell>
          <table:table-cell office:value-type="float" office:value="295.06" calcext:value-type="float">
            <text:p>295.06</text:p>
          </table:table-cell>
          <table:table-cell table:formula="of:=[.E30]-[.E29]" office:value-type="float" office:value="12.015" calcext:value-type="float">
            <text:p>12.015</text:p>
          </table:table-cell>
          <table:table-cell/>
          <table:table-cell table:formula="of:=([.B30]-1)/[.$C$4]" office:value-type="float" office:value="0.0958333333333333" calcext:value-type="float">
            <text:p>0.0958333333333333</text:p>
          </table:table-cell>
          <table:table-cell table:formula="of:=([.E30]-[.$E$7]) * [.$F$4]" office:value-type="float" office:value="0.0948588505747126" calcext:value-type="float">
            <text:p>0.0948588505747126</text:p>
          </table:table-cell>
          <table:table-cell table:number-columns-repeated="3"/>
          <table:table-cell table:formula="of:=[.M29]+1" office:value-type="float" office:value="25" calcext:value-type="float">
            <text:p>25</text:p>
          </table:table-cell>
          <table:table-cell office:value-type="float" office:value="4930" calcext:value-type="float">
            <text:p>4930</text:p>
          </table:table-cell>
          <table:table-cell office:value-type="float" office:value="210.027" calcext:value-type="float">
            <text:p>210.027</text:p>
          </table:table-cell>
          <table:table-cell office:value-type="float" office:value="295.06" calcext:value-type="float">
            <text:p>295.060</text:p>
          </table:table-cell>
          <table:table-cell table:formula="of:=([.P30]-[.P29])/([.M30]-[.M29])" office:value-type="float" office:value="12.015" calcext:value-type="float">
            <text:p>12.015</text:p>
          </table:table-cell>
          <table:table-cell table:formula="of:=([.M30]-1)/[.$C$4]" office:value-type="float" office:value="0.1" calcext:value-type="float">
            <text:p>0.1000</text:p>
          </table:table-cell>
          <table:table-cell table:formula="of:=([.P30]-[.$E$7]) * [.$F$4]" office:value-type="float" office:value="0.0948588505747126" calcext:value-type="float">
            <text:p>0.0949</text:p>
          </table:table-cell>
          <table:table-cell table:formula="of:=([.$O$7]-[.O30])*[.$Q$4]" office:value-type="float" office:value="0.0182974712643678" calcext:value-type="float">
            <text:p>0.018297471264367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911" calcext:value-type="float">
            <text:p>4911</text:p>
          </table:table-cell>
          <table:table-cell office:value-type="float" office:value="208.493" calcext:value-type="float">
            <text:p>208.493</text:p>
          </table:table-cell>
          <table:table-cell office:value-type="float" office:value="307.548" calcext:value-type="float">
            <text:p>307.548</text:p>
          </table:table-cell>
          <table:table-cell table:formula="of:=[.E31]-[.E30]" office:value-type="float" office:value="12.488" calcext:value-type="float">
            <text:p>12.488</text:p>
          </table:table-cell>
          <table:table-cell/>
          <table:table-cell table:formula="of:=([.B31]-1)/[.$C$4]" office:value-type="float" office:value="0.1" calcext:value-type="float">
            <text:p>0.1</text:p>
          </table:table-cell>
          <table:table-cell table:formula="of:=([.E31]-[.$E$7]) * [.$F$4]" office:value-type="float" office:value="0.100600459770115" calcext:value-type="float">
            <text:p>0.100600459770115</text:p>
          </table:table-cell>
          <table:table-cell table:number-columns-repeated="3"/>
          <table:table-cell table:formula="of:=[.M30]+1" office:value-type="float" office:value="26" calcext:value-type="float">
            <text:p>26</text:p>
          </table:table-cell>
          <table:table-cell office:value-type="float" office:value="4911" calcext:value-type="float">
            <text:p>4911</text:p>
          </table:table-cell>
          <table:table-cell office:value-type="float" office:value="208.493" calcext:value-type="float">
            <text:p>208.493</text:p>
          </table:table-cell>
          <table:table-cell office:value-type="float" office:value="307.548" calcext:value-type="float">
            <text:p>307.548</text:p>
          </table:table-cell>
          <table:table-cell table:formula="of:=([.P31]-[.P30])/([.M31]-[.M30])" office:value-type="float" office:value="12.488" calcext:value-type="float">
            <text:p>12.488</text:p>
          </table:table-cell>
          <table:table-cell table:formula="of:=([.M31]-1)/[.$C$4]" office:value-type="float" office:value="0.104166666666667" calcext:value-type="float">
            <text:p>0.1042</text:p>
          </table:table-cell>
          <table:table-cell table:formula="of:=([.P31]-[.$E$7]) * [.$F$4]" office:value-type="float" office:value="0.100600459770115" calcext:value-type="float">
            <text:p>0.1006</text:p>
          </table:table-cell>
          <table:table-cell table:formula="of:=([.$O$7]-[.O31])*[.$Q$4]" office:value-type="float" office:value="0.0190027586206897" calcext:value-type="float">
            <text:p>0.019002758620689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825" calcext:value-type="float">
            <text:p>4825</text:p>
          </table:table-cell>
          <table:table-cell office:value-type="float" office:value="206.976" calcext:value-type="float">
            <text:p>206.976</text:p>
          </table:table-cell>
          <table:table-cell office:value-type="float" office:value="320.014" calcext:value-type="float">
            <text:p>320.014</text:p>
          </table:table-cell>
          <table:table-cell table:formula="of:=[.E32]-[.E31]" office:value-type="float" office:value="12.466" calcext:value-type="float">
            <text:p>12.466</text:p>
          </table:table-cell>
          <table:table-cell/>
          <table:table-cell table:formula="of:=([.B32]-1)/[.$C$4]" office:value-type="float" office:value="0.104166666666667" calcext:value-type="float">
            <text:p>0.104166666666667</text:p>
          </table:table-cell>
          <table:table-cell table:formula="of:=([.E32]-[.$E$7]) * [.$F$4]" office:value-type="float" office:value="0.106331954022989" calcext:value-type="float">
            <text:p>0.106331954022989</text:p>
          </table:table-cell>
          <table:table-cell table:number-columns-repeated="3"/>
          <table:table-cell table:formula="of:=[.M31]+1" office:value-type="float" office:value="27" calcext:value-type="float">
            <text:p>27</text:p>
          </table:table-cell>
          <table:table-cell office:value-type="float" office:value="4825" calcext:value-type="float">
            <text:p>4825</text:p>
          </table:table-cell>
          <table:table-cell office:value-type="float" office:value="206.976" calcext:value-type="float">
            <text:p>206.976</text:p>
          </table:table-cell>
          <table:table-cell office:value-type="float" office:value="320.014" calcext:value-type="float">
            <text:p>320.014</text:p>
          </table:table-cell>
          <table:table-cell table:formula="of:=([.P32]-[.P31])/([.M32]-[.M31])" office:value-type="float" office:value="12.466" calcext:value-type="float">
            <text:p>12.466</text:p>
          </table:table-cell>
          <table:table-cell table:formula="of:=([.M32]-1)/[.$C$4]" office:value-type="float" office:value="0.108333333333333" calcext:value-type="float">
            <text:p>0.1083</text:p>
          </table:table-cell>
          <table:table-cell table:formula="of:=([.P32]-[.$E$7]) * [.$F$4]" office:value-type="float" office:value="0.106331954022989" calcext:value-type="float">
            <text:p>0.1063</text:p>
          </table:table-cell>
          <table:table-cell table:formula="of:=([.$O$7]-[.O32])*[.$Q$4]" office:value-type="float" office:value="0.0197002298850575" calcext:value-type="float">
            <text:p>0.019700229885057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772" calcext:value-type="float">
            <text:p>4772</text:p>
          </table:table-cell>
          <table:table-cell office:value-type="float" office:value="205.274" calcext:value-type="float">
            <text:p>205.274</text:p>
          </table:table-cell>
          <table:table-cell office:value-type="float" office:value="333.122" calcext:value-type="float">
            <text:p>333.122</text:p>
          </table:table-cell>
          <table:table-cell table:formula="of:=[.E33]-[.E32]" office:value-type="float" office:value="13.108" calcext:value-type="float">
            <text:p>13.108</text:p>
          </table:table-cell>
          <table:table-cell/>
          <table:table-cell table:formula="of:=([.B33]-1)/[.$C$4]" office:value-type="float" office:value="0.108333333333333" calcext:value-type="float">
            <text:p>0.108333333333333</text:p>
          </table:table-cell>
          <table:table-cell table:formula="of:=([.E33]-[.$E$7]) * [.$F$4]" office:value-type="float" office:value="0.112358620689655" calcext:value-type="float">
            <text:p>0.112358620689655</text:p>
          </table:table-cell>
          <table:table-cell table:number-columns-repeated="3"/>
          <table:table-cell table:formula="of:=[.M32]+1" office:value-type="float" office:value="28" calcext:value-type="float">
            <text:p>28</text:p>
          </table:table-cell>
          <table:table-cell office:value-type="float" office:value="4772" calcext:value-type="float">
            <text:p>4772</text:p>
          </table:table-cell>
          <table:table-cell office:value-type="float" office:value="205.274" calcext:value-type="float">
            <text:p>205.274</text:p>
          </table:table-cell>
          <table:table-cell office:value-type="float" office:value="333.122" calcext:value-type="float">
            <text:p>333.122</text:p>
          </table:table-cell>
          <table:table-cell table:formula="of:=([.P33]-[.P32])/([.M33]-[.M32])" office:value-type="float" office:value="13.108" calcext:value-type="float">
            <text:p>13.108</text:p>
          </table:table-cell>
          <table:table-cell table:formula="of:=([.M33]-1)/[.$C$4]" office:value-type="float" office:value="0.1125" calcext:value-type="float">
            <text:p>0.1125</text:p>
          </table:table-cell>
          <table:table-cell table:formula="of:=([.P33]-[.$E$7]) * [.$F$4]" office:value-type="float" office:value="0.112358620689655" calcext:value-type="float">
            <text:p>0.1124</text:p>
          </table:table-cell>
          <table:table-cell table:formula="of:=([.$O$7]-[.O33])*[.$Q$4]" office:value-type="float" office:value="0.0204827586206897" calcext:value-type="float">
            <text:p>0.020482758620689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727" calcext:value-type="float">
            <text:p>4727</text:p>
          </table:table-cell>
          <table:table-cell office:value-type="float" office:value="203.651" calcext:value-type="float">
            <text:p>203.651</text:p>
          </table:table-cell>
          <table:table-cell office:value-type="float" office:value="346.122" calcext:value-type="float">
            <text:p>346.122</text:p>
          </table:table-cell>
          <table:table-cell table:formula="of:=[.E34]-[.E33]" office:value-type="float" office:value="13" calcext:value-type="float">
            <text:p>13</text:p>
          </table:table-cell>
          <table:table-cell/>
          <table:table-cell table:formula="of:=([.B34]-1)/[.$C$4]" office:value-type="float" office:value="0.1125" calcext:value-type="float">
            <text:p>0.1125</text:p>
          </table:table-cell>
          <table:table-cell table:formula="of:=([.E34]-[.$E$7]) * [.$F$4]" office:value-type="float" office:value="0.118335632183908" calcext:value-type="float">
            <text:p>0.118335632183908</text:p>
          </table:table-cell>
          <table:table-cell table:number-columns-repeated="3"/>
          <table:table-cell table:formula="of:=[.M33]+1" office:value-type="float" office:value="29" calcext:value-type="float">
            <text:p>29</text:p>
          </table:table-cell>
          <table:table-cell office:value-type="float" office:value="4727" calcext:value-type="float">
            <text:p>4727</text:p>
          </table:table-cell>
          <table:table-cell office:value-type="float" office:value="203.651" calcext:value-type="float">
            <text:p>203.651</text:p>
          </table:table-cell>
          <table:table-cell office:value-type="float" office:value="346.122" calcext:value-type="float">
            <text:p>346.122</text:p>
          </table:table-cell>
          <table:table-cell table:formula="of:=([.P34]-[.P33])/([.M34]-[.M33])" office:value-type="float" office:value="13" calcext:value-type="float">
            <text:p>13.000</text:p>
          </table:table-cell>
          <table:table-cell table:formula="of:=([.M34]-1)/[.$C$4]" office:value-type="float" office:value="0.116666666666667" calcext:value-type="float">
            <text:p>0.1167</text:p>
          </table:table-cell>
          <table:table-cell table:formula="of:=([.P34]-[.$E$7]) * [.$F$4]" office:value-type="float" office:value="0.118335632183908" calcext:value-type="float">
            <text:p>0.1183</text:p>
          </table:table-cell>
          <table:table-cell table:formula="of:=([.$O$7]-[.O34])*[.$Q$4]" office:value-type="float" office:value="0.0212289655172414" calcext:value-type="float">
            <text:p>0.021228965517241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648" calcext:value-type="float">
            <text:p>4648</text:p>
          </table:table-cell>
          <table:table-cell office:value-type="float" office:value="202.231" calcext:value-type="float">
            <text:p>202.231</text:p>
          </table:table-cell>
          <table:table-cell office:value-type="float" office:value="359.505" calcext:value-type="float">
            <text:p>359.505</text:p>
          </table:table-cell>
          <table:table-cell table:formula="of:=[.E35]-[.E34]" office:value-type="float" office:value="13.383" calcext:value-type="float">
            <text:p>13.383</text:p>
          </table:table-cell>
          <table:table-cell/>
          <table:table-cell table:formula="of:=([.B35]-1)/[.$C$4]" office:value-type="float" office:value="0.116666666666667" calcext:value-type="float">
            <text:p>0.116666666666667</text:p>
          </table:table-cell>
          <table:table-cell table:formula="of:=([.E35]-[.$E$7]) * [.$F$4]" office:value-type="float" office:value="0.124488735632184" calcext:value-type="float">
            <text:p>0.124488735632184</text:p>
          </table:table-cell>
          <table:table-cell table:number-columns-repeated="3"/>
          <table:table-cell table:formula="of:=[.M34]+1" office:value-type="float" office:value="30" calcext:value-type="float">
            <text:p>30</text:p>
          </table:table-cell>
          <table:table-cell office:value-type="float" office:value="4648" calcext:value-type="float">
            <text:p>4648</text:p>
          </table:table-cell>
          <table:table-cell office:value-type="float" office:value="202.231" calcext:value-type="float">
            <text:p>202.231</text:p>
          </table:table-cell>
          <table:table-cell office:value-type="float" office:value="359.505" calcext:value-type="float">
            <text:p>359.505</text:p>
          </table:table-cell>
          <table:table-cell table:formula="of:=([.P35]-[.P34])/([.M35]-[.M34])" office:value-type="float" office:value="13.383" calcext:value-type="float">
            <text:p>13.383</text:p>
          </table:table-cell>
          <table:table-cell table:formula="of:=([.M35]-1)/[.$C$4]" office:value-type="float" office:value="0.120833333333333" calcext:value-type="float">
            <text:p>0.1208</text:p>
          </table:table-cell>
          <table:table-cell table:formula="of:=([.P35]-[.$E$7]) * [.$F$4]" office:value-type="float" office:value="0.124488735632184" calcext:value-type="float">
            <text:p>0.1245</text:p>
          </table:table-cell>
          <table:table-cell table:formula="of:=([.$O$7]-[.O35])*[.$Q$4]" office:value-type="float" office:value="0.0218818390804598" calcext:value-type="float">
            <text:p>0.021881839080459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638" calcext:value-type="float">
            <text:p>4638</text:p>
          </table:table-cell>
          <table:table-cell office:value-type="float" office:value="200.674" calcext:value-type="float">
            <text:p>200.674</text:p>
          </table:table-cell>
          <table:table-cell office:value-type="float" office:value="373.246" calcext:value-type="float">
            <text:p>373.246</text:p>
          </table:table-cell>
          <table:table-cell table:formula="of:=[.E36]-[.E35]" office:value-type="float" office:value="13.741" calcext:value-type="float">
            <text:p>13.741</text:p>
          </table:table-cell>
          <table:table-cell/>
          <table:table-cell table:formula="of:=([.B36]-1)/[.$C$4]" office:value-type="float" office:value="0.120833333333333" calcext:value-type="float">
            <text:p>0.120833333333333</text:p>
          </table:table-cell>
          <table:table-cell table:formula="of:=([.E36]-[.$E$7]) * [.$F$4]" office:value-type="float" office:value="0.130806436781609" calcext:value-type="float">
            <text:p>0.130806436781609</text:p>
          </table:table-cell>
          <table:table-cell table:number-columns-repeated="3"/>
          <table:table-cell table:formula="of:=[.M35]+1" office:value-type="float" office:value="31" calcext:value-type="float">
            <text:p>31</text:p>
          </table:table-cell>
          <table:table-cell office:value-type="float" office:value="4638" calcext:value-type="float">
            <text:p>4638</text:p>
          </table:table-cell>
          <table:table-cell office:value-type="float" office:value="200.674" calcext:value-type="float">
            <text:p>200.674</text:p>
          </table:table-cell>
          <table:table-cell office:value-type="float" office:value="373.246" calcext:value-type="float">
            <text:p>373.246</text:p>
          </table:table-cell>
          <table:table-cell table:formula="of:=([.P36]-[.P35])/([.M36]-[.M35])" office:value-type="float" office:value="13.741" calcext:value-type="float">
            <text:p>13.741</text:p>
          </table:table-cell>
          <table:table-cell table:formula="of:=([.M36]-1)/[.$C$4]" office:value-type="float" office:value="0.125" calcext:value-type="float">
            <text:p>0.1250</text:p>
          </table:table-cell>
          <table:table-cell table:formula="of:=([.P36]-[.$E$7]) * [.$F$4]" office:value-type="float" office:value="0.130806436781609" calcext:value-type="float">
            <text:p>0.1308</text:p>
          </table:table-cell>
          <table:table-cell table:formula="of:=([.$O$7]-[.O36])*[.$Q$4]" office:value-type="float" office:value="0.0225977011494253" calcext:value-type="float">
            <text:p>0.022597701149425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546" calcext:value-type="float">
            <text:p>4546</text:p>
          </table:table-cell>
          <table:table-cell office:value-type="float" office:value="199.158" calcext:value-type="float">
            <text:p>199.158</text:p>
          </table:table-cell>
          <table:table-cell office:value-type="float" office:value="386.93" calcext:value-type="float">
            <text:p>386.93</text:p>
          </table:table-cell>
          <table:table-cell table:formula="of:=[.E37]-[.E36]" office:value-type="float" office:value="13.684" calcext:value-type="float">
            <text:p>13.684</text:p>
          </table:table-cell>
          <table:table-cell/>
          <table:table-cell table:formula="of:=([.B37]-1)/[.$C$4]" office:value-type="float" office:value="0.125" calcext:value-type="float">
            <text:p>0.125</text:p>
          </table:table-cell>
          <table:table-cell table:formula="of:=([.E37]-[.$E$7]) * [.$F$4]" office:value-type="float" office:value="0.137097931034483" calcext:value-type="float">
            <text:p>0.137097931034483</text:p>
          </table:table-cell>
          <table:table-cell table:number-columns-repeated="3"/>
          <table:table-cell table:formula="of:=[.M36]+1" office:value-type="float" office:value="32" calcext:value-type="float">
            <text:p>32</text:p>
          </table:table-cell>
          <table:table-cell office:value-type="float" office:value="4546" calcext:value-type="float">
            <text:p>4546</text:p>
          </table:table-cell>
          <table:table-cell office:value-type="float" office:value="199.158" calcext:value-type="float">
            <text:p>199.158</text:p>
          </table:table-cell>
          <table:table-cell office:value-type="float" office:value="386.93" calcext:value-type="float">
            <text:p>386.930</text:p>
          </table:table-cell>
          <table:table-cell table:formula="of:=([.P37]-[.P36])/([.M37]-[.M36])" office:value-type="float" office:value="13.684" calcext:value-type="float">
            <text:p>13.684</text:p>
          </table:table-cell>
          <table:table-cell table:formula="of:=([.M37]-1)/[.$C$4]" office:value-type="float" office:value="0.129166666666667" calcext:value-type="float">
            <text:p>0.1292</text:p>
          </table:table-cell>
          <table:table-cell table:formula="of:=([.P37]-[.$E$7]) * [.$F$4]" office:value-type="float" office:value="0.137097931034483" calcext:value-type="float">
            <text:p>0.1371</text:p>
          </table:table-cell>
          <table:table-cell table:formula="of:=([.$O$7]-[.O37])*[.$Q$4]" office:value-type="float" office:value="0.0232947126436782" calcext:value-type="float">
            <text:p>0.023294712643678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546" calcext:value-type="float">
            <text:p>4546</text:p>
          </table:table-cell>
          <table:table-cell office:value-type="float" office:value="197.538" calcext:value-type="float">
            <text:p>197.538</text:p>
          </table:table-cell>
          <table:table-cell office:value-type="float" office:value="401.245" calcext:value-type="float">
            <text:p>401.245</text:p>
          </table:table-cell>
          <table:table-cell table:formula="of:=[.E38]-[.E37]" office:value-type="float" office:value="14.315" calcext:value-type="float">
            <text:p>14.315</text:p>
          </table:table-cell>
          <table:table-cell/>
          <table:table-cell table:formula="of:=([.B38]-1)/[.$C$4]" office:value-type="float" office:value="0.129166666666667" calcext:value-type="float">
            <text:p>0.129166666666667</text:p>
          </table:table-cell>
          <table:table-cell table:formula="of:=([.E38]-[.$E$7]) * [.$F$4]" office:value-type="float" office:value="0.143679540229885" calcext:value-type="float">
            <text:p>0.143679540229885</text:p>
          </table:table-cell>
          <table:table-cell table:number-columns-repeated="3"/>
          <table:table-cell table:formula="of:=[.M37]+1" office:value-type="float" office:value="33" calcext:value-type="float">
            <text:p>33</text:p>
          </table:table-cell>
          <table:table-cell office:value-type="float" office:value="4546" calcext:value-type="float">
            <text:p>4546</text:p>
          </table:table-cell>
          <table:table-cell office:value-type="float" office:value="197.538" calcext:value-type="float">
            <text:p>197.538</text:p>
          </table:table-cell>
          <table:table-cell office:value-type="float" office:value="401.245" calcext:value-type="float">
            <text:p>401.245</text:p>
          </table:table-cell>
          <table:table-cell table:formula="of:=([.P38]-[.P37])/([.M38]-[.M37])" office:value-type="float" office:value="14.315" calcext:value-type="float">
            <text:p>14.315</text:p>
          </table:table-cell>
          <table:table-cell table:formula="of:=([.M38]-1)/[.$C$4]" office:value-type="float" office:value="0.133333333333333" calcext:value-type="float">
            <text:p>0.1333</text:p>
          </table:table-cell>
          <table:table-cell table:formula="of:=([.P38]-[.$E$7]) * [.$F$4]" office:value-type="float" office:value="0.143679540229885" calcext:value-type="float">
            <text:p>0.1437</text:p>
          </table:table-cell>
          <table:table-cell table:formula="of:=([.$O$7]-[.O38])*[.$Q$4]" office:value-type="float" office:value="0.0240395402298851" calcext:value-type="float">
            <text:p>0.024039540229885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521" calcext:value-type="float">
            <text:p>4521</text:p>
          </table:table-cell>
          <table:table-cell office:value-type="float" office:value="196.148" calcext:value-type="float">
            <text:p>196.148</text:p>
          </table:table-cell>
          <table:table-cell office:value-type="float" office:value="415.513" calcext:value-type="float">
            <text:p>415.513</text:p>
          </table:table-cell>
          <table:table-cell table:formula="of:=[.E39]-[.E38]" office:value-type="float" office:value="14.268" calcext:value-type="float">
            <text:p>14.268</text:p>
          </table:table-cell>
          <table:table-cell/>
          <table:table-cell table:formula="of:=([.B39]-1)/[.$C$4]" office:value-type="float" office:value="0.133333333333333" calcext:value-type="float">
            <text:p>0.133333333333333</text:p>
          </table:table-cell>
          <table:table-cell table:formula="of:=([.E39]-[.$E$7]) * [.$F$4]" office:value-type="float" office:value="0.150239540229885" calcext:value-type="float">
            <text:p>0.150239540229885</text:p>
          </table:table-cell>
          <table:table-cell table:number-columns-repeated="3"/>
          <table:table-cell table:formula="of:=[.M38]+1" office:value-type="float" office:value="34" calcext:value-type="float">
            <text:p>34</text:p>
          </table:table-cell>
          <table:table-cell office:value-type="float" office:value="4521" calcext:value-type="float">
            <text:p>4521</text:p>
          </table:table-cell>
          <table:table-cell office:value-type="float" office:value="196.148" calcext:value-type="float">
            <text:p>196.148</text:p>
          </table:table-cell>
          <table:table-cell office:value-type="float" office:value="415.513" calcext:value-type="float">
            <text:p>415.513</text:p>
          </table:table-cell>
          <table:table-cell table:formula="of:=([.P39]-[.P38])/([.M39]-[.M38])" office:value-type="float" office:value="14.268" calcext:value-type="float">
            <text:p>14.268</text:p>
          </table:table-cell>
          <table:table-cell table:formula="of:=([.M39]-1)/[.$C$4]" office:value-type="float" office:value="0.1375" calcext:value-type="float">
            <text:p>0.1375</text:p>
          </table:table-cell>
          <table:table-cell table:formula="of:=([.P39]-[.$E$7]) * [.$F$4]" office:value-type="float" office:value="0.150239540229885" calcext:value-type="float">
            <text:p>0.1502</text:p>
          </table:table-cell>
          <table:table-cell table:formula="of:=([.$O$7]-[.O39])*[.$Q$4]" office:value-type="float" office:value="0.0246786206896552" calcext:value-type="float">
            <text:p>0.024678620689655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498" calcext:value-type="float">
            <text:p>4498</text:p>
          </table:table-cell>
          <table:table-cell office:value-type="float" office:value="194.709" calcext:value-type="float">
            <text:p>194.709</text:p>
          </table:table-cell>
          <table:table-cell office:value-type="float" office:value="430.252" calcext:value-type="float">
            <text:p>430.252</text:p>
          </table:table-cell>
          <table:table-cell table:formula="of:=[.E40]-[.E39]" office:value-type="float" office:value="14.739" calcext:value-type="float">
            <text:p>14.739</text:p>
          </table:table-cell>
          <table:table-cell/>
          <table:table-cell table:formula="of:=([.B40]-1)/[.$C$4]" office:value-type="float" office:value="0.1375" calcext:value-type="float">
            <text:p>0.1375</text:p>
          </table:table-cell>
          <table:table-cell table:formula="of:=([.E40]-[.$E$7]) * [.$F$4]" office:value-type="float" office:value="0.157016091954023" calcext:value-type="float">
            <text:p>0.157016091954023</text:p>
          </table:table-cell>
          <table:table-cell table:number-columns-repeated="3"/>
          <table:table-cell table:formula="of:=[.M39]+1" office:value-type="float" office:value="35" calcext:value-type="float">
            <text:p>35</text:p>
          </table:table-cell>
          <table:table-cell office:value-type="float" office:value="4498" calcext:value-type="float">
            <text:p>4498</text:p>
          </table:table-cell>
          <table:table-cell office:value-type="float" office:value="194.709" calcext:value-type="float">
            <text:p>194.709</text:p>
          </table:table-cell>
          <table:table-cell office:value-type="float" office:value="430.252" calcext:value-type="float">
            <text:p>430.252</text:p>
          </table:table-cell>
          <table:table-cell table:formula="of:=([.P40]-[.P39])/([.M40]-[.M39])" office:value-type="float" office:value="14.739" calcext:value-type="float">
            <text:p>14.739</text:p>
          </table:table-cell>
          <table:table-cell table:formula="of:=([.M40]-1)/[.$C$4]" office:value-type="float" office:value="0.141666666666667" calcext:value-type="float">
            <text:p>0.1417</text:p>
          </table:table-cell>
          <table:table-cell table:formula="of:=([.P40]-[.$E$7]) * [.$F$4]" office:value-type="float" office:value="0.157016091954023" calcext:value-type="float">
            <text:p>0.1570</text:p>
          </table:table-cell>
          <table:table-cell table:formula="of:=([.$O$7]-[.O40])*[.$Q$4]" office:value-type="float" office:value="0.0253402298850575" calcext:value-type="float">
            <text:p>0.025340229885057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522" calcext:value-type="float">
            <text:p>4522</text:p>
          </table:table-cell>
          <table:table-cell office:value-type="float" office:value="193.165" calcext:value-type="float">
            <text:p>193.165</text:p>
          </table:table-cell>
          <table:table-cell office:value-type="float" office:value="445.238" calcext:value-type="float">
            <text:p>445.238</text:p>
          </table:table-cell>
          <table:table-cell table:formula="of:=[.E41]-[.E40]" office:value-type="float" office:value="14.986" calcext:value-type="float">
            <text:p>14.986</text:p>
          </table:table-cell>
          <table:table-cell/>
          <table:table-cell table:formula="of:=([.B41]-1)/[.$C$4]" office:value-type="float" office:value="0.141666666666667" calcext:value-type="float">
            <text:p>0.141666666666667</text:p>
          </table:table-cell>
          <table:table-cell table:formula="of:=([.E41]-[.$E$7]) * [.$F$4]" office:value-type="float" office:value="0.163906206896552" calcext:value-type="float">
            <text:p>0.163906206896552</text:p>
          </table:table-cell>
          <table:table-cell table:number-columns-repeated="3"/>
          <table:table-cell table:formula="of:=[.M40]+1" office:value-type="float" office:value="36" calcext:value-type="float">
            <text:p>36</text:p>
          </table:table-cell>
          <table:table-cell office:value-type="float" office:value="4522" calcext:value-type="float">
            <text:p>4522</text:p>
          </table:table-cell>
          <table:table-cell office:value-type="float" office:value="193.165" calcext:value-type="float">
            <text:p>193.165</text:p>
          </table:table-cell>
          <table:table-cell office:value-type="float" office:value="445.238" calcext:value-type="float">
            <text:p>445.238</text:p>
          </table:table-cell>
          <table:table-cell table:formula="of:=([.P41]-[.P40])/([.M41]-[.M40])" office:value-type="float" office:value="14.986" calcext:value-type="float">
            <text:p>14.986</text:p>
          </table:table-cell>
          <table:table-cell table:formula="of:=([.M41]-1)/[.$C$4]" office:value-type="float" office:value="0.145833333333333" calcext:value-type="float">
            <text:p>0.1458</text:p>
          </table:table-cell>
          <table:table-cell table:formula="of:=([.P41]-[.$E$7]) * [.$F$4]" office:value-type="float" office:value="0.163906206896552" calcext:value-type="float">
            <text:p>0.1639</text:p>
          </table:table-cell>
          <table:table-cell table:formula="of:=([.$O$7]-[.O41])*[.$Q$4]" office:value-type="float" office:value="0.0260501149425288" calcext:value-type="float">
            <text:p>0.026050114942528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471" calcext:value-type="float">
            <text:p>4471</text:p>
          </table:table-cell>
          <table:table-cell office:value-type="float" office:value="191.609" calcext:value-type="float">
            <text:p>191.609</text:p>
          </table:table-cell>
          <table:table-cell office:value-type="float" office:value="460.18" calcext:value-type="float">
            <text:p>460.18</text:p>
          </table:table-cell>
          <table:table-cell table:formula="of:=[.E42]-[.E41]" office:value-type="float" office:value="14.942" calcext:value-type="float">
            <text:p>14.942</text:p>
          </table:table-cell>
          <table:table-cell/>
          <table:table-cell table:formula="of:=([.B42]-1)/[.$C$4]" office:value-type="float" office:value="0.145833333333333" calcext:value-type="float">
            <text:p>0.145833333333333</text:p>
          </table:table-cell>
          <table:table-cell table:formula="of:=([.E42]-[.$E$7]) * [.$F$4]" office:value-type="float" office:value="0.170776091954023" calcext:value-type="float">
            <text:p>0.170776091954023</text:p>
          </table:table-cell>
          <table:table-cell table:number-columns-repeated="3"/>
          <table:table-cell table:formula="of:=[.M41]+1" office:value-type="float" office:value="37" calcext:value-type="float">
            <text:p>37</text:p>
          </table:table-cell>
          <table:table-cell office:value-type="float" office:value="4471" calcext:value-type="float">
            <text:p>4471</text:p>
          </table:table-cell>
          <table:table-cell office:value-type="float" office:value="191.609" calcext:value-type="float">
            <text:p>191.609</text:p>
          </table:table-cell>
          <table:table-cell office:value-type="float" office:value="460.18" calcext:value-type="float">
            <text:p>460.180</text:p>
          </table:table-cell>
          <table:table-cell table:formula="of:=([.P42]-[.P41])/([.M42]-[.M41])" office:value-type="float" office:value="14.942" calcext:value-type="float">
            <text:p>14.942</text:p>
          </table:table-cell>
          <table:table-cell table:formula="of:=([.M42]-1)/[.$C$4]" office:value-type="float" office:value="0.15" calcext:value-type="float">
            <text:p>0.1500</text:p>
          </table:table-cell>
          <table:table-cell table:formula="of:=([.P42]-[.$E$7]) * [.$F$4]" office:value-type="float" office:value="0.170776091954023" calcext:value-type="float">
            <text:p>0.1708</text:p>
          </table:table-cell>
          <table:table-cell table:formula="of:=([.$O$7]-[.O42])*[.$Q$4]" office:value-type="float" office:value="0.0267655172413793" calcext:value-type="float">
            <text:p>0.026765517241379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533" calcext:value-type="float">
            <text:p>4533</text:p>
          </table:table-cell>
          <table:table-cell office:value-type="float" office:value="190.191" calcext:value-type="float">
            <text:p>190.191</text:p>
          </table:table-cell>
          <table:table-cell office:value-type="float" office:value="475.828" calcext:value-type="float">
            <text:p>475.828</text:p>
          </table:table-cell>
          <table:table-cell table:formula="of:=[.E43]-[.E42]" office:value-type="float" office:value="15.648" calcext:value-type="float">
            <text:p>15.648</text:p>
          </table:table-cell>
          <table:table-cell/>
          <table:table-cell table:formula="of:=([.B43]-1)/[.$C$4]" office:value-type="float" office:value="0.15" calcext:value-type="float">
            <text:p>0.15</text:p>
          </table:table-cell>
          <table:table-cell table:formula="of:=([.E43]-[.$E$7]) * [.$F$4]" office:value-type="float" office:value="0.177970574712644" calcext:value-type="float">
            <text:p>0.177970574712644</text:p>
          </table:table-cell>
          <table:table-cell table:number-columns-repeated="3"/>
          <table:table-cell table:formula="of:=[.M42]+1" office:value-type="float" office:value="38" calcext:value-type="float">
            <text:p>38</text:p>
          </table:table-cell>
          <table:table-cell office:value-type="float" office:value="4533" calcext:value-type="float">
            <text:p>4533</text:p>
          </table:table-cell>
          <table:table-cell office:value-type="float" office:value="190.191" calcext:value-type="float">
            <text:p>190.191</text:p>
          </table:table-cell>
          <table:table-cell office:value-type="float" office:value="475.828" calcext:value-type="float">
            <text:p>475.828</text:p>
          </table:table-cell>
          <table:table-cell table:formula="of:=([.P43]-[.P42])/([.M43]-[.M42])" office:value-type="float" office:value="15.648" calcext:value-type="float">
            <text:p>15.648</text:p>
          </table:table-cell>
          <table:table-cell table:formula="of:=([.M43]-1)/[.$C$4]" office:value-type="float" office:value="0.154166666666667" calcext:value-type="float">
            <text:p>0.1542</text:p>
          </table:table-cell>
          <table:table-cell table:formula="of:=([.P43]-[.$E$7]) * [.$F$4]" office:value-type="float" office:value="0.177970574712644" calcext:value-type="float">
            <text:p>0.1780</text:p>
          </table:table-cell>
          <table:table-cell table:formula="of:=([.$O$7]-[.O43])*[.$Q$4]" office:value-type="float" office:value="0.0274174712643678" calcext:value-type="float">
            <text:p>0.027417471264367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520" calcext:value-type="float">
            <text:p>4520</text:p>
          </table:table-cell>
          <table:table-cell office:value-type="float" office:value="188.854" calcext:value-type="float">
            <text:p>188.854</text:p>
          </table:table-cell>
          <table:table-cell office:value-type="float" office:value="491.357" calcext:value-type="float">
            <text:p>491.357</text:p>
          </table:table-cell>
          <table:table-cell table:formula="of:=[.E44]-[.E43]" office:value-type="float" office:value="15.5290000000001" calcext:value-type="float">
            <text:p>15.5290000000001</text:p>
          </table:table-cell>
          <table:table-cell/>
          <table:table-cell table:formula="of:=([.B44]-1)/[.$C$4]" office:value-type="float" office:value="0.154166666666667" calcext:value-type="float">
            <text:p>0.154166666666667</text:p>
          </table:table-cell>
          <table:table-cell table:formula="of:=([.E44]-[.$E$7]) * [.$F$4]" office:value-type="float" office:value="0.185110344827586" calcext:value-type="float">
            <text:p>0.185110344827586</text:p>
          </table:table-cell>
          <table:table-cell table:number-columns-repeated="3"/>
          <table:table-cell table:formula="of:=[.M43]+1" office:value-type="float" office:value="39" calcext:value-type="float">
            <text:p>39</text:p>
          </table:table-cell>
          <table:table-cell office:value-type="float" office:value="4520" calcext:value-type="float">
            <text:p>4520</text:p>
          </table:table-cell>
          <table:table-cell office:value-type="float" office:value="188.854" calcext:value-type="float">
            <text:p>188.854</text:p>
          </table:table-cell>
          <table:table-cell office:value-type="float" office:value="491.357" calcext:value-type="float">
            <text:p>491.357</text:p>
          </table:table-cell>
          <table:table-cell table:formula="of:=([.P44]-[.P43])/([.M44]-[.M43])" office:value-type="float" office:value="15.5290000000001" calcext:value-type="float">
            <text:p>15.529</text:p>
          </table:table-cell>
          <table:table-cell table:formula="of:=([.M44]-1)/[.$C$4]" office:value-type="float" office:value="0.158333333333333" calcext:value-type="float">
            <text:p>0.1583</text:p>
          </table:table-cell>
          <table:table-cell table:formula="of:=([.P44]-[.$E$7]) * [.$F$4]" office:value-type="float" office:value="0.185110344827586" calcext:value-type="float">
            <text:p>0.1851</text:p>
          </table:table-cell>
          <table:table-cell table:formula="of:=([.$O$7]-[.O44])*[.$Q$4]" office:value-type="float" office:value="0.028032183908046" calcext:value-type="float">
            <text:p>0.02803218390804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555" calcext:value-type="float">
            <text:p>4555</text:p>
          </table:table-cell>
          <table:table-cell office:value-type="float" office:value="186.075" calcext:value-type="float">
            <text:p>186.075</text:p>
          </table:table-cell>
          <table:table-cell office:value-type="float" office:value="523.796" calcext:value-type="float">
            <text:p>523.796</text:p>
          </table:table-cell>
          <table:table-cell table:style-name="ce1" table:formula="of:=[.E45]-[.E44]" office:value-type="float" office:value="32.439" calcext:value-type="float">
            <text:p>32.439</text:p>
          </table:table-cell>
          <table:table-cell/>
          <table:table-cell table:formula="of:=([.B45]-1)/[.$C$4]" office:value-type="float" office:value="0.158333333333333" calcext:value-type="float">
            <text:p>0.158333333333333</text:p>
          </table:table-cell>
          <table:table-cell table:formula="of:=([.E45]-[.$E$7]) * [.$F$4]" office:value-type="float" office:value="0.200024827586207" calcext:value-type="float">
            <text:p>0.20002482758620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555" calcext:value-type="float">
            <text:p>4555</text:p>
          </table:table-cell>
          <table:table-cell office:value-type="float" office:value="186.075" calcext:value-type="float">
            <text:p>186.075</text:p>
          </table:table-cell>
          <table:table-cell office:value-type="float" office:value="523.796" calcext:value-type="float">
            <text:p>523.796</text:p>
          </table:table-cell>
          <table:table-cell table:formula="of:=([.P45]-[.P44])/([.M45]-[.M44])" office:value-type="float" office:value="16.2195" calcext:value-type="float">
            <text:p>16.220</text:p>
          </table:table-cell>
          <table:table-cell table:formula="of:=([.M45]-1)/[.$C$4]" office:value-type="float" office:value="0.166666666666667" calcext:value-type="float">
            <text:p>0.1667</text:p>
          </table:table-cell>
          <table:table-cell table:formula="of:=([.P45]-[.$E$7]) * [.$F$4]" office:value-type="float" office:value="0.200024827586207" calcext:value-type="float">
            <text:p>0.2000</text:p>
          </table:table-cell>
          <table:table-cell table:formula="of:=([.$O$7]-[.O45])*[.$Q$4]" office:value-type="float" office:value="0.0293098850574713" calcext:value-type="float">
            <text:p>0.029309885057471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557" calcext:value-type="float">
            <text:p>4557</text:p>
          </table:table-cell>
          <table:table-cell office:value-type="float" office:value="184.601" calcext:value-type="float">
            <text:p>184.601</text:p>
          </table:table-cell>
          <table:table-cell office:value-type="float" office:value="540.363" calcext:value-type="float">
            <text:p>540.363</text:p>
          </table:table-cell>
          <table:table-cell table:formula="of:=[.E46]-[.E45]" office:value-type="float" office:value="16.567" calcext:value-type="float">
            <text:p>16.567</text:p>
          </table:table-cell>
          <table:table-cell/>
          <table:table-cell table:formula="of:=([.B46]-1)/[.$C$4]" office:value-type="float" office:value="0.1625" calcext:value-type="float">
            <text:p>0.1625</text:p>
          </table:table-cell>
          <table:table-cell table:formula="of:=([.E46]-[.$E$7]) * [.$F$4]" office:value-type="float" office:value="0.20764183908046" calcext:value-type="float">
            <text:p>0.20764183908046</text:p>
          </table:table-cell>
          <table:table-cell table:number-columns-repeated="3"/>
          <table:table-cell table:style-name="ce7" office:value-type="float" office:value="42" calcext:value-type="float">
            <text:p>42</text:p>
          </table:table-cell>
          <table:table-cell table:style-name="ce7" office:value-type="float" office:value="4557" calcext:value-type="float">
            <text:p>4557</text:p>
          </table:table-cell>
          <table:table-cell table:style-name="ce10" office:value-type="float" office:value="184.601" calcext:value-type="float">
            <text:p>184.601</text:p>
          </table:table-cell>
          <table:table-cell table:style-name="ce10" office:value-type="float" office:value="540.363" calcext:value-type="float">
            <text:p>540.363</text:p>
          </table:table-cell>
          <table:table-cell table:style-name="ce10" table:formula="of:=([.P46]-[.P45])/([.M46]-[.M45])" office:value-type="float" office:value="16.567" calcext:value-type="float">
            <text:p>16.567</text:p>
          </table:table-cell>
          <table:table-cell table:style-name="ce16" table:formula="of:=([.M46]-1)/[.$C$4]" office:value-type="float" office:value="0.170833333333333" calcext:value-type="float">
            <text:p>0.1708</text:p>
          </table:table-cell>
          <table:table-cell table:style-name="ce16" table:formula="of:=([.P46]-[.$E$7]) * [.$F$4]" office:value-type="float" office:value="0.20764183908046" calcext:value-type="float">
            <text:p>0.2076</text:p>
          </table:table-cell>
          <table:table-cell table:formula="of:=([.$O$7]-[.O46])*[.$Q$4]" office:value-type="float" office:value="0.0299875862068966" calcext:value-type="float">
            <text:p>0.0299875862068966</text:p>
          </table:table-cell>
        </table:table-row>
      </table:table>
      <table:table table:name="results3" table:style-name="ta1">
        <table:shapes>
          <draw:frame draw:z-index="0" draw:style-name="gr1" draw:text-style-name="P1" svg:width="15.994cm" svg:height="8.998cm" svg:x="1.213cm" svg:y="20.554cm">
            <draw:object draw:notify-on-update-of-ranges="results3.H7:results3.H45 results3.I7:results3.I4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.99cm" svg:height="8.99cm" svg:x="23.769cm" svg:y="21.395cm">
            <draw:object draw:notify-on-update-of-ranges="results3.R7:results3.R45 results3.S7:results3.S45 results1.R7:results1.R49 results1.V7:results1.V4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.99cm" svg:height="8.99cm" svg:x="23.126cm" svg:y="30.784cm">
            <draw:object draw:notify-on-update-of-ranges="results3.R7:results3.R34 results3.S7:results3.S3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8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7" table:number-columns-repeated="8" table:default-cell-style-name="Default"/>
        <table:table-column table:style-name="co19" table:default-cell-style-name="ce6"/>
        <table:table-column table:style-name="co20" table:default-cell-style-name="ce6"/>
        <table:table-column table:style-name="co7" table:number-columns-repeated="2" table:default-cell-style-name="ce9"/>
        <table:table-column table:style-name="co21" table:default-cell-style-name="ce12"/>
        <table:table-column table:style-name="co7" table:number-columns-repeated="2" table:default-cell-style-name="ce15"/>
        <table:table-column table:style-name="co7" table:default-cell-style-name="Default"/>
        <table:table-row table:style-name="ro1">
          <table:table-cell table:number-columns-repeated="12"/>
          <table:table-cell table:style-name="Default" table:number-columns-repeated="7"/>
          <table:table-cell/>
        </table:table-row>
        <table:table-row table:style-name="ro1">
          <table:table-cell table:number-columns-repeated="12"/>
          <table:table-cell table:style-name="Default"/>
          <table:table-cell table:style-name="ce2" office:value-type="string" calcext:value-type="string" table:number-columns-spanned="6" table:number-rows-spanned="1">
            <text:p>Frame Skip Adjusted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12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m/pixel</text:p>
          </table:table-cell>
          <table:table-cell table:formula="of:=0.04/(138-52)" office:value-type="float" office:value="0.000465116279069768" calcext:value-type="float">
            <text:p>0.000465116279069768</text:p>
          </table:table-cell>
          <table:table-cell table:number-columns-repeated="6"/>
          <table:table-cell table:style-name="Default" office:value-type="string" calcext:value-type="string">
            <text:p>FPS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/>
          <table:table-cell table:style-name="Default" office:value-type="string" calcext:value-type="string">
            <text:p>m/pixel</text:p>
          </table:table-cell>
          <table:table-cell table:style-name="Default" table:formula="of:=0.04/(138-52)" office:value-type="float" office:value="0.000465116279069768" calcext:value-type="float">
            <text:p>0.000465116279069768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12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YM</text:p>
          </table:table-cell>
          <table:table-cell office:value-type="string" calcext:value-type="string">
            <text:p>delta y (pixels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Y-y_0 (m)</text:p>
          </table:table-cell>
          <table:table-cell table:number-columns-repeated="3"/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 (pixels^2)</text:p>
          </table:table-cell>
          <table:table-cell table:style-name="ce4" office:value-type="string" calcext:value-type="string">
            <text:p>X (pixels)</text:p>
          </table:table-cell>
          <table:table-cell table:style-name="ce4" office:value-type="string" calcext:value-type="string">
            <text:p>Y (pixels)</text:p>
          </table:table-cell>
          <table:table-cell table:style-name="ce4" office:value-type="string" calcext:value-type="string">
            <text:p>delta y (pixels)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Y-y_0 (m)</text:p>
          </table:table-cell>
          <table:table-cell office:value-type="string" calcext:value-type="string">
            <text:p>X-X_0 (m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521" calcext:value-type="float">
            <text:p>5521</text:p>
          </table:table-cell>
          <table:table-cell office:value-type="float" office:value="240.682" calcext:value-type="float">
            <text:p>240.682</text:p>
          </table:table-cell>
          <table:table-cell office:value-type="float" office:value="95.364" calcext:value-type="float">
            <text:p>95.36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]-1)/[.$C$4]" office:value-type="float" office:value="0" calcext:value-type="float">
            <text:p>0</text:p>
          </table:table-cell>
          <table:table-cell table:formula="of:=([.E7]-[.$E$7]) * [.$F$4]" office:value-type="float" office:value="0" calcext:value-type="float">
            <text:p>0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5521" calcext:value-type="float">
            <text:p>5521</text:p>
          </table:table-cell>
          <table:table-cell table:style-name="ce8" office:value-type="float" office:value="240.682" calcext:value-type="float">
            <text:p>240.682</text:p>
          </table:table-cell>
          <table:table-cell table:style-name="ce8" office:value-type="float" office:value="95.364" calcext:value-type="float">
            <text:p>95.364</text:p>
          </table:table-cell>
          <table:table-cell table:style-name="ce11" office:value-type="float" office:value="0" calcext:value-type="float">
            <text:p>0.000</text:p>
          </table:table-cell>
          <table:table-cell table:style-name="ce14" table:formula="of:=([.M7]-1)/[.$C$4]" office:value-type="float" office:value="0" calcext:value-type="float">
            <text:p>0.0000</text:p>
          </table:table-cell>
          <table:table-cell table:style-name="ce14" table:formula="of:=([.P7]-[.$E$7]) * [.$F$4]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71" calcext:value-type="float">
            <text:p>5471</text:p>
          </table:table-cell>
          <table:table-cell office:value-type="float" office:value="237.868" calcext:value-type="float">
            <text:p>237.868</text:p>
          </table:table-cell>
          <table:table-cell office:value-type="float" office:value="105.149" calcext:value-type="float">
            <text:p>105.149</text:p>
          </table:table-cell>
          <table:table-cell table:style-name="ce1" table:formula="of:=[.E8]-[.E7]" office:value-type="float" office:value="9.785" calcext:value-type="float">
            <text:p>9.785</text:p>
          </table:table-cell>
          <table:table-cell/>
          <table:table-cell table:formula="of:=([.B8]-1)/[.$C$4]" office:value-type="float" office:value="0.00416666666666667" calcext:value-type="float">
            <text:p>0.00416666666666667</text:p>
          </table:table-cell>
          <table:table-cell table:formula="of:=([.E8]-[.$E$7]) * [.$F$4]" office:value-type="float" office:value="0.00455116279069767" calcext:value-type="float">
            <text:p>0.0045511627906976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471" calcext:value-type="float">
            <text:p>5471</text:p>
          </table:table-cell>
          <table:table-cell office:value-type="float" office:value="237.868" calcext:value-type="float">
            <text:p>237.868</text:p>
          </table:table-cell>
          <table:table-cell office:value-type="float" office:value="105.149" calcext:value-type="float">
            <text:p>105.149</text:p>
          </table:table-cell>
          <table:table-cell table:formula="of:=([.P8]-[.P7])/([.M8]-[.M7])" office:value-type="float" office:value="4.8925" calcext:value-type="float">
            <text:p>4.893</text:p>
          </table:table-cell>
          <table:table-cell table:formula="of:=([.M8]-1)/[.$C$4]" office:value-type="float" office:value="0.00833333333333333" calcext:value-type="float">
            <text:p>0.0083</text:p>
          </table:table-cell>
          <table:table-cell table:formula="of:=([.P8]-[.$E$7]) * [.$F$4]" office:value-type="float" office:value="0.00455116279069767" calcext:value-type="float">
            <text:p>0.0046</text:p>
          </table:table-cell>
          <table:table-cell table:formula="of:=([.$O$7]-[.O8])*[.$Q$4]" office:value-type="float" office:value="0.00130883720930232" calcext:value-type="float">
            <text:p>0.001308837209302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396" calcext:value-type="float">
            <text:p>5396</text:p>
          </table:table-cell>
          <table:table-cell office:value-type="float" office:value="236.32" calcext:value-type="float">
            <text:p>236.32</text:p>
          </table:table-cell>
          <table:table-cell office:value-type="float" office:value="110.559" calcext:value-type="float">
            <text:p>110.559</text:p>
          </table:table-cell>
          <table:table-cell table:formula="of:=[.E9]-[.E8]" office:value-type="float" office:value="5.41" calcext:value-type="float">
            <text:p>5.41</text:p>
          </table:table-cell>
          <table:table-cell/>
          <table:table-cell table:formula="of:=([.B9]-1)/[.$C$4]" office:value-type="float" office:value="0.00833333333333333" calcext:value-type="float">
            <text:p>0.00833333333333333</text:p>
          </table:table-cell>
          <table:table-cell table:formula="of:=([.E9]-[.$E$7]) * [.$F$4]" office:value-type="float" office:value="0.00706744186046511" calcext:value-type="float">
            <text:p>0.00706744186046511</text:p>
          </table:table-cell>
          <table:table-cell table:number-columns-repeated="3"/>
          <table:table-cell table:formula="of:=[.M8]+1" office:value-type="float" office:value="4" calcext:value-type="float">
            <text:p>4</text:p>
          </table:table-cell>
          <table:table-cell office:value-type="float" office:value="5396" calcext:value-type="float">
            <text:p>5396</text:p>
          </table:table-cell>
          <table:table-cell office:value-type="float" office:value="236.32" calcext:value-type="float">
            <text:p>236.320</text:p>
          </table:table-cell>
          <table:table-cell office:value-type="float" office:value="110.559" calcext:value-type="float">
            <text:p>110.559</text:p>
          </table:table-cell>
          <table:table-cell table:formula="of:=([.P9]-[.P8])/([.M9]-[.M8])" office:value-type="float" office:value="5.41" calcext:value-type="float">
            <text:p>5.410</text:p>
          </table:table-cell>
          <table:table-cell table:formula="of:=([.M9]-1)/[.$C$4]" office:value-type="float" office:value="0.0125" calcext:value-type="float">
            <text:p>0.0125</text:p>
          </table:table-cell>
          <table:table-cell table:formula="of:=([.P9]-[.$E$7]) * [.$F$4]" office:value-type="float" office:value="0.00706744186046511" calcext:value-type="float">
            <text:p>0.0071</text:p>
          </table:table-cell>
          <table:table-cell table:formula="of:=([.$O$7]-[.O9])*[.$Q$4]" office:value-type="float" office:value="0.00202883720930233" calcext:value-type="float">
            <text:p>0.002028837209302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32" calcext:value-type="float">
            <text:p>5432</text:p>
          </table:table-cell>
          <table:table-cell office:value-type="float" office:value="234.719" calcext:value-type="float">
            <text:p>234.719</text:p>
          </table:table-cell>
          <table:table-cell office:value-type="float" office:value="116.821" calcext:value-type="float">
            <text:p>116.821</text:p>
          </table:table-cell>
          <table:table-cell table:formula="of:=[.E10]-[.E9]" office:value-type="float" office:value="6.262" calcext:value-type="float">
            <text:p>6.262</text:p>
          </table:table-cell>
          <table:table-cell/>
          <table:table-cell table:formula="of:=([.B10]-1)/[.$C$4]" office:value-type="float" office:value="0.0125" calcext:value-type="float">
            <text:p>0.0125</text:p>
          </table:table-cell>
          <table:table-cell table:formula="of:=([.E10]-[.$E$7]) * [.$F$4]" office:value-type="float" office:value="0.00998" calcext:value-type="float">
            <text:p>0.00998</text:p>
          </table:table-cell>
          <table:table-cell table:number-columns-repeated="3"/>
          <table:table-cell table:formula="of:=[.M9]+1" office:value-type="float" office:value="5" calcext:value-type="float">
            <text:p>5</text:p>
          </table:table-cell>
          <table:table-cell office:value-type="float" office:value="5432" calcext:value-type="float">
            <text:p>5432</text:p>
          </table:table-cell>
          <table:table-cell office:value-type="float" office:value="234.719" calcext:value-type="float">
            <text:p>234.719</text:p>
          </table:table-cell>
          <table:table-cell office:value-type="float" office:value="116.821" calcext:value-type="float">
            <text:p>116.821</text:p>
          </table:table-cell>
          <table:table-cell table:formula="of:=([.P10]-[.P9])/([.M10]-[.M9])" office:value-type="float" office:value="6.262" calcext:value-type="float">
            <text:p>6.262</text:p>
          </table:table-cell>
          <table:table-cell table:formula="of:=([.M10]-1)/[.$C$4]" office:value-type="float" office:value="0.0166666666666667" calcext:value-type="float">
            <text:p>0.0167</text:p>
          </table:table-cell>
          <table:table-cell table:formula="of:=([.P10]-[.$E$7]) * [.$F$4]" office:value-type="float" office:value="0.00998" calcext:value-type="float">
            <text:p>0.0100</text:p>
          </table:table-cell>
          <table:table-cell table:formula="of:=([.$O$7]-[.O10])*[.$Q$4]" office:value-type="float" office:value="0.00277348837209302" calcext:value-type="float">
            <text:p>0.0027734883720930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368" calcext:value-type="float">
            <text:p>5368</text:p>
          </table:table-cell>
          <table:table-cell office:value-type="float" office:value="233.203" calcext:value-type="float">
            <text:p>233.203</text:p>
          </table:table-cell>
          <table:table-cell office:value-type="float" office:value="123.255" calcext:value-type="float">
            <text:p>123.255</text:p>
          </table:table-cell>
          <table:table-cell table:formula="of:=[.E11]-[.E10]" office:value-type="float" office:value="6.434" calcext:value-type="float">
            <text:p>6.434</text:p>
          </table:table-cell>
          <table:table-cell/>
          <table:table-cell table:formula="of:=([.B11]-1)/[.$C$4]" office:value-type="float" office:value="0.0166666666666667" calcext:value-type="float">
            <text:p>0.0166666666666667</text:p>
          </table:table-cell>
          <table:table-cell table:formula="of:=([.E11]-[.$E$7]) * [.$F$4]" office:value-type="float" office:value="0.0129725581395349" calcext:value-type="float">
            <text:p>0.0129725581395349</text:p>
          </table:table-cell>
          <table:table-cell table:number-columns-repeated="3"/>
          <table:table-cell table:formula="of:=[.M10]+1" office:value-type="float" office:value="6" calcext:value-type="float">
            <text:p>6</text:p>
          </table:table-cell>
          <table:table-cell office:value-type="float" office:value="5368" calcext:value-type="float">
            <text:p>5368</text:p>
          </table:table-cell>
          <table:table-cell office:value-type="float" office:value="233.203" calcext:value-type="float">
            <text:p>233.203</text:p>
          </table:table-cell>
          <table:table-cell office:value-type="float" office:value="123.255" calcext:value-type="float">
            <text:p>123.255</text:p>
          </table:table-cell>
          <table:table-cell table:formula="of:=([.P11]-[.P10])/([.M11]-[.M10])" office:value-type="float" office:value="6.434" calcext:value-type="float">
            <text:p>6.434</text:p>
          </table:table-cell>
          <table:table-cell table:formula="of:=([.M11]-1)/[.$C$4]" office:value-type="float" office:value="0.0208333333333333" calcext:value-type="float">
            <text:p>0.0208</text:p>
          </table:table-cell>
          <table:table-cell table:formula="of:=([.P11]-[.$E$7]) * [.$F$4]" office:value-type="float" office:value="0.0129725581395349" calcext:value-type="float">
            <text:p>0.0130</text:p>
          </table:table-cell>
          <table:table-cell table:formula="of:=([.$O$7]-[.O11])*[.$Q$4]" office:value-type="float" office:value="0.00347860465116279" calcext:value-type="float">
            <text:p>0.0034786046511627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368" calcext:value-type="float">
            <text:p>5368</text:p>
          </table:table-cell>
          <table:table-cell office:value-type="float" office:value="231.511" calcext:value-type="float">
            <text:p>231.511</text:p>
          </table:table-cell>
          <table:table-cell office:value-type="float" office:value="130.251" calcext:value-type="float">
            <text:p>130.251</text:p>
          </table:table-cell>
          <table:table-cell table:formula="of:=[.E12]-[.E11]" office:value-type="float" office:value="6.99600000000001" calcext:value-type="float">
            <text:p>6.99600000000001</text:p>
          </table:table-cell>
          <table:table-cell/>
          <table:table-cell table:formula="of:=([.B12]-1)/[.$C$4]" office:value-type="float" office:value="0.0208333333333333" calcext:value-type="float">
            <text:p>0.0208333333333333</text:p>
          </table:table-cell>
          <table:table-cell table:formula="of:=([.E12]-[.$E$7]) * [.$F$4]" office:value-type="float" office:value="0.016226511627907" calcext:value-type="float">
            <text:p>0.016226511627907</text:p>
          </table:table-cell>
          <table:table-cell table:number-columns-repeated="3"/>
          <table:table-cell table:formula="of:=[.M11]+1" office:value-type="float" office:value="7" calcext:value-type="float">
            <text:p>7</text:p>
          </table:table-cell>
          <table:table-cell office:value-type="float" office:value="5368" calcext:value-type="float">
            <text:p>5368</text:p>
          </table:table-cell>
          <table:table-cell office:value-type="float" office:value="231.511" calcext:value-type="float">
            <text:p>231.511</text:p>
          </table:table-cell>
          <table:table-cell office:value-type="float" office:value="130.251" calcext:value-type="float">
            <text:p>130.251</text:p>
          </table:table-cell>
          <table:table-cell table:formula="of:=([.P12]-[.P11])/([.M12]-[.M11])" office:value-type="float" office:value="6.99600000000001" calcext:value-type="float">
            <text:p>6.996</text:p>
          </table:table-cell>
          <table:table-cell table:formula="of:=([.M12]-1)/[.$C$4]" office:value-type="float" office:value="0.025" calcext:value-type="float">
            <text:p>0.0250</text:p>
          </table:table-cell>
          <table:table-cell table:formula="of:=([.P12]-[.$E$7]) * [.$F$4]" office:value-type="float" office:value="0.016226511627907" calcext:value-type="float">
            <text:p>0.0162</text:p>
          </table:table-cell>
          <table:table-cell table:formula="of:=([.$O$7]-[.O12])*[.$Q$4]" office:value-type="float" office:value="0.00426558139534884" calcext:value-type="float">
            <text:p>0.0042655813953488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358" calcext:value-type="float">
            <text:p>5358</text:p>
          </table:table-cell>
          <table:table-cell office:value-type="float" office:value="229.809" calcext:value-type="float">
            <text:p>229.809</text:p>
          </table:table-cell>
          <table:table-cell office:value-type="float" office:value="137.26" calcext:value-type="float">
            <text:p>137.26</text:p>
          </table:table-cell>
          <table:table-cell table:style-name="ce3" table:formula="of:=[.E13]-[.E12]" office:value-type="float" office:value="7.00899999999999" calcext:value-type="float">
            <text:p>7.00899999999999</text:p>
          </table:table-cell>
          <table:table-cell/>
          <table:table-cell table:formula="of:=([.B13]-1)/[.$C$4]" office:value-type="float" office:value="0.025" calcext:value-type="float">
            <text:p>0.025</text:p>
          </table:table-cell>
          <table:table-cell table:formula="of:=([.E13]-[.$E$7]) * [.$F$4]" office:value-type="float" office:value="0.019486511627907" calcext:value-type="float">
            <text:p>0.019486511627907</text:p>
          </table:table-cell>
          <table:table-cell table:number-columns-repeated="3"/>
          <table:table-cell table:formula="of:=[.M12]+1" office:value-type="float" office:value="8" calcext:value-type="float">
            <text:p>8</text:p>
          </table:table-cell>
          <table:table-cell office:value-type="float" office:value="5358" calcext:value-type="float">
            <text:p>5358</text:p>
          </table:table-cell>
          <table:table-cell office:value-type="float" office:value="229.809" calcext:value-type="float">
            <text:p>229.809</text:p>
          </table:table-cell>
          <table:table-cell office:value-type="float" office:value="137.26" calcext:value-type="float">
            <text:p>137.260</text:p>
          </table:table-cell>
          <table:table-cell table:formula="of:=([.P13]-[.P12])/([.M13]-[.M12])" office:value-type="float" office:value="7.00899999999999" calcext:value-type="float">
            <text:p>7.009</text:p>
          </table:table-cell>
          <table:table-cell table:formula="of:=([.M13]-1)/[.$C$4]" office:value-type="float" office:value="0.0291666666666667" calcext:value-type="float">
            <text:p>0.0292</text:p>
          </table:table-cell>
          <table:table-cell table:formula="of:=([.P13]-[.$E$7]) * [.$F$4]" office:value-type="float" office:value="0.019486511627907" calcext:value-type="float">
            <text:p>0.0195</text:p>
          </table:table-cell>
          <table:table-cell table:formula="of:=([.$O$7]-[.O13])*[.$Q$4]" office:value-type="float" office:value="0.00505720930232558" calcext:value-type="float">
            <text:p>0.0050572093023255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284" calcext:value-type="float">
            <text:p>5284</text:p>
          </table:table-cell>
          <table:table-cell office:value-type="float" office:value="228.176" calcext:value-type="float">
            <text:p>228.176</text:p>
          </table:table-cell>
          <table:table-cell office:value-type="float" office:value="144.615" calcext:value-type="float">
            <text:p>144.615</text:p>
          </table:table-cell>
          <table:table-cell table:formula="of:=[.E14]-[.E13]" office:value-type="float" office:value="7.35500000000002" calcext:value-type="float">
            <text:p>7.35500000000002</text:p>
          </table:table-cell>
          <table:table-cell/>
          <table:table-cell table:formula="of:=([.B14]-1)/[.$C$4]" office:value-type="float" office:value="0.0291666666666667" calcext:value-type="float">
            <text:p>0.0291666666666667</text:p>
          </table:table-cell>
          <table:table-cell table:formula="of:=([.E14]-[.$E$7]) * [.$F$4]" office:value-type="float" office:value="0.0229074418604651" calcext:value-type="float">
            <text:p>0.0229074418604651</text:p>
          </table:table-cell>
          <table:table-cell table:number-columns-repeated="3"/>
          <table:table-cell table:formula="of:=[.M13]+1" office:value-type="float" office:value="9" calcext:value-type="float">
            <text:p>9</text:p>
          </table:table-cell>
          <table:table-cell office:value-type="float" office:value="5284" calcext:value-type="float">
            <text:p>5284</text:p>
          </table:table-cell>
          <table:table-cell office:value-type="float" office:value="228.176" calcext:value-type="float">
            <text:p>228.176</text:p>
          </table:table-cell>
          <table:table-cell office:value-type="float" office:value="144.615" calcext:value-type="float">
            <text:p>144.615</text:p>
          </table:table-cell>
          <table:table-cell table:formula="of:=([.P14]-[.P13])/([.M14]-[.M13])" office:value-type="float" office:value="7.35500000000002" calcext:value-type="float">
            <text:p>7.355</text:p>
          </table:table-cell>
          <table:table-cell table:formula="of:=([.M14]-1)/[.$C$4]" office:value-type="float" office:value="0.0333333333333333" calcext:value-type="float">
            <text:p>0.0333</text:p>
          </table:table-cell>
          <table:table-cell table:formula="of:=([.P14]-[.$E$7]) * [.$F$4]" office:value-type="float" office:value="0.0229074418604651" calcext:value-type="float">
            <text:p>0.0229</text:p>
          </table:table-cell>
          <table:table-cell table:formula="of:=([.$O$7]-[.O14])*[.$Q$4]" office:value-type="float" office:value="0.00581674418604652" calcext:value-type="float">
            <text:p>0.0058167441860465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282" calcext:value-type="float">
            <text:p>5282</text:p>
          </table:table-cell>
          <table:table-cell office:value-type="float" office:value="226.608" calcext:value-type="float">
            <text:p>226.608</text:p>
          </table:table-cell>
          <table:table-cell office:value-type="float" office:value="152.295" calcext:value-type="float">
            <text:p>152.295</text:p>
          </table:table-cell>
          <table:table-cell table:formula="of:=[.E15]-[.E14]" office:value-type="float" office:value="7.67999999999998" calcext:value-type="float">
            <text:p>7.67999999999998</text:p>
          </table:table-cell>
          <table:table-cell/>
          <table:table-cell table:formula="of:=([.B15]-1)/[.$C$4]" office:value-type="float" office:value="0.0333333333333333" calcext:value-type="float">
            <text:p>0.0333333333333333</text:p>
          </table:table-cell>
          <table:table-cell table:formula="of:=([.E15]-[.$E$7]) * [.$F$4]" office:value-type="float" office:value="0.0264795348837209" calcext:value-type="float">
            <text:p>0.0264795348837209</text:p>
          </table:table-cell>
          <table:table-cell table:number-columns-repeated="3"/>
          <table:table-cell table:formula="of:=[.M14]+1" office:value-type="float" office:value="10" calcext:value-type="float">
            <text:p>10</text:p>
          </table:table-cell>
          <table:table-cell office:value-type="float" office:value="5282" calcext:value-type="float">
            <text:p>5282</text:p>
          </table:table-cell>
          <table:table-cell office:value-type="float" office:value="226.608" calcext:value-type="float">
            <text:p>226.608</text:p>
          </table:table-cell>
          <table:table-cell office:value-type="float" office:value="152.295" calcext:value-type="float">
            <text:p>152.295</text:p>
          </table:table-cell>
          <table:table-cell table:formula="of:=([.P15]-[.P14])/([.M15]-[.M14])" office:value-type="float" office:value="7.67999999999998" calcext:value-type="float">
            <text:p>7.680</text:p>
          </table:table-cell>
          <table:table-cell table:formula="of:=([.M15]-1)/[.$C$4]" office:value-type="float" office:value="0.0375" calcext:value-type="float">
            <text:p>0.0375</text:p>
          </table:table-cell>
          <table:table-cell table:formula="of:=([.P15]-[.$E$7]) * [.$F$4]" office:value-type="float" office:value="0.0264795348837209" calcext:value-type="float">
            <text:p>0.0265</text:p>
          </table:table-cell>
          <table:table-cell table:formula="of:=([.$O$7]-[.O15])*[.$Q$4]" office:value-type="float" office:value="0.00654604651162791" calcext:value-type="float">
            <text:p>0.0065460465116279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214" calcext:value-type="float">
            <text:p>5214</text:p>
          </table:table-cell>
          <table:table-cell office:value-type="float" office:value="225.046" calcext:value-type="float">
            <text:p>225.046</text:p>
          </table:table-cell>
          <table:table-cell office:value-type="float" office:value="160.241" calcext:value-type="float">
            <text:p>160.241</text:p>
          </table:table-cell>
          <table:table-cell table:formula="of:=[.E16]-[.E15]" office:value-type="float" office:value="7.94600000000003" calcext:value-type="float">
            <text:p>7.94600000000003</text:p>
          </table:table-cell>
          <table:table-cell/>
          <table:table-cell table:formula="of:=([.B16]-1)/[.$C$4]" office:value-type="float" office:value="0.0375" calcext:value-type="float">
            <text:p>0.0375</text:p>
          </table:table-cell>
          <table:table-cell table:formula="of:=([.E16]-[.$E$7]) * [.$F$4]" office:value-type="float" office:value="0.0301753488372093" calcext:value-type="float">
            <text:p>0.0301753488372093</text:p>
          </table:table-cell>
          <table:table-cell table:number-columns-repeated="3"/>
          <table:table-cell table:formula="of:=[.M15]+1" office:value-type="float" office:value="11" calcext:value-type="float">
            <text:p>11</text:p>
          </table:table-cell>
          <table:table-cell office:value-type="float" office:value="5214" calcext:value-type="float">
            <text:p>5214</text:p>
          </table:table-cell>
          <table:table-cell office:value-type="float" office:value="225.046" calcext:value-type="float">
            <text:p>225.046</text:p>
          </table:table-cell>
          <table:table-cell office:value-type="float" office:value="160.241" calcext:value-type="float">
            <text:p>160.241</text:p>
          </table:table-cell>
          <table:table-cell table:formula="of:=([.P16]-[.P15])/([.M16]-[.M15])" office:value-type="float" office:value="7.94600000000003" calcext:value-type="float">
            <text:p>7.946</text:p>
          </table:table-cell>
          <table:table-cell table:formula="of:=([.M16]-1)/[.$C$4]" office:value-type="float" office:value="0.0416666666666667" calcext:value-type="float">
            <text:p>0.0417</text:p>
          </table:table-cell>
          <table:table-cell table:formula="of:=([.P16]-[.$E$7]) * [.$F$4]" office:value-type="float" office:value="0.0301753488372093" calcext:value-type="float">
            <text:p>0.0302</text:p>
          </table:table-cell>
          <table:table-cell table:formula="of:=([.$O$7]-[.O16])*[.$Q$4]" office:value-type="float" office:value="0.00727255813953489" calcext:value-type="float">
            <text:p>0.0072725581395348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205" calcext:value-type="float">
            <text:p>5205</text:p>
          </table:table-cell>
          <table:table-cell office:value-type="float" office:value="223.343" calcext:value-type="float">
            <text:p>223.343</text:p>
          </table:table-cell>
          <table:table-cell office:value-type="float" office:value="168.624" calcext:value-type="float">
            <text:p>168.624</text:p>
          </table:table-cell>
          <table:table-cell table:formula="of:=[.E17]-[.E16]" office:value-type="float" office:value="8.38299999999998" calcext:value-type="float">
            <text:p>8.38299999999998</text:p>
          </table:table-cell>
          <table:table-cell/>
          <table:table-cell table:formula="of:=([.B17]-1)/[.$C$4]" office:value-type="float" office:value="0.0416666666666667" calcext:value-type="float">
            <text:p>0.0416666666666667</text:p>
          </table:table-cell>
          <table:table-cell table:formula="of:=([.E17]-[.$E$7]) * [.$F$4]" office:value-type="float" office:value="0.0340744186046512" calcext:value-type="float">
            <text:p>0.0340744186046512</text:p>
          </table:table-cell>
          <table:table-cell table:number-columns-repeated="3"/>
          <table:table-cell table:formula="of:=[.M16]+1" office:value-type="float" office:value="12" calcext:value-type="float">
            <text:p>12</text:p>
          </table:table-cell>
          <table:table-cell office:value-type="float" office:value="5205" calcext:value-type="float">
            <text:p>5205</text:p>
          </table:table-cell>
          <table:table-cell office:value-type="float" office:value="223.343" calcext:value-type="float">
            <text:p>223.343</text:p>
          </table:table-cell>
          <table:table-cell office:value-type="float" office:value="168.624" calcext:value-type="float">
            <text:p>168.624</text:p>
          </table:table-cell>
          <table:table-cell table:formula="of:=([.P17]-[.P16])/([.M17]-[.M16])" office:value-type="float" office:value="8.38299999999998" calcext:value-type="float">
            <text:p>8.383</text:p>
          </table:table-cell>
          <table:table-cell table:formula="of:=([.M17]-1)/[.$C$4]" office:value-type="float" office:value="0.0458333333333333" calcext:value-type="float">
            <text:p>0.0458</text:p>
          </table:table-cell>
          <table:table-cell table:formula="of:=([.P17]-[.$E$7]) * [.$F$4]" office:value-type="float" office:value="0.0340744186046512" calcext:value-type="float">
            <text:p>0.0341</text:p>
          </table:table-cell>
          <table:table-cell table:formula="of:=([.$O$7]-[.O17])*[.$Q$4]" office:value-type="float" office:value="0.00806465116279071" calcext:value-type="float">
            <text:p>0.0080646511627907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158" calcext:value-type="float">
            <text:p>5158</text:p>
          </table:table-cell>
          <table:table-cell office:value-type="float" office:value="221.718" calcext:value-type="float">
            <text:p>221.718</text:p>
          </table:table-cell>
          <table:table-cell office:value-type="float" office:value="177.098" calcext:value-type="float">
            <text:p>177.098</text:p>
          </table:table-cell>
          <table:table-cell table:formula="of:=[.E18]-[.E17]" office:value-type="float" office:value="8.47400000000002" calcext:value-type="float">
            <text:p>8.47400000000002</text:p>
          </table:table-cell>
          <table:table-cell/>
          <table:table-cell table:formula="of:=([.B18]-1)/[.$C$4]" office:value-type="float" office:value="0.0458333333333333" calcext:value-type="float">
            <text:p>0.0458333333333333</text:p>
          </table:table-cell>
          <table:table-cell table:formula="of:=([.E18]-[.$E$7]) * [.$F$4]" office:value-type="float" office:value="0.0380158139534884" calcext:value-type="float">
            <text:p>0.0380158139534884</text:p>
          </table:table-cell>
          <table:table-cell table:number-columns-repeated="3"/>
          <table:table-cell table:formula="of:=[.M17]+1" office:value-type="float" office:value="13" calcext:value-type="float">
            <text:p>13</text:p>
          </table:table-cell>
          <table:table-cell office:value-type="float" office:value="5158" calcext:value-type="float">
            <text:p>5158</text:p>
          </table:table-cell>
          <table:table-cell office:value-type="float" office:value="221.718" calcext:value-type="float">
            <text:p>221.718</text:p>
          </table:table-cell>
          <table:table-cell office:value-type="float" office:value="177.098" calcext:value-type="float">
            <text:p>177.098</text:p>
          </table:table-cell>
          <table:table-cell table:formula="of:=([.P18]-[.P17])/([.M18]-[.M17])" office:value-type="float" office:value="8.47400000000002" calcext:value-type="float">
            <text:p>8.474</text:p>
          </table:table-cell>
          <table:table-cell table:formula="of:=([.M18]-1)/[.$C$4]" office:value-type="float" office:value="0.05" calcext:value-type="float">
            <text:p>0.0500</text:p>
          </table:table-cell>
          <table:table-cell table:formula="of:=([.P18]-[.$E$7]) * [.$F$4]" office:value-type="float" office:value="0.0380158139534884" calcext:value-type="float">
            <text:p>0.0380</text:p>
          </table:table-cell>
          <table:table-cell table:formula="of:=([.$O$7]-[.O18])*[.$Q$4]" office:value-type="float" office:value="0.00882046511627908" calcext:value-type="float">
            <text:p>0.0088204651162790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135" calcext:value-type="float">
            <text:p>5135</text:p>
          </table:table-cell>
          <table:table-cell office:value-type="float" office:value="220.015" calcext:value-type="float">
            <text:p>220.015</text:p>
          </table:table-cell>
          <table:table-cell office:value-type="float" office:value="185.989" calcext:value-type="float">
            <text:p>185.989</text:p>
          </table:table-cell>
          <table:table-cell table:formula="of:=[.E19]-[.E18]" office:value-type="float" office:value="8.89099999999999" calcext:value-type="float">
            <text:p>8.89099999999999</text:p>
          </table:table-cell>
          <table:table-cell/>
          <table:table-cell table:formula="of:=([.B19]-1)/[.$C$4]" office:value-type="float" office:value="0.05" calcext:value-type="float">
            <text:p>0.05</text:p>
          </table:table-cell>
          <table:table-cell table:formula="of:=([.E19]-[.$E$7]) * [.$F$4]" office:value-type="float" office:value="0.0421511627906977" calcext:value-type="float">
            <text:p>0.0421511627906977</text:p>
          </table:table-cell>
          <table:table-cell table:number-columns-repeated="3"/>
          <table:table-cell table:formula="of:=[.M18]+1" office:value-type="float" office:value="14" calcext:value-type="float">
            <text:p>14</text:p>
          </table:table-cell>
          <table:table-cell office:value-type="float" office:value="5135" calcext:value-type="float">
            <text:p>5135</text:p>
          </table:table-cell>
          <table:table-cell office:value-type="float" office:value="220.015" calcext:value-type="float">
            <text:p>220.015</text:p>
          </table:table-cell>
          <table:table-cell office:value-type="float" office:value="185.989" calcext:value-type="float">
            <text:p>185.989</text:p>
          </table:table-cell>
          <table:table-cell table:formula="of:=([.P19]-[.P18])/([.M19]-[.M18])" office:value-type="float" office:value="8.89099999999999" calcext:value-type="float">
            <text:p>8.891</text:p>
          </table:table-cell>
          <table:table-cell table:formula="of:=([.M19]-1)/[.$C$4]" office:value-type="float" office:value="0.0541666666666667" calcext:value-type="float">
            <text:p>0.0542</text:p>
          </table:table-cell>
          <table:table-cell table:formula="of:=([.P19]-[.$E$7]) * [.$F$4]" office:value-type="float" office:value="0.0421511627906977" calcext:value-type="float">
            <text:p>0.0422</text:p>
          </table:table-cell>
          <table:table-cell table:formula="of:=([.$O$7]-[.O19])*[.$Q$4]" office:value-type="float" office:value="0.0096125581395349" calcext:value-type="float">
            <text:p>0.009612558139534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137" calcext:value-type="float">
            <text:p>5137</text:p>
          </table:table-cell>
          <table:table-cell office:value-type="float" office:value="218.423" calcext:value-type="float">
            <text:p>218.423</text:p>
          </table:table-cell>
          <table:table-cell office:value-type="float" office:value="195.198" calcext:value-type="float">
            <text:p>195.198</text:p>
          </table:table-cell>
          <table:table-cell table:formula="of:=[.E20]-[.E19]" office:value-type="float" office:value="9.209" calcext:value-type="float">
            <text:p>9.209</text:p>
          </table:table-cell>
          <table:table-cell/>
          <table:table-cell table:formula="of:=([.B20]-1)/[.$C$4]" office:value-type="float" office:value="0.0541666666666667" calcext:value-type="float">
            <text:p>0.0541666666666667</text:p>
          </table:table-cell>
          <table:table-cell table:formula="of:=([.E20]-[.$E$7]) * [.$F$4]" office:value-type="float" office:value="0.0464344186046512" calcext:value-type="float">
            <text:p>0.0464344186046512</text:p>
          </table:table-cell>
          <table:table-cell table:number-columns-repeated="3"/>
          <table:table-cell table:formula="of:=[.M19]+1" office:value-type="float" office:value="15" calcext:value-type="float">
            <text:p>15</text:p>
          </table:table-cell>
          <table:table-cell office:value-type="float" office:value="5137" calcext:value-type="float">
            <text:p>5137</text:p>
          </table:table-cell>
          <table:table-cell office:value-type="float" office:value="218.423" calcext:value-type="float">
            <text:p>218.423</text:p>
          </table:table-cell>
          <table:table-cell office:value-type="float" office:value="195.198" calcext:value-type="float">
            <text:p>195.198</text:p>
          </table:table-cell>
          <table:table-cell table:formula="of:=([.P20]-[.P19])/([.M20]-[.M19])" office:value-type="float" office:value="9.209" calcext:value-type="float">
            <text:p>9.209</text:p>
          </table:table-cell>
          <table:table-cell table:formula="of:=([.M20]-1)/[.$C$4]" office:value-type="float" office:value="0.0583333333333333" calcext:value-type="float">
            <text:p>0.0583</text:p>
          </table:table-cell>
          <table:table-cell table:formula="of:=([.P20]-[.$E$7]) * [.$F$4]" office:value-type="float" office:value="0.0464344186046512" calcext:value-type="float">
            <text:p>0.0464</text:p>
          </table:table-cell>
          <table:table-cell table:formula="of:=([.$O$7]-[.O20])*[.$Q$4]" office:value-type="float" office:value="0.010353023255814" calcext:value-type="float">
            <text:p>0.0103530232558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075" calcext:value-type="float">
            <text:p>5075</text:p>
          </table:table-cell>
          <table:table-cell office:value-type="float" office:value="216.745" calcext:value-type="float">
            <text:p>216.745</text:p>
          </table:table-cell>
          <table:table-cell office:value-type="float" office:value="204.665" calcext:value-type="float">
            <text:p>204.665</text:p>
          </table:table-cell>
          <table:table-cell table:formula="of:=[.E21]-[.E20]" office:value-type="float" office:value="9.46699999999998" calcext:value-type="float">
            <text:p>9.46699999999998</text:p>
          </table:table-cell>
          <table:table-cell/>
          <table:table-cell table:formula="of:=([.B21]-1)/[.$C$4]" office:value-type="float" office:value="0.0583333333333333" calcext:value-type="float">
            <text:p>0.0583333333333333</text:p>
          </table:table-cell>
          <table:table-cell table:formula="of:=([.E21]-[.$E$7]) * [.$F$4]" office:value-type="float" office:value="0.0508376744186046" calcext:value-type="float">
            <text:p>0.0508376744186046</text:p>
          </table:table-cell>
          <table:table-cell table:number-columns-repeated="3"/>
          <table:table-cell table:formula="of:=[.M20]+1" office:value-type="float" office:value="16" calcext:value-type="float">
            <text:p>16</text:p>
          </table:table-cell>
          <table:table-cell office:value-type="float" office:value="5075" calcext:value-type="float">
            <text:p>5075</text:p>
          </table:table-cell>
          <table:table-cell office:value-type="float" office:value="216.745" calcext:value-type="float">
            <text:p>216.745</text:p>
          </table:table-cell>
          <table:table-cell office:value-type="float" office:value="204.665" calcext:value-type="float">
            <text:p>204.665</text:p>
          </table:table-cell>
          <table:table-cell table:formula="of:=([.P21]-[.P20])/([.M21]-[.M20])" office:value-type="float" office:value="9.46699999999998" calcext:value-type="float">
            <text:p>9.467</text:p>
          </table:table-cell>
          <table:table-cell table:formula="of:=([.M21]-1)/[.$C$4]" office:value-type="float" office:value="0.0625" calcext:value-type="float">
            <text:p>0.0625</text:p>
          </table:table-cell>
          <table:table-cell table:formula="of:=([.P21]-[.$E$7]) * [.$F$4]" office:value-type="float" office:value="0.0508376744186046" calcext:value-type="float">
            <text:p>0.0508</text:p>
          </table:table-cell>
          <table:table-cell table:formula="of:=([.$O$7]-[.O21])*[.$Q$4]" office:value-type="float" office:value="0.011133488372093" calcext:value-type="float">
            <text:p>0.01113348837209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082" calcext:value-type="float">
            <text:p>5082</text:p>
          </table:table-cell>
          <table:table-cell office:value-type="float" office:value="215.153" calcext:value-type="float">
            <text:p>215.153</text:p>
          </table:table-cell>
          <table:table-cell office:value-type="float" office:value="214.519" calcext:value-type="float">
            <text:p>214.519</text:p>
          </table:table-cell>
          <table:table-cell table:formula="of:=[.E22]-[.E21]" office:value-type="float" office:value="9.85400000000001" calcext:value-type="float">
            <text:p>9.85400000000001</text:p>
          </table:table-cell>
          <table:table-cell/>
          <table:table-cell table:formula="of:=([.B22]-1)/[.$C$4]" office:value-type="float" office:value="0.0625" calcext:value-type="float">
            <text:p>0.0625</text:p>
          </table:table-cell>
          <table:table-cell table:formula="of:=([.E22]-[.$E$7]) * [.$F$4]" office:value-type="float" office:value="0.0554209302325581" calcext:value-type="float">
            <text:p>0.0554209302325581</text:p>
          </table:table-cell>
          <table:table-cell table:number-columns-repeated="3"/>
          <table:table-cell table:formula="of:=[.M21]+1" office:value-type="float" office:value="17" calcext:value-type="float">
            <text:p>17</text:p>
          </table:table-cell>
          <table:table-cell office:value-type="float" office:value="5082" calcext:value-type="float">
            <text:p>5082</text:p>
          </table:table-cell>
          <table:table-cell office:value-type="float" office:value="215.153" calcext:value-type="float">
            <text:p>215.153</text:p>
          </table:table-cell>
          <table:table-cell office:value-type="float" office:value="214.519" calcext:value-type="float">
            <text:p>214.519</text:p>
          </table:table-cell>
          <table:table-cell table:formula="of:=([.P22]-[.P21])/([.M22]-[.M21])" office:value-type="float" office:value="9.85400000000001" calcext:value-type="float">
            <text:p>9.854</text:p>
          </table:table-cell>
          <table:table-cell table:formula="of:=([.M22]-1)/[.$C$4]" office:value-type="float" office:value="0.0666666666666667" calcext:value-type="float">
            <text:p>0.0667</text:p>
          </table:table-cell>
          <table:table-cell table:formula="of:=([.P22]-[.$E$7]) * [.$F$4]" office:value-type="float" office:value="0.0554209302325581" calcext:value-type="float">
            <text:p>0.0554</text:p>
          </table:table-cell>
          <table:table-cell table:formula="of:=([.$O$7]-[.O22])*[.$Q$4]" office:value-type="float" office:value="0.0118739534883721" calcext:value-type="float">
            <text:p>0.01187395348837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020" calcext:value-type="float">
            <text:p>5020</text:p>
          </table:table-cell>
          <table:table-cell office:value-type="float" office:value="213.599" calcext:value-type="float">
            <text:p>213.599</text:p>
          </table:table-cell>
          <table:table-cell office:value-type="float" office:value="224.459" calcext:value-type="float">
            <text:p>224.459</text:p>
          </table:table-cell>
          <table:table-cell table:formula="of:=[.E23]-[.E22]" office:value-type="float" office:value="9.94" calcext:value-type="float">
            <text:p>9.94</text:p>
          </table:table-cell>
          <table:table-cell/>
          <table:table-cell table:formula="of:=([.B23]-1)/[.$C$4]" office:value-type="float" office:value="0.0666666666666667" calcext:value-type="float">
            <text:p>0.0666666666666667</text:p>
          </table:table-cell>
          <table:table-cell table:formula="of:=([.E23]-[.$E$7]) * [.$F$4]" office:value-type="float" office:value="0.0600441860465116" calcext:value-type="float">
            <text:p>0.0600441860465116</text:p>
          </table:table-cell>
          <table:table-cell table:number-columns-repeated="3"/>
          <table:table-cell table:formula="of:=[.M22]+1" office:value-type="float" office:value="18" calcext:value-type="float">
            <text:p>18</text:p>
          </table:table-cell>
          <table:table-cell office:value-type="float" office:value="5020" calcext:value-type="float">
            <text:p>5020</text:p>
          </table:table-cell>
          <table:table-cell office:value-type="float" office:value="213.599" calcext:value-type="float">
            <text:p>213.599</text:p>
          </table:table-cell>
          <table:table-cell office:value-type="float" office:value="224.459" calcext:value-type="float">
            <text:p>224.459</text:p>
          </table:table-cell>
          <table:table-cell table:formula="of:=([.P23]-[.P22])/([.M23]-[.M22])" office:value-type="float" office:value="9.94" calcext:value-type="float">
            <text:p>9.940</text:p>
          </table:table-cell>
          <table:table-cell table:formula="of:=([.M23]-1)/[.$C$4]" office:value-type="float" office:value="0.0708333333333333" calcext:value-type="float">
            <text:p>0.0708</text:p>
          </table:table-cell>
          <table:table-cell table:formula="of:=([.P23]-[.$E$7]) * [.$F$4]" office:value-type="float" office:value="0.0600441860465116" calcext:value-type="float">
            <text:p>0.0600</text:p>
          </table:table-cell>
          <table:table-cell table:formula="of:=([.$O$7]-[.O23])*[.$Q$4]" office:value-type="float" office:value="0.0125967441860465" calcext:value-type="float">
            <text:p>0.012596744186046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998" calcext:value-type="float">
            <text:p>4998</text:p>
          </table:table-cell>
          <table:table-cell office:value-type="float" office:value="211.871" calcext:value-type="float">
            <text:p>211.871</text:p>
          </table:table-cell>
          <table:table-cell office:value-type="float" office:value="234.95" calcext:value-type="float">
            <text:p>234.95</text:p>
          </table:table-cell>
          <table:table-cell table:formula="of:=[.E24]-[.E23]" office:value-type="float" office:value="10.491" calcext:value-type="float">
            <text:p>10.491</text:p>
          </table:table-cell>
          <table:table-cell/>
          <table:table-cell table:formula="of:=([.B24]-1)/[.$C$4]" office:value-type="float" office:value="0.0708333333333333" calcext:value-type="float">
            <text:p>0.0708333333333333</text:p>
          </table:table-cell>
          <table:table-cell table:formula="of:=([.E24]-[.$E$7]) * [.$F$4]" office:value-type="float" office:value="0.0649237209302325" calcext:value-type="float">
            <text:p>0.0649237209302325</text:p>
          </table:table-cell>
          <table:table-cell table:number-columns-repeated="3"/>
          <table:table-cell table:formula="of:=[.M23]+1" office:value-type="float" office:value="19" calcext:value-type="float">
            <text:p>19</text:p>
          </table:table-cell>
          <table:table-cell office:value-type="float" office:value="4998" calcext:value-type="float">
            <text:p>4998</text:p>
          </table:table-cell>
          <table:table-cell office:value-type="float" office:value="211.871" calcext:value-type="float">
            <text:p>211.871</text:p>
          </table:table-cell>
          <table:table-cell office:value-type="float" office:value="234.95" calcext:value-type="float">
            <text:p>234.950</text:p>
          </table:table-cell>
          <table:table-cell table:formula="of:=([.P24]-[.P23])/([.M24]-[.M23])" office:value-type="float" office:value="10.491" calcext:value-type="float">
            <text:p>10.491</text:p>
          </table:table-cell>
          <table:table-cell table:formula="of:=([.M24]-1)/[.$C$4]" office:value-type="float" office:value="0.075" calcext:value-type="float">
            <text:p>0.0750</text:p>
          </table:table-cell>
          <table:table-cell table:formula="of:=([.P24]-[.$E$7]) * [.$F$4]" office:value-type="float" office:value="0.0649237209302325" calcext:value-type="float">
            <text:p>0.0649</text:p>
          </table:table-cell>
          <table:table-cell table:formula="of:=([.$O$7]-[.O24])*[.$Q$4]" office:value-type="float" office:value="0.0134004651162791" calcext:value-type="float">
            <text:p>0.013400465116279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986" calcext:value-type="float">
            <text:p>4986</text:p>
          </table:table-cell>
          <table:table-cell office:value-type="float" office:value="210.363" calcext:value-type="float">
            <text:p>210.363</text:p>
          </table:table-cell>
          <table:table-cell office:value-type="float" office:value="245.467" calcext:value-type="float">
            <text:p>245.467</text:p>
          </table:table-cell>
          <table:table-cell table:formula="of:=[.E25]-[.E24]" office:value-type="float" office:value="10.517" calcext:value-type="float">
            <text:p>10.517</text:p>
          </table:table-cell>
          <table:table-cell/>
          <table:table-cell table:formula="of:=([.B25]-1)/[.$C$4]" office:value-type="float" office:value="0.075" calcext:value-type="float">
            <text:p>0.075</text:p>
          </table:table-cell>
          <table:table-cell table:formula="of:=([.E25]-[.$E$7]) * [.$F$4]" office:value-type="float" office:value="0.0698153488372093" calcext:value-type="float">
            <text:p>0.0698153488372093</text:p>
          </table:table-cell>
          <table:table-cell table:number-columns-repeated="3"/>
          <table:table-cell table:formula="of:=[.M24]+1" office:value-type="float" office:value="20" calcext:value-type="float">
            <text:p>20</text:p>
          </table:table-cell>
          <table:table-cell office:value-type="float" office:value="4986" calcext:value-type="float">
            <text:p>4986</text:p>
          </table:table-cell>
          <table:table-cell office:value-type="float" office:value="210.363" calcext:value-type="float">
            <text:p>210.363</text:p>
          </table:table-cell>
          <table:table-cell office:value-type="float" office:value="245.467" calcext:value-type="float">
            <text:p>245.467</text:p>
          </table:table-cell>
          <table:table-cell table:formula="of:=([.P25]-[.P24])/([.M25]-[.M24])" office:value-type="float" office:value="10.517" calcext:value-type="float">
            <text:p>10.517</text:p>
          </table:table-cell>
          <table:table-cell table:formula="of:=([.M25]-1)/[.$C$4]" office:value-type="float" office:value="0.0791666666666667" calcext:value-type="float">
            <text:p>0.0792</text:p>
          </table:table-cell>
          <table:table-cell table:formula="of:=([.P25]-[.$E$7]) * [.$F$4]" office:value-type="float" office:value="0.0698153488372093" calcext:value-type="float">
            <text:p>0.0698</text:p>
          </table:table-cell>
          <table:table-cell table:formula="of:=([.$O$7]-[.O25])*[.$Q$4]" office:value-type="float" office:value="0.0141018604651163" calcext:value-type="float">
            <text:p>0.014101860465116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933" calcext:value-type="float">
            <text:p>4933</text:p>
          </table:table-cell>
          <table:table-cell office:value-type="float" office:value="208.781" calcext:value-type="float">
            <text:p>208.781</text:p>
          </table:table-cell>
          <table:table-cell office:value-type="float" office:value="256.325" calcext:value-type="float">
            <text:p>256.325</text:p>
          </table:table-cell>
          <table:table-cell table:formula="of:=[.E26]-[.E25]" office:value-type="float" office:value="10.858" calcext:value-type="float">
            <text:p>10.858</text:p>
          </table:table-cell>
          <table:table-cell/>
          <table:table-cell table:formula="of:=([.B26]-1)/[.$C$4]" office:value-type="float" office:value="0.0791666666666667" calcext:value-type="float">
            <text:p>0.0791666666666667</text:p>
          </table:table-cell>
          <table:table-cell table:formula="of:=([.E26]-[.$E$7]) * [.$F$4]" office:value-type="float" office:value="0.0748655813953488" calcext:value-type="float">
            <text:p>0.0748655813953488</text:p>
          </table:table-cell>
          <table:table-cell table:number-columns-repeated="3"/>
          <table:table-cell table:formula="of:=[.M25]+1" office:value-type="float" office:value="21" calcext:value-type="float">
            <text:p>21</text:p>
          </table:table-cell>
          <table:table-cell office:value-type="float" office:value="4933" calcext:value-type="float">
            <text:p>4933</text:p>
          </table:table-cell>
          <table:table-cell office:value-type="float" office:value="208.781" calcext:value-type="float">
            <text:p>208.781</text:p>
          </table:table-cell>
          <table:table-cell office:value-type="float" office:value="256.325" calcext:value-type="float">
            <text:p>256.325</text:p>
          </table:table-cell>
          <table:table-cell table:formula="of:=([.P26]-[.P25])/([.M26]-[.M25])" office:value-type="float" office:value="10.858" calcext:value-type="float">
            <text:p>10.858</text:p>
          </table:table-cell>
          <table:table-cell table:formula="of:=([.M26]-1)/[.$C$4]" office:value-type="float" office:value="0.0833333333333333" calcext:value-type="float">
            <text:p>0.0833</text:p>
          </table:table-cell>
          <table:table-cell table:formula="of:=([.P26]-[.$E$7]) * [.$F$4]" office:value-type="float" office:value="0.0748655813953488" calcext:value-type="float">
            <text:p>0.0749</text:p>
          </table:table-cell>
          <table:table-cell table:formula="of:=([.$O$7]-[.O26])*[.$Q$4]" office:value-type="float" office:value="0.0148376744186047" calcext:value-type="float">
            <text:p>0.014837674418604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910" calcext:value-type="float">
            <text:p>4910</text:p>
          </table:table-cell>
          <table:table-cell office:value-type="float" office:value="207.267" calcext:value-type="float">
            <text:p>207.267</text:p>
          </table:table-cell>
          <table:table-cell office:value-type="float" office:value="267.663" calcext:value-type="float">
            <text:p>267.663</text:p>
          </table:table-cell>
          <table:table-cell table:formula="of:=[.E27]-[.E26]" office:value-type="float" office:value="11.338" calcext:value-type="float">
            <text:p>11.338</text:p>
          </table:table-cell>
          <table:table-cell/>
          <table:table-cell table:formula="of:=([.B27]-1)/[.$C$4]" office:value-type="float" office:value="0.0833333333333333" calcext:value-type="float">
            <text:p>0.0833333333333333</text:p>
          </table:table-cell>
          <table:table-cell table:formula="of:=([.E27]-[.$E$7]) * [.$F$4]" office:value-type="float" office:value="0.0801390697674419" calcext:value-type="float">
            <text:p>0.0801390697674419</text:p>
          </table:table-cell>
          <table:table-cell table:number-columns-repeated="3"/>
          <table:table-cell table:formula="of:=[.M26]+1" office:value-type="float" office:value="22" calcext:value-type="float">
            <text:p>22</text:p>
          </table:table-cell>
          <table:table-cell office:value-type="float" office:value="4910" calcext:value-type="float">
            <text:p>4910</text:p>
          </table:table-cell>
          <table:table-cell office:value-type="float" office:value="207.267" calcext:value-type="float">
            <text:p>207.267</text:p>
          </table:table-cell>
          <table:table-cell office:value-type="float" office:value="267.663" calcext:value-type="float">
            <text:p>267.663</text:p>
          </table:table-cell>
          <table:table-cell table:formula="of:=([.P27]-[.P26])/([.M27]-[.M26])" office:value-type="float" office:value="11.338" calcext:value-type="float">
            <text:p>11.338</text:p>
          </table:table-cell>
          <table:table-cell table:formula="of:=([.M27]-1)/[.$C$4]" office:value-type="float" office:value="0.0875" calcext:value-type="float">
            <text:p>0.0875</text:p>
          </table:table-cell>
          <table:table-cell table:formula="of:=([.P27]-[.$E$7]) * [.$F$4]" office:value-type="float" office:value="0.0801390697674419" calcext:value-type="float">
            <text:p>0.0801</text:p>
          </table:table-cell>
          <table:table-cell table:formula="of:=([.$O$7]-[.O27])*[.$Q$4]" office:value-type="float" office:value="0.0155418604651163" calcext:value-type="float">
            <text:p>0.015541860465116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850" calcext:value-type="float">
            <text:p>4850</text:p>
          </table:table-cell>
          <table:table-cell office:value-type="float" office:value="205.72" calcext:value-type="float">
            <text:p>205.72</text:p>
          </table:table-cell>
          <table:table-cell office:value-type="float" office:value="278.877" calcext:value-type="float">
            <text:p>278.877</text:p>
          </table:table-cell>
          <table:table-cell table:formula="of:=[.E28]-[.E27]" office:value-type="float" office:value="11.214" calcext:value-type="float">
            <text:p>11.214</text:p>
          </table:table-cell>
          <table:table-cell/>
          <table:table-cell table:formula="of:=([.B28]-1)/[.$C$4]" office:value-type="float" office:value="0.0875" calcext:value-type="float">
            <text:p>0.0875</text:p>
          </table:table-cell>
          <table:table-cell table:formula="of:=([.E28]-[.$E$7]) * [.$F$4]" office:value-type="float" office:value="0.0853548837209302" calcext:value-type="float">
            <text:p>0.0853548837209302</text:p>
          </table:table-cell>
          <table:table-cell table:number-columns-repeated="3"/>
          <table:table-cell table:formula="of:=[.M27]+1" office:value-type="float" office:value="23" calcext:value-type="float">
            <text:p>23</text:p>
          </table:table-cell>
          <table:table-cell office:value-type="float" office:value="4850" calcext:value-type="float">
            <text:p>4850</text:p>
          </table:table-cell>
          <table:table-cell office:value-type="float" office:value="205.72" calcext:value-type="float">
            <text:p>205.720</text:p>
          </table:table-cell>
          <table:table-cell office:value-type="float" office:value="278.877" calcext:value-type="float">
            <text:p>278.877</text:p>
          </table:table-cell>
          <table:table-cell table:formula="of:=([.P28]-[.P27])/([.M28]-[.M27])" office:value-type="float" office:value="11.214" calcext:value-type="float">
            <text:p>11.214</text:p>
          </table:table-cell>
          <table:table-cell table:formula="of:=([.M28]-1)/[.$C$4]" office:value-type="float" office:value="0.0916666666666667" calcext:value-type="float">
            <text:p>0.0917</text:p>
          </table:table-cell>
          <table:table-cell table:formula="of:=([.P28]-[.$E$7]) * [.$F$4]" office:value-type="float" office:value="0.0853548837209302" calcext:value-type="float">
            <text:p>0.0854</text:p>
          </table:table-cell>
          <table:table-cell table:formula="of:=([.$O$7]-[.O28])*[.$Q$4]" office:value-type="float" office:value="0.0162613953488372" calcext:value-type="float">
            <text:p>0.016261395348837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846" calcext:value-type="float">
            <text:p>4846</text:p>
          </table:table-cell>
          <table:table-cell office:value-type="float" office:value="203.958" calcext:value-type="float">
            <text:p>203.958</text:p>
          </table:table-cell>
          <table:table-cell office:value-type="float" office:value="290.889" calcext:value-type="float">
            <text:p>290.889</text:p>
          </table:table-cell>
          <table:table-cell table:formula="of:=[.E29]-[.E28]" office:value-type="float" office:value="12.012" calcext:value-type="float">
            <text:p>12.012</text:p>
          </table:table-cell>
          <table:table-cell/>
          <table:table-cell table:formula="of:=([.B29]-1)/[.$C$4]" office:value-type="float" office:value="0.0916666666666667" calcext:value-type="float">
            <text:p>0.0916666666666667</text:p>
          </table:table-cell>
          <table:table-cell table:formula="of:=([.E29]-[.$E$7]) * [.$F$4]" office:value-type="float" office:value="0.0909418604651163" calcext:value-type="float">
            <text:p>0.0909418604651163</text:p>
          </table:table-cell>
          <table:table-cell table:number-columns-repeated="3"/>
          <table:table-cell table:formula="of:=[.M28]+1" office:value-type="float" office:value="24" calcext:value-type="float">
            <text:p>24</text:p>
          </table:table-cell>
          <table:table-cell office:value-type="float" office:value="4846" calcext:value-type="float">
            <text:p>4846</text:p>
          </table:table-cell>
          <table:table-cell office:value-type="float" office:value="203.958" calcext:value-type="float">
            <text:p>203.958</text:p>
          </table:table-cell>
          <table:table-cell office:value-type="float" office:value="290.889" calcext:value-type="float">
            <text:p>290.889</text:p>
          </table:table-cell>
          <table:table-cell table:formula="of:=([.P29]-[.P28])/([.M29]-[.M28])" office:value-type="float" office:value="12.012" calcext:value-type="float">
            <text:p>12.012</text:p>
          </table:table-cell>
          <table:table-cell table:formula="of:=([.M29]-1)/[.$C$4]" office:value-type="float" office:value="0.0958333333333333" calcext:value-type="float">
            <text:p>0.0958</text:p>
          </table:table-cell>
          <table:table-cell table:formula="of:=([.P29]-[.$E$7]) * [.$F$4]" office:value-type="float" office:value="0.0909418604651163" calcext:value-type="float">
            <text:p>0.0909</text:p>
          </table:table-cell>
          <table:table-cell table:formula="of:=([.$O$7]-[.O29])*[.$Q$4]" office:value-type="float" office:value="0.0170809302325582" calcext:value-type="float">
            <text:p>0.017080930232558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764" calcext:value-type="float">
            <text:p>4764</text:p>
          </table:table-cell>
          <table:table-cell office:value-type="float" office:value="202.532" calcext:value-type="float">
            <text:p>202.532</text:p>
          </table:table-cell>
          <table:table-cell office:value-type="float" office:value="302.814" calcext:value-type="float">
            <text:p>302.814</text:p>
          </table:table-cell>
          <table:table-cell table:formula="of:=[.E30]-[.E29]" office:value-type="float" office:value="11.925" calcext:value-type="float">
            <text:p>11.925</text:p>
          </table:table-cell>
          <table:table-cell/>
          <table:table-cell table:formula="of:=([.B30]-1)/[.$C$4]" office:value-type="float" office:value="0.0958333333333333" calcext:value-type="float">
            <text:p>0.0958333333333333</text:p>
          </table:table-cell>
          <table:table-cell table:formula="of:=([.E30]-[.$E$7]) * [.$F$4]" office:value-type="float" office:value="0.0964883720930233" calcext:value-type="float">
            <text:p>0.0964883720930233</text:p>
          </table:table-cell>
          <table:table-cell table:number-columns-repeated="3"/>
          <table:table-cell table:formula="of:=[.M29]+1" office:value-type="float" office:value="25" calcext:value-type="float">
            <text:p>25</text:p>
          </table:table-cell>
          <table:table-cell office:value-type="float" office:value="4764" calcext:value-type="float">
            <text:p>4764</text:p>
          </table:table-cell>
          <table:table-cell office:value-type="float" office:value="202.532" calcext:value-type="float">
            <text:p>202.532</text:p>
          </table:table-cell>
          <table:table-cell office:value-type="float" office:value="302.814" calcext:value-type="float">
            <text:p>302.814</text:p>
          </table:table-cell>
          <table:table-cell table:formula="of:=([.P30]-[.P29])/([.M30]-[.M29])" office:value-type="float" office:value="11.925" calcext:value-type="float">
            <text:p>11.925</text:p>
          </table:table-cell>
          <table:table-cell table:formula="of:=([.M30]-1)/[.$C$4]" office:value-type="float" office:value="0.1" calcext:value-type="float">
            <text:p>0.1000</text:p>
          </table:table-cell>
          <table:table-cell table:formula="of:=([.P30]-[.$E$7]) * [.$F$4]" office:value-type="float" office:value="0.0964883720930233" calcext:value-type="float">
            <text:p>0.0965</text:p>
          </table:table-cell>
          <table:table-cell table:formula="of:=([.$O$7]-[.O30])*[.$Q$4]" office:value-type="float" office:value="0.0177441860465116" calcext:value-type="float">
            <text:p>0.017744186046511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696" calcext:value-type="float">
            <text:p>4696</text:p>
          </table:table-cell>
          <table:table-cell office:value-type="float" office:value="201.159" calcext:value-type="float">
            <text:p>201.159</text:p>
          </table:table-cell>
          <table:table-cell office:value-type="float" office:value="315.042" calcext:value-type="float">
            <text:p>315.042</text:p>
          </table:table-cell>
          <table:table-cell table:formula="of:=[.E31]-[.E30]" office:value-type="float" office:value="12.228" calcext:value-type="float">
            <text:p>12.228</text:p>
          </table:table-cell>
          <table:table-cell/>
          <table:table-cell table:formula="of:=([.B31]-1)/[.$C$4]" office:value-type="float" office:value="0.1" calcext:value-type="float">
            <text:p>0.1</text:p>
          </table:table-cell>
          <table:table-cell table:formula="of:=([.E31]-[.$E$7]) * [.$F$4]" office:value-type="float" office:value="0.102175813953488" calcext:value-type="float">
            <text:p>0.102175813953488</text:p>
          </table:table-cell>
          <table:table-cell table:number-columns-repeated="3"/>
          <table:table-cell table:formula="of:=[.M30]+1" office:value-type="float" office:value="26" calcext:value-type="float">
            <text:p>26</text:p>
          </table:table-cell>
          <table:table-cell office:value-type="float" office:value="4696" calcext:value-type="float">
            <text:p>4696</text:p>
          </table:table-cell>
          <table:table-cell office:value-type="float" office:value="201.159" calcext:value-type="float">
            <text:p>201.159</text:p>
          </table:table-cell>
          <table:table-cell office:value-type="float" office:value="315.042" calcext:value-type="float">
            <text:p>315.042</text:p>
          </table:table-cell>
          <table:table-cell table:formula="of:=([.P31]-[.P30])/([.M31]-[.M30])" office:value-type="float" office:value="12.228" calcext:value-type="float">
            <text:p>12.228</text:p>
          </table:table-cell>
          <table:table-cell table:formula="of:=([.M31]-1)/[.$C$4]" office:value-type="float" office:value="0.104166666666667" calcext:value-type="float">
            <text:p>0.1042</text:p>
          </table:table-cell>
          <table:table-cell table:formula="of:=([.P31]-[.$E$7]) * [.$F$4]" office:value-type="float" office:value="0.102175813953488" calcext:value-type="float">
            <text:p>0.1022</text:p>
          </table:table-cell>
          <table:table-cell table:formula="of:=([.$O$7]-[.O31])*[.$Q$4]" office:value-type="float" office:value="0.0183827906976744" calcext:value-type="float">
            <text:p>0.018382790697674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664" calcext:value-type="float">
            <text:p>4664</text:p>
          </table:table-cell>
          <table:table-cell office:value-type="float" office:value="199.798" calcext:value-type="float">
            <text:p>199.798</text:p>
          </table:table-cell>
          <table:table-cell office:value-type="float" office:value="327.539" calcext:value-type="float">
            <text:p>327.539</text:p>
          </table:table-cell>
          <table:table-cell table:formula="of:=[.E32]-[.E31]" office:value-type="float" office:value="12.497" calcext:value-type="float">
            <text:p>12.497</text:p>
          </table:table-cell>
          <table:table-cell/>
          <table:table-cell table:formula="of:=([.B32]-1)/[.$C$4]" office:value-type="float" office:value="0.104166666666667" calcext:value-type="float">
            <text:p>0.104166666666667</text:p>
          </table:table-cell>
          <table:table-cell table:formula="of:=([.E32]-[.$E$7]) * [.$F$4]" office:value-type="float" office:value="0.107988372093023" calcext:value-type="float">
            <text:p>0.107988372093023</text:p>
          </table:table-cell>
          <table:table-cell table:number-columns-repeated="3"/>
          <table:table-cell table:formula="of:=[.M31]+1" office:value-type="float" office:value="27" calcext:value-type="float">
            <text:p>27</text:p>
          </table:table-cell>
          <table:table-cell office:value-type="float" office:value="4664" calcext:value-type="float">
            <text:p>4664</text:p>
          </table:table-cell>
          <table:table-cell office:value-type="float" office:value="199.798" calcext:value-type="float">
            <text:p>199.798</text:p>
          </table:table-cell>
          <table:table-cell office:value-type="float" office:value="327.539" calcext:value-type="float">
            <text:p>327.539</text:p>
          </table:table-cell>
          <table:table-cell table:formula="of:=([.P32]-[.P31])/([.M32]-[.M31])" office:value-type="float" office:value="12.497" calcext:value-type="float">
            <text:p>12.497</text:p>
          </table:table-cell>
          <table:table-cell table:formula="of:=([.M32]-1)/[.$C$4]" office:value-type="float" office:value="0.108333333333333" calcext:value-type="float">
            <text:p>0.1083</text:p>
          </table:table-cell>
          <table:table-cell table:formula="of:=([.P32]-[.$E$7]) * [.$F$4]" office:value-type="float" office:value="0.107988372093023" calcext:value-type="float">
            <text:p>0.1080</text:p>
          </table:table-cell>
          <table:table-cell table:formula="of:=([.$O$7]-[.O32])*[.$Q$4]" office:value-type="float" office:value="0.0190158139534884" calcext:value-type="float">
            <text:p>0.019015813953488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583" calcext:value-type="float">
            <text:p>4583</text:p>
          </table:table-cell>
          <table:table-cell office:value-type="float" office:value="198.21" calcext:value-type="float">
            <text:p>198.21</text:p>
          </table:table-cell>
          <table:table-cell office:value-type="float" office:value="340.212" calcext:value-type="float">
            <text:p>340.212</text:p>
          </table:table-cell>
          <table:table-cell table:formula="of:=[.E33]-[.E32]" office:value-type="float" office:value="12.673" calcext:value-type="float">
            <text:p>12.673</text:p>
          </table:table-cell>
          <table:table-cell/>
          <table:table-cell table:formula="of:=([.B33]-1)/[.$C$4]" office:value-type="float" office:value="0.108333333333333" calcext:value-type="float">
            <text:p>0.108333333333333</text:p>
          </table:table-cell>
          <table:table-cell table:formula="of:=([.E33]-[.$E$7]) * [.$F$4]" office:value-type="float" office:value="0.113882790697674" calcext:value-type="float">
            <text:p>0.113882790697674</text:p>
          </table:table-cell>
          <table:table-cell table:number-columns-repeated="3"/>
          <table:table-cell table:formula="of:=[.M32]+1" office:value-type="float" office:value="28" calcext:value-type="float">
            <text:p>28</text:p>
          </table:table-cell>
          <table:table-cell office:value-type="float" office:value="4583" calcext:value-type="float">
            <text:p>4583</text:p>
          </table:table-cell>
          <table:table-cell office:value-type="float" office:value="198.21" calcext:value-type="float">
            <text:p>198.210</text:p>
          </table:table-cell>
          <table:table-cell office:value-type="float" office:value="340.212" calcext:value-type="float">
            <text:p>340.212</text:p>
          </table:table-cell>
          <table:table-cell table:formula="of:=([.P33]-[.P32])/([.M33]-[.M32])" office:value-type="float" office:value="12.673" calcext:value-type="float">
            <text:p>12.673</text:p>
          </table:table-cell>
          <table:table-cell table:formula="of:=([.M33]-1)/[.$C$4]" office:value-type="float" office:value="0.1125" calcext:value-type="float">
            <text:p>0.1125</text:p>
          </table:table-cell>
          <table:table-cell table:formula="of:=([.P33]-[.$E$7]) * [.$F$4]" office:value-type="float" office:value="0.113882790697674" calcext:value-type="float">
            <text:p>0.1139</text:p>
          </table:table-cell>
          <table:table-cell table:formula="of:=([.$O$7]-[.O33])*[.$Q$4]" office:value-type="float" office:value="0.0197544186046512" calcext:value-type="float">
            <text:p>0.019754418604651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565" calcext:value-type="float">
            <text:p>4565</text:p>
          </table:table-cell>
          <table:table-cell office:value-type="float" office:value="196.527" calcext:value-type="float">
            <text:p>196.527</text:p>
          </table:table-cell>
          <table:table-cell office:value-type="float" office:value="353.32" calcext:value-type="float">
            <text:p>353.32</text:p>
          </table:table-cell>
          <table:table-cell table:formula="of:=[.E34]-[.E33]" office:value-type="float" office:value="13.108" calcext:value-type="float">
            <text:p>13.108</text:p>
          </table:table-cell>
          <table:table-cell/>
          <table:table-cell table:formula="of:=([.B34]-1)/[.$C$4]" office:value-type="float" office:value="0.1125" calcext:value-type="float">
            <text:p>0.1125</text:p>
          </table:table-cell>
          <table:table-cell table:formula="of:=([.E34]-[.$E$7]) * [.$F$4]" office:value-type="float" office:value="0.119979534883721" calcext:value-type="float">
            <text:p>0.119979534883721</text:p>
          </table:table-cell>
          <table:table-cell table:number-columns-repeated="3"/>
          <table:table-cell table:formula="of:=[.M33]+1" office:value-type="float" office:value="29" calcext:value-type="float">
            <text:p>29</text:p>
          </table:table-cell>
          <table:table-cell office:value-type="float" office:value="4565" calcext:value-type="float">
            <text:p>4565</text:p>
          </table:table-cell>
          <table:table-cell office:value-type="float" office:value="196.527" calcext:value-type="float">
            <text:p>196.527</text:p>
          </table:table-cell>
          <table:table-cell office:value-type="float" office:value="353.32" calcext:value-type="float">
            <text:p>353.320</text:p>
          </table:table-cell>
          <table:table-cell table:formula="of:=([.P34]-[.P33])/([.M34]-[.M33])" office:value-type="float" office:value="13.108" calcext:value-type="float">
            <text:p>13.108</text:p>
          </table:table-cell>
          <table:table-cell table:formula="of:=([.M34]-1)/[.$C$4]" office:value-type="float" office:value="0.116666666666667" calcext:value-type="float">
            <text:p>0.1167</text:p>
          </table:table-cell>
          <table:table-cell table:formula="of:=([.P34]-[.$E$7]) * [.$F$4]" office:value-type="float" office:value="0.119979534883721" calcext:value-type="float">
            <text:p>0.1200</text:p>
          </table:table-cell>
          <table:table-cell table:formula="of:=([.$O$7]-[.O34])*[.$Q$4]" office:value-type="float" office:value="0.0205372093023256" calcext:value-type="float">
            <text:p>0.020537209302325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499" calcext:value-type="float">
            <text:p>4499</text:p>
          </table:table-cell>
          <table:table-cell office:value-type="float" office:value="195.128" calcext:value-type="float">
            <text:p>195.128</text:p>
          </table:table-cell>
          <table:table-cell office:value-type="float" office:value="366.409" calcext:value-type="float">
            <text:p>366.409</text:p>
          </table:table-cell>
          <table:table-cell table:formula="of:=[.E35]-[.E34]" office:value-type="float" office:value="13.089" calcext:value-type="float">
            <text:p>13.089</text:p>
          </table:table-cell>
          <table:table-cell/>
          <table:table-cell table:formula="of:=([.B35]-1)/[.$C$4]" office:value-type="float" office:value="0.116666666666667" calcext:value-type="float">
            <text:p>0.116666666666667</text:p>
          </table:table-cell>
          <table:table-cell table:formula="of:=([.E35]-[.$E$7]) * [.$F$4]" office:value-type="float" office:value="0.126067441860465" calcext:value-type="float">
            <text:p>0.126067441860465</text:p>
          </table:table-cell>
          <table:table-cell table:number-columns-repeated="3"/>
          <table:table-cell table:formula="of:=[.M34]+1" office:value-type="float" office:value="30" calcext:value-type="float">
            <text:p>30</text:p>
          </table:table-cell>
          <table:table-cell office:value-type="float" office:value="4499" calcext:value-type="float">
            <text:p>4499</text:p>
          </table:table-cell>
          <table:table-cell office:value-type="float" office:value="195.128" calcext:value-type="float">
            <text:p>195.128</text:p>
          </table:table-cell>
          <table:table-cell office:value-type="float" office:value="366.409" calcext:value-type="float">
            <text:p>366.409</text:p>
          </table:table-cell>
          <table:table-cell table:formula="of:=([.P35]-[.P34])/([.M35]-[.M34])" office:value-type="float" office:value="13.089" calcext:value-type="float">
            <text:p>13.089</text:p>
          </table:table-cell>
          <table:table-cell table:formula="of:=([.M35]-1)/[.$C$4]" office:value-type="float" office:value="0.120833333333333" calcext:value-type="float">
            <text:p>0.1208</text:p>
          </table:table-cell>
          <table:table-cell table:formula="of:=([.P35]-[.$E$7]) * [.$F$4]" office:value-type="float" office:value="0.126067441860465" calcext:value-type="float">
            <text:p>0.1261</text:p>
          </table:table-cell>
          <table:table-cell table:formula="of:=([.$O$7]-[.O35])*[.$Q$4]" office:value-type="float" office:value="0.0211879069767442" calcext:value-type="float">
            <text:p>0.021187906976744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472" calcext:value-type="float">
            <text:p>4472</text:p>
          </table:table-cell>
          <table:table-cell office:value-type="float" office:value="193.788" calcext:value-type="float">
            <text:p>193.788</text:p>
          </table:table-cell>
          <table:table-cell office:value-type="float" office:value="380.037" calcext:value-type="float">
            <text:p>380.037</text:p>
          </table:table-cell>
          <table:table-cell table:formula="of:=[.E36]-[.E35]" office:value-type="float" office:value="13.628" calcext:value-type="float">
            <text:p>13.628</text:p>
          </table:table-cell>
          <table:table-cell/>
          <table:table-cell table:formula="of:=([.B36]-1)/[.$C$4]" office:value-type="float" office:value="0.120833333333333" calcext:value-type="float">
            <text:p>0.120833333333333</text:p>
          </table:table-cell>
          <table:table-cell table:formula="of:=([.E36]-[.$E$7]) * [.$F$4]" office:value-type="float" office:value="0.132406046511628" calcext:value-type="float">
            <text:p>0.132406046511628</text:p>
          </table:table-cell>
          <table:table-cell table:number-columns-repeated="3"/>
          <table:table-cell table:formula="of:=[.M35]+1" office:value-type="float" office:value="31" calcext:value-type="float">
            <text:p>31</text:p>
          </table:table-cell>
          <table:table-cell office:value-type="float" office:value="4472" calcext:value-type="float">
            <text:p>4472</text:p>
          </table:table-cell>
          <table:table-cell office:value-type="float" office:value="193.788" calcext:value-type="float">
            <text:p>193.788</text:p>
          </table:table-cell>
          <table:table-cell office:value-type="float" office:value="380.037" calcext:value-type="float">
            <text:p>380.037</text:p>
          </table:table-cell>
          <table:table-cell table:formula="of:=([.P36]-[.P35])/([.M36]-[.M35])" office:value-type="float" office:value="13.628" calcext:value-type="float">
            <text:p>13.628</text:p>
          </table:table-cell>
          <table:table-cell table:formula="of:=([.M36]-1)/[.$C$4]" office:value-type="float" office:value="0.125" calcext:value-type="float">
            <text:p>0.1250</text:p>
          </table:table-cell>
          <table:table-cell table:formula="of:=([.P36]-[.$E$7]) * [.$F$4]" office:value-type="float" office:value="0.132406046511628" calcext:value-type="float">
            <text:p>0.1324</text:p>
          </table:table-cell>
          <table:table-cell table:formula="of:=([.$O$7]-[.O36])*[.$Q$4]" office:value-type="float" office:value="0.0218111627906977" calcext:value-type="float">
            <text:p>0.021811162790697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422" calcext:value-type="float">
            <text:p>4422</text:p>
          </table:table-cell>
          <table:table-cell office:value-type="float" office:value="190.812" calcext:value-type="float">
            <text:p>190.812</text:p>
          </table:table-cell>
          <table:table-cell office:value-type="float" office:value="407.76" calcext:value-type="float">
            <text:p>407.76</text:p>
          </table:table-cell>
          <table:table-cell table:style-name="ce1" table:formula="of:=[.E37]-[.E36]" office:value-type="float" office:value="27.723" calcext:value-type="float">
            <text:p>27.723</text:p>
          </table:table-cell>
          <table:table-cell/>
          <table:table-cell table:formula="of:=([.B37]-1)/[.$C$4]" office:value-type="float" office:value="0.125" calcext:value-type="float">
            <text:p>0.125</text:p>
          </table:table-cell>
          <table:table-cell table:formula="of:=([.E37]-[.$E$7]) * [.$F$4]" office:value-type="float" office:value="0.145300465116279" calcext:value-type="float">
            <text:p>0.145300465116279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4422" calcext:value-type="float">
            <text:p>4422</text:p>
          </table:table-cell>
          <table:table-cell office:value-type="float" office:value="190.812" calcext:value-type="float">
            <text:p>190.812</text:p>
          </table:table-cell>
          <table:table-cell office:value-type="float" office:value="407.76" calcext:value-type="float">
            <text:p>407.760</text:p>
          </table:table-cell>
          <table:table-cell table:formula="of:=([.P37]-[.P36])/([.M37]-[.M36])" office:value-type="float" office:value="13.8615" calcext:value-type="float">
            <text:p>13.862</text:p>
          </table:table-cell>
          <table:table-cell table:formula="of:=([.M37]-1)/[.$C$4]" office:value-type="float" office:value="0.133333333333333" calcext:value-type="float">
            <text:p>0.1333</text:p>
          </table:table-cell>
          <table:table-cell table:formula="of:=([.P37]-[.$E$7]) * [.$F$4]" office:value-type="float" office:value="0.145300465116279" calcext:value-type="float">
            <text:p>0.1453</text:p>
          </table:table-cell>
          <table:table-cell table:formula="of:=([.$O$7]-[.O37])*[.$Q$4]" office:value-type="float" office:value="0.0231953488372093" calcext:value-type="float">
            <text:p>0.023195348837209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406" calcext:value-type="float">
            <text:p>4406</text:p>
          </table:table-cell>
          <table:table-cell office:value-type="float" office:value="189.255" calcext:value-type="float">
            <text:p>189.255</text:p>
          </table:table-cell>
          <table:table-cell office:value-type="float" office:value="421.954" calcext:value-type="float">
            <text:p>421.954</text:p>
          </table:table-cell>
          <table:table-cell table:formula="of:=[.E38]-[.E37]" office:value-type="float" office:value="14.194" calcext:value-type="float">
            <text:p>14.194</text:p>
          </table:table-cell>
          <table:table-cell/>
          <table:table-cell table:formula="of:=([.B38]-1)/[.$C$4]" office:value-type="float" office:value="0.129166666666667" calcext:value-type="float">
            <text:p>0.129166666666667</text:p>
          </table:table-cell>
          <table:table-cell table:formula="of:=([.E38]-[.$E$7]) * [.$F$4]" office:value-type="float" office:value="0.151902325581395" calcext:value-type="float">
            <text:p>0.151902325581395</text:p>
          </table:table-cell>
          <table:table-cell table:number-columns-repeated="3"/>
          <table:table-cell table:formula="of:=[.M37]+1" office:value-type="float" office:value="34" calcext:value-type="float">
            <text:p>34</text:p>
          </table:table-cell>
          <table:table-cell office:value-type="float" office:value="4406" calcext:value-type="float">
            <text:p>4406</text:p>
          </table:table-cell>
          <table:table-cell office:value-type="float" office:value="189.255" calcext:value-type="float">
            <text:p>189.255</text:p>
          </table:table-cell>
          <table:table-cell office:value-type="float" office:value="421.954" calcext:value-type="float">
            <text:p>421.954</text:p>
          </table:table-cell>
          <table:table-cell table:formula="of:=([.P38]-[.P37])/([.M38]-[.M37])" office:value-type="float" office:value="14.194" calcext:value-type="float">
            <text:p>14.194</text:p>
          </table:table-cell>
          <table:table-cell table:formula="of:=([.M38]-1)/[.$C$4]" office:value-type="float" office:value="0.1375" calcext:value-type="float">
            <text:p>0.1375</text:p>
          </table:table-cell>
          <table:table-cell table:formula="of:=([.P38]-[.$E$7]) * [.$F$4]" office:value-type="float" office:value="0.151902325581395" calcext:value-type="float">
            <text:p>0.1519</text:p>
          </table:table-cell>
          <table:table-cell table:formula="of:=([.$O$7]-[.O38])*[.$Q$4]" office:value-type="float" office:value="0.023919534883721" calcext:value-type="float">
            <text:p>0.02391953488372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382" calcext:value-type="float">
            <text:p>4382</text:p>
          </table:table-cell>
          <table:table-cell office:value-type="float" office:value="187.96" calcext:value-type="float">
            <text:p>187.96</text:p>
          </table:table-cell>
          <table:table-cell office:value-type="float" office:value="436.33" calcext:value-type="float">
            <text:p>436.33</text:p>
          </table:table-cell>
          <table:table-cell table:formula="of:=[.E39]-[.E38]" office:value-type="float" office:value="14.376" calcext:value-type="float">
            <text:p>14.376</text:p>
          </table:table-cell>
          <table:table-cell/>
          <table:table-cell table:formula="of:=([.B39]-1)/[.$C$4]" office:value-type="float" office:value="0.133333333333333" calcext:value-type="float">
            <text:p>0.133333333333333</text:p>
          </table:table-cell>
          <table:table-cell table:formula="of:=([.E39]-[.$E$7]) * [.$F$4]" office:value-type="float" office:value="0.158588837209302" calcext:value-type="float">
            <text:p>0.158588837209302</text:p>
          </table:table-cell>
          <table:table-cell table:number-columns-repeated="3"/>
          <table:table-cell table:formula="of:=[.M38]+1" office:value-type="float" office:value="35" calcext:value-type="float">
            <text:p>35</text:p>
          </table:table-cell>
          <table:table-cell office:value-type="float" office:value="4382" calcext:value-type="float">
            <text:p>4382</text:p>
          </table:table-cell>
          <table:table-cell office:value-type="float" office:value="187.96" calcext:value-type="float">
            <text:p>187.960</text:p>
          </table:table-cell>
          <table:table-cell office:value-type="float" office:value="436.33" calcext:value-type="float">
            <text:p>436.330</text:p>
          </table:table-cell>
          <table:table-cell table:formula="of:=([.P39]-[.P38])/([.M39]-[.M38])" office:value-type="float" office:value="14.376" calcext:value-type="float">
            <text:p>14.376</text:p>
          </table:table-cell>
          <table:table-cell table:formula="of:=([.M39]-1)/[.$C$4]" office:value-type="float" office:value="0.141666666666667" calcext:value-type="float">
            <text:p>0.1417</text:p>
          </table:table-cell>
          <table:table-cell table:formula="of:=([.P39]-[.$E$7]) * [.$F$4]" office:value-type="float" office:value="0.158588837209302" calcext:value-type="float">
            <text:p>0.1586</text:p>
          </table:table-cell>
          <table:table-cell table:formula="of:=([.$O$7]-[.O39])*[.$Q$4]" office:value-type="float" office:value="0.0245218604651163" calcext:value-type="float">
            <text:p>0.024521860465116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402" calcext:value-type="float">
            <text:p>4402</text:p>
          </table:table-cell>
          <table:table-cell office:value-type="float" office:value="186.51" calcext:value-type="float">
            <text:p>186.51</text:p>
          </table:table-cell>
          <table:table-cell office:value-type="float" office:value="451.201" calcext:value-type="float">
            <text:p>451.201</text:p>
          </table:table-cell>
          <table:table-cell table:formula="of:=[.E40]-[.E39]" office:value-type="float" office:value="14.871" calcext:value-type="float">
            <text:p>14.871</text:p>
          </table:table-cell>
          <table:table-cell/>
          <table:table-cell table:formula="of:=([.B40]-1)/[.$C$4]" office:value-type="float" office:value="0.1375" calcext:value-type="float">
            <text:p>0.1375</text:p>
          </table:table-cell>
          <table:table-cell table:formula="of:=([.E40]-[.$E$7]) * [.$F$4]" office:value-type="float" office:value="0.165505581395349" calcext:value-type="float">
            <text:p>0.165505581395349</text:p>
          </table:table-cell>
          <table:table-cell table:number-columns-repeated="3"/>
          <table:table-cell table:formula="of:=[.M39]+1" office:value-type="float" office:value="36" calcext:value-type="float">
            <text:p>36</text:p>
          </table:table-cell>
          <table:table-cell office:value-type="float" office:value="4402" calcext:value-type="float">
            <text:p>4402</text:p>
          </table:table-cell>
          <table:table-cell office:value-type="float" office:value="186.51" calcext:value-type="float">
            <text:p>186.510</text:p>
          </table:table-cell>
          <table:table-cell office:value-type="float" office:value="451.201" calcext:value-type="float">
            <text:p>451.201</text:p>
          </table:table-cell>
          <table:table-cell table:formula="of:=([.P40]-[.P39])/([.M40]-[.M39])" office:value-type="float" office:value="14.871" calcext:value-type="float">
            <text:p>14.871</text:p>
          </table:table-cell>
          <table:table-cell table:formula="of:=([.M40]-1)/[.$C$4]" office:value-type="float" office:value="0.145833333333333" calcext:value-type="float">
            <text:p>0.1458</text:p>
          </table:table-cell>
          <table:table-cell table:formula="of:=([.P40]-[.$E$7]) * [.$F$4]" office:value-type="float" office:value="0.165505581395349" calcext:value-type="float">
            <text:p>0.1655</text:p>
          </table:table-cell>
          <table:table-cell table:formula="of:=([.$O$7]-[.O40])*[.$Q$4]" office:value-type="float" office:value="0.0251962790697675" calcext:value-type="float">
            <text:p>0.025196279069767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389" calcext:value-type="float">
            <text:p>4389</text:p>
          </table:table-cell>
          <table:table-cell office:value-type="float" office:value="185.192" calcext:value-type="float">
            <text:p>185.192</text:p>
          </table:table-cell>
          <table:table-cell office:value-type="float" office:value="465.893" calcext:value-type="float">
            <text:p>465.893</text:p>
          </table:table-cell>
          <table:table-cell table:formula="of:=[.E41]-[.E40]" office:value-type="float" office:value="14.692" calcext:value-type="float">
            <text:p>14.692</text:p>
          </table:table-cell>
          <table:table-cell/>
          <table:table-cell table:formula="of:=([.B41]-1)/[.$C$4]" office:value-type="float" office:value="0.141666666666667" calcext:value-type="float">
            <text:p>0.141666666666667</text:p>
          </table:table-cell>
          <table:table-cell table:formula="of:=([.E41]-[.$E$7]) * [.$F$4]" office:value-type="float" office:value="0.172339069767442" calcext:value-type="float">
            <text:p>0.172339069767442</text:p>
          </table:table-cell>
          <table:table-cell table:number-columns-repeated="3"/>
          <table:table-cell table:formula="of:=[.M40]+1" office:value-type="float" office:value="37" calcext:value-type="float">
            <text:p>37</text:p>
          </table:table-cell>
          <table:table-cell office:value-type="float" office:value="4389" calcext:value-type="float">
            <text:p>4389</text:p>
          </table:table-cell>
          <table:table-cell office:value-type="float" office:value="185.192" calcext:value-type="float">
            <text:p>185.192</text:p>
          </table:table-cell>
          <table:table-cell office:value-type="float" office:value="465.893" calcext:value-type="float">
            <text:p>465.893</text:p>
          </table:table-cell>
          <table:table-cell table:formula="of:=([.P41]-[.P40])/([.M41]-[.M40])" office:value-type="float" office:value="14.692" calcext:value-type="float">
            <text:p>14.692</text:p>
          </table:table-cell>
          <table:table-cell table:formula="of:=([.M41]-1)/[.$C$4]" office:value-type="float" office:value="0.15" calcext:value-type="float">
            <text:p>0.1500</text:p>
          </table:table-cell>
          <table:table-cell table:formula="of:=([.P41]-[.$E$7]) * [.$F$4]" office:value-type="float" office:value="0.172339069767442" calcext:value-type="float">
            <text:p>0.1723</text:p>
          </table:table-cell>
          <table:table-cell table:formula="of:=([.$O$7]-[.O41])*[.$Q$4]" office:value-type="float" office:value="0.0258093023255814" calcext:value-type="float">
            <text:p>0.025809302325581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387" calcext:value-type="float">
            <text:p>4387</text:p>
          </table:table-cell>
          <table:table-cell office:value-type="float" office:value="183.736" calcext:value-type="float">
            <text:p>183.736</text:p>
          </table:table-cell>
          <table:table-cell office:value-type="float" office:value="481.217" calcext:value-type="float">
            <text:p>481.217</text:p>
          </table:table-cell>
          <table:table-cell table:formula="of:=[.E42]-[.E41]" office:value-type="float" office:value="15.324" calcext:value-type="float">
            <text:p>15.324</text:p>
          </table:table-cell>
          <table:table-cell/>
          <table:table-cell table:formula="of:=([.B42]-1)/[.$C$4]" office:value-type="float" office:value="0.145833333333333" calcext:value-type="float">
            <text:p>0.145833333333333</text:p>
          </table:table-cell>
          <table:table-cell table:formula="of:=([.E42]-[.$E$7]) * [.$F$4]" office:value-type="float" office:value="0.179466511627907" calcext:value-type="float">
            <text:p>0.179466511627907</text:p>
          </table:table-cell>
          <table:table-cell table:number-columns-repeated="3"/>
          <table:table-cell table:formula="of:=[.M41]+1" office:value-type="float" office:value="38" calcext:value-type="float">
            <text:p>38</text:p>
          </table:table-cell>
          <table:table-cell office:value-type="float" office:value="4387" calcext:value-type="float">
            <text:p>4387</text:p>
          </table:table-cell>
          <table:table-cell office:value-type="float" office:value="183.736" calcext:value-type="float">
            <text:p>183.736</text:p>
          </table:table-cell>
          <table:table-cell office:value-type="float" office:value="481.217" calcext:value-type="float">
            <text:p>481.217</text:p>
          </table:table-cell>
          <table:table-cell table:formula="of:=([.P42]-[.P41])/([.M42]-[.M41])" office:value-type="float" office:value="15.324" calcext:value-type="float">
            <text:p>15.324</text:p>
          </table:table-cell>
          <table:table-cell table:formula="of:=([.M42]-1)/[.$C$4]" office:value-type="float" office:value="0.154166666666667" calcext:value-type="float">
            <text:p>0.1542</text:p>
          </table:table-cell>
          <table:table-cell table:formula="of:=([.P42]-[.$E$7]) * [.$F$4]" office:value-type="float" office:value="0.179466511627907" calcext:value-type="float">
            <text:p>0.1795</text:p>
          </table:table-cell>
          <table:table-cell table:formula="of:=([.$O$7]-[.O42])*[.$Q$4]" office:value-type="float" office:value="0.026486511627907" calcext:value-type="float">
            <text:p>0.02648651162790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438" calcext:value-type="float">
            <text:p>4438</text:p>
          </table:table-cell>
          <table:table-cell office:value-type="float" office:value="182.314" calcext:value-type="float">
            <text:p>182.314</text:p>
          </table:table-cell>
          <table:table-cell office:value-type="float" office:value="496.757" calcext:value-type="float">
            <text:p>496.757</text:p>
          </table:table-cell>
          <table:table-cell table:formula="of:=[.E43]-[.E42]" office:value-type="float" office:value="15.54" calcext:value-type="float">
            <text:p>15.54</text:p>
          </table:table-cell>
          <table:table-cell/>
          <table:table-cell table:formula="of:=([.B43]-1)/[.$C$4]" office:value-type="float" office:value="0.15" calcext:value-type="float">
            <text:p>0.15</text:p>
          </table:table-cell>
          <table:table-cell table:formula="of:=([.E43]-[.$E$7]) * [.$F$4]" office:value-type="float" office:value="0.186694418604651" calcext:value-type="float">
            <text:p>0.186694418604651</text:p>
          </table:table-cell>
          <table:table-cell table:number-columns-repeated="3"/>
          <table:table-cell table:formula="of:=[.M42]+1" office:value-type="float" office:value="39" calcext:value-type="float">
            <text:p>39</text:p>
          </table:table-cell>
          <table:table-cell office:value-type="float" office:value="4438" calcext:value-type="float">
            <text:p>4438</text:p>
          </table:table-cell>
          <table:table-cell office:value-type="float" office:value="182.314" calcext:value-type="float">
            <text:p>182.314</text:p>
          </table:table-cell>
          <table:table-cell office:value-type="float" office:value="496.757" calcext:value-type="float">
            <text:p>496.757</text:p>
          </table:table-cell>
          <table:table-cell table:formula="of:=([.P43]-[.P42])/([.M43]-[.M42])" office:value-type="float" office:value="15.54" calcext:value-type="float">
            <text:p>15.540</text:p>
          </table:table-cell>
          <table:table-cell table:formula="of:=([.M43]-1)/[.$C$4]" office:value-type="float" office:value="0.158333333333333" calcext:value-type="float">
            <text:p>0.1583</text:p>
          </table:table-cell>
          <table:table-cell table:formula="of:=([.P43]-[.$E$7]) * [.$F$4]" office:value-type="float" office:value="0.186694418604651" calcext:value-type="float">
            <text:p>0.1867</text:p>
          </table:table-cell>
          <table:table-cell table:formula="of:=([.$O$7]-[.O43])*[.$Q$4]" office:value-type="float" office:value="0.0271479069767442" calcext:value-type="float">
            <text:p>0.027147906976744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418" calcext:value-type="float">
            <text:p>4418</text:p>
          </table:table-cell>
          <table:table-cell office:value-type="float" office:value="181.075" calcext:value-type="float">
            <text:p>181.075</text:p>
          </table:table-cell>
          <table:table-cell office:value-type="float" office:value="512.522" calcext:value-type="float">
            <text:p>512.522</text:p>
          </table:table-cell>
          <table:table-cell table:formula="of:=[.E44]-[.E43]" office:value-type="float" office:value="15.765" calcext:value-type="float">
            <text:p>15.765</text:p>
          </table:table-cell>
          <table:table-cell/>
          <table:table-cell table:formula="of:=([.B44]-1)/[.$C$4]" office:value-type="float" office:value="0.154166666666667" calcext:value-type="float">
            <text:p>0.154166666666667</text:p>
          </table:table-cell>
          <table:table-cell table:formula="of:=([.E44]-[.$E$7]) * [.$F$4]" office:value-type="float" office:value="0.194026976744186" calcext:value-type="float">
            <text:p>0.194026976744186</text:p>
          </table:table-cell>
          <table:table-cell table:number-columns-repeated="3"/>
          <table:table-cell table:formula="of:=[.M43]+1" office:value-type="float" office:value="40" calcext:value-type="float">
            <text:p>40</text:p>
          </table:table-cell>
          <table:table-cell office:value-type="float" office:value="4418" calcext:value-type="float">
            <text:p>4418</text:p>
          </table:table-cell>
          <table:table-cell office:value-type="float" office:value="181.075" calcext:value-type="float">
            <text:p>181.075</text:p>
          </table:table-cell>
          <table:table-cell office:value-type="float" office:value="512.522" calcext:value-type="float">
            <text:p>512.522</text:p>
          </table:table-cell>
          <table:table-cell table:formula="of:=([.P44]-[.P43])/([.M44]-[.M43])" office:value-type="float" office:value="15.765" calcext:value-type="float">
            <text:p>15.765</text:p>
          </table:table-cell>
          <table:table-cell table:formula="of:=([.M44]-1)/[.$C$4]" office:value-type="float" office:value="0.1625" calcext:value-type="float">
            <text:p>0.1625</text:p>
          </table:table-cell>
          <table:table-cell table:formula="of:=([.P44]-[.$E$7]) * [.$F$4]" office:value-type="float" office:value="0.194026976744186" calcext:value-type="float">
            <text:p>0.1940</text:p>
          </table:table-cell>
          <table:table-cell table:formula="of:=([.$O$7]-[.O44])*[.$Q$4]" office:value-type="float" office:value="0.0277241860465117" calcext:value-type="float">
            <text:p>0.027724186046511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510" calcext:value-type="float">
            <text:p>4510</text:p>
          </table:table-cell>
          <table:table-cell office:value-type="float" office:value="179.643" calcext:value-type="float">
            <text:p>179.643</text:p>
          </table:table-cell>
          <table:table-cell office:value-type="float" office:value="529.118" calcext:value-type="float">
            <text:p>529.118</text:p>
          </table:table-cell>
          <table:table-cell table:style-name="ce3" table:formula="of:=[.E45]-[.E44]" office:value-type="float" office:value="16.596" calcext:value-type="float">
            <text:p>16.596</text:p>
          </table:table-cell>
          <table:table-cell/>
          <table:table-cell table:formula="of:=([.B45]-1)/[.$C$4]" office:value-type="float" office:value="0.158333333333333" calcext:value-type="float">
            <text:p>0.158333333333333</text:p>
          </table:table-cell>
          <table:table-cell table:formula="of:=([.E45]-[.$E$7]) * [.$F$4]" office:value-type="float" office:value="0.201746046511628" calcext:value-type="float">
            <text:p>0.201746046511628</text:p>
          </table:table-cell>
          <table:table-cell table:number-columns-repeated="3"/>
          <table:table-cell table:style-name="ce7" table:formula="of:=[.M44]+1" office:value-type="float" office:value="41" calcext:value-type="float">
            <text:p>41</text:p>
          </table:table-cell>
          <table:table-cell table:style-name="ce7" office:value-type="float" office:value="4510" calcext:value-type="float">
            <text:p>4510</text:p>
          </table:table-cell>
          <table:table-cell table:style-name="ce10" office:value-type="float" office:value="179.643" calcext:value-type="float">
            <text:p>179.643</text:p>
          </table:table-cell>
          <table:table-cell table:style-name="ce10" office:value-type="float" office:value="529.118" calcext:value-type="float">
            <text:p>529.118</text:p>
          </table:table-cell>
          <table:table-cell table:style-name="ce13" table:formula="of:=([.P45]-[.P44])/([.M45]-[.M44])" office:value-type="float" office:value="16.596" calcext:value-type="float">
            <text:p>16.596</text:p>
          </table:table-cell>
          <table:table-cell table:style-name="ce16" table:formula="of:=([.M45]-1)/[.$C$4]" office:value-type="float" office:value="0.166666666666667" calcext:value-type="float">
            <text:p>0.1667</text:p>
          </table:table-cell>
          <table:table-cell table:style-name="ce16" table:formula="of:=([.P45]-[.$E$7]) * [.$F$4]" office:value-type="float" office:value="0.201746046511628" calcext:value-type="float">
            <text:p>0.2017</text:p>
          </table:table-cell>
          <table:table-cell table:formula="of:=([.$O$7]-[.O45])*[.$Q$4]" office:value-type="float" office:value="0.0283902325581396" calcext:value-type="float">
            <text:p>0.0283902325581396</text:p>
          </table:table-cell>
        </table:table-row>
      </table:table>
      <table:table table:name="results4" table:style-name="ta1">
        <table:shapes>
          <draw:frame draw:z-index="0" draw:style-name="gr1" draw:text-style-name="P1" svg:width="16.005cm" svg:height="8.998cm" svg:x="0.278cm" svg:y="21.743cm">
            <draw:object draw:notify-on-update-of-ranges="results4.G7:results4.G47 results4.H7:results4.H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cm" svg:height="8.99cm" svg:x="25.365cm" svg:y="21.969cm">
            <draw:object draw:notify-on-update-of-ranges="results4.R7:results4.R47 results4.S7:results4.S47 results1.R7:results1.R49 results1.V7:results1.V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cm" svg:height="8.99cm" svg:x="25.472cm" svg:y="31.579cm">
            <draw:object draw:notify-on-update-of-ranges="results4.R7:results4.R33 results4.S7:results4.S3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2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3" table:default-cell-style-name="Default"/>
        <table:table-column table:style-name="co7" table:number-columns-repeated="7" table:default-cell-style-name="Default"/>
        <table:table-column table:style-name="co24" table:default-cell-style-name="ce6"/>
        <table:table-column table:style-name="co25" table:default-cell-style-name="ce6"/>
        <table:table-column table:style-name="co7" table:number-columns-repeated="2" table:default-cell-style-name="ce9"/>
        <table:table-column table:style-name="co26" table:default-cell-style-name="ce9"/>
        <table:table-column table:style-name="co7" table:number-columns-repeated="2" table:default-cell-style-name="ce15"/>
        <table:table-row table:style-name="ro1">
          <table:table-cell table:number-columns-repeated="12"/>
          <table:table-cell table:style-name="Default" table:number-columns-repeated="7"/>
        </table:table-row>
        <table:table-row table:style-name="ro1">
          <table:table-cell table:number-columns-repeated="12"/>
          <table:table-cell table:style-name="Default"/>
          <table:table-cell table:style-name="ce2" office:value-type="string" calcext:value-type="string" table:number-columns-spanned="6" table:number-rows-spanned="1">
            <text:p>Frame Skip Adjusted</text:p>
          </table:table-cell>
          <table:covered-table-cell table:number-columns-repeated="5" table:style-name="Default"/>
        </table:table-row>
        <table:table-row table:style-name="ro1">
          <table:table-cell table:number-columns-repeated="12"/>
          <table:table-cell table:style-name="Default" table:number-columns-repeated="7"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m/pixel</text:p>
          </table:table-cell>
          <table:table-cell table:formula="of:=0.04/(148-65)" office:value-type="float" office:value="0.000481927710843374" calcext:value-type="float">
            <text:p>0.000481927710843374</text:p>
          </table:table-cell>
          <table:table-cell table:number-columns-repeated="7"/>
          <table:table-cell table:style-name="Default" office:value-type="string" calcext:value-type="string">
            <text:p>FPS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/>
          <table:table-cell table:style-name="Default" office:value-type="string" calcext:value-type="string">
            <text:p>m/pixel</text:p>
          </table:table-cell>
          <table:table-cell table:style-name="Default" table:formula="of:=0.04/(148-65)" office:value-type="float" office:value="0.000481927710843374" calcext:value-type="float">
            <text:p>0.000481927710843374</text:p>
          </table:table-cell>
          <table:table-cell table:style-name="Default" table:number-columns-repeated="2"/>
        </table:table-row>
        <table:table-row table:style-name="ro1">
          <table:table-cell table:number-columns-repeated="12"/>
          <table:table-cell table:style-name="Default" table:number-columns-repeated="7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YM</text:p>
          </table:table-cell>
          <table:table-cell office:value-type="string" calcext:value-type="string">
            <text:p>delta y (pixels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y-y_0 (m)</text:p>
          </table:table-cell>
          <table:table-cell table:number-columns-repeated="4"/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 (pixels^2)</text:p>
          </table:table-cell>
          <table:table-cell table:style-name="ce4" office:value-type="string" calcext:value-type="string">
            <text:p>X (pixels)</text:p>
          </table:table-cell>
          <table:table-cell table:style-name="ce4" office:value-type="string" calcext:value-type="string">
            <text:p>Y (pixels)</text:p>
          </table:table-cell>
          <table:table-cell table:style-name="ce4" office:value-type="string" calcext:value-type="string">
            <text:p>delta y (pixels)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Y-y_0 (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38" calcext:value-type="float">
            <text:p>5238</text:p>
          </table:table-cell>
          <table:table-cell office:value-type="float" office:value="245.578" calcext:value-type="float">
            <text:p>245.578</text:p>
          </table:table-cell>
          <table:table-cell office:value-type="float" office:value="88.95" calcext:value-type="float">
            <text:p>88.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7]-1)/[.$B$4]" office:value-type="float" office:value="0" calcext:value-type="float">
            <text:p>0</text:p>
          </table:table-cell>
          <table:table-cell table:formula="of:=([.D7]-[.$D$7]) *[.$E$4]" office:value-type="float" office:value="0" calcext:value-type="float">
            <text:p>0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5238" calcext:value-type="float">
            <text:p>5238</text:p>
          </table:table-cell>
          <table:table-cell table:style-name="ce8" office:value-type="float" office:value="245.578" calcext:value-type="float">
            <text:p>245.578</text:p>
          </table:table-cell>
          <table:table-cell table:style-name="ce8" office:value-type="float" office:value="88.95" calcext:value-type="float">
            <text:p>88.950</text:p>
          </table:table-cell>
          <table:table-cell table:style-name="ce8" office:value-type="float" office:value="0" calcext:value-type="float">
            <text:p>0.000</text:p>
          </table:table-cell>
          <table:table-cell table:style-name="ce14" table:formula="of:=([.M7]-1)/[.$B$4]" office:value-type="float" office:value="0" calcext:value-type="float">
            <text:p>0.0000</text:p>
          </table:table-cell>
          <table:table-cell table:style-name="ce14" table:formula="of:=([.P7]-[.$D$7]) *[.$E$4]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21" calcext:value-type="float">
            <text:p>5221</text:p>
          </table:table-cell>
          <table:table-cell office:value-type="float" office:value="243.753" calcext:value-type="float">
            <text:p>243.753</text:p>
          </table:table-cell>
          <table:table-cell office:value-type="float" office:value="93.976" calcext:value-type="float">
            <text:p>93.976</text:p>
          </table:table-cell>
          <table:table-cell table:formula="of:=[.D8]-[.D7]" office:value-type="float" office:value="5.026" calcext:value-type="float">
            <text:p>5.026</text:p>
          </table:table-cell>
          <table:table-cell/>
          <table:table-cell table:formula="of:=([.A8]-1)/[.$B$4]" office:value-type="float" office:value="0.00416666666666667" calcext:value-type="float">
            <text:p>0.00416666666666667</text:p>
          </table:table-cell>
          <table:table-cell table:formula="of:=([.D8]-[.$D$7]) *[.$E$4]" office:value-type="float" office:value="0.00242216867469879" calcext:value-type="float">
            <text:p>0.0024221686746987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221" calcext:value-type="float">
            <text:p>5221</text:p>
          </table:table-cell>
          <table:table-cell office:value-type="float" office:value="243.753" calcext:value-type="float">
            <text:p>243.753</text:p>
          </table:table-cell>
          <table:table-cell office:value-type="float" office:value="93.976" calcext:value-type="float">
            <text:p>93.976</text:p>
          </table:table-cell>
          <table:table-cell table:formula="of:=([.P8]-[.P7])/([.M8]-[.M7])" office:value-type="float" office:value="5.026" calcext:value-type="float">
            <text:p>5.026</text:p>
          </table:table-cell>
          <table:table-cell table:formula="of:=([.M8]-1)/[.$B$4]" office:value-type="float" office:value="0.00416666666666667" calcext:value-type="float">
            <text:p>0.0042</text:p>
          </table:table-cell>
          <table:table-cell table:formula="of:=([.P8]-[.$D$7]) *[.$E$4]" office:value-type="float" office:value="0.00242216867469879" calcext:value-type="float">
            <text:p>0.0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08" calcext:value-type="float">
            <text:p>5208</text:p>
          </table:table-cell>
          <table:table-cell office:value-type="float" office:value="241.683" calcext:value-type="float">
            <text:p>241.683</text:p>
          </table:table-cell>
          <table:table-cell office:value-type="float" office:value="100.211" calcext:value-type="float">
            <text:p>100.211</text:p>
          </table:table-cell>
          <table:table-cell table:formula="of:=[.D9]-[.D8]" office:value-type="float" office:value="6.235" calcext:value-type="float">
            <text:p>6.235</text:p>
          </table:table-cell>
          <table:table-cell/>
          <table:table-cell table:formula="of:=([.A9]-1)/[.$B$4]" office:value-type="float" office:value="0.00833333333333333" calcext:value-type="float">
            <text:p>0.00833333333333333</text:p>
          </table:table-cell>
          <table:table-cell table:formula="of:=([.D9]-[.$D$7]) *[.$E$4]" office:value-type="float" office:value="0.00542698795180723" calcext:value-type="float">
            <text:p>0.0054269879518072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208" calcext:value-type="float">
            <text:p>5208</text:p>
          </table:table-cell>
          <table:table-cell office:value-type="float" office:value="241.683" calcext:value-type="float">
            <text:p>241.683</text:p>
          </table:table-cell>
          <table:table-cell office:value-type="float" office:value="100.211" calcext:value-type="float">
            <text:p>100.211</text:p>
          </table:table-cell>
          <table:table-cell table:formula="of:=([.P9]-[.P8])/([.M9]-[.M8])" office:value-type="float" office:value="6.235" calcext:value-type="float">
            <text:p>6.235</text:p>
          </table:table-cell>
          <table:table-cell table:formula="of:=([.M9]-1)/[.$B$4]" office:value-type="float" office:value="0.00833333333333333" calcext:value-type="float">
            <text:p>0.0083</text:p>
          </table:table-cell>
          <table:table-cell table:formula="of:=([.P9]-[.$D$7]) *[.$E$4]" office:value-type="float" office:value="0.00542698795180723" calcext:value-type="float">
            <text:p>0.00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32" calcext:value-type="float">
            <text:p>5132</text:p>
          </table:table-cell>
          <table:table-cell office:value-type="float" office:value="239.735" calcext:value-type="float">
            <text:p>239.735</text:p>
          </table:table-cell>
          <table:table-cell office:value-type="float" office:value="106.58" calcext:value-type="float">
            <text:p>106.58</text:p>
          </table:table-cell>
          <table:table-cell table:formula="of:=[.D10]-[.D9]" office:value-type="float" office:value="6.369" calcext:value-type="float">
            <text:p>6.369</text:p>
          </table:table-cell>
          <table:table-cell/>
          <table:table-cell table:formula="of:=([.A10]-1)/[.$B$4]" office:value-type="float" office:value="0.0125" calcext:value-type="float">
            <text:p>0.0125</text:p>
          </table:table-cell>
          <table:table-cell table:formula="of:=([.D10]-[.$D$7]) *[.$E$4]" office:value-type="float" office:value="0.00849638554216867" calcext:value-type="float">
            <text:p>0.0084963855421686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132" calcext:value-type="float">
            <text:p>5132</text:p>
          </table:table-cell>
          <table:table-cell office:value-type="float" office:value="239.735" calcext:value-type="float">
            <text:p>239.735</text:p>
          </table:table-cell>
          <table:table-cell office:value-type="float" office:value="106.58" calcext:value-type="float">
            <text:p>106.580</text:p>
          </table:table-cell>
          <table:table-cell table:formula="of:=([.P10]-[.P9])/([.M10]-[.M9])" office:value-type="float" office:value="6.369" calcext:value-type="float">
            <text:p>6.369</text:p>
          </table:table-cell>
          <table:table-cell table:formula="of:=([.M10]-1)/[.$B$4]" office:value-type="float" office:value="0.0125" calcext:value-type="float">
            <text:p>0.0125</text:p>
          </table:table-cell>
          <table:table-cell table:formula="of:=([.P10]-[.$D$7]) *[.$E$4]" office:value-type="float" office:value="0.00849638554216867" calcext:value-type="float">
            <text:p>0.00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07" calcext:value-type="float">
            <text:p>5107</text:p>
          </table:table-cell>
          <table:table-cell office:value-type="float" office:value="237.945" calcext:value-type="float">
            <text:p>237.945</text:p>
          </table:table-cell>
          <table:table-cell office:value-type="float" office:value="112.693" calcext:value-type="float">
            <text:p>112.693</text:p>
          </table:table-cell>
          <table:table-cell table:formula="of:=[.D11]-[.D10]" office:value-type="float" office:value="6.113" calcext:value-type="float">
            <text:p>6.113</text:p>
          </table:table-cell>
          <table:table-cell/>
          <table:table-cell table:formula="of:=([.A11]-1)/[.$B$4]" office:value-type="float" office:value="0.0166666666666667" calcext:value-type="float">
            <text:p>0.0166666666666667</text:p>
          </table:table-cell>
          <table:table-cell table:formula="of:=([.D11]-[.$D$7]) *[.$E$4]" office:value-type="float" office:value="0.0114424096385542" calcext:value-type="float">
            <text:p>0.011442409638554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107" calcext:value-type="float">
            <text:p>5107</text:p>
          </table:table-cell>
          <table:table-cell office:value-type="float" office:value="237.945" calcext:value-type="float">
            <text:p>237.945</text:p>
          </table:table-cell>
          <table:table-cell office:value-type="float" office:value="112.693" calcext:value-type="float">
            <text:p>112.693</text:p>
          </table:table-cell>
          <table:table-cell table:formula="of:=([.P11]-[.P10])/([.M11]-[.M10])" office:value-type="float" office:value="6.113" calcext:value-type="float">
            <text:p>6.113</text:p>
          </table:table-cell>
          <table:table-cell table:formula="of:=([.M11]-1)/[.$B$4]" office:value-type="float" office:value="0.0166666666666667" calcext:value-type="float">
            <text:p>0.0167</text:p>
          </table:table-cell>
          <table:table-cell table:formula="of:=([.P11]-[.$D$7]) *[.$E$4]" office:value-type="float" office:value="0.0114424096385542" calcext:value-type="float">
            <text:p>0.0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43" calcext:value-type="float">
            <text:p>5043</text:p>
          </table:table-cell>
          <table:table-cell office:value-type="float" office:value="236.112" calcext:value-type="float">
            <text:p>236.112</text:p>
          </table:table-cell>
          <table:table-cell office:value-type="float" office:value="118.849" calcext:value-type="float">
            <text:p>118.849</text:p>
          </table:table-cell>
          <table:table-cell table:formula="of:=[.D12]-[.D11]" office:value-type="float" office:value="6.15600000000001" calcext:value-type="float">
            <text:p>6.15600000000001</text:p>
          </table:table-cell>
          <table:table-cell/>
          <table:table-cell table:formula="of:=([.A12]-1)/[.$B$4]" office:value-type="float" office:value="0.0208333333333333" calcext:value-type="float">
            <text:p>0.0208333333333333</text:p>
          </table:table-cell>
          <table:table-cell table:formula="of:=([.D12]-[.$D$7]) *[.$E$4]" office:value-type="float" office:value="0.014409156626506" calcext:value-type="float">
            <text:p>0.0144091566265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043" calcext:value-type="float">
            <text:p>5043</text:p>
          </table:table-cell>
          <table:table-cell office:value-type="float" office:value="236.112" calcext:value-type="float">
            <text:p>236.112</text:p>
          </table:table-cell>
          <table:table-cell office:value-type="float" office:value="118.849" calcext:value-type="float">
            <text:p>118.849</text:p>
          </table:table-cell>
          <table:table-cell table:formula="of:=([.P12]-[.P11])/([.M12]-[.M11])" office:value-type="float" office:value="6.15600000000001" calcext:value-type="float">
            <text:p>6.156</text:p>
          </table:table-cell>
          <table:table-cell table:formula="of:=([.M12]-1)/[.$B$4]" office:value-type="float" office:value="0.0208333333333333" calcext:value-type="float">
            <text:p>0.0208</text:p>
          </table:table-cell>
          <table:table-cell table:formula="of:=([.P12]-[.$D$7]) *[.$E$4]" office:value-type="float" office:value="0.014409156626506" calcext:value-type="float">
            <text:p>0.01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59" calcext:value-type="float">
            <text:p>5059</text:p>
          </table:table-cell>
          <table:table-cell office:value-type="float" office:value="234.229" calcext:value-type="float">
            <text:p>234.229</text:p>
          </table:table-cell>
          <table:table-cell office:value-type="float" office:value="125.731" calcext:value-type="float">
            <text:p>125.731</text:p>
          </table:table-cell>
          <table:table-cell table:formula="of:=[.D13]-[.D12]" office:value-type="float" office:value="6.88199999999999" calcext:value-type="float">
            <text:p>6.88199999999999</text:p>
          </table:table-cell>
          <table:table-cell/>
          <table:table-cell table:formula="of:=([.A13]-1)/[.$B$4]" office:value-type="float" office:value="0.025" calcext:value-type="float">
            <text:p>0.025</text:p>
          </table:table-cell>
          <table:table-cell table:formula="of:=([.D13]-[.$D$7]) *[.$E$4]" office:value-type="float" office:value="0.0177257831325301" calcext:value-type="float">
            <text:p>0.017725783132530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059" calcext:value-type="float">
            <text:p>5059</text:p>
          </table:table-cell>
          <table:table-cell office:value-type="float" office:value="234.229" calcext:value-type="float">
            <text:p>234.229</text:p>
          </table:table-cell>
          <table:table-cell office:value-type="float" office:value="125.731" calcext:value-type="float">
            <text:p>125.731</text:p>
          </table:table-cell>
          <table:table-cell table:formula="of:=([.P13]-[.P12])/([.M13]-[.M12])" office:value-type="float" office:value="6.88199999999999" calcext:value-type="float">
            <text:p>6.882</text:p>
          </table:table-cell>
          <table:table-cell table:formula="of:=([.M13]-1)/[.$B$4]" office:value-type="float" office:value="0.025" calcext:value-type="float">
            <text:p>0.0250</text:p>
          </table:table-cell>
          <table:table-cell table:formula="of:=([.P13]-[.$D$7]) *[.$E$4]" office:value-type="float" office:value="0.0177257831325301" calcext:value-type="float">
            <text:p>0.01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26" calcext:value-type="float">
            <text:p>5026</text:p>
          </table:table-cell>
          <table:table-cell office:value-type="float" office:value="232.604" calcext:value-type="float">
            <text:p>232.604</text:p>
          </table:table-cell>
          <table:table-cell office:value-type="float" office:value="132.584" calcext:value-type="float">
            <text:p>132.584</text:p>
          </table:table-cell>
          <table:table-cell table:formula="of:=[.D14]-[.D13]" office:value-type="float" office:value="6.85300000000001" calcext:value-type="float">
            <text:p>6.85300000000001</text:p>
          </table:table-cell>
          <table:table-cell/>
          <table:table-cell table:formula="of:=([.A14]-1)/[.$B$4]" office:value-type="float" office:value="0.0291666666666667" calcext:value-type="float">
            <text:p>0.0291666666666667</text:p>
          </table:table-cell>
          <table:table-cell table:formula="of:=([.D14]-[.$D$7]) *[.$E$4]" office:value-type="float" office:value="0.0210284337349398" calcext:value-type="float">
            <text:p>0.021028433734939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026" calcext:value-type="float">
            <text:p>5026</text:p>
          </table:table-cell>
          <table:table-cell office:value-type="float" office:value="232.604" calcext:value-type="float">
            <text:p>232.604</text:p>
          </table:table-cell>
          <table:table-cell office:value-type="float" office:value="132.584" calcext:value-type="float">
            <text:p>132.584</text:p>
          </table:table-cell>
          <table:table-cell table:formula="of:=([.P14]-[.P13])/([.M14]-[.M13])" office:value-type="float" office:value="6.85300000000001" calcext:value-type="float">
            <text:p>6.853</text:p>
          </table:table-cell>
          <table:table-cell table:formula="of:=([.M14]-1)/[.$B$4]" office:value-type="float" office:value="0.0291666666666667" calcext:value-type="float">
            <text:p>0.0292</text:p>
          </table:table-cell>
          <table:table-cell table:formula="of:=([.P14]-[.$D$7]) *[.$E$4]" office:value-type="float" office:value="0.0210284337349398" calcext:value-type="float">
            <text:p>0.02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98" calcext:value-type="float">
            <text:p>4998</text:p>
          </table:table-cell>
          <table:table-cell office:value-type="float" office:value="230.871" calcext:value-type="float">
            <text:p>230.871</text:p>
          </table:table-cell>
          <table:table-cell office:value-type="float" office:value="139.797" calcext:value-type="float">
            <text:p>139.797</text:p>
          </table:table-cell>
          <table:table-cell table:formula="of:=[.D15]-[.D14]" office:value-type="float" office:value="7.21299999999999" calcext:value-type="float">
            <text:p>7.21299999999999</text:p>
          </table:table-cell>
          <table:table-cell/>
          <table:table-cell table:formula="of:=([.A15]-1)/[.$B$4]" office:value-type="float" office:value="0.0333333333333333" calcext:value-type="float">
            <text:p>0.0333333333333333</text:p>
          </table:table-cell>
          <table:table-cell table:formula="of:=([.D15]-[.$D$7]) *[.$E$4]" office:value-type="float" office:value="0.024504578313253" calcext:value-type="float">
            <text:p>0.02450457831325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998" calcext:value-type="float">
            <text:p>4998</text:p>
          </table:table-cell>
          <table:table-cell office:value-type="float" office:value="230.871" calcext:value-type="float">
            <text:p>230.871</text:p>
          </table:table-cell>
          <table:table-cell office:value-type="float" office:value="139.797" calcext:value-type="float">
            <text:p>139.797</text:p>
          </table:table-cell>
          <table:table-cell table:formula="of:=([.P15]-[.P14])/([.M15]-[.M14])" office:value-type="float" office:value="7.21299999999999" calcext:value-type="float">
            <text:p>7.213</text:p>
          </table:table-cell>
          <table:table-cell table:formula="of:=([.M15]-1)/[.$B$4]" office:value-type="float" office:value="0.0333333333333333" calcext:value-type="float">
            <text:p>0.0333</text:p>
          </table:table-cell>
          <table:table-cell table:formula="of:=([.P15]-[.$D$7]) *[.$E$4]" office:value-type="float" office:value="0.024504578313253" calcext:value-type="float">
            <text:p>0.02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3" calcext:value-type="float">
            <text:p>5003</text:p>
          </table:table-cell>
          <table:table-cell office:value-type="float" office:value="228.974" calcext:value-type="float">
            <text:p>228.974</text:p>
          </table:table-cell>
          <table:table-cell office:value-type="float" office:value="147.521" calcext:value-type="float">
            <text:p>147.521</text:p>
          </table:table-cell>
          <table:table-cell table:formula="of:=[.D16]-[.D15]" office:value-type="float" office:value="7.72399999999999" calcext:value-type="float">
            <text:p>7.72399999999999</text:p>
          </table:table-cell>
          <table:table-cell/>
          <table:table-cell table:formula="of:=([.A16]-1)/[.$B$4]" office:value-type="float" office:value="0.0375" calcext:value-type="float">
            <text:p>0.0375</text:p>
          </table:table-cell>
          <table:table-cell table:formula="of:=([.D16]-[.$D$7]) *[.$E$4]" office:value-type="float" office:value="0.0282269879518072" calcext:value-type="float">
            <text:p>0.028226987951807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003" calcext:value-type="float">
            <text:p>5003</text:p>
          </table:table-cell>
          <table:table-cell office:value-type="float" office:value="228.974" calcext:value-type="float">
            <text:p>228.974</text:p>
          </table:table-cell>
          <table:table-cell office:value-type="float" office:value="147.521" calcext:value-type="float">
            <text:p>147.521</text:p>
          </table:table-cell>
          <table:table-cell table:formula="of:=([.P16]-[.P15])/([.M16]-[.M15])" office:value-type="float" office:value="7.72399999999999" calcext:value-type="float">
            <text:p>7.724</text:p>
          </table:table-cell>
          <table:table-cell table:formula="of:=([.M16]-1)/[.$B$4]" office:value-type="float" office:value="0.0375" calcext:value-type="float">
            <text:p>0.0375</text:p>
          </table:table-cell>
          <table:table-cell table:formula="of:=([.P16]-[.$D$7]) *[.$E$4]" office:value-type="float" office:value="0.0282269879518072" calcext:value-type="float">
            <text:p>0.02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20" calcext:value-type="float">
            <text:p>4920</text:p>
          </table:table-cell>
          <table:table-cell office:value-type="float" office:value="227.191" calcext:value-type="float">
            <text:p>227.191</text:p>
          </table:table-cell>
          <table:table-cell office:value-type="float" office:value="155.147" calcext:value-type="float">
            <text:p>155.147</text:p>
          </table:table-cell>
          <table:table-cell table:formula="of:=[.D17]-[.D16]" office:value-type="float" office:value="7.62600000000001" calcext:value-type="float">
            <text:p>7.62600000000001</text:p>
          </table:table-cell>
          <table:table-cell/>
          <table:table-cell table:formula="of:=([.A17]-1)/[.$B$4]" office:value-type="float" office:value="0.0416666666666667" calcext:value-type="float">
            <text:p>0.0416666666666667</text:p>
          </table:table-cell>
          <table:table-cell table:formula="of:=([.D17]-[.$D$7]) *[.$E$4]" office:value-type="float" office:value="0.0319021686746988" calcext:value-type="float">
            <text:p>0.0319021686746988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920" calcext:value-type="float">
            <text:p>4920</text:p>
          </table:table-cell>
          <table:table-cell office:value-type="float" office:value="227.191" calcext:value-type="float">
            <text:p>227.191</text:p>
          </table:table-cell>
          <table:table-cell office:value-type="float" office:value="155.147" calcext:value-type="float">
            <text:p>155.147</text:p>
          </table:table-cell>
          <table:table-cell table:formula="of:=([.P17]-[.P16])/([.M17]-[.M16])" office:value-type="float" office:value="7.62600000000001" calcext:value-type="float">
            <text:p>7.626</text:p>
          </table:table-cell>
          <table:table-cell table:formula="of:=([.M17]-1)/[.$B$4]" office:value-type="float" office:value="0.0416666666666667" calcext:value-type="float">
            <text:p>0.0417</text:p>
          </table:table-cell>
          <table:table-cell table:formula="of:=([.P17]-[.$D$7]) *[.$E$4]" office:value-type="float" office:value="0.0319021686746988" calcext:value-type="float">
            <text:p>0.03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27" calcext:value-type="float">
            <text:p>4927</text:p>
          </table:table-cell>
          <table:table-cell office:value-type="float" office:value="225.432" calcext:value-type="float">
            <text:p>225.432</text:p>
          </table:table-cell>
          <table:table-cell office:value-type="float" office:value="163.631" calcext:value-type="float">
            <text:p>163.631</text:p>
          </table:table-cell>
          <table:table-cell table:formula="of:=[.D18]-[.D17]" office:value-type="float" office:value="8.48400000000001" calcext:value-type="float">
            <text:p>8.48400000000001</text:p>
          </table:table-cell>
          <table:table-cell/>
          <table:table-cell table:formula="of:=([.A18]-1)/[.$B$4]" office:value-type="float" office:value="0.0458333333333333" calcext:value-type="float">
            <text:p>0.0458333333333333</text:p>
          </table:table-cell>
          <table:table-cell table:formula="of:=([.D18]-[.$D$7]) *[.$E$4]" office:value-type="float" office:value="0.035990843373494" calcext:value-type="float">
            <text:p>0.03599084337349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4927" calcext:value-type="float">
            <text:p>4927</text:p>
          </table:table-cell>
          <table:table-cell office:value-type="float" office:value="225.432" calcext:value-type="float">
            <text:p>225.432</text:p>
          </table:table-cell>
          <table:table-cell office:value-type="float" office:value="163.631" calcext:value-type="float">
            <text:p>163.631</text:p>
          </table:table-cell>
          <table:table-cell table:formula="of:=([.P18]-[.P17])/([.M18]-[.M17])" office:value-type="float" office:value="8.48400000000001" calcext:value-type="float">
            <text:p>8.484</text:p>
          </table:table-cell>
          <table:table-cell table:formula="of:=([.M18]-1)/[.$B$4]" office:value-type="float" office:value="0.0458333333333333" calcext:value-type="float">
            <text:p>0.0458</text:p>
          </table:table-cell>
          <table:table-cell table:formula="of:=([.P18]-[.$D$7]) *[.$E$4]" office:value-type="float" office:value="0.035990843373494" calcext:value-type="float">
            <text:p>0.0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93" calcext:value-type="float">
            <text:p>4893</text:p>
          </table:table-cell>
          <table:table-cell office:value-type="float" office:value="223.727" calcext:value-type="float">
            <text:p>223.727</text:p>
          </table:table-cell>
          <table:table-cell office:value-type="float" office:value="171.961" calcext:value-type="float">
            <text:p>171.961</text:p>
          </table:table-cell>
          <table:table-cell table:formula="of:=[.D19]-[.D18]" office:value-type="float" office:value="8.33000000000001" calcext:value-type="float">
            <text:p>8.33000000000001</text:p>
          </table:table-cell>
          <table:table-cell/>
          <table:table-cell table:formula="of:=([.A19]-1)/[.$B$4]" office:value-type="float" office:value="0.05" calcext:value-type="float">
            <text:p>0.05</text:p>
          </table:table-cell>
          <table:table-cell table:formula="of:=([.D19]-[.$D$7]) *[.$E$4]" office:value-type="float" office:value="0.0400053012048193" calcext:value-type="float">
            <text:p>0.040005301204819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4893" calcext:value-type="float">
            <text:p>4893</text:p>
          </table:table-cell>
          <table:table-cell office:value-type="float" office:value="223.727" calcext:value-type="float">
            <text:p>223.727</text:p>
          </table:table-cell>
          <table:table-cell office:value-type="float" office:value="171.961" calcext:value-type="float">
            <text:p>171.961</text:p>
          </table:table-cell>
          <table:table-cell table:formula="of:=([.P19]-[.P18])/([.M19]-[.M18])" office:value-type="float" office:value="8.33000000000001" calcext:value-type="float">
            <text:p>8.330</text:p>
          </table:table-cell>
          <table:table-cell table:formula="of:=([.M19]-1)/[.$B$4]" office:value-type="float" office:value="0.05" calcext:value-type="float">
            <text:p>0.0500</text:p>
          </table:table-cell>
          <table:table-cell table:formula="of:=([.P19]-[.$D$7]) *[.$E$4]" office:value-type="float" office:value="0.0400053012048193" calcext:value-type="float">
            <text:p>0.04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05" calcext:value-type="float">
            <text:p>4905</text:p>
          </table:table-cell>
          <table:table-cell office:value-type="float" office:value="221.65" calcext:value-type="float">
            <text:p>221.65</text:p>
          </table:table-cell>
          <table:table-cell office:value-type="float" office:value="181.415" calcext:value-type="float">
            <text:p>181.415</text:p>
          </table:table-cell>
          <table:table-cell table:formula="of:=[.D20]-[.D19]" office:value-type="float" office:value="9.45399999999998" calcext:value-type="float">
            <text:p>9.45399999999998</text:p>
          </table:table-cell>
          <table:table-cell/>
          <table:table-cell table:formula="of:=([.A20]-1)/[.$B$4]" office:value-type="float" office:value="0.0541666666666667" calcext:value-type="float">
            <text:p>0.0541666666666667</text:p>
          </table:table-cell>
          <table:table-cell table:formula="of:=([.D20]-[.$D$7]) *[.$E$4]" office:value-type="float" office:value="0.0445614457831325" calcext:value-type="float">
            <text:p>0.044561445783132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4905" calcext:value-type="float">
            <text:p>4905</text:p>
          </table:table-cell>
          <table:table-cell office:value-type="float" office:value="221.65" calcext:value-type="float">
            <text:p>221.650</text:p>
          </table:table-cell>
          <table:table-cell office:value-type="float" office:value="181.415" calcext:value-type="float">
            <text:p>181.415</text:p>
          </table:table-cell>
          <table:table-cell table:formula="of:=([.P20]-[.P19])/([.M20]-[.M19])" office:value-type="float" office:value="9.45399999999998" calcext:value-type="float">
            <text:p>9.454</text:p>
          </table:table-cell>
          <table:table-cell table:formula="of:=([.M20]-1)/[.$B$4]" office:value-type="float" office:value="0.0541666666666667" calcext:value-type="float">
            <text:p>0.0542</text:p>
          </table:table-cell>
          <table:table-cell table:formula="of:=([.P20]-[.$D$7]) *[.$E$4]" office:value-type="float" office:value="0.0445614457831325" calcext:value-type="float">
            <text:p>0.04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85" calcext:value-type="float">
            <text:p>4885</text:p>
          </table:table-cell>
          <table:table-cell office:value-type="float" office:value="219.629" calcext:value-type="float">
            <text:p>219.629</text:p>
          </table:table-cell>
          <table:table-cell office:value-type="float" office:value="191.029" calcext:value-type="float">
            <text:p>191.029</text:p>
          </table:table-cell>
          <table:table-cell table:formula="of:=[.D21]-[.D20]" office:value-type="float" office:value="9.614" calcext:value-type="float">
            <text:p>9.614</text:p>
          </table:table-cell>
          <table:table-cell/>
          <table:table-cell table:formula="of:=([.A21]-1)/[.$B$4]" office:value-type="float" office:value="0.0583333333333333" calcext:value-type="float">
            <text:p>0.0583333333333333</text:p>
          </table:table-cell>
          <table:table-cell table:formula="of:=([.D21]-[.$D$7]) *[.$E$4]" office:value-type="float" office:value="0.0491946987951807" calcext:value-type="float">
            <text:p>0.0491946987951807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4885" calcext:value-type="float">
            <text:p>4885</text:p>
          </table:table-cell>
          <table:table-cell office:value-type="float" office:value="219.629" calcext:value-type="float">
            <text:p>219.629</text:p>
          </table:table-cell>
          <table:table-cell office:value-type="float" office:value="191.029" calcext:value-type="float">
            <text:p>191.029</text:p>
          </table:table-cell>
          <table:table-cell table:formula="of:=([.P21]-[.P20])/([.M21]-[.M20])" office:value-type="float" office:value="9.614" calcext:value-type="float">
            <text:p>9.614</text:p>
          </table:table-cell>
          <table:table-cell table:formula="of:=([.M21]-1)/[.$B$4]" office:value-type="float" office:value="0.0583333333333333" calcext:value-type="float">
            <text:p>0.0583</text:p>
          </table:table-cell>
          <table:table-cell table:formula="of:=([.P21]-[.$D$7]) *[.$E$4]" office:value-type="float" office:value="0.0491946987951807" calcext:value-type="float">
            <text:p>0.0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38" calcext:value-type="float">
            <text:p>4838</text:p>
          </table:table-cell>
          <table:table-cell office:value-type="float" office:value="217.896" calcext:value-type="float">
            <text:p>217.896</text:p>
          </table:table-cell>
          <table:table-cell office:value-type="float" office:value="200.319" calcext:value-type="float">
            <text:p>200.319</text:p>
          </table:table-cell>
          <table:table-cell table:formula="of:=[.D22]-[.D21]" office:value-type="float" office:value="9.28999999999999" calcext:value-type="float">
            <text:p>9.28999999999999</text:p>
          </table:table-cell>
          <table:table-cell/>
          <table:table-cell table:formula="of:=([.A22]-1)/[.$B$4]" office:value-type="float" office:value="0.0625" calcext:value-type="float">
            <text:p>0.0625</text:p>
          </table:table-cell>
          <table:table-cell table:formula="of:=([.D22]-[.$D$7]) *[.$E$4]" office:value-type="float" office:value="0.0536718072289157" calcext:value-type="float">
            <text:p>0.0536718072289157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4838" calcext:value-type="float">
            <text:p>4838</text:p>
          </table:table-cell>
          <table:table-cell office:value-type="float" office:value="217.896" calcext:value-type="float">
            <text:p>217.896</text:p>
          </table:table-cell>
          <table:table-cell office:value-type="float" office:value="200.319" calcext:value-type="float">
            <text:p>200.319</text:p>
          </table:table-cell>
          <table:table-cell table:formula="of:=([.P22]-[.P21])/([.M22]-[.M21])" office:value-type="float" office:value="9.28999999999999" calcext:value-type="float">
            <text:p>9.290</text:p>
          </table:table-cell>
          <table:table-cell table:formula="of:=([.M22]-1)/[.$B$4]" office:value-type="float" office:value="0.0625" calcext:value-type="float">
            <text:p>0.0625</text:p>
          </table:table-cell>
          <table:table-cell table:formula="of:=([.P22]-[.$D$7]) *[.$E$4]" office:value-type="float" office:value="0.0536718072289157" calcext:value-type="float">
            <text:p>0.05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63" calcext:value-type="float">
            <text:p>4863</text:p>
          </table:table-cell>
          <table:table-cell office:value-type="float" office:value="216.052" calcext:value-type="float">
            <text:p>216.052</text:p>
          </table:table-cell>
          <table:table-cell office:value-type="float" office:value="210.3" calcext:value-type="float">
            <text:p>210.3</text:p>
          </table:table-cell>
          <table:table-cell table:formula="of:=[.D23]-[.D22]" office:value-type="float" office:value="9.98100000000002" calcext:value-type="float">
            <text:p>9.98100000000002</text:p>
          </table:table-cell>
          <table:table-cell/>
          <table:table-cell table:formula="of:=([.A23]-1)/[.$B$4]" office:value-type="float" office:value="0.0666666666666667" calcext:value-type="float">
            <text:p>0.0666666666666667</text:p>
          </table:table-cell>
          <table:table-cell table:formula="of:=([.D23]-[.$D$7]) *[.$E$4]" office:value-type="float" office:value="0.0584819277108434" calcext:value-type="float">
            <text:p>0.058481927710843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4863" calcext:value-type="float">
            <text:p>4863</text:p>
          </table:table-cell>
          <table:table-cell office:value-type="float" office:value="216.052" calcext:value-type="float">
            <text:p>216.052</text:p>
          </table:table-cell>
          <table:table-cell office:value-type="float" office:value="210.3" calcext:value-type="float">
            <text:p>210.300</text:p>
          </table:table-cell>
          <table:table-cell table:formula="of:=([.P23]-[.P22])/([.M23]-[.M22])" office:value-type="float" office:value="9.98100000000002" calcext:value-type="float">
            <text:p>9.981</text:p>
          </table:table-cell>
          <table:table-cell table:formula="of:=([.M23]-1)/[.$B$4]" office:value-type="float" office:value="0.0666666666666667" calcext:value-type="float">
            <text:p>0.0667</text:p>
          </table:table-cell>
          <table:table-cell table:formula="of:=([.P23]-[.$D$7]) *[.$E$4]" office:value-type="float" office:value="0.0584819277108434" calcext:value-type="float">
            <text:p>0.05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00" calcext:value-type="float">
            <text:p>4800</text:p>
          </table:table-cell>
          <table:table-cell office:value-type="float" office:value="212.616" calcext:value-type="float">
            <text:p>212.616</text:p>
          </table:table-cell>
          <table:table-cell office:value-type="float" office:value="230.511" calcext:value-type="float">
            <text:p>230.511</text:p>
          </table:table-cell>
          <table:table-cell table:style-name="ce1" table:formula="of:=[.D24]-[.D23]" office:value-type="float" office:value="20.211" calcext:value-type="float">
            <text:p>20.211</text:p>
          </table:table-cell>
          <table:table-cell/>
          <table:table-cell table:formula="of:=([.A24]-1)/[.$B$4]" office:value-type="float" office:value="0.0708333333333333" calcext:value-type="float">
            <text:p>0.0708333333333333</text:p>
          </table:table-cell>
          <table:table-cell table:formula="of:=([.D24]-[.$D$7]) *[.$E$4]" office:value-type="float" office:value="0.0682221686746988" calcext:value-type="float">
            <text:p>0.068222168674698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4800" calcext:value-type="float">
            <text:p>4800</text:p>
          </table:table-cell>
          <table:table-cell office:value-type="float" office:value="212.616" calcext:value-type="float">
            <text:p>212.616</text:p>
          </table:table-cell>
          <table:table-cell office:value-type="float" office:value="230.511" calcext:value-type="float">
            <text:p>230.511</text:p>
          </table:table-cell>
          <table:table-cell table:formula="of:=([.P24]-[.P23])/([.M24]-[.M23])" office:value-type="float" office:value="10.1055" calcext:value-type="float">
            <text:p>10.106</text:p>
          </table:table-cell>
          <table:table-cell table:formula="of:=([.M24]-1)/[.$B$4]" office:value-type="float" office:value="0.075" calcext:value-type="float">
            <text:p>0.0750</text:p>
          </table:table-cell>
          <table:table-cell table:formula="of:=([.P24]-[.$D$7]) *[.$E$4]" office:value-type="float" office:value="0.0682221686746988" calcext:value-type="float">
            <text:p>0.06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84" calcext:value-type="float">
            <text:p>4784</text:p>
          </table:table-cell>
          <table:table-cell office:value-type="float" office:value="210.922" calcext:value-type="float">
            <text:p>210.922</text:p>
          </table:table-cell>
          <table:table-cell office:value-type="float" office:value="241.068" calcext:value-type="float">
            <text:p>241.068</text:p>
          </table:table-cell>
          <table:table-cell table:formula="of:=[.D25]-[.D24]" office:value-type="float" office:value="10.557" calcext:value-type="float">
            <text:p>10.557</text:p>
          </table:table-cell>
          <table:table-cell/>
          <table:table-cell table:formula="of:=([.A25]-1)/[.$B$4]" office:value-type="float" office:value="0.075" calcext:value-type="float">
            <text:p>0.075</text:p>
          </table:table-cell>
          <table:table-cell table:formula="of:=([.D25]-[.$D$7]) *[.$E$4]" office:value-type="float" office:value="0.0733098795180723" calcext:value-type="float">
            <text:p>0.0733098795180723</text:p>
          </table:table-cell>
          <table:table-cell table:number-columns-repeated="4"/>
          <table:table-cell table:formula="of:=[.M24]+1" office:value-type="float" office:value="20" calcext:value-type="float">
            <text:p>20</text:p>
          </table:table-cell>
          <table:table-cell office:value-type="float" office:value="4784" calcext:value-type="float">
            <text:p>4784</text:p>
          </table:table-cell>
          <table:table-cell office:value-type="float" office:value="210.922" calcext:value-type="float">
            <text:p>210.922</text:p>
          </table:table-cell>
          <table:table-cell office:value-type="float" office:value="241.068" calcext:value-type="float">
            <text:p>241.068</text:p>
          </table:table-cell>
          <table:table-cell table:formula="of:=([.P25]-[.P24])/([.M25]-[.M24])" office:value-type="float" office:value="10.557" calcext:value-type="float">
            <text:p>10.557</text:p>
          </table:table-cell>
          <table:table-cell table:formula="of:=([.M25]-1)/[.$B$4]" office:value-type="float" office:value="0.0791666666666667" calcext:value-type="float">
            <text:p>0.0792</text:p>
          </table:table-cell>
          <table:table-cell table:formula="of:=([.P25]-[.$D$7]) *[.$E$4]" office:value-type="float" office:value="0.0733098795180723" calcext:value-type="float">
            <text:p>0.07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49" calcext:value-type="float">
            <text:p>4749</text:p>
          </table:table-cell>
          <table:table-cell office:value-type="float" office:value="209.284" calcext:value-type="float">
            <text:p>209.284</text:p>
          </table:table-cell>
          <table:table-cell office:value-type="float" office:value="251.939" calcext:value-type="float">
            <text:p>251.939</text:p>
          </table:table-cell>
          <table:table-cell table:formula="of:=[.D26]-[.D25]" office:value-type="float" office:value="10.871" calcext:value-type="float">
            <text:p>10.871</text:p>
          </table:table-cell>
          <table:table-cell/>
          <table:table-cell table:formula="of:=([.A26]-1)/[.$B$4]" office:value-type="float" office:value="0.0791666666666667" calcext:value-type="float">
            <text:p>0.0791666666666667</text:p>
          </table:table-cell>
          <table:table-cell table:formula="of:=([.D26]-[.$D$7]) *[.$E$4]" office:value-type="float" office:value="0.0785489156626506" calcext:value-type="float">
            <text:p>0.0785489156626506</text:p>
          </table:table-cell>
          <table:table-cell table:number-columns-repeated="4"/>
          <table:table-cell table:formula="of:=[.M25]+1" office:value-type="float" office:value="21" calcext:value-type="float">
            <text:p>21</text:p>
          </table:table-cell>
          <table:table-cell office:value-type="float" office:value="4749" calcext:value-type="float">
            <text:p>4749</text:p>
          </table:table-cell>
          <table:table-cell office:value-type="float" office:value="209.284" calcext:value-type="float">
            <text:p>209.284</text:p>
          </table:table-cell>
          <table:table-cell office:value-type="float" office:value="251.939" calcext:value-type="float">
            <text:p>251.939</text:p>
          </table:table-cell>
          <table:table-cell table:formula="of:=([.P26]-[.P25])/([.M26]-[.M25])" office:value-type="float" office:value="10.871" calcext:value-type="float">
            <text:p>10.871</text:p>
          </table:table-cell>
          <table:table-cell table:formula="of:=([.M26]-1)/[.$B$4]" office:value-type="float" office:value="0.0833333333333333" calcext:value-type="float">
            <text:p>0.0833</text:p>
          </table:table-cell>
          <table:table-cell table:formula="of:=([.P26]-[.$D$7]) *[.$E$4]" office:value-type="float" office:value="0.0785489156626506" calcext:value-type="float">
            <text:p>0.07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61" calcext:value-type="float">
            <text:p>4761</text:p>
          </table:table-cell>
          <table:table-cell office:value-type="float" office:value="207.602" calcext:value-type="float">
            <text:p>207.602</text:p>
          </table:table-cell>
          <table:table-cell office:value-type="float" office:value="263.126" calcext:value-type="float">
            <text:p>263.126</text:p>
          </table:table-cell>
          <table:table-cell table:formula="of:=[.D27]-[.D26]" office:value-type="float" office:value="11.187" calcext:value-type="float">
            <text:p>11.187</text:p>
          </table:table-cell>
          <table:table-cell/>
          <table:table-cell table:formula="of:=([.A27]-1)/[.$B$4]" office:value-type="float" office:value="0.0833333333333333" calcext:value-type="float">
            <text:p>0.0833333333333333</text:p>
          </table:table-cell>
          <table:table-cell table:formula="of:=([.D27]-[.$D$7]) *[.$E$4]" office:value-type="float" office:value="0.0839402409638554" calcext:value-type="float">
            <text:p>0.0839402409638554</text:p>
          </table:table-cell>
          <table:table-cell table:number-columns-repeated="4"/>
          <table:table-cell table:formula="of:=[.M26]+1" office:value-type="float" office:value="22" calcext:value-type="float">
            <text:p>22</text:p>
          </table:table-cell>
          <table:table-cell office:value-type="float" office:value="4761" calcext:value-type="float">
            <text:p>4761</text:p>
          </table:table-cell>
          <table:table-cell office:value-type="float" office:value="207.602" calcext:value-type="float">
            <text:p>207.602</text:p>
          </table:table-cell>
          <table:table-cell office:value-type="float" office:value="263.126" calcext:value-type="float">
            <text:p>263.126</text:p>
          </table:table-cell>
          <table:table-cell table:formula="of:=([.P27]-[.P26])/([.M27]-[.M26])" office:value-type="float" office:value="11.187" calcext:value-type="float">
            <text:p>11.187</text:p>
          </table:table-cell>
          <table:table-cell table:formula="of:=([.M27]-1)/[.$B$4]" office:value-type="float" office:value="0.0875" calcext:value-type="float">
            <text:p>0.0875</text:p>
          </table:table-cell>
          <table:table-cell table:formula="of:=([.P27]-[.$D$7]) *[.$E$4]" office:value-type="float" office:value="0.0839402409638554" calcext:value-type="float">
            <text:p>0.08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01" calcext:value-type="float">
            <text:p>4701</text:p>
          </table:table-cell>
          <table:table-cell office:value-type="float" office:value="205.911" calcext:value-type="float">
            <text:p>205.911</text:p>
          </table:table-cell>
          <table:table-cell office:value-type="float" office:value="274.448" calcext:value-type="float">
            <text:p>274.448</text:p>
          </table:table-cell>
          <table:table-cell table:formula="of:=[.D28]-[.D27]" office:value-type="float" office:value="11.322" calcext:value-type="float">
            <text:p>11.322</text:p>
          </table:table-cell>
          <table:table-cell/>
          <table:table-cell table:formula="of:=([.A28]-1)/[.$B$4]" office:value-type="float" office:value="0.0875" calcext:value-type="float">
            <text:p>0.0875</text:p>
          </table:table-cell>
          <table:table-cell table:formula="of:=([.D28]-[.$D$7]) *[.$E$4]" office:value-type="float" office:value="0.0893966265060241" calcext:value-type="float">
            <text:p>0.0893966265060241</text:p>
          </table:table-cell>
          <table:table-cell table:number-columns-repeated="4"/>
          <table:table-cell table:formula="of:=[.M27]+1" office:value-type="float" office:value="23" calcext:value-type="float">
            <text:p>23</text:p>
          </table:table-cell>
          <table:table-cell office:value-type="float" office:value="4701" calcext:value-type="float">
            <text:p>4701</text:p>
          </table:table-cell>
          <table:table-cell office:value-type="float" office:value="205.911" calcext:value-type="float">
            <text:p>205.911</text:p>
          </table:table-cell>
          <table:table-cell office:value-type="float" office:value="274.448" calcext:value-type="float">
            <text:p>274.448</text:p>
          </table:table-cell>
          <table:table-cell table:formula="of:=([.P28]-[.P27])/([.M28]-[.M27])" office:value-type="float" office:value="11.322" calcext:value-type="float">
            <text:p>11.322</text:p>
          </table:table-cell>
          <table:table-cell table:formula="of:=([.M28]-1)/[.$B$4]" office:value-type="float" office:value="0.0916666666666667" calcext:value-type="float">
            <text:p>0.0917</text:p>
          </table:table-cell>
          <table:table-cell table:formula="of:=([.P28]-[.$D$7]) *[.$E$4]" office:value-type="float" office:value="0.0893966265060241" calcext:value-type="float">
            <text:p>0.08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83" calcext:value-type="float">
            <text:p>4683</text:p>
          </table:table-cell>
          <table:table-cell office:value-type="float" office:value="204.266" calcext:value-type="float">
            <text:p>204.266</text:p>
          </table:table-cell>
          <table:table-cell office:value-type="float" office:value="286.243" calcext:value-type="float">
            <text:p>286.243</text:p>
          </table:table-cell>
          <table:table-cell table:formula="of:=[.D29]-[.D28]" office:value-type="float" office:value="11.795" calcext:value-type="float">
            <text:p>11.795</text:p>
          </table:table-cell>
          <table:table-cell/>
          <table:table-cell table:formula="of:=([.A29]-1)/[.$B$4]" office:value-type="float" office:value="0.0916666666666667" calcext:value-type="float">
            <text:p>0.0916666666666667</text:p>
          </table:table-cell>
          <table:table-cell table:formula="of:=([.D29]-[.$D$7]) *[.$E$4]" office:value-type="float" office:value="0.0950809638554217" calcext:value-type="float">
            <text:p>0.0950809638554217</text:p>
          </table:table-cell>
          <table:table-cell table:number-columns-repeated="4"/>
          <table:table-cell table:formula="of:=[.M28]+1" office:value-type="float" office:value="24" calcext:value-type="float">
            <text:p>24</text:p>
          </table:table-cell>
          <table:table-cell office:value-type="float" office:value="4683" calcext:value-type="float">
            <text:p>4683</text:p>
          </table:table-cell>
          <table:table-cell office:value-type="float" office:value="204.266" calcext:value-type="float">
            <text:p>204.266</text:p>
          </table:table-cell>
          <table:table-cell office:value-type="float" office:value="286.243" calcext:value-type="float">
            <text:p>286.243</text:p>
          </table:table-cell>
          <table:table-cell table:formula="of:=([.P29]-[.P28])/([.M29]-[.M28])" office:value-type="float" office:value="11.795" calcext:value-type="float">
            <text:p>11.795</text:p>
          </table:table-cell>
          <table:table-cell table:formula="of:=([.M29]-1)/[.$B$4]" office:value-type="float" office:value="0.0958333333333333" calcext:value-type="float">
            <text:p>0.0958</text:p>
          </table:table-cell>
          <table:table-cell table:formula="of:=([.P29]-[.$D$7]) *[.$E$4]" office:value-type="float" office:value="0.0950809638554217" calcext:value-type="float">
            <text:p>0.09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29" calcext:value-type="float">
            <text:p>4629</text:p>
          </table:table-cell>
          <table:table-cell office:value-type="float" office:value="202.733" calcext:value-type="float">
            <text:p>202.733</text:p>
          </table:table-cell>
          <table:table-cell office:value-type="float" office:value="298.028" calcext:value-type="float">
            <text:p>298.028</text:p>
          </table:table-cell>
          <table:table-cell table:formula="of:=[.D30]-[.D29]" office:value-type="float" office:value="11.785" calcext:value-type="float">
            <text:p>11.785</text:p>
          </table:table-cell>
          <table:table-cell/>
          <table:table-cell table:formula="of:=([.A30]-1)/[.$B$4]" office:value-type="float" office:value="0.0958333333333333" calcext:value-type="float">
            <text:p>0.0958333333333333</text:p>
          </table:table-cell>
          <table:table-cell table:formula="of:=([.D30]-[.$D$7]) *[.$E$4]" office:value-type="float" office:value="0.100760481927711" calcext:value-type="float">
            <text:p>0.100760481927711</text:p>
          </table:table-cell>
          <table:table-cell table:number-columns-repeated="4"/>
          <table:table-cell table:formula="of:=[.M29]+1" office:value-type="float" office:value="25" calcext:value-type="float">
            <text:p>25</text:p>
          </table:table-cell>
          <table:table-cell office:value-type="float" office:value="4629" calcext:value-type="float">
            <text:p>4629</text:p>
          </table:table-cell>
          <table:table-cell office:value-type="float" office:value="202.733" calcext:value-type="float">
            <text:p>202.733</text:p>
          </table:table-cell>
          <table:table-cell office:value-type="float" office:value="298.028" calcext:value-type="float">
            <text:p>298.028</text:p>
          </table:table-cell>
          <table:table-cell table:formula="of:=([.P30]-[.P29])/([.M30]-[.M29])" office:value-type="float" office:value="11.785" calcext:value-type="float">
            <text:p>11.785</text:p>
          </table:table-cell>
          <table:table-cell table:formula="of:=([.M30]-1)/[.$B$4]" office:value-type="float" office:value="0.1" calcext:value-type="float">
            <text:p>0.1000</text:p>
          </table:table-cell>
          <table:table-cell table:formula="of:=([.P30]-[.$D$7]) *[.$E$4]" office:value-type="float" office:value="0.100760481927711" calcext:value-type="float">
            <text:p>0.10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90" calcext:value-type="float">
            <text:p>4590</text:p>
          </table:table-cell>
          <table:table-cell office:value-type="float" office:value="200.996" calcext:value-type="float">
            <text:p>200.996</text:p>
          </table:table-cell>
          <table:table-cell office:value-type="float" office:value="310.585" calcext:value-type="float">
            <text:p>310.585</text:p>
          </table:table-cell>
          <table:table-cell table:formula="of:=[.D31]-[.D30]" office:value-type="float" office:value="12.557" calcext:value-type="float">
            <text:p>12.557</text:p>
          </table:table-cell>
          <table:table-cell/>
          <table:table-cell table:formula="of:=([.A31]-1)/[.$B$4]" office:value-type="float" office:value="0.1" calcext:value-type="float">
            <text:p>0.1</text:p>
          </table:table-cell>
          <table:table-cell table:formula="of:=([.D31]-[.$D$7]) *[.$E$4]" office:value-type="float" office:value="0.106812048192771" calcext:value-type="float">
            <text:p>0.106812048192771</text:p>
          </table:table-cell>
          <table:table-cell table:number-columns-repeated="4"/>
          <table:table-cell table:formula="of:=[.M30]+1" office:value-type="float" office:value="26" calcext:value-type="float">
            <text:p>26</text:p>
          </table:table-cell>
          <table:table-cell office:value-type="float" office:value="4590" calcext:value-type="float">
            <text:p>4590</text:p>
          </table:table-cell>
          <table:table-cell office:value-type="float" office:value="200.996" calcext:value-type="float">
            <text:p>200.996</text:p>
          </table:table-cell>
          <table:table-cell office:value-type="float" office:value="310.585" calcext:value-type="float">
            <text:p>310.585</text:p>
          </table:table-cell>
          <table:table-cell table:formula="of:=([.P31]-[.P30])/([.M31]-[.M30])" office:value-type="float" office:value="12.557" calcext:value-type="float">
            <text:p>12.557</text:p>
          </table:table-cell>
          <table:table-cell table:formula="of:=([.M31]-1)/[.$B$4]" office:value-type="float" office:value="0.104166666666667" calcext:value-type="float">
            <text:p>0.1042</text:p>
          </table:table-cell>
          <table:table-cell table:formula="of:=([.P31]-[.$D$7]) *[.$E$4]" office:value-type="float" office:value="0.106812048192771" calcext:value-type="float">
            <text:p>0.10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02" calcext:value-type="float">
            <text:p>4502</text:p>
          </table:table-cell>
          <table:table-cell office:value-type="float" office:value="199.409" calcext:value-type="float">
            <text:p>199.409</text:p>
          </table:table-cell>
          <table:table-cell office:value-type="float" office:value="322.996" calcext:value-type="float">
            <text:p>322.996</text:p>
          </table:table-cell>
          <table:table-cell table:formula="of:=[.D32]-[.D31]" office:value-type="float" office:value="12.411" calcext:value-type="float">
            <text:p>12.411</text:p>
          </table:table-cell>
          <table:table-cell/>
          <table:table-cell table:formula="of:=([.A32]-1)/[.$B$4]" office:value-type="float" office:value="0.104166666666667" calcext:value-type="float">
            <text:p>0.104166666666667</text:p>
          </table:table-cell>
          <table:table-cell table:formula="of:=([.D32]-[.$D$7]) *[.$E$4]" office:value-type="float" office:value="0.112793253012048" calcext:value-type="float">
            <text:p>0.112793253012048</text:p>
          </table:table-cell>
          <table:table-cell table:number-columns-repeated="4"/>
          <table:table-cell table:formula="of:=[.M31]+1" office:value-type="float" office:value="27" calcext:value-type="float">
            <text:p>27</text:p>
          </table:table-cell>
          <table:table-cell office:value-type="float" office:value="4502" calcext:value-type="float">
            <text:p>4502</text:p>
          </table:table-cell>
          <table:table-cell office:value-type="float" office:value="199.409" calcext:value-type="float">
            <text:p>199.409</text:p>
          </table:table-cell>
          <table:table-cell office:value-type="float" office:value="322.996" calcext:value-type="float">
            <text:p>322.996</text:p>
          </table:table-cell>
          <table:table-cell table:formula="of:=([.P32]-[.P31])/([.M32]-[.M31])" office:value-type="float" office:value="12.411" calcext:value-type="float">
            <text:p>12.411</text:p>
          </table:table-cell>
          <table:table-cell table:formula="of:=([.M32]-1)/[.$B$4]" office:value-type="float" office:value="0.108333333333333" calcext:value-type="float">
            <text:p>0.1083</text:p>
          </table:table-cell>
          <table:table-cell table:formula="of:=([.P32]-[.$D$7]) *[.$E$4]" office:value-type="float" office:value="0.112793253012048" calcext:value-type="float">
            <text:p>0.11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29" calcext:value-type="float">
            <text:p>4429</text:p>
          </table:table-cell>
          <table:table-cell office:value-type="float" office:value="197.98" calcext:value-type="float">
            <text:p>197.98</text:p>
          </table:table-cell>
          <table:table-cell office:value-type="float" office:value="335.557" calcext:value-type="float">
            <text:p>335.557</text:p>
          </table:table-cell>
          <table:table-cell table:formula="of:=[.D33]-[.D32]" office:value-type="float" office:value="12.561" calcext:value-type="float">
            <text:p>12.561</text:p>
          </table:table-cell>
          <table:table-cell/>
          <table:table-cell table:formula="of:=([.A33]-1)/[.$B$4]" office:value-type="float" office:value="0.108333333333333" calcext:value-type="float">
            <text:p>0.108333333333333</text:p>
          </table:table-cell>
          <table:table-cell table:formula="of:=([.D33]-[.$D$7]) *[.$E$4]" office:value-type="float" office:value="0.118846746987952" calcext:value-type="float">
            <text:p>0.118846746987952</text:p>
          </table:table-cell>
          <table:table-cell table:number-columns-repeated="4"/>
          <table:table-cell table:formula="of:=[.M32]+1" office:value-type="float" office:value="28" calcext:value-type="float">
            <text:p>28</text:p>
          </table:table-cell>
          <table:table-cell office:value-type="float" office:value="4429" calcext:value-type="float">
            <text:p>4429</text:p>
          </table:table-cell>
          <table:table-cell office:value-type="float" office:value="197.98" calcext:value-type="float">
            <text:p>197.980</text:p>
          </table:table-cell>
          <table:table-cell office:value-type="float" office:value="335.557" calcext:value-type="float">
            <text:p>335.557</text:p>
          </table:table-cell>
          <table:table-cell table:formula="of:=([.P33]-[.P32])/([.M33]-[.M32])" office:value-type="float" office:value="12.561" calcext:value-type="float">
            <text:p>12.561</text:p>
          </table:table-cell>
          <table:table-cell table:formula="of:=([.M33]-1)/[.$B$4]" office:value-type="float" office:value="0.1125" calcext:value-type="float">
            <text:p>0.1125</text:p>
          </table:table-cell>
          <table:table-cell table:formula="of:=([.P33]-[.$D$7]) *[.$E$4]" office:value-type="float" office:value="0.118846746987952" calcext:value-type="float">
            <text:p>0.11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10" calcext:value-type="float">
            <text:p>4410</text:p>
          </table:table-cell>
          <table:table-cell office:value-type="float" office:value="196.402" calcext:value-type="float">
            <text:p>196.402</text:p>
          </table:table-cell>
          <table:table-cell office:value-type="float" office:value="348.565" calcext:value-type="float">
            <text:p>348.565</text:p>
          </table:table-cell>
          <table:table-cell table:formula="of:=[.D34]-[.D33]" office:value-type="float" office:value="13.008" calcext:value-type="float">
            <text:p>13.008</text:p>
          </table:table-cell>
          <table:table-cell/>
          <table:table-cell table:formula="of:=([.A34]-1)/[.$B$4]" office:value-type="float" office:value="0.1125" calcext:value-type="float">
            <text:p>0.1125</text:p>
          </table:table-cell>
          <table:table-cell table:formula="of:=([.D34]-[.$D$7]) *[.$E$4]" office:value-type="float" office:value="0.125115662650602" calcext:value-type="float">
            <text:p>0.125115662650602</text:p>
          </table:table-cell>
          <table:table-cell table:number-columns-repeated="4"/>
          <table:table-cell table:formula="of:=[.M33]+1" office:value-type="float" office:value="29" calcext:value-type="float">
            <text:p>29</text:p>
          </table:table-cell>
          <table:table-cell office:value-type="float" office:value="4410" calcext:value-type="float">
            <text:p>4410</text:p>
          </table:table-cell>
          <table:table-cell office:value-type="float" office:value="196.402" calcext:value-type="float">
            <text:p>196.402</text:p>
          </table:table-cell>
          <table:table-cell office:value-type="float" office:value="348.565" calcext:value-type="float">
            <text:p>348.565</text:p>
          </table:table-cell>
          <table:table-cell table:formula="of:=([.P34]-[.P33])/([.M34]-[.M33])" office:value-type="float" office:value="13.008" calcext:value-type="float">
            <text:p>13.008</text:p>
          </table:table-cell>
          <table:table-cell table:formula="of:=([.M34]-1)/[.$B$4]" office:value-type="float" office:value="0.116666666666667" calcext:value-type="float">
            <text:p>0.1167</text:p>
          </table:table-cell>
          <table:table-cell table:formula="of:=([.P34]-[.$D$7]) *[.$E$4]" office:value-type="float" office:value="0.125115662650602" calcext:value-type="float">
            <text:p>0.12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20" calcext:value-type="float">
            <text:p>4320</text:p>
          </table:table-cell>
          <table:table-cell office:value-type="float" office:value="194.866" calcext:value-type="float">
            <text:p>194.866</text:p>
          </table:table-cell>
          <table:table-cell office:value-type="float" office:value="361.551" calcext:value-type="float">
            <text:p>361.551</text:p>
          </table:table-cell>
          <table:table-cell table:formula="of:=[.D35]-[.D34]" office:value-type="float" office:value="12.986" calcext:value-type="float">
            <text:p>12.986</text:p>
          </table:table-cell>
          <table:table-cell/>
          <table:table-cell table:formula="of:=([.A35]-1)/[.$B$4]" office:value-type="float" office:value="0.116666666666667" calcext:value-type="float">
            <text:p>0.116666666666667</text:p>
          </table:table-cell>
          <table:table-cell table:formula="of:=([.D35]-[.$D$7]) *[.$E$4]" office:value-type="float" office:value="0.131373975903614" calcext:value-type="float">
            <text:p>0.131373975903614</text:p>
          </table:table-cell>
          <table:table-cell table:number-columns-repeated="4"/>
          <table:table-cell table:formula="of:=[.M34]+1" office:value-type="float" office:value="30" calcext:value-type="float">
            <text:p>30</text:p>
          </table:table-cell>
          <table:table-cell office:value-type="float" office:value="4320" calcext:value-type="float">
            <text:p>4320</text:p>
          </table:table-cell>
          <table:table-cell office:value-type="float" office:value="194.866" calcext:value-type="float">
            <text:p>194.866</text:p>
          </table:table-cell>
          <table:table-cell office:value-type="float" office:value="361.551" calcext:value-type="float">
            <text:p>361.551</text:p>
          </table:table-cell>
          <table:table-cell table:formula="of:=([.P35]-[.P34])/([.M35]-[.M34])" office:value-type="float" office:value="12.986" calcext:value-type="float">
            <text:p>12.986</text:p>
          </table:table-cell>
          <table:table-cell table:formula="of:=([.M35]-1)/[.$B$4]" office:value-type="float" office:value="0.120833333333333" calcext:value-type="float">
            <text:p>0.1208</text:p>
          </table:table-cell>
          <table:table-cell table:formula="of:=([.P35]-[.$D$7]) *[.$E$4]" office:value-type="float" office:value="0.131373975903614" calcext:value-type="float">
            <text:p>0.13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21" calcext:value-type="float">
            <text:p>4321</text:p>
          </table:table-cell>
          <table:table-cell office:value-type="float" office:value="193.316" calcext:value-type="float">
            <text:p>193.316</text:p>
          </table:table-cell>
          <table:table-cell office:value-type="float" office:value="375.092" calcext:value-type="float">
            <text:p>375.092</text:p>
          </table:table-cell>
          <table:table-cell table:formula="of:=[.D36]-[.D35]" office:value-type="float" office:value="13.541" calcext:value-type="float">
            <text:p>13.541</text:p>
          </table:table-cell>
          <table:table-cell/>
          <table:table-cell table:formula="of:=([.A36]-1)/[.$B$4]" office:value-type="float" office:value="0.120833333333333" calcext:value-type="float">
            <text:p>0.120833333333333</text:p>
          </table:table-cell>
          <table:table-cell table:formula="of:=([.D36]-[.$D$7]) *[.$E$4]" office:value-type="float" office:value="0.137899759036145" calcext:value-type="float">
            <text:p>0.137899759036145</text:p>
          </table:table-cell>
          <table:table-cell table:number-columns-repeated="4"/>
          <table:table-cell table:formula="of:=[.M35]+1" office:value-type="float" office:value="31" calcext:value-type="float">
            <text:p>31</text:p>
          </table:table-cell>
          <table:table-cell office:value-type="float" office:value="4321" calcext:value-type="float">
            <text:p>4321</text:p>
          </table:table-cell>
          <table:table-cell office:value-type="float" office:value="193.316" calcext:value-type="float">
            <text:p>193.316</text:p>
          </table:table-cell>
          <table:table-cell office:value-type="float" office:value="375.092" calcext:value-type="float">
            <text:p>375.092</text:p>
          </table:table-cell>
          <table:table-cell table:formula="of:=([.P36]-[.P35])/([.M36]-[.M35])" office:value-type="float" office:value="13.541" calcext:value-type="float">
            <text:p>13.541</text:p>
          </table:table-cell>
          <table:table-cell table:formula="of:=([.M36]-1)/[.$B$4]" office:value-type="float" office:value="0.125" calcext:value-type="float">
            <text:p>0.1250</text:p>
          </table:table-cell>
          <table:table-cell table:formula="of:=([.P36]-[.$D$7]) *[.$E$4]" office:value-type="float" office:value="0.137899759036145" calcext:value-type="float">
            <text:p>0.13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73" calcext:value-type="float">
            <text:p>4273</text:p>
          </table:table-cell>
          <table:table-cell office:value-type="float" office:value="191.734" calcext:value-type="float">
            <text:p>191.734</text:p>
          </table:table-cell>
          <table:table-cell office:value-type="float" office:value="388.371" calcext:value-type="float">
            <text:p>388.371</text:p>
          </table:table-cell>
          <table:table-cell table:formula="of:=[.D37]-[.D36]" office:value-type="float" office:value="13.279" calcext:value-type="float">
            <text:p>13.279</text:p>
          </table:table-cell>
          <table:table-cell/>
          <table:table-cell table:formula="of:=([.A37]-1)/[.$B$4]" office:value-type="float" office:value="0.125" calcext:value-type="float">
            <text:p>0.125</text:p>
          </table:table-cell>
          <table:table-cell table:formula="of:=([.D37]-[.$D$7]) *[.$E$4]" office:value-type="float" office:value="0.144299277108434" calcext:value-type="float">
            <text:p>0.144299277108434</text:p>
          </table:table-cell>
          <table:table-cell table:number-columns-repeated="4"/>
          <table:table-cell table:formula="of:=[.M36]+1" office:value-type="float" office:value="32" calcext:value-type="float">
            <text:p>32</text:p>
          </table:table-cell>
          <table:table-cell office:value-type="float" office:value="4273" calcext:value-type="float">
            <text:p>4273</text:p>
          </table:table-cell>
          <table:table-cell office:value-type="float" office:value="191.734" calcext:value-type="float">
            <text:p>191.734</text:p>
          </table:table-cell>
          <table:table-cell office:value-type="float" office:value="388.371" calcext:value-type="float">
            <text:p>388.371</text:p>
          </table:table-cell>
          <table:table-cell table:formula="of:=([.P37]-[.P36])/([.M37]-[.M36])" office:value-type="float" office:value="13.279" calcext:value-type="float">
            <text:p>13.279</text:p>
          </table:table-cell>
          <table:table-cell table:formula="of:=([.M37]-1)/[.$B$4]" office:value-type="float" office:value="0.129166666666667" calcext:value-type="float">
            <text:p>0.1292</text:p>
          </table:table-cell>
          <table:table-cell table:formula="of:=([.P37]-[.$D$7]) *[.$E$4]" office:value-type="float" office:value="0.144299277108434" calcext:value-type="float">
            <text:p>0.14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51" calcext:value-type="float">
            <text:p>4251</text:p>
          </table:table-cell>
          <table:table-cell office:value-type="float" office:value="190.269" calcext:value-type="float">
            <text:p>190.269</text:p>
          </table:table-cell>
          <table:table-cell office:value-type="float" office:value="402.443" calcext:value-type="float">
            <text:p>402.443</text:p>
          </table:table-cell>
          <table:table-cell table:formula="of:=[.D38]-[.D37]" office:value-type="float" office:value="14.072" calcext:value-type="float">
            <text:p>14.072</text:p>
          </table:table-cell>
          <table:table-cell/>
          <table:table-cell table:formula="of:=([.A38]-1)/[.$B$4]" office:value-type="float" office:value="0.129166666666667" calcext:value-type="float">
            <text:p>0.129166666666667</text:p>
          </table:table-cell>
          <table:table-cell table:formula="of:=([.D38]-[.$D$7]) *[.$E$4]" office:value-type="float" office:value="0.151080963855422" calcext:value-type="float">
            <text:p>0.151080963855422</text:p>
          </table:table-cell>
          <table:table-cell table:number-columns-repeated="4"/>
          <table:table-cell table:formula="of:=[.M37]+1" office:value-type="float" office:value="33" calcext:value-type="float">
            <text:p>33</text:p>
          </table:table-cell>
          <table:table-cell office:value-type="float" office:value="4251" calcext:value-type="float">
            <text:p>4251</text:p>
          </table:table-cell>
          <table:table-cell office:value-type="float" office:value="190.269" calcext:value-type="float">
            <text:p>190.269</text:p>
          </table:table-cell>
          <table:table-cell office:value-type="float" office:value="402.443" calcext:value-type="float">
            <text:p>402.443</text:p>
          </table:table-cell>
          <table:table-cell table:formula="of:=([.P38]-[.P37])/([.M38]-[.M37])" office:value-type="float" office:value="14.072" calcext:value-type="float">
            <text:p>14.072</text:p>
          </table:table-cell>
          <table:table-cell table:formula="of:=([.M38]-1)/[.$B$4]" office:value-type="float" office:value="0.133333333333333" calcext:value-type="float">
            <text:p>0.1333</text:p>
          </table:table-cell>
          <table:table-cell table:formula="of:=([.P38]-[.$D$7]) *[.$E$4]" office:value-type="float" office:value="0.151080963855422" calcext:value-type="float">
            <text:p>0.15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60" calcext:value-type="float">
            <text:p>4260</text:p>
          </table:table-cell>
          <table:table-cell office:value-type="float" office:value="188.716" calcext:value-type="float">
            <text:p>188.716</text:p>
          </table:table-cell>
          <table:table-cell office:value-type="float" office:value="416.602" calcext:value-type="float">
            <text:p>416.602</text:p>
          </table:table-cell>
          <table:table-cell table:formula="of:=[.D39]-[.D38]" office:value-type="float" office:value="14.159" calcext:value-type="float">
            <text:p>14.159</text:p>
          </table:table-cell>
          <table:table-cell/>
          <table:table-cell table:formula="of:=([.A39]-1)/[.$B$4]" office:value-type="float" office:value="0.133333333333333" calcext:value-type="float">
            <text:p>0.133333333333333</text:p>
          </table:table-cell>
          <table:table-cell table:formula="of:=([.D39]-[.$D$7]) *[.$E$4]" office:value-type="float" office:value="0.157904578313253" calcext:value-type="float">
            <text:p>0.157904578313253</text:p>
          </table:table-cell>
          <table:table-cell table:number-columns-repeated="4"/>
          <table:table-cell table:formula="of:=[.M38]+1" office:value-type="float" office:value="34" calcext:value-type="float">
            <text:p>34</text:p>
          </table:table-cell>
          <table:table-cell office:value-type="float" office:value="4260" calcext:value-type="float">
            <text:p>4260</text:p>
          </table:table-cell>
          <table:table-cell office:value-type="float" office:value="188.716" calcext:value-type="float">
            <text:p>188.716</text:p>
          </table:table-cell>
          <table:table-cell office:value-type="float" office:value="416.602" calcext:value-type="float">
            <text:p>416.602</text:p>
          </table:table-cell>
          <table:table-cell table:formula="of:=([.P39]-[.P38])/([.M39]-[.M38])" office:value-type="float" office:value="14.159" calcext:value-type="float">
            <text:p>14.159</text:p>
          </table:table-cell>
          <table:table-cell table:formula="of:=([.M39]-1)/[.$B$4]" office:value-type="float" office:value="0.1375" calcext:value-type="float">
            <text:p>0.1375</text:p>
          </table:table-cell>
          <table:table-cell table:formula="of:=([.P39]-[.$D$7]) *[.$E$4]" office:value-type="float" office:value="0.157904578313253" calcext:value-type="float">
            <text:p>0.15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99" calcext:value-type="float">
            <text:p>4199</text:p>
          </table:table-cell>
          <table:table-cell office:value-type="float" office:value="187.239" calcext:value-type="float">
            <text:p>187.239</text:p>
          </table:table-cell>
          <table:table-cell office:value-type="float" office:value="430.785" calcext:value-type="float">
            <text:p>430.785</text:p>
          </table:table-cell>
          <table:table-cell table:formula="of:=[.D40]-[.D39]" office:value-type="float" office:value="14.1830000000001" calcext:value-type="float">
            <text:p>14.1830000000001</text:p>
          </table:table-cell>
          <table:table-cell/>
          <table:table-cell table:formula="of:=([.A40]-1)/[.$B$4]" office:value-type="float" office:value="0.1375" calcext:value-type="float">
            <text:p>0.1375</text:p>
          </table:table-cell>
          <table:table-cell table:formula="of:=([.D40]-[.$D$7]) *[.$E$4]" office:value-type="float" office:value="0.164739759036145" calcext:value-type="float">
            <text:p>0.164739759036145</text:p>
          </table:table-cell>
          <table:table-cell table:number-columns-repeated="4"/>
          <table:table-cell table:formula="of:=[.M39]+1" office:value-type="float" office:value="35" calcext:value-type="float">
            <text:p>35</text:p>
          </table:table-cell>
          <table:table-cell office:value-type="float" office:value="4199" calcext:value-type="float">
            <text:p>4199</text:p>
          </table:table-cell>
          <table:table-cell office:value-type="float" office:value="187.239" calcext:value-type="float">
            <text:p>187.239</text:p>
          </table:table-cell>
          <table:table-cell office:value-type="float" office:value="430.785" calcext:value-type="float">
            <text:p>430.785</text:p>
          </table:table-cell>
          <table:table-cell table:formula="of:=([.P40]-[.P39])/([.M40]-[.M39])" office:value-type="float" office:value="14.1830000000001" calcext:value-type="float">
            <text:p>14.183</text:p>
          </table:table-cell>
          <table:table-cell table:formula="of:=([.M40]-1)/[.$B$4]" office:value-type="float" office:value="0.141666666666667" calcext:value-type="float">
            <text:p>0.1417</text:p>
          </table:table-cell>
          <table:table-cell table:formula="of:=([.P40]-[.$D$7]) *[.$E$4]" office:value-type="float" office:value="0.164739759036145" calcext:value-type="float">
            <text:p>0.16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25" calcext:value-type="float">
            <text:p>4225</text:p>
          </table:table-cell>
          <table:table-cell office:value-type="float" office:value="185.79" calcext:value-type="float">
            <text:p>185.79</text:p>
          </table:table-cell>
          <table:table-cell office:value-type="float" office:value="445.514" calcext:value-type="float">
            <text:p>445.514</text:p>
          </table:table-cell>
          <table:table-cell table:formula="of:=[.D41]-[.D40]" office:value-type="float" office:value="14.729" calcext:value-type="float">
            <text:p>14.729</text:p>
          </table:table-cell>
          <table:table-cell/>
          <table:table-cell table:formula="of:=([.A41]-1)/[.$B$4]" office:value-type="float" office:value="0.141666666666667" calcext:value-type="float">
            <text:p>0.141666666666667</text:p>
          </table:table-cell>
          <table:table-cell table:formula="of:=([.D41]-[.$D$7]) *[.$E$4]" office:value-type="float" office:value="0.171838072289157" calcext:value-type="float">
            <text:p>0.171838072289157</text:p>
          </table:table-cell>
          <table:table-cell table:number-columns-repeated="4"/>
          <table:table-cell table:formula="of:=[.M40]+1" office:value-type="float" office:value="36" calcext:value-type="float">
            <text:p>36</text:p>
          </table:table-cell>
          <table:table-cell office:value-type="float" office:value="4225" calcext:value-type="float">
            <text:p>4225</text:p>
          </table:table-cell>
          <table:table-cell office:value-type="float" office:value="185.79" calcext:value-type="float">
            <text:p>185.790</text:p>
          </table:table-cell>
          <table:table-cell office:value-type="float" office:value="445.514" calcext:value-type="float">
            <text:p>445.514</text:p>
          </table:table-cell>
          <table:table-cell table:formula="of:=([.P41]-[.P40])/([.M41]-[.M40])" office:value-type="float" office:value="14.729" calcext:value-type="float">
            <text:p>14.729</text:p>
          </table:table-cell>
          <table:table-cell table:formula="of:=([.M41]-1)/[.$B$4]" office:value-type="float" office:value="0.145833333333333" calcext:value-type="float">
            <text:p>0.1458</text:p>
          </table:table-cell>
          <table:table-cell table:formula="of:=([.P41]-[.$D$7]) *[.$E$4]" office:value-type="float" office:value="0.171838072289157" calcext:value-type="float">
            <text:p>0.17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09" calcext:value-type="float">
            <text:p>4209</text:p>
          </table:table-cell>
          <table:table-cell office:value-type="float" office:value="184.296" calcext:value-type="float">
            <text:p>184.296</text:p>
          </table:table-cell>
          <table:table-cell office:value-type="float" office:value="460.14" calcext:value-type="float">
            <text:p>460.14</text:p>
          </table:table-cell>
          <table:table-cell table:formula="of:=[.D42]-[.D41]" office:value-type="float" office:value="14.626" calcext:value-type="float">
            <text:p>14.626</text:p>
          </table:table-cell>
          <table:table-cell/>
          <table:table-cell table:formula="of:=([.A42]-1)/[.$B$4]" office:value-type="float" office:value="0.145833333333333" calcext:value-type="float">
            <text:p>0.145833333333333</text:p>
          </table:table-cell>
          <table:table-cell table:formula="of:=([.D42]-[.$D$7]) *[.$E$4]" office:value-type="float" office:value="0.178886746987952" calcext:value-type="float">
            <text:p>0.178886746987952</text:p>
          </table:table-cell>
          <table:table-cell table:number-columns-repeated="4"/>
          <table:table-cell table:formula="of:=[.M41]+1" office:value-type="float" office:value="37" calcext:value-type="float">
            <text:p>37</text:p>
          </table:table-cell>
          <table:table-cell office:value-type="float" office:value="4209" calcext:value-type="float">
            <text:p>4209</text:p>
          </table:table-cell>
          <table:table-cell office:value-type="float" office:value="184.296" calcext:value-type="float">
            <text:p>184.296</text:p>
          </table:table-cell>
          <table:table-cell office:value-type="float" office:value="460.14" calcext:value-type="float">
            <text:p>460.140</text:p>
          </table:table-cell>
          <table:table-cell table:formula="of:=([.P42]-[.P41])/([.M42]-[.M41])" office:value-type="float" office:value="14.626" calcext:value-type="float">
            <text:p>14.626</text:p>
          </table:table-cell>
          <table:table-cell table:formula="of:=([.M42]-1)/[.$B$4]" office:value-type="float" office:value="0.15" calcext:value-type="float">
            <text:p>0.1500</text:p>
          </table:table-cell>
          <table:table-cell table:formula="of:=([.P42]-[.$D$7]) *[.$E$4]" office:value-type="float" office:value="0.178886746987952" calcext:value-type="float">
            <text:p>0.17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00" calcext:value-type="float">
            <text:p>4200</text:p>
          </table:table-cell>
          <table:table-cell office:value-type="float" office:value="182.766" calcext:value-type="float">
            <text:p>182.766</text:p>
          </table:table-cell>
          <table:table-cell office:value-type="float" office:value="475.122" calcext:value-type="float">
            <text:p>475.122</text:p>
          </table:table-cell>
          <table:table-cell table:formula="of:=[.D43]-[.D42]" office:value-type="float" office:value="14.982" calcext:value-type="float">
            <text:p>14.982</text:p>
          </table:table-cell>
          <table:table-cell/>
          <table:table-cell table:formula="of:=([.A43]-1)/[.$B$4]" office:value-type="float" office:value="0.15" calcext:value-type="float">
            <text:p>0.15</text:p>
          </table:table-cell>
          <table:table-cell table:formula="of:=([.D43]-[.$D$7]) *[.$E$4]" office:value-type="float" office:value="0.186106987951807" calcext:value-type="float">
            <text:p>0.186106987951807</text:p>
          </table:table-cell>
          <table:table-cell table:number-columns-repeated="4"/>
          <table:table-cell table:formula="of:=[.M42]+1" office:value-type="float" office:value="38" calcext:value-type="float">
            <text:p>38</text:p>
          </table:table-cell>
          <table:table-cell office:value-type="float" office:value="4200" calcext:value-type="float">
            <text:p>4200</text:p>
          </table:table-cell>
          <table:table-cell office:value-type="float" office:value="182.766" calcext:value-type="float">
            <text:p>182.766</text:p>
          </table:table-cell>
          <table:table-cell office:value-type="float" office:value="475.122" calcext:value-type="float">
            <text:p>475.122</text:p>
          </table:table-cell>
          <table:table-cell table:formula="of:=([.P43]-[.P42])/([.M43]-[.M42])" office:value-type="float" office:value="14.982" calcext:value-type="float">
            <text:p>14.982</text:p>
          </table:table-cell>
          <table:table-cell table:formula="of:=([.M43]-1)/[.$B$4]" office:value-type="float" office:value="0.154166666666667" calcext:value-type="float">
            <text:p>0.1542</text:p>
          </table:table-cell>
          <table:table-cell table:formula="of:=([.P43]-[.$D$7]) *[.$E$4]" office:value-type="float" office:value="0.186106987951807" calcext:value-type="float">
            <text:p>0.18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20" calcext:value-type="float">
            <text:p>4220</text:p>
          </table:table-cell>
          <table:table-cell office:value-type="float" office:value="181.28" calcext:value-type="float">
            <text:p>181.28</text:p>
          </table:table-cell>
          <table:table-cell office:value-type="float" office:value="490.149" calcext:value-type="float">
            <text:p>490.149</text:p>
          </table:table-cell>
          <table:table-cell table:formula="of:=[.D44]-[.D43]" office:value-type="float" office:value="15.027" calcext:value-type="float">
            <text:p>15.027</text:p>
          </table:table-cell>
          <table:table-cell/>
          <table:table-cell table:formula="of:=([.A44]-1)/[.$B$4]" office:value-type="float" office:value="0.154166666666667" calcext:value-type="float">
            <text:p>0.154166666666667</text:p>
          </table:table-cell>
          <table:table-cell table:formula="of:=([.D44]-[.$D$7]) *[.$E$4]" office:value-type="float" office:value="0.193348915662651" calcext:value-type="float">
            <text:p>0.193348915662651</text:p>
          </table:table-cell>
          <table:table-cell table:number-columns-repeated="4"/>
          <table:table-cell table:formula="of:=[.M43]+1" office:value-type="float" office:value="39" calcext:value-type="float">
            <text:p>39</text:p>
          </table:table-cell>
          <table:table-cell office:value-type="float" office:value="4220" calcext:value-type="float">
            <text:p>4220</text:p>
          </table:table-cell>
          <table:table-cell office:value-type="float" office:value="181.28" calcext:value-type="float">
            <text:p>181.280</text:p>
          </table:table-cell>
          <table:table-cell office:value-type="float" office:value="490.149" calcext:value-type="float">
            <text:p>490.149</text:p>
          </table:table-cell>
          <table:table-cell table:formula="of:=([.P44]-[.P43])/([.M44]-[.M43])" office:value-type="float" office:value="15.027" calcext:value-type="float">
            <text:p>15.027</text:p>
          </table:table-cell>
          <table:table-cell table:formula="of:=([.M44]-1)/[.$B$4]" office:value-type="float" office:value="0.158333333333333" calcext:value-type="float">
            <text:p>0.1583</text:p>
          </table:table-cell>
          <table:table-cell table:formula="of:=([.P44]-[.$D$7]) *[.$E$4]" office:value-type="float" office:value="0.193348915662651" calcext:value-type="float">
            <text:p>0.19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04" calcext:value-type="float">
            <text:p>4204</text:p>
          </table:table-cell>
          <table:table-cell office:value-type="float" office:value="179.796" calcext:value-type="float">
            <text:p>179.796</text:p>
          </table:table-cell>
          <table:table-cell office:value-type="float" office:value="505.669" calcext:value-type="float">
            <text:p>505.669</text:p>
          </table:table-cell>
          <table:table-cell table:formula="of:=[.D45]-[.D44]" office:value-type="float" office:value="15.52" calcext:value-type="float">
            <text:p>15.52</text:p>
          </table:table-cell>
          <table:table-cell/>
          <table:table-cell table:formula="of:=([.A45]-1)/[.$B$4]" office:value-type="float" office:value="0.158333333333333" calcext:value-type="float">
            <text:p>0.158333333333333</text:p>
          </table:table-cell>
          <table:table-cell table:formula="of:=([.D45]-[.$D$7]) *[.$E$4]" office:value-type="float" office:value="0.20082843373494" calcext:value-type="float">
            <text:p>0.20082843373494</text:p>
          </table:table-cell>
          <table:table-cell table:number-columns-repeated="4"/>
          <table:table-cell table:formula="of:=[.M44]+1" office:value-type="float" office:value="40" calcext:value-type="float">
            <text:p>40</text:p>
          </table:table-cell>
          <table:table-cell office:value-type="float" office:value="4204" calcext:value-type="float">
            <text:p>4204</text:p>
          </table:table-cell>
          <table:table-cell office:value-type="float" office:value="179.796" calcext:value-type="float">
            <text:p>179.796</text:p>
          </table:table-cell>
          <table:table-cell office:value-type="float" office:value="505.669" calcext:value-type="float">
            <text:p>505.669</text:p>
          </table:table-cell>
          <table:table-cell table:formula="of:=([.P45]-[.P44])/([.M45]-[.M44])" office:value-type="float" office:value="15.52" calcext:value-type="float">
            <text:p>15.520</text:p>
          </table:table-cell>
          <table:table-cell table:formula="of:=([.M45]-1)/[.$B$4]" office:value-type="float" office:value="0.1625" calcext:value-type="float">
            <text:p>0.1625</text:p>
          </table:table-cell>
          <table:table-cell table:formula="of:=([.P45]-[.$D$7]) *[.$E$4]" office:value-type="float" office:value="0.20082843373494" calcext:value-type="float">
            <text:p>0.20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70" calcext:value-type="float">
            <text:p>4270</text:p>
          </table:table-cell>
          <table:table-cell office:value-type="float" office:value="178.38" calcext:value-type="float">
            <text:p>178.38</text:p>
          </table:table-cell>
          <table:table-cell office:value-type="float" office:value="521.753" calcext:value-type="float">
            <text:p>521.753</text:p>
          </table:table-cell>
          <table:table-cell table:formula="of:=[.D46]-[.D45]" office:value-type="float" office:value="16.0840000000001" calcext:value-type="float">
            <text:p>16.0840000000001</text:p>
          </table:table-cell>
          <table:table-cell/>
          <table:table-cell table:formula="of:=([.A46]-1)/[.$B$4]" office:value-type="float" office:value="0.1625" calcext:value-type="float">
            <text:p>0.1625</text:p>
          </table:table-cell>
          <table:table-cell table:formula="of:=([.D46]-[.$D$7]) *[.$E$4]" office:value-type="float" office:value="0.208579759036145" calcext:value-type="float">
            <text:p>0.208579759036145</text:p>
          </table:table-cell>
          <table:table-cell table:number-columns-repeated="4"/>
          <table:table-cell table:formula="of:=[.M45]+1" office:value-type="float" office:value="41" calcext:value-type="float">
            <text:p>41</text:p>
          </table:table-cell>
          <table:table-cell office:value-type="float" office:value="4270" calcext:value-type="float">
            <text:p>4270</text:p>
          </table:table-cell>
          <table:table-cell office:value-type="float" office:value="178.38" calcext:value-type="float">
            <text:p>178.380</text:p>
          </table:table-cell>
          <table:table-cell office:value-type="float" office:value="521.753" calcext:value-type="float">
            <text:p>521.753</text:p>
          </table:table-cell>
          <table:table-cell table:formula="of:=([.P46]-[.P45])/([.M46]-[.M45])" office:value-type="float" office:value="16.0840000000001" calcext:value-type="float">
            <text:p>16.084</text:p>
          </table:table-cell>
          <table:table-cell table:formula="of:=([.M46]-1)/[.$B$4]" office:value-type="float" office:value="0.166666666666667" calcext:value-type="float">
            <text:p>0.1667</text:p>
          </table:table-cell>
          <table:table-cell table:formula="of:=([.P46]-[.$D$7]) *[.$E$4]" office:value-type="float" office:value="0.208579759036145" calcext:value-type="float">
            <text:p>0.20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69" calcext:value-type="float">
            <text:p>4269</text:p>
          </table:table-cell>
          <table:table-cell office:value-type="float" office:value="176.979" calcext:value-type="float">
            <text:p>176.979</text:p>
          </table:table-cell>
          <table:table-cell office:value-type="float" office:value="537.924" calcext:value-type="float">
            <text:p>537.924</text:p>
          </table:table-cell>
          <table:table-cell table:formula="of:=[.D47]-[.D46]" office:value-type="float" office:value="16.1709999999999" calcext:value-type="float">
            <text:p>16.1709999999999</text:p>
          </table:table-cell>
          <table:table-cell/>
          <table:table-cell table:formula="of:=([.A47]-1)/[.$B$4]" office:value-type="float" office:value="0.166666666666667" calcext:value-type="float">
            <text:p>0.166666666666667</text:p>
          </table:table-cell>
          <table:table-cell table:formula="of:=([.D47]-[.$D$7]) *[.$E$4]" office:value-type="float" office:value="0.216373012048193" calcext:value-type="float">
            <text:p>0.216373012048193</text:p>
          </table:table-cell>
          <table:table-cell table:number-columns-repeated="4"/>
          <table:table-cell table:style-name="ce7" table:formula="of:=[.M46]+1" office:value-type="float" office:value="42" calcext:value-type="float">
            <text:p>42</text:p>
          </table:table-cell>
          <table:table-cell table:style-name="ce7" office:value-type="float" office:value="4269" calcext:value-type="float">
            <text:p>4269</text:p>
          </table:table-cell>
          <table:table-cell table:style-name="ce10" office:value-type="float" office:value="176.979" calcext:value-type="float">
            <text:p>176.979</text:p>
          </table:table-cell>
          <table:table-cell table:style-name="ce10" office:value-type="float" office:value="537.924" calcext:value-type="float">
            <text:p>537.924</text:p>
          </table:table-cell>
          <table:table-cell table:style-name="ce10" table:formula="of:=([.P47]-[.P46])/([.M47]-[.M46])" office:value-type="float" office:value="16.1709999999999" calcext:value-type="float">
            <text:p>16.171</text:p>
          </table:table-cell>
          <table:table-cell table:style-name="ce16" table:formula="of:=([.M47]-1)/[.$B$4]" office:value-type="float" office:value="0.170833333333333" calcext:value-type="float">
            <text:p>0.1708</text:p>
          </table:table-cell>
          <table:table-cell table:style-name="ce16" table:formula="of:=([.P47]-[.$D$7]) *[.$E$4]" office:value-type="float" office:value="0.216373012048193" calcext:value-type="float">
            <text:p>0.2164</text:p>
          </table:table-cell>
        </table:table-row>
      </table:table>
      <table:table table:name="results5" table:style-name="ta1">
        <table:shapes>
          <draw:frame draw:z-index="0" draw:style-name="gr1" draw:text-style-name="P1" svg:width="15.999cm" svg:height="8.999cm" svg:x="1.043cm" svg:y="21.574cm">
            <draw:object draw:notify-on-update-of-ranges="results5.H7:results5.H47 results5.I6:results5.I6 results5.I7:results5.I4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cm" svg:height="8.99cm" svg:x="23.687cm" svg:y="22.017cm">
            <draw:object draw:notify-on-update-of-ranges="results5.R7:results5.R47 results5.S7:results5.S47 results1.R7:results1.R49 results1.V7:results1.V4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9cm" svg:height="8.99cm" svg:x="23.978cm" svg:y="31.561cm">
            <draw:object draw:notify-on-update-of-ranges="results5.R7:results5.R32 results5.S7:results5.S3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13" table:number-columns-repeated="2" table:default-cell-style-name="Default"/>
        <table:table-column table:style-name="co7" table:number-columns-repeated="8" table:default-cell-style-name="Default"/>
        <table:table-column table:style-name="co29" table:default-cell-style-name="ce6"/>
        <table:table-column table:style-name="co30" table:default-cell-style-name="ce6"/>
        <table:table-column table:style-name="co7" table:number-columns-repeated="2" table:default-cell-style-name="ce9"/>
        <table:table-column table:style-name="co17" table:default-cell-style-name="ce9"/>
        <table:table-column table:style-name="co31" table:default-cell-style-name="ce15"/>
        <table:table-column table:style-name="co7" table:default-cell-style-name="ce15"/>
        <table:table-column table:style-name="co7" table:default-cell-style-name="Default"/>
        <table:table-row table:style-name="ro1">
          <table:table-cell table:number-columns-repeated="12"/>
          <table:table-cell table:style-name="Default" table:number-columns-repeated="7"/>
          <table:table-cell/>
        </table:table-row>
        <table:table-row table:style-name="ro1">
          <table:table-cell table:number-columns-repeated="12"/>
          <table:table-cell table:style-name="Default"/>
          <table:table-cell table:style-name="ce2" office:value-type="string" calcext:value-type="string" table:number-columns-spanned="6" table:number-rows-spanned="1">
            <text:p>Frame Skip Adjusted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12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m/pixel</text:p>
          </table:table-cell>
          <table:table-cell table:formula="of:=0.04/(148-65)" office:value-type="float" office:value="0.000481927710843374" calcext:value-type="float">
            <text:p>0.000481927710843374</text:p>
          </table:table-cell>
          <table:table-cell table:number-columns-repeated="6"/>
          <table:table-cell table:style-name="Default" office:value-type="string" calcext:value-type="string">
            <text:p>FPS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/>
          <table:table-cell table:style-name="Default" office:value-type="string" calcext:value-type="string">
            <text:p>m/pixel</text:p>
          </table:table-cell>
          <table:table-cell table:style-name="Default" table:formula="of:=0.04/(148-65)" office:value-type="float" office:value="0.000481927710843374" calcext:value-type="float">
            <text:p>0.000481927710843374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12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YM</text:p>
          </table:table-cell>
          <table:table-cell office:value-type="string" calcext:value-type="string">
            <text:p>delta y (pixels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y-y_0 (m)</text:p>
          </table:table-cell>
          <table:table-cell table:number-columns-repeated="3"/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 (pixels^2)</text:p>
          </table:table-cell>
          <table:table-cell table:style-name="ce4" office:value-type="string" calcext:value-type="string">
            <text:p>X (pixels)</text:p>
          </table:table-cell>
          <table:table-cell table:style-name="ce4" office:value-type="string" calcext:value-type="string">
            <text:p>Y (pixels)</text:p>
          </table:table-cell>
          <table:table-cell table:style-name="ce4" office:value-type="string" calcext:value-type="string">
            <text:p>delta y (pixels)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Y-y_0 (m)</text:p>
          </table:table-cell>
          <table:table-cell table:style-name="ce35" office:value-type="string" calcext:value-type="string">
            <text:p>X-X_0 (m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239" calcext:value-type="float">
            <text:p>5239</text:p>
          </table:table-cell>
          <table:table-cell office:value-type="float" office:value="288.203" calcext:value-type="float">
            <text:p>288.203</text:p>
          </table:table-cell>
          <table:table-cell office:value-type="float" office:value="111.613" calcext:value-type="float">
            <text:p>111.61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]-1)/[.$C$4]" office:value-type="float" office:value="0" calcext:value-type="float">
            <text:p>0</text:p>
          </table:table-cell>
          <table:table-cell table:formula="of:=([.E7]-[.$E$7]) *[.$F$4]" office:value-type="float" office:value="0" calcext:value-type="float">
            <text:p>0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5239" calcext:value-type="float">
            <text:p>5239</text:p>
          </table:table-cell>
          <table:table-cell table:style-name="ce8" office:value-type="float" office:value="288.203" calcext:value-type="float">
            <text:p>288.203</text:p>
          </table:table-cell>
          <table:table-cell table:style-name="ce8" office:value-type="float" office:value="111.613" calcext:value-type="float">
            <text:p>111.613</text:p>
          </table:table-cell>
          <table:table-cell table:style-name="ce8" office:value-type="float" office:value="0" calcext:value-type="float">
            <text:p>0.000</text:p>
          </table:table-cell>
          <table:table-cell table:style-name="ce14" table:formula="of:=([.M7]-1)/[.$C$4]" office:value-type="float" office:value="0" calcext:value-type="float">
            <text:p>0.0000</text:p>
          </table:table-cell>
          <table:table-cell table:style-name="ce14" table:formula="of:=([.P7]-[.$E$7]) *[.$F$4]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314" calcext:value-type="float">
            <text:p>5314</text:p>
          </table:table-cell>
          <table:table-cell office:value-type="float" office:value="286.711" calcext:value-type="float">
            <text:p>286.711</text:p>
          </table:table-cell>
          <table:table-cell office:value-type="float" office:value="116.982" calcext:value-type="float">
            <text:p>116.982</text:p>
          </table:table-cell>
          <table:table-cell table:formula="of:=[.E8]-[.E7]" office:value-type="float" office:value="5.369" calcext:value-type="float">
            <text:p>5.369</text:p>
          </table:table-cell>
          <table:table-cell/>
          <table:table-cell table:formula="of:=([.B8]-1)/[.$C$4]" office:value-type="float" office:value="0.00416666666666667" calcext:value-type="float">
            <text:p>0.00416666666666667</text:p>
          </table:table-cell>
          <table:table-cell table:formula="of:=([.E8]-[.$E$7]) *[.$F$4]" office:value-type="float" office:value="0.00258746987951807" calcext:value-type="float">
            <text:p>0.002587469879518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314" calcext:value-type="float">
            <text:p>5314</text:p>
          </table:table-cell>
          <table:table-cell office:value-type="float" office:value="286.711" calcext:value-type="float">
            <text:p>286.711</text:p>
          </table:table-cell>
          <table:table-cell office:value-type="float" office:value="116.982" calcext:value-type="float">
            <text:p>116.982</text:p>
          </table:table-cell>
          <table:table-cell table:formula="of:=([.P8]-[.P7])/([.M8]-[.M7])" office:value-type="float" office:value="5.369" calcext:value-type="float">
            <text:p>5.369</text:p>
          </table:table-cell>
          <table:table-cell table:formula="of:=([.M8]-1)/[.$C$4]" office:value-type="float" office:value="0.00416666666666667" calcext:value-type="float">
            <text:p>0.0042</text:p>
          </table:table-cell>
          <table:table-cell table:formula="of:=([.P8]-[.$E$7]) *[.$F$4]" office:value-type="float" office:value="0.00258746987951807" calcext:value-type="float">
            <text:p>0.0026</text:p>
          </table:table-cell>
          <table:table-cell table:formula="of:=([.$O$7]-[.O8])*[.$Q$4]" office:value-type="float" office:value="0.000719036144578296" calcext:value-type="float">
            <text:p>0.00071903614457829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292" calcext:value-type="float">
            <text:p>5292</text:p>
          </table:table-cell>
          <table:table-cell office:value-type="float" office:value="285.292" calcext:value-type="float">
            <text:p>285.292</text:p>
          </table:table-cell>
          <table:table-cell office:value-type="float" office:value="122.262" calcext:value-type="float">
            <text:p>122.262</text:p>
          </table:table-cell>
          <table:table-cell table:formula="of:=[.E9]-[.E8]" office:value-type="float" office:value="5.28" calcext:value-type="float">
            <text:p>5.28</text:p>
          </table:table-cell>
          <table:table-cell/>
          <table:table-cell table:formula="of:=([.B9]-1)/[.$C$4]" office:value-type="float" office:value="0.00833333333333333" calcext:value-type="float">
            <text:p>0.00833333333333333</text:p>
          </table:table-cell>
          <table:table-cell table:formula="of:=([.E9]-[.$E$7]) *[.$F$4]" office:value-type="float" office:value="0.00513204819277108" calcext:value-type="float">
            <text:p>0.0051320481927710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292" calcext:value-type="float">
            <text:p>5292</text:p>
          </table:table-cell>
          <table:table-cell office:value-type="float" office:value="285.292" calcext:value-type="float">
            <text:p>285.292</text:p>
          </table:table-cell>
          <table:table-cell office:value-type="float" office:value="122.262" calcext:value-type="float">
            <text:p>122.262</text:p>
          </table:table-cell>
          <table:table-cell table:formula="of:=([.P9]-[.P8])/([.M9]-[.M8])" office:value-type="float" office:value="5.28" calcext:value-type="float">
            <text:p>5.280</text:p>
          </table:table-cell>
          <table:table-cell table:formula="of:=([.M9]-1)/[.$C$4]" office:value-type="float" office:value="0.00833333333333333" calcext:value-type="float">
            <text:p>0.0083</text:p>
          </table:table-cell>
          <table:table-cell table:formula="of:=([.P9]-[.$E$7]) *[.$F$4]" office:value-type="float" office:value="0.00513204819277108" calcext:value-type="float">
            <text:p>0.0051</text:p>
          </table:table-cell>
          <table:table-cell table:formula="of:=([.$O$7]-[.O9])*[.$Q$4]" office:value-type="float" office:value="0.00140289156626506" calcext:value-type="float">
            <text:p>0.0014028915662650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273" calcext:value-type="float">
            <text:p>5273</text:p>
          </table:table-cell>
          <table:table-cell office:value-type="float" office:value="283.696" calcext:value-type="float">
            <text:p>283.696</text:p>
          </table:table-cell>
          <table:table-cell office:value-type="float" office:value="128.165" calcext:value-type="float">
            <text:p>128.165</text:p>
          </table:table-cell>
          <table:table-cell table:formula="of:=[.E10]-[.E9]" office:value-type="float" office:value="5.90299999999999" calcext:value-type="float">
            <text:p>5.90299999999999</text:p>
          </table:table-cell>
          <table:table-cell/>
          <table:table-cell table:formula="of:=([.B10]-1)/[.$C$4]" office:value-type="float" office:value="0.0125" calcext:value-type="float">
            <text:p>0.0125</text:p>
          </table:table-cell>
          <table:table-cell table:formula="of:=([.E10]-[.$E$7]) *[.$F$4]" office:value-type="float" office:value="0.00797686746987952" calcext:value-type="float">
            <text:p>0.0079768674698795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273" calcext:value-type="float">
            <text:p>5273</text:p>
          </table:table-cell>
          <table:table-cell office:value-type="float" office:value="283.696" calcext:value-type="float">
            <text:p>283.696</text:p>
          </table:table-cell>
          <table:table-cell office:value-type="float" office:value="128.165" calcext:value-type="float">
            <text:p>128.165</text:p>
          </table:table-cell>
          <table:table-cell table:formula="of:=([.P10]-[.P9])/([.M10]-[.M9])" office:value-type="float" office:value="5.90299999999999" calcext:value-type="float">
            <text:p>5.903</text:p>
          </table:table-cell>
          <table:table-cell table:formula="of:=([.M10]-1)/[.$C$4]" office:value-type="float" office:value="0.0125" calcext:value-type="float">
            <text:p>0.0125</text:p>
          </table:table-cell>
          <table:table-cell table:formula="of:=([.P10]-[.$E$7]) *[.$F$4]" office:value-type="float" office:value="0.00797686746987952" calcext:value-type="float">
            <text:p>0.0080</text:p>
          </table:table-cell>
          <table:table-cell table:formula="of:=([.$O$7]-[.O10])*[.$Q$4]" office:value-type="float" office:value="0.00217204819277106" calcext:value-type="float">
            <text:p>0.0021720481927710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297" calcext:value-type="float">
            <text:p>5297</text:p>
          </table:table-cell>
          <table:table-cell office:value-type="float" office:value="282.09" calcext:value-type="float">
            <text:p>282.09</text:p>
          </table:table-cell>
          <table:table-cell office:value-type="float" office:value="134.277" calcext:value-type="float">
            <text:p>134.277</text:p>
          </table:table-cell>
          <table:table-cell table:formula="of:=[.E11]-[.E10]" office:value-type="float" office:value="6.112" calcext:value-type="float">
            <text:p>6.112</text:p>
          </table:table-cell>
          <table:table-cell/>
          <table:table-cell table:formula="of:=([.B11]-1)/[.$C$4]" office:value-type="float" office:value="0.0166666666666667" calcext:value-type="float">
            <text:p>0.0166666666666667</text:p>
          </table:table-cell>
          <table:table-cell table:formula="of:=([.E11]-[.$E$7]) *[.$F$4]" office:value-type="float" office:value="0.0109224096385542" calcext:value-type="float">
            <text:p>0.010922409638554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297" calcext:value-type="float">
            <text:p>5297</text:p>
          </table:table-cell>
          <table:table-cell office:value-type="float" office:value="282.09" calcext:value-type="float">
            <text:p>282.090</text:p>
          </table:table-cell>
          <table:table-cell office:value-type="float" office:value="134.277" calcext:value-type="float">
            <text:p>134.277</text:p>
          </table:table-cell>
          <table:table-cell table:formula="of:=([.P11]-[.P10])/([.M11]-[.M10])" office:value-type="float" office:value="6.112" calcext:value-type="float">
            <text:p>6.112</text:p>
          </table:table-cell>
          <table:table-cell table:formula="of:=([.M11]-1)/[.$C$4]" office:value-type="float" office:value="0.0166666666666667" calcext:value-type="float">
            <text:p>0.0167</text:p>
          </table:table-cell>
          <table:table-cell table:formula="of:=([.P11]-[.$E$7]) *[.$F$4]" office:value-type="float" office:value="0.0109224096385542" calcext:value-type="float">
            <text:p>0.0109</text:p>
          </table:table-cell>
          <table:table-cell table:formula="of:=([.$O$7]-[.O11])*[.$Q$4]" office:value-type="float" office:value="0.00294602409638555" calcext:value-type="float">
            <text:p>0.0029460240963855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49" calcext:value-type="float">
            <text:p>5249</text:p>
          </table:table-cell>
          <table:table-cell office:value-type="float" office:value="280.451" calcext:value-type="float">
            <text:p>280.451</text:p>
          </table:table-cell>
          <table:table-cell office:value-type="float" office:value="140.674" calcext:value-type="float">
            <text:p>140.674</text:p>
          </table:table-cell>
          <table:table-cell table:formula="of:=[.E12]-[.E11]" office:value-type="float" office:value="6.39700000000002" calcext:value-type="float">
            <text:p>6.39700000000002</text:p>
          </table:table-cell>
          <table:table-cell/>
          <table:table-cell table:formula="of:=([.B12]-1)/[.$C$4]" office:value-type="float" office:value="0.0208333333333333" calcext:value-type="float">
            <text:p>0.0208333333333333</text:p>
          </table:table-cell>
          <table:table-cell table:formula="of:=([.E12]-[.$E$7]) *[.$F$4]" office:value-type="float" office:value="0.0140053012048193" calcext:value-type="float">
            <text:p>0.014005301204819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249" calcext:value-type="float">
            <text:p>5249</text:p>
          </table:table-cell>
          <table:table-cell office:value-type="float" office:value="280.451" calcext:value-type="float">
            <text:p>280.451</text:p>
          </table:table-cell>
          <table:table-cell office:value-type="float" office:value="140.674" calcext:value-type="float">
            <text:p>140.674</text:p>
          </table:table-cell>
          <table:table-cell table:formula="of:=([.P12]-[.P11])/([.M12]-[.M11])" office:value-type="float" office:value="6.39700000000002" calcext:value-type="float">
            <text:p>6.397</text:p>
          </table:table-cell>
          <table:table-cell table:formula="of:=([.M12]-1)/[.$C$4]" office:value-type="float" office:value="0.0208333333333333" calcext:value-type="float">
            <text:p>0.0208</text:p>
          </table:table-cell>
          <table:table-cell table:formula="of:=([.P12]-[.$E$7]) *[.$F$4]" office:value-type="float" office:value="0.0140053012048193" calcext:value-type="float">
            <text:p>0.0140</text:p>
          </table:table-cell>
          <table:table-cell table:formula="of:=([.$O$7]-[.O12])*[.$Q$4]" office:value-type="float" office:value="0.00373590361445781" calcext:value-type="float">
            <text:p>0.0037359036144578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281" calcext:value-type="float">
            <text:p>5281</text:p>
          </table:table-cell>
          <table:table-cell office:value-type="float" office:value="278.738" calcext:value-type="float">
            <text:p>278.738</text:p>
          </table:table-cell>
          <table:table-cell office:value-type="float" office:value="147.629" calcext:value-type="float">
            <text:p>147.629</text:p>
          </table:table-cell>
          <table:table-cell table:formula="of:=[.E13]-[.E12]" office:value-type="float" office:value="6.95499999999998" calcext:value-type="float">
            <text:p>6.95499999999998</text:p>
          </table:table-cell>
          <table:table-cell/>
          <table:table-cell table:formula="of:=([.B13]-1)/[.$C$4]" office:value-type="float" office:value="0.025" calcext:value-type="float">
            <text:p>0.025</text:p>
          </table:table-cell>
          <table:table-cell table:formula="of:=([.E13]-[.$E$7]) *[.$F$4]" office:value-type="float" office:value="0.0173571084337349" calcext:value-type="float">
            <text:p>0.01735710843373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281" calcext:value-type="float">
            <text:p>5281</text:p>
          </table:table-cell>
          <table:table-cell office:value-type="float" office:value="278.738" calcext:value-type="float">
            <text:p>278.738</text:p>
          </table:table-cell>
          <table:table-cell office:value-type="float" office:value="147.629" calcext:value-type="float">
            <text:p>147.629</text:p>
          </table:table-cell>
          <table:table-cell table:formula="of:=([.P13]-[.P12])/([.M13]-[.M12])" office:value-type="float" office:value="6.95499999999998" calcext:value-type="float">
            <text:p>6.955</text:p>
          </table:table-cell>
          <table:table-cell table:formula="of:=([.M13]-1)/[.$C$4]" office:value-type="float" office:value="0.025" calcext:value-type="float">
            <text:p>0.0250</text:p>
          </table:table-cell>
          <table:table-cell table:formula="of:=([.P13]-[.$E$7]) *[.$F$4]" office:value-type="float" office:value="0.0173571084337349" calcext:value-type="float">
            <text:p>0.0174</text:p>
          </table:table-cell>
          <table:table-cell table:formula="of:=([.$O$7]-[.O13])*[.$Q$4]" office:value-type="float" office:value="0.00456144578313252" calcext:value-type="float">
            <text:p>0.0045614457831325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224" calcext:value-type="float">
            <text:p>5224</text:p>
          </table:table-cell>
          <table:table-cell office:value-type="float" office:value="277.202" calcext:value-type="float">
            <text:p>277.202</text:p>
          </table:table-cell>
          <table:table-cell office:value-type="float" office:value="154.468" calcext:value-type="float">
            <text:p>154.468</text:p>
          </table:table-cell>
          <table:table-cell table:formula="of:=[.E14]-[.E13]" office:value-type="float" office:value="6.839" calcext:value-type="float">
            <text:p>6.839</text:p>
          </table:table-cell>
          <table:table-cell/>
          <table:table-cell table:formula="of:=([.B14]-1)/[.$C$4]" office:value-type="float" office:value="0.0291666666666667" calcext:value-type="float">
            <text:p>0.0291666666666667</text:p>
          </table:table-cell>
          <table:table-cell table:formula="of:=([.E14]-[.$E$7]) *[.$F$4]" office:value-type="float" office:value="0.0206530120481928" calcext:value-type="float">
            <text:p>0.02065301204819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224" calcext:value-type="float">
            <text:p>5224</text:p>
          </table:table-cell>
          <table:table-cell office:value-type="float" office:value="277.202" calcext:value-type="float">
            <text:p>277.202</text:p>
          </table:table-cell>
          <table:table-cell office:value-type="float" office:value="154.468" calcext:value-type="float">
            <text:p>154.468</text:p>
          </table:table-cell>
          <table:table-cell table:formula="of:=([.P14]-[.P13])/([.M14]-[.M13])" office:value-type="float" office:value="6.839" calcext:value-type="float">
            <text:p>6.839</text:p>
          </table:table-cell>
          <table:table-cell table:formula="of:=([.M14]-1)/[.$C$4]" office:value-type="float" office:value="0.0291666666666667" calcext:value-type="float">
            <text:p>0.0292</text:p>
          </table:table-cell>
          <table:table-cell table:formula="of:=([.P14]-[.$E$7]) *[.$F$4]" office:value-type="float" office:value="0.0206530120481928" calcext:value-type="float">
            <text:p>0.0207</text:p>
          </table:table-cell>
          <table:table-cell table:formula="of:=([.$O$7]-[.O14])*[.$Q$4]" office:value-type="float" office:value="0.00530168674698795" calcext:value-type="float">
            <text:p>0.005301686746987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232" calcext:value-type="float">
            <text:p>5232</text:p>
          </table:table-cell>
          <table:table-cell office:value-type="float" office:value="275.548" calcext:value-type="float">
            <text:p>275.548</text:p>
          </table:table-cell>
          <table:table-cell office:value-type="float" office:value="162.015" calcext:value-type="float">
            <text:p>162.015</text:p>
          </table:table-cell>
          <table:table-cell table:formula="of:=[.E15]-[.E14]" office:value-type="float" office:value="7.547" calcext:value-type="float">
            <text:p>7.547</text:p>
          </table:table-cell>
          <table:table-cell/>
          <table:table-cell table:formula="of:=([.B15]-1)/[.$C$4]" office:value-type="float" office:value="0.0333333333333333" calcext:value-type="float">
            <text:p>0.0333333333333333</text:p>
          </table:table-cell>
          <table:table-cell table:formula="of:=([.E15]-[.$E$7]) *[.$F$4]" office:value-type="float" office:value="0.0242901204819277" calcext:value-type="float">
            <text:p>0.024290120481927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232" calcext:value-type="float">
            <text:p>5232</text:p>
          </table:table-cell>
          <table:table-cell office:value-type="float" office:value="275.548" calcext:value-type="float">
            <text:p>275.548</text:p>
          </table:table-cell>
          <table:table-cell office:value-type="float" office:value="162.015" calcext:value-type="float">
            <text:p>162.015</text:p>
          </table:table-cell>
          <table:table-cell table:formula="of:=([.P15]-[.P14])/([.M15]-[.M14])" office:value-type="float" office:value="7.547" calcext:value-type="float">
            <text:p>7.547</text:p>
          </table:table-cell>
          <table:table-cell table:formula="of:=([.M15]-1)/[.$C$4]" office:value-type="float" office:value="0.0333333333333333" calcext:value-type="float">
            <text:p>0.0333</text:p>
          </table:table-cell>
          <table:table-cell table:formula="of:=([.P15]-[.$E$7]) *[.$F$4]" office:value-type="float" office:value="0.0242901204819277" calcext:value-type="float">
            <text:p>0.0243</text:p>
          </table:table-cell>
          <table:table-cell table:formula="of:=([.$O$7]-[.O15])*[.$Q$4]" office:value-type="float" office:value="0.00609879518072288" calcext:value-type="float">
            <text:p>0.0060987951807228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213" calcext:value-type="float">
            <text:p>5213</text:p>
          </table:table-cell>
          <table:table-cell office:value-type="float" office:value="274.007" calcext:value-type="float">
            <text:p>274.007</text:p>
          </table:table-cell>
          <table:table-cell office:value-type="float" office:value="169.653" calcext:value-type="float">
            <text:p>169.653</text:p>
          </table:table-cell>
          <table:table-cell table:formula="of:=[.E16]-[.E15]" office:value-type="float" office:value="7.63800000000001" calcext:value-type="float">
            <text:p>7.63800000000001</text:p>
          </table:table-cell>
          <table:table-cell/>
          <table:table-cell table:formula="of:=([.B16]-1)/[.$C$4]" office:value-type="float" office:value="0.0375" calcext:value-type="float">
            <text:p>0.0375</text:p>
          </table:table-cell>
          <table:table-cell table:formula="of:=([.E16]-[.$E$7]) *[.$F$4]" office:value-type="float" office:value="0.0279710843373494" calcext:value-type="float">
            <text:p>0.02797108433734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213" calcext:value-type="float">
            <text:p>5213</text:p>
          </table:table-cell>
          <table:table-cell office:value-type="float" office:value="274.007" calcext:value-type="float">
            <text:p>274.007</text:p>
          </table:table-cell>
          <table:table-cell office:value-type="float" office:value="169.653" calcext:value-type="float">
            <text:p>169.653</text:p>
          </table:table-cell>
          <table:table-cell table:formula="of:=([.P16]-[.P15])/([.M16]-[.M15])" office:value-type="float" office:value="7.63800000000001" calcext:value-type="float">
            <text:p>7.638</text:p>
          </table:table-cell>
          <table:table-cell table:formula="of:=([.M16]-1)/[.$C$4]" office:value-type="float" office:value="0.0375" calcext:value-type="float">
            <text:p>0.0375</text:p>
          </table:table-cell>
          <table:table-cell table:formula="of:=([.P16]-[.$E$7]) *[.$F$4]" office:value-type="float" office:value="0.0279710843373494" calcext:value-type="float">
            <text:p>0.0280</text:p>
          </table:table-cell>
          <table:table-cell table:formula="of:=([.$O$7]-[.O16])*[.$Q$4]" office:value-type="float" office:value="0.00684144578313252" calcext:value-type="float">
            <text:p>0.0068414457831325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173" calcext:value-type="float">
            <text:p>5173</text:p>
          </table:table-cell>
          <table:table-cell office:value-type="float" office:value="272.359" calcext:value-type="float">
            <text:p>272.359</text:p>
          </table:table-cell>
          <table:table-cell office:value-type="float" office:value="177.725" calcext:value-type="float">
            <text:p>177.725</text:p>
          </table:table-cell>
          <table:table-cell table:formula="of:=[.E17]-[.E16]" office:value-type="float" office:value="8.072" calcext:value-type="float">
            <text:p>8.072</text:p>
          </table:table-cell>
          <table:table-cell/>
          <table:table-cell table:formula="of:=([.B17]-1)/[.$C$4]" office:value-type="float" office:value="0.0416666666666667" calcext:value-type="float">
            <text:p>0.0416666666666667</text:p>
          </table:table-cell>
          <table:table-cell table:formula="of:=([.E17]-[.$E$7]) *[.$F$4]" office:value-type="float" office:value="0.0318612048192771" calcext:value-type="float">
            <text:p>0.031861204819277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173" calcext:value-type="float">
            <text:p>5173</text:p>
          </table:table-cell>
          <table:table-cell office:value-type="float" office:value="272.359" calcext:value-type="float">
            <text:p>272.359</text:p>
          </table:table-cell>
          <table:table-cell office:value-type="float" office:value="177.725" calcext:value-type="float">
            <text:p>177.725</text:p>
          </table:table-cell>
          <table:table-cell table:formula="of:=([.P17]-[.P16])/([.M17]-[.M16])" office:value-type="float" office:value="8.072" calcext:value-type="float">
            <text:p>8.072</text:p>
          </table:table-cell>
          <table:table-cell table:formula="of:=([.M17]-1)/[.$C$4]" office:value-type="float" office:value="0.0416666666666667" calcext:value-type="float">
            <text:p>0.0417</text:p>
          </table:table-cell>
          <table:table-cell table:formula="of:=([.P17]-[.$E$7]) *[.$F$4]" office:value-type="float" office:value="0.0318612048192771" calcext:value-type="float">
            <text:p>0.0319</text:p>
          </table:table-cell>
          <table:table-cell table:formula="of:=([.$O$7]-[.O17])*[.$Q$4]" office:value-type="float" office:value="0.00763566265060242" calcext:value-type="float">
            <text:p>0.0076356626506024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171" calcext:value-type="float">
            <text:p>5171</text:p>
          </table:table-cell>
          <table:table-cell office:value-type="float" office:value="270.792" calcext:value-type="float">
            <text:p>270.792</text:p>
          </table:table-cell>
          <table:table-cell office:value-type="float" office:value="186.07" calcext:value-type="float">
            <text:p>186.07</text:p>
          </table:table-cell>
          <table:table-cell table:formula="of:=[.E18]-[.E17]" office:value-type="float" office:value="8.345" calcext:value-type="float">
            <text:p>8.345</text:p>
          </table:table-cell>
          <table:table-cell/>
          <table:table-cell table:formula="of:=([.B18]-1)/[.$C$4]" office:value-type="float" office:value="0.0458333333333333" calcext:value-type="float">
            <text:p>0.0458333333333333</text:p>
          </table:table-cell>
          <table:table-cell table:formula="of:=([.E18]-[.$E$7]) *[.$F$4]" office:value-type="float" office:value="0.0358828915662651" calcext:value-type="float">
            <text:p>0.035882891566265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171" calcext:value-type="float">
            <text:p>5171</text:p>
          </table:table-cell>
          <table:table-cell office:value-type="float" office:value="270.792" calcext:value-type="float">
            <text:p>270.792</text:p>
          </table:table-cell>
          <table:table-cell office:value-type="float" office:value="186.07" calcext:value-type="float">
            <text:p>186.070</text:p>
          </table:table-cell>
          <table:table-cell table:formula="of:=([.P18]-[.P17])/([.M18]-[.M17])" office:value-type="float" office:value="8.345" calcext:value-type="float">
            <text:p>8.345</text:p>
          </table:table-cell>
          <table:table-cell table:formula="of:=([.M18]-1)/[.$C$4]" office:value-type="float" office:value="0.0458333333333333" calcext:value-type="float">
            <text:p>0.0458</text:p>
          </table:table-cell>
          <table:table-cell table:formula="of:=([.P18]-[.$E$7]) *[.$F$4]" office:value-type="float" office:value="0.0358828915662651" calcext:value-type="float">
            <text:p>0.0359</text:p>
          </table:table-cell>
          <table:table-cell table:formula="of:=([.$O$7]-[.O18])*[.$Q$4]" office:value-type="float" office:value="0.00839084337349399" calcext:value-type="float">
            <text:p>0.0083908433734939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126" calcext:value-type="float">
            <text:p>5126</text:p>
          </table:table-cell>
          <table:table-cell office:value-type="float" office:value="269.089" calcext:value-type="float">
            <text:p>269.089</text:p>
          </table:table-cell>
          <table:table-cell office:value-type="float" office:value="194.662" calcext:value-type="float">
            <text:p>194.662</text:p>
          </table:table-cell>
          <table:table-cell table:formula="of:=[.E19]-[.E18]" office:value-type="float" office:value="8.59200000000001" calcext:value-type="float">
            <text:p>8.59200000000001</text:p>
          </table:table-cell>
          <table:table-cell/>
          <table:table-cell table:formula="of:=([.B19]-1)/[.$C$4]" office:value-type="float" office:value="0.05" calcext:value-type="float">
            <text:p>0.05</text:p>
          </table:table-cell>
          <table:table-cell table:formula="of:=([.E19]-[.$E$7]) *[.$F$4]" office:value-type="float" office:value="0.0400236144578313" calcext:value-type="float">
            <text:p>0.04002361445783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126" calcext:value-type="float">
            <text:p>5126</text:p>
          </table:table-cell>
          <table:table-cell office:value-type="float" office:value="269.089" calcext:value-type="float">
            <text:p>269.089</text:p>
          </table:table-cell>
          <table:table-cell office:value-type="float" office:value="194.662" calcext:value-type="float">
            <text:p>194.662</text:p>
          </table:table-cell>
          <table:table-cell table:formula="of:=([.P19]-[.P18])/([.M19]-[.M18])" office:value-type="float" office:value="8.59200000000001" calcext:value-type="float">
            <text:p>8.592</text:p>
          </table:table-cell>
          <table:table-cell table:formula="of:=([.M19]-1)/[.$C$4]" office:value-type="float" office:value="0.05" calcext:value-type="float">
            <text:p>0.0500</text:p>
          </table:table-cell>
          <table:table-cell table:formula="of:=([.P19]-[.$E$7]) *[.$F$4]" office:value-type="float" office:value="0.0400236144578313" calcext:value-type="float">
            <text:p>0.0400</text:p>
          </table:table-cell>
          <table:table-cell table:formula="of:=([.$O$7]-[.O19])*[.$Q$4]" office:value-type="float" office:value="0.00921156626506024" calcext:value-type="float">
            <text:p>0.0092115662650602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160" calcext:value-type="float">
            <text:p>5160</text:p>
          </table:table-cell>
          <table:table-cell office:value-type="float" office:value="267.419" calcext:value-type="float">
            <text:p>267.419</text:p>
          </table:table-cell>
          <table:table-cell office:value-type="float" office:value="203.759" calcext:value-type="float">
            <text:p>203.759</text:p>
          </table:table-cell>
          <table:table-cell table:formula="of:=[.E20]-[.E19]" office:value-type="float" office:value="9.09699999999998" calcext:value-type="float">
            <text:p>9.09699999999998</text:p>
          </table:table-cell>
          <table:table-cell/>
          <table:table-cell table:formula="of:=([.B20]-1)/[.$C$4]" office:value-type="float" office:value="0.0541666666666667" calcext:value-type="float">
            <text:p>0.0541666666666667</text:p>
          </table:table-cell>
          <table:table-cell table:formula="of:=([.E20]-[.$E$7]) *[.$F$4]" office:value-type="float" office:value="0.0444077108433735" calcext:value-type="float">
            <text:p>0.044407710843373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160" calcext:value-type="float">
            <text:p>5160</text:p>
          </table:table-cell>
          <table:table-cell office:value-type="float" office:value="267.419" calcext:value-type="float">
            <text:p>267.419</text:p>
          </table:table-cell>
          <table:table-cell office:value-type="float" office:value="203.759" calcext:value-type="float">
            <text:p>203.759</text:p>
          </table:table-cell>
          <table:table-cell table:formula="of:=([.P20]-[.P19])/([.M20]-[.M19])" office:value-type="float" office:value="9.09699999999998" calcext:value-type="float">
            <text:p>9.097</text:p>
          </table:table-cell>
          <table:table-cell table:formula="of:=([.M20]-1)/[.$C$4]" office:value-type="float" office:value="0.0541666666666667" calcext:value-type="float">
            <text:p>0.0542</text:p>
          </table:table-cell>
          <table:table-cell table:formula="of:=([.P20]-[.$E$7]) *[.$F$4]" office:value-type="float" office:value="0.0444077108433735" calcext:value-type="float">
            <text:p>0.0444</text:p>
          </table:table-cell>
          <table:table-cell table:formula="of:=([.$O$7]-[.O20])*[.$Q$4]" office:value-type="float" office:value="0.0100163855421687" calcext:value-type="float">
            <text:p>0.010016385542168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121" calcext:value-type="float">
            <text:p>5121</text:p>
          </table:table-cell>
          <table:table-cell office:value-type="float" office:value="265.793" calcext:value-type="float">
            <text:p>265.793</text:p>
          </table:table-cell>
          <table:table-cell office:value-type="float" office:value="212.899" calcext:value-type="float">
            <text:p>212.899</text:p>
          </table:table-cell>
          <table:table-cell table:formula="of:=[.E21]-[.E20]" office:value-type="float" office:value="9.14000000000002" calcext:value-type="float">
            <text:p>9.14000000000002</text:p>
          </table:table-cell>
          <table:table-cell/>
          <table:table-cell table:formula="of:=([.B21]-1)/[.$C$4]" office:value-type="float" office:value="0.0583333333333333" calcext:value-type="float">
            <text:p>0.0583333333333333</text:p>
          </table:table-cell>
          <table:table-cell table:formula="of:=([.E21]-[.$E$7]) *[.$F$4]" office:value-type="float" office:value="0.0488125301204819" calcext:value-type="float">
            <text:p>0.048812530120481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121" calcext:value-type="float">
            <text:p>5121</text:p>
          </table:table-cell>
          <table:table-cell office:value-type="float" office:value="265.793" calcext:value-type="float">
            <text:p>265.793</text:p>
          </table:table-cell>
          <table:table-cell office:value-type="float" office:value="212.899" calcext:value-type="float">
            <text:p>212.899</text:p>
          </table:table-cell>
          <table:table-cell table:formula="of:=([.P21]-[.P20])/([.M21]-[.M20])" office:value-type="float" office:value="9.14000000000002" calcext:value-type="float">
            <text:p>9.140</text:p>
          </table:table-cell>
          <table:table-cell table:formula="of:=([.M21]-1)/[.$C$4]" office:value-type="float" office:value="0.0583333333333333" calcext:value-type="float">
            <text:p>0.0583</text:p>
          </table:table-cell>
          <table:table-cell table:formula="of:=([.P21]-[.$E$7]) *[.$F$4]" office:value-type="float" office:value="0.0488125301204819" calcext:value-type="float">
            <text:p>0.0488</text:p>
          </table:table-cell>
          <table:table-cell table:formula="of:=([.$O$7]-[.O21])*[.$Q$4]" office:value-type="float" office:value="0.0108" calcext:value-type="float">
            <text:p>0.010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124" calcext:value-type="float">
            <text:p>5124</text:p>
          </table:table-cell>
          <table:table-cell office:value-type="float" office:value="264.1" calcext:value-type="float">
            <text:p>264.1</text:p>
          </table:table-cell>
          <table:table-cell office:value-type="float" office:value="222.651" calcext:value-type="float">
            <text:p>222.651</text:p>
          </table:table-cell>
          <table:table-cell table:formula="of:=[.E22]-[.E21]" office:value-type="float" office:value="9.75200000000001" calcext:value-type="float">
            <text:p>9.75200000000001</text:p>
          </table:table-cell>
          <table:table-cell/>
          <table:table-cell table:formula="of:=([.B22]-1)/[.$C$4]" office:value-type="float" office:value="0.0625" calcext:value-type="float">
            <text:p>0.0625</text:p>
          </table:table-cell>
          <table:table-cell table:formula="of:=([.E22]-[.$E$7]) *[.$F$4]" office:value-type="float" office:value="0.0535122891566265" calcext:value-type="float">
            <text:p>0.053512289156626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124" calcext:value-type="float">
            <text:p>5124</text:p>
          </table:table-cell>
          <table:table-cell office:value-type="float" office:value="264.1" calcext:value-type="float">
            <text:p>264.100</text:p>
          </table:table-cell>
          <table:table-cell office:value-type="float" office:value="222.651" calcext:value-type="float">
            <text:p>222.651</text:p>
          </table:table-cell>
          <table:table-cell table:formula="of:=([.P22]-[.P21])/([.M22]-[.M21])" office:value-type="float" office:value="9.75200000000001" calcext:value-type="float">
            <text:p>9.752</text:p>
          </table:table-cell>
          <table:table-cell table:formula="of:=([.M22]-1)/[.$C$4]" office:value-type="float" office:value="0.0625" calcext:value-type="float">
            <text:p>0.0625</text:p>
          </table:table-cell>
          <table:table-cell table:formula="of:=([.P22]-[.$E$7]) *[.$F$4]" office:value-type="float" office:value="0.0535122891566265" calcext:value-type="float">
            <text:p>0.0535</text:p>
          </table:table-cell>
          <table:table-cell table:formula="of:=([.$O$7]-[.O22])*[.$Q$4]" office:value-type="float" office:value="0.0116159036144578" calcext:value-type="float">
            <text:p>0.011615903614457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134" calcext:value-type="float">
            <text:p>5134</text:p>
          </table:table-cell>
          <table:table-cell office:value-type="float" office:value="262.505" calcext:value-type="float">
            <text:p>262.505</text:p>
          </table:table-cell>
          <table:table-cell office:value-type="float" office:value="232.517" calcext:value-type="float">
            <text:p>232.517</text:p>
          </table:table-cell>
          <table:table-cell table:formula="of:=[.E23]-[.E22]" office:value-type="float" office:value="9.86599999999999" calcext:value-type="float">
            <text:p>9.86599999999999</text:p>
          </table:table-cell>
          <table:table-cell/>
          <table:table-cell table:formula="of:=([.B23]-1)/[.$C$4]" office:value-type="float" office:value="0.0666666666666667" calcext:value-type="float">
            <text:p>0.0666666666666667</text:p>
          </table:table-cell>
          <table:table-cell table:formula="of:=([.E23]-[.$E$7]) *[.$F$4]" office:value-type="float" office:value="0.0582669879518072" calcext:value-type="float">
            <text:p>0.058266987951807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134" calcext:value-type="float">
            <text:p>5134</text:p>
          </table:table-cell>
          <table:table-cell office:value-type="float" office:value="262.505" calcext:value-type="float">
            <text:p>262.505</text:p>
          </table:table-cell>
          <table:table-cell office:value-type="float" office:value="232.517" calcext:value-type="float">
            <text:p>232.517</text:p>
          </table:table-cell>
          <table:table-cell table:formula="of:=([.P23]-[.P22])/([.M23]-[.M22])" office:value-type="float" office:value="9.86599999999999" calcext:value-type="float">
            <text:p>9.866</text:p>
          </table:table-cell>
          <table:table-cell table:formula="of:=([.M23]-1)/[.$C$4]" office:value-type="float" office:value="0.0666666666666667" calcext:value-type="float">
            <text:p>0.0667</text:p>
          </table:table-cell>
          <table:table-cell table:formula="of:=([.P23]-[.$E$7]) *[.$F$4]" office:value-type="float" office:value="0.0582669879518072" calcext:value-type="float">
            <text:p>0.0583</text:p>
          </table:table-cell>
          <table:table-cell table:formula="of:=([.$O$7]-[.O23])*[.$Q$4]" office:value-type="float" office:value="0.012384578313253" calcext:value-type="float">
            <text:p>0.01238457831325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092" calcext:value-type="float">
            <text:p>5092</text:p>
          </table:table-cell>
          <table:table-cell office:value-type="float" office:value="260.952" calcext:value-type="float">
            <text:p>260.952</text:p>
          </table:table-cell>
          <table:table-cell office:value-type="float" office:value="242.789" calcext:value-type="float">
            <text:p>242.789</text:p>
          </table:table-cell>
          <table:table-cell table:style-name="ce3" table:formula="of:=[.E24]-[.E23]" office:value-type="float" office:value="10.272" calcext:value-type="float">
            <text:p>10.272</text:p>
          </table:table-cell>
          <table:table-cell/>
          <table:table-cell table:formula="of:=([.B24]-1)/[.$C$4]" office:value-type="float" office:value="0.0708333333333333" calcext:value-type="float">
            <text:p>0.0708333333333333</text:p>
          </table:table-cell>
          <table:table-cell table:formula="of:=([.E24]-[.$E$7]) *[.$F$4]" office:value-type="float" office:value="0.0632173493975904" calcext:value-type="float">
            <text:p>0.063217349397590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092" calcext:value-type="float">
            <text:p>5092</text:p>
          </table:table-cell>
          <table:table-cell office:value-type="float" office:value="260.952" calcext:value-type="float">
            <text:p>260.952</text:p>
          </table:table-cell>
          <table:table-cell office:value-type="float" office:value="242.789" calcext:value-type="float">
            <text:p>242.789</text:p>
          </table:table-cell>
          <table:table-cell table:formula="of:=([.P24]-[.P23])/([.M24]-[.M23])" office:value-type="float" office:value="10.272" calcext:value-type="float">
            <text:p>10.272</text:p>
          </table:table-cell>
          <table:table-cell table:formula="of:=([.M24]-1)/[.$C$4]" office:value-type="float" office:value="0.0708333333333333" calcext:value-type="float">
            <text:p>0.0708</text:p>
          </table:table-cell>
          <table:table-cell table:formula="of:=([.P24]-[.$E$7]) *[.$F$4]" office:value-type="float" office:value="0.0632173493975904" calcext:value-type="float">
            <text:p>0.0632</text:p>
          </table:table-cell>
          <table:table-cell table:formula="of:=([.$O$7]-[.O24])*[.$Q$4]" office:value-type="float" office:value="0.0131330120481928" calcext:value-type="float">
            <text:p>0.013133012048192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126" calcext:value-type="float">
            <text:p>5126</text:p>
          </table:table-cell>
          <table:table-cell office:value-type="float" office:value="259.29" calcext:value-type="float">
            <text:p>259.29</text:p>
          </table:table-cell>
          <table:table-cell office:value-type="float" office:value="253.511" calcext:value-type="float">
            <text:p>253.511</text:p>
          </table:table-cell>
          <table:table-cell table:formula="of:=[.E25]-[.E24]" office:value-type="float" office:value="10.722" calcext:value-type="float">
            <text:p>10.722</text:p>
          </table:table-cell>
          <table:table-cell/>
          <table:table-cell table:formula="of:=([.B25]-1)/[.$C$4]" office:value-type="float" office:value="0.075" calcext:value-type="float">
            <text:p>0.075</text:p>
          </table:table-cell>
          <table:table-cell table:formula="of:=([.E25]-[.$E$7]) *[.$F$4]" office:value-type="float" office:value="0.068384578313253" calcext:value-type="float">
            <text:p>0.06838457831325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5126" calcext:value-type="float">
            <text:p>5126</text:p>
          </table:table-cell>
          <table:table-cell office:value-type="float" office:value="259.29" calcext:value-type="float">
            <text:p>259.290</text:p>
          </table:table-cell>
          <table:table-cell office:value-type="float" office:value="253.511" calcext:value-type="float">
            <text:p>253.511</text:p>
          </table:table-cell>
          <table:table-cell table:formula="of:=([.P25]-[.P24])/([.M25]-[.M24])" office:value-type="float" office:value="10.722" calcext:value-type="float">
            <text:p>10.722</text:p>
          </table:table-cell>
          <table:table-cell table:formula="of:=([.M25]-1)/[.$C$4]" office:value-type="float" office:value="0.075" calcext:value-type="float">
            <text:p>0.0750</text:p>
          </table:table-cell>
          <table:table-cell table:formula="of:=([.P25]-[.$E$7]) *[.$F$4]" office:value-type="float" office:value="0.068384578313253" calcext:value-type="float">
            <text:p>0.0684</text:p>
          </table:table-cell>
          <table:table-cell table:formula="of:=([.$O$7]-[.O25])*[.$Q$4]" office:value-type="float" office:value="0.0139339759036145" calcext:value-type="float">
            <text:p>0.013933975903614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69" calcext:value-type="float">
            <text:p>5069</text:p>
          </table:table-cell>
          <table:table-cell office:value-type="float" office:value="257.662" calcext:value-type="float">
            <text:p>257.662</text:p>
          </table:table-cell>
          <table:table-cell office:value-type="float" office:value="264.228" calcext:value-type="float">
            <text:p>264.228</text:p>
          </table:table-cell>
          <table:table-cell table:formula="of:=[.E26]-[.E25]" office:value-type="float" office:value="10.717" calcext:value-type="float">
            <text:p>10.717</text:p>
          </table:table-cell>
          <table:table-cell/>
          <table:table-cell table:formula="of:=([.B26]-1)/[.$C$4]" office:value-type="float" office:value="0.0791666666666667" calcext:value-type="float">
            <text:p>0.0791666666666667</text:p>
          </table:table-cell>
          <table:table-cell table:formula="of:=([.E26]-[.$E$7]) *[.$F$4]" office:value-type="float" office:value="0.0735493975903615" calcext:value-type="float">
            <text:p>0.073549397590361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069" calcext:value-type="float">
            <text:p>5069</text:p>
          </table:table-cell>
          <table:table-cell office:value-type="float" office:value="257.662" calcext:value-type="float">
            <text:p>257.662</text:p>
          </table:table-cell>
          <table:table-cell office:value-type="float" office:value="264.228" calcext:value-type="float">
            <text:p>264.228</text:p>
          </table:table-cell>
          <table:table-cell table:formula="of:=([.P26]-[.P25])/([.M26]-[.M25])" office:value-type="float" office:value="10.717" calcext:value-type="float">
            <text:p>10.717</text:p>
          </table:table-cell>
          <table:table-cell table:formula="of:=([.M26]-1)/[.$C$4]" office:value-type="float" office:value="0.0791666666666667" calcext:value-type="float">
            <text:p>0.0792</text:p>
          </table:table-cell>
          <table:table-cell table:formula="of:=([.P26]-[.$E$7]) *[.$F$4]" office:value-type="float" office:value="0.0735493975903615" calcext:value-type="float">
            <text:p>0.0735</text:p>
          </table:table-cell>
          <table:table-cell table:formula="of:=([.$O$7]-[.O26])*[.$Q$4]" office:value-type="float" office:value="0.0147185542168675" calcext:value-type="float">
            <text:p>0.014718554216867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099" calcext:value-type="float">
            <text:p>5099</text:p>
          </table:table-cell>
          <table:table-cell office:value-type="float" office:value="255.944" calcext:value-type="float">
            <text:p>255.944</text:p>
          </table:table-cell>
          <table:table-cell office:value-type="float" office:value="275.703" calcext:value-type="float">
            <text:p>275.703</text:p>
          </table:table-cell>
          <table:table-cell table:formula="of:=[.E27]-[.E26]" office:value-type="float" office:value="11.475" calcext:value-type="float">
            <text:p>11.475</text:p>
          </table:table-cell>
          <table:table-cell/>
          <table:table-cell table:formula="of:=([.B27]-1)/[.$C$4]" office:value-type="float" office:value="0.0833333333333333" calcext:value-type="float">
            <text:p>0.0833333333333333</text:p>
          </table:table-cell>
          <table:table-cell table:formula="of:=([.E27]-[.$E$7]) *[.$F$4]" office:value-type="float" office:value="0.0790795180722891" calcext:value-type="float">
            <text:p>0.079079518072289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099" calcext:value-type="float">
            <text:p>5099</text:p>
          </table:table-cell>
          <table:table-cell office:value-type="float" office:value="255.944" calcext:value-type="float">
            <text:p>255.944</text:p>
          </table:table-cell>
          <table:table-cell office:value-type="float" office:value="275.703" calcext:value-type="float">
            <text:p>275.703</text:p>
          </table:table-cell>
          <table:table-cell table:formula="of:=([.P27]-[.P26])/([.M27]-[.M26])" office:value-type="float" office:value="11.475" calcext:value-type="float">
            <text:p>11.475</text:p>
          </table:table-cell>
          <table:table-cell table:formula="of:=([.M27]-1)/[.$C$4]" office:value-type="float" office:value="0.0833333333333333" calcext:value-type="float">
            <text:p>0.0833</text:p>
          </table:table-cell>
          <table:table-cell table:formula="of:=([.P27]-[.$E$7]) *[.$F$4]" office:value-type="float" office:value="0.0790795180722891" calcext:value-type="float">
            <text:p>0.0791</text:p>
          </table:table-cell>
          <table:table-cell table:formula="of:=([.$O$7]-[.O27])*[.$Q$4]" office:value-type="float" office:value="0.0155465060240964" calcext:value-type="float">
            <text:p>0.015546506024096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089" calcext:value-type="float">
            <text:p>5089</text:p>
          </table:table-cell>
          <table:table-cell office:value-type="float" office:value="254.309" calcext:value-type="float">
            <text:p>254.309</text:p>
          </table:table-cell>
          <table:table-cell office:value-type="float" office:value="287.051" calcext:value-type="float">
            <text:p>287.051</text:p>
          </table:table-cell>
          <table:table-cell table:formula="of:=[.E28]-[.E27]" office:value-type="float" office:value="11.348" calcext:value-type="float">
            <text:p>11.348</text:p>
          </table:table-cell>
          <table:table-cell/>
          <table:table-cell table:formula="of:=([.B28]-1)/[.$C$4]" office:value-type="float" office:value="0.0875" calcext:value-type="float">
            <text:p>0.0875</text:p>
          </table:table-cell>
          <table:table-cell table:formula="of:=([.E28]-[.$E$7]) *[.$F$4]" office:value-type="float" office:value="0.0845484337349398" calcext:value-type="float">
            <text:p>0.084548433734939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089" calcext:value-type="float">
            <text:p>5089</text:p>
          </table:table-cell>
          <table:table-cell office:value-type="float" office:value="254.309" calcext:value-type="float">
            <text:p>254.309</text:p>
          </table:table-cell>
          <table:table-cell office:value-type="float" office:value="287.051" calcext:value-type="float">
            <text:p>287.051</text:p>
          </table:table-cell>
          <table:table-cell table:formula="of:=([.P28]-[.P27])/([.M28]-[.M27])" office:value-type="float" office:value="11.348" calcext:value-type="float">
            <text:p>11.348</text:p>
          </table:table-cell>
          <table:table-cell table:formula="of:=([.M28]-1)/[.$C$4]" office:value-type="float" office:value="0.0875" calcext:value-type="float">
            <text:p>0.0875</text:p>
          </table:table-cell>
          <table:table-cell table:formula="of:=([.P28]-[.$E$7]) *[.$F$4]" office:value-type="float" office:value="0.0845484337349398" calcext:value-type="float">
            <text:p>0.0845</text:p>
          </table:table-cell>
          <table:table-cell table:formula="of:=([.$O$7]-[.O28])*[.$Q$4]" office:value-type="float" office:value="0.0163344578313253" calcext:value-type="float">
            <text:p>0.016334457831325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041" calcext:value-type="float">
            <text:p>5041</text:p>
          </table:table-cell>
          <table:table-cell office:value-type="float" office:value="252.636" calcext:value-type="float">
            <text:p>252.636</text:p>
          </table:table-cell>
          <table:table-cell office:value-type="float" office:value="299.018" calcext:value-type="float">
            <text:p>299.018</text:p>
          </table:table-cell>
          <table:table-cell table:formula="of:=[.E29]-[.E28]" office:value-type="float" office:value="11.967" calcext:value-type="float">
            <text:p>11.967</text:p>
          </table:table-cell>
          <table:table-cell/>
          <table:table-cell table:formula="of:=([.B29]-1)/[.$C$4]" office:value-type="float" office:value="0.0916666666666667" calcext:value-type="float">
            <text:p>0.0916666666666667</text:p>
          </table:table-cell>
          <table:table-cell table:formula="of:=([.E29]-[.$E$7]) *[.$F$4]" office:value-type="float" office:value="0.0903156626506024" calcext:value-type="float">
            <text:p>0.090315662650602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5041" calcext:value-type="float">
            <text:p>5041</text:p>
          </table:table-cell>
          <table:table-cell office:value-type="float" office:value="252.636" calcext:value-type="float">
            <text:p>252.636</text:p>
          </table:table-cell>
          <table:table-cell office:value-type="float" office:value="299.018" calcext:value-type="float">
            <text:p>299.018</text:p>
          </table:table-cell>
          <table:table-cell table:formula="of:=([.P29]-[.P28])/([.M29]-[.M28])" office:value-type="float" office:value="11.967" calcext:value-type="float">
            <text:p>11.967</text:p>
          </table:table-cell>
          <table:table-cell table:formula="of:=([.M29]-1)/[.$C$4]" office:value-type="float" office:value="0.0916666666666667" calcext:value-type="float">
            <text:p>0.0917</text:p>
          </table:table-cell>
          <table:table-cell table:formula="of:=([.P29]-[.$E$7]) *[.$F$4]" office:value-type="float" office:value="0.0903156626506024" calcext:value-type="float">
            <text:p>0.0903</text:p>
          </table:table-cell>
          <table:table-cell table:formula="of:=([.$O$7]-[.O29])*[.$Q$4]" office:value-type="float" office:value="0.0171407228915663" calcext:value-type="float">
            <text:p>0.017140722891566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977" calcext:value-type="float">
            <text:p>4977</text:p>
          </table:table-cell>
          <table:table-cell office:value-type="float" office:value="249.429" calcext:value-type="float">
            <text:p>249.429</text:p>
          </table:table-cell>
          <table:table-cell office:value-type="float" office:value="323.319" calcext:value-type="float">
            <text:p>323.319</text:p>
          </table:table-cell>
          <table:table-cell table:style-name="ce1" table:formula="of:=[.E30]-[.E29]" office:value-type="float" office:value="24.301" calcext:value-type="float">
            <text:p>24.301</text:p>
          </table:table-cell>
          <table:table-cell/>
          <table:table-cell table:formula="of:=([.B30]-1)/[.$C$4]" office:value-type="float" office:value="0.0958333333333333" calcext:value-type="float">
            <text:p>0.0958333333333333</text:p>
          </table:table-cell>
          <table:table-cell table:formula="of:=([.E30]-[.$E$7]) *[.$F$4]" office:value-type="float" office:value="0.102026987951807" calcext:value-type="float">
            <text:p>0.10202698795180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4977" calcext:value-type="float">
            <text:p>4977</text:p>
          </table:table-cell>
          <table:table-cell office:value-type="float" office:value="249.429" calcext:value-type="float">
            <text:p>249.429</text:p>
          </table:table-cell>
          <table:table-cell office:value-type="float" office:value="323.319" calcext:value-type="float">
            <text:p>323.319</text:p>
          </table:table-cell>
          <table:table-cell table:formula="of:=([.P30]-[.P29])/([.M30]-[.M29])" office:value-type="float" office:value="12.1505" calcext:value-type="float">
            <text:p>12.151</text:p>
          </table:table-cell>
          <table:table-cell table:formula="of:=([.M30]-1)/[.$C$4]" office:value-type="float" office:value="0.1" calcext:value-type="float">
            <text:p>0.1000</text:p>
          </table:table-cell>
          <table:table-cell table:formula="of:=([.P30]-[.$E$7]) *[.$F$4]" office:value-type="float" office:value="0.102026987951807" calcext:value-type="float">
            <text:p>0.1020</text:p>
          </table:table-cell>
          <table:table-cell table:formula="of:=([.$O$7]-[.O30])*[.$Q$4]" office:value-type="float" office:value="0.018686265060241" calcext:value-type="float">
            <text:p>0.01868626506024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973" calcext:value-type="float">
            <text:p>4973</text:p>
          </table:table-cell>
          <table:table-cell office:value-type="float" office:value="247.716" calcext:value-type="float">
            <text:p>247.716</text:p>
          </table:table-cell>
          <table:table-cell office:value-type="float" office:value="336.211" calcext:value-type="float">
            <text:p>336.211</text:p>
          </table:table-cell>
          <table:table-cell table:formula="of:=[.E31]-[.E30]" office:value-type="float" office:value="12.892" calcext:value-type="float">
            <text:p>12.892</text:p>
          </table:table-cell>
          <table:table-cell/>
          <table:table-cell table:formula="of:=([.B31]-1)/[.$C$4]" office:value-type="float" office:value="0.1" calcext:value-type="float">
            <text:p>0.1</text:p>
          </table:table-cell>
          <table:table-cell table:formula="of:=([.E31]-[.$E$7]) *[.$F$4]" office:value-type="float" office:value="0.10824" calcext:value-type="float">
            <text:p>0.10824</text:p>
          </table:table-cell>
          <table:table-cell table:number-columns-repeated="3"/>
          <table:table-cell table:formula="of:=[.M30]+1" office:value-type="float" office:value="26" calcext:value-type="float">
            <text:p>26</text:p>
          </table:table-cell>
          <table:table-cell office:value-type="float" office:value="4973" calcext:value-type="float">
            <text:p>4973</text:p>
          </table:table-cell>
          <table:table-cell office:value-type="float" office:value="247.716" calcext:value-type="float">
            <text:p>247.716</text:p>
          </table:table-cell>
          <table:table-cell office:value-type="float" office:value="336.211" calcext:value-type="float">
            <text:p>336.211</text:p>
          </table:table-cell>
          <table:table-cell table:formula="of:=([.P31]-[.P30])/([.M31]-[.M30])" office:value-type="float" office:value="12.892" calcext:value-type="float">
            <text:p>12.892</text:p>
          </table:table-cell>
          <table:table-cell table:formula="of:=([.M31]-1)/[.$C$4]" office:value-type="float" office:value="0.104166666666667" calcext:value-type="float">
            <text:p>0.1042</text:p>
          </table:table-cell>
          <table:table-cell table:formula="of:=([.P31]-[.$E$7]) *[.$F$4]" office:value-type="float" office:value="0.10824" calcext:value-type="float">
            <text:p>0.1082</text:p>
          </table:table-cell>
          <table:table-cell table:formula="of:=([.$O$7]-[.O31])*[.$Q$4]" office:value-type="float" office:value="0.0195118072289157" calcext:value-type="float">
            <text:p>0.019511807228915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904" calcext:value-type="float">
            <text:p>4904</text:p>
          </table:table-cell>
          <table:table-cell office:value-type="float" office:value="246.275" calcext:value-type="float">
            <text:p>246.275</text:p>
          </table:table-cell>
          <table:table-cell office:value-type="float" office:value="348.991" calcext:value-type="float">
            <text:p>348.991</text:p>
          </table:table-cell>
          <table:table-cell table:formula="of:=[.E32]-[.E31]" office:value-type="float" office:value="12.78" calcext:value-type="float">
            <text:p>12.78</text:p>
          </table:table-cell>
          <table:table-cell/>
          <table:table-cell table:formula="of:=([.B32]-1)/[.$C$4]" office:value-type="float" office:value="0.104166666666667" calcext:value-type="float">
            <text:p>0.104166666666667</text:p>
          </table:table-cell>
          <table:table-cell table:formula="of:=([.E32]-[.$E$7]) *[.$F$4]" office:value-type="float" office:value="0.114399036144578" calcext:value-type="float">
            <text:p>0.114399036144578</text:p>
          </table:table-cell>
          <table:table-cell table:number-columns-repeated="3"/>
          <table:table-cell table:formula="of:=[.M31]+1" office:value-type="float" office:value="27" calcext:value-type="float">
            <text:p>27</text:p>
          </table:table-cell>
          <table:table-cell office:value-type="float" office:value="4904" calcext:value-type="float">
            <text:p>4904</text:p>
          </table:table-cell>
          <table:table-cell office:value-type="float" office:value="246.275" calcext:value-type="float">
            <text:p>246.275</text:p>
          </table:table-cell>
          <table:table-cell office:value-type="float" office:value="348.991" calcext:value-type="float">
            <text:p>348.991</text:p>
          </table:table-cell>
          <table:table-cell table:formula="of:=([.P32]-[.P31])/([.M32]-[.M31])" office:value-type="float" office:value="12.78" calcext:value-type="float">
            <text:p>12.780</text:p>
          </table:table-cell>
          <table:table-cell table:formula="of:=([.M32]-1)/[.$C$4]" office:value-type="float" office:value="0.108333333333333" calcext:value-type="float">
            <text:p>0.1083</text:p>
          </table:table-cell>
          <table:table-cell table:formula="of:=([.P32]-[.$E$7]) *[.$F$4]" office:value-type="float" office:value="0.114399036144578" calcext:value-type="float">
            <text:p>0.1144</text:p>
          </table:table-cell>
          <table:table-cell table:formula="of:=([.$O$7]-[.O32])*[.$Q$4]" office:value-type="float" office:value="0.020206265060241" calcext:value-type="float">
            <text:p>0.02020626506024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838" calcext:value-type="float">
            <text:p>4838</text:p>
          </table:table-cell>
          <table:table-cell office:value-type="float" office:value="244.792" calcext:value-type="float">
            <text:p>244.792</text:p>
          </table:table-cell>
          <table:table-cell office:value-type="float" office:value="362.304" calcext:value-type="float">
            <text:p>362.304</text:p>
          </table:table-cell>
          <table:table-cell table:formula="of:=[.E33]-[.E32]" office:value-type="float" office:value="13.313" calcext:value-type="float">
            <text:p>13.313</text:p>
          </table:table-cell>
          <table:table-cell/>
          <table:table-cell table:formula="of:=([.B33]-1)/[.$C$4]" office:value-type="float" office:value="0.108333333333333" calcext:value-type="float">
            <text:p>0.108333333333333</text:p>
          </table:table-cell>
          <table:table-cell table:formula="of:=([.E33]-[.$E$7]) *[.$F$4]" office:value-type="float" office:value="0.120814939759036" calcext:value-type="float">
            <text:p>0.120814939759036</text:p>
          </table:table-cell>
          <table:table-cell table:number-columns-repeated="3"/>
          <table:table-cell table:formula="of:=[.M32]+1" office:value-type="float" office:value="28" calcext:value-type="float">
            <text:p>28</text:p>
          </table:table-cell>
          <table:table-cell office:value-type="float" office:value="4838" calcext:value-type="float">
            <text:p>4838</text:p>
          </table:table-cell>
          <table:table-cell office:value-type="float" office:value="244.792" calcext:value-type="float">
            <text:p>244.792</text:p>
          </table:table-cell>
          <table:table-cell office:value-type="float" office:value="362.304" calcext:value-type="float">
            <text:p>362.304</text:p>
          </table:table-cell>
          <table:table-cell table:formula="of:=([.P33]-[.P32])/([.M33]-[.M32])" office:value-type="float" office:value="13.313" calcext:value-type="float">
            <text:p>13.313</text:p>
          </table:table-cell>
          <table:table-cell table:formula="of:=([.M33]-1)/[.$C$4]" office:value-type="float" office:value="0.1125" calcext:value-type="float">
            <text:p>0.1125</text:p>
          </table:table-cell>
          <table:table-cell table:formula="of:=([.P33]-[.$E$7]) *[.$F$4]" office:value-type="float" office:value="0.120814939759036" calcext:value-type="float">
            <text:p>0.1208</text:p>
          </table:table-cell>
          <table:table-cell table:formula="of:=([.$O$7]-[.O33])*[.$Q$4]" office:value-type="float" office:value="0.0209209638554217" calcext:value-type="float">
            <text:p>0.020920963855421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792" calcext:value-type="float">
            <text:p>4792</text:p>
          </table:table-cell>
          <table:table-cell office:value-type="float" office:value="243.332" calcext:value-type="float">
            <text:p>243.332</text:p>
          </table:table-cell>
          <table:table-cell office:value-type="float" office:value="375.604" calcext:value-type="float">
            <text:p>375.604</text:p>
          </table:table-cell>
          <table:table-cell table:formula="of:=[.E34]-[.E33]" office:value-type="float" office:value="13.3" calcext:value-type="float">
            <text:p>13.3</text:p>
          </table:table-cell>
          <table:table-cell/>
          <table:table-cell table:formula="of:=([.B34]-1)/[.$C$4]" office:value-type="float" office:value="0.1125" calcext:value-type="float">
            <text:p>0.1125</text:p>
          </table:table-cell>
          <table:table-cell table:formula="of:=([.E34]-[.$E$7]) *[.$F$4]" office:value-type="float" office:value="0.127224578313253" calcext:value-type="float">
            <text:p>0.127224578313253</text:p>
          </table:table-cell>
          <table:table-cell table:number-columns-repeated="3"/>
          <table:table-cell table:formula="of:=[.M33]+1" office:value-type="float" office:value="29" calcext:value-type="float">
            <text:p>29</text:p>
          </table:table-cell>
          <table:table-cell office:value-type="float" office:value="4792" calcext:value-type="float">
            <text:p>4792</text:p>
          </table:table-cell>
          <table:table-cell office:value-type="float" office:value="243.332" calcext:value-type="float">
            <text:p>243.332</text:p>
          </table:table-cell>
          <table:table-cell office:value-type="float" office:value="375.604" calcext:value-type="float">
            <text:p>375.604</text:p>
          </table:table-cell>
          <table:table-cell table:formula="of:=([.P34]-[.P33])/([.M34]-[.M33])" office:value-type="float" office:value="13.3" calcext:value-type="float">
            <text:p>13.300</text:p>
          </table:table-cell>
          <table:table-cell table:formula="of:=([.M34]-1)/[.$C$4]" office:value-type="float" office:value="0.116666666666667" calcext:value-type="float">
            <text:p>0.1167</text:p>
          </table:table-cell>
          <table:table-cell table:formula="of:=([.P34]-[.$E$7]) *[.$F$4]" office:value-type="float" office:value="0.127224578313253" calcext:value-type="float">
            <text:p>0.1272</text:p>
          </table:table-cell>
          <table:table-cell table:formula="of:=([.$O$7]-[.O34])*[.$Q$4]" office:value-type="float" office:value="0.021624578313253" calcext:value-type="float">
            <text:p>0.02162457831325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703" calcext:value-type="float">
            <text:p>4703</text:p>
          </table:table-cell>
          <table:table-cell office:value-type="float" office:value="241.936" calcext:value-type="float">
            <text:p>241.936</text:p>
          </table:table-cell>
          <table:table-cell office:value-type="float" office:value="389.372" calcext:value-type="float">
            <text:p>389.372</text:p>
          </table:table-cell>
          <table:table-cell table:formula="of:=[.E35]-[.E34]" office:value-type="float" office:value="13.768" calcext:value-type="float">
            <text:p>13.768</text:p>
          </table:table-cell>
          <table:table-cell/>
          <table:table-cell table:formula="of:=([.B35]-1)/[.$C$4]" office:value-type="float" office:value="0.116666666666667" calcext:value-type="float">
            <text:p>0.116666666666667</text:p>
          </table:table-cell>
          <table:table-cell table:formula="of:=([.E35]-[.$E$7]) *[.$F$4]" office:value-type="float" office:value="0.133859759036145" calcext:value-type="float">
            <text:p>0.133859759036145</text:p>
          </table:table-cell>
          <table:table-cell table:number-columns-repeated="3"/>
          <table:table-cell table:formula="of:=[.M34]+1" office:value-type="float" office:value="30" calcext:value-type="float">
            <text:p>30</text:p>
          </table:table-cell>
          <table:table-cell office:value-type="float" office:value="4703" calcext:value-type="float">
            <text:p>4703</text:p>
          </table:table-cell>
          <table:table-cell office:value-type="float" office:value="241.936" calcext:value-type="float">
            <text:p>241.936</text:p>
          </table:table-cell>
          <table:table-cell office:value-type="float" office:value="389.372" calcext:value-type="float">
            <text:p>389.372</text:p>
          </table:table-cell>
          <table:table-cell table:formula="of:=([.P35]-[.P34])/([.M35]-[.M34])" office:value-type="float" office:value="13.768" calcext:value-type="float">
            <text:p>13.768</text:p>
          </table:table-cell>
          <table:table-cell table:formula="of:=([.M35]-1)/[.$C$4]" office:value-type="float" office:value="0.120833333333333" calcext:value-type="float">
            <text:p>0.1208</text:p>
          </table:table-cell>
          <table:table-cell table:formula="of:=([.P35]-[.$E$7]) *[.$F$4]" office:value-type="float" office:value="0.133859759036145" calcext:value-type="float">
            <text:p>0.1339</text:p>
          </table:table-cell>
          <table:table-cell table:formula="of:=([.$O$7]-[.O35])*[.$Q$4]" office:value-type="float" office:value="0.0222973493975904" calcext:value-type="float">
            <text:p>0.022297349397590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715" calcext:value-type="float">
            <text:p>4715</text:p>
          </table:table-cell>
          <table:table-cell office:value-type="float" office:value="240.441" calcext:value-type="float">
            <text:p>240.441</text:p>
          </table:table-cell>
          <table:table-cell office:value-type="float" office:value="403.602" calcext:value-type="float">
            <text:p>403.602</text:p>
          </table:table-cell>
          <table:table-cell table:formula="of:=[.E36]-[.E35]" office:value-type="float" office:value="14.23" calcext:value-type="float">
            <text:p>14.23</text:p>
          </table:table-cell>
          <table:table-cell/>
          <table:table-cell table:formula="of:=([.B36]-1)/[.$C$4]" office:value-type="float" office:value="0.120833333333333" calcext:value-type="float">
            <text:p>0.120833333333333</text:p>
          </table:table-cell>
          <table:table-cell table:formula="of:=([.E36]-[.$E$7]) *[.$F$4]" office:value-type="float" office:value="0.140717590361446" calcext:value-type="float">
            <text:p>0.140717590361446</text:p>
          </table:table-cell>
          <table:table-cell table:number-columns-repeated="3"/>
          <table:table-cell table:formula="of:=[.M35]+1" office:value-type="float" office:value="31" calcext:value-type="float">
            <text:p>31</text:p>
          </table:table-cell>
          <table:table-cell office:value-type="float" office:value="4715" calcext:value-type="float">
            <text:p>4715</text:p>
          </table:table-cell>
          <table:table-cell office:value-type="float" office:value="240.441" calcext:value-type="float">
            <text:p>240.441</text:p>
          </table:table-cell>
          <table:table-cell office:value-type="float" office:value="403.602" calcext:value-type="float">
            <text:p>403.602</text:p>
          </table:table-cell>
          <table:table-cell table:formula="of:=([.P36]-[.P35])/([.M36]-[.M35])" office:value-type="float" office:value="14.23" calcext:value-type="float">
            <text:p>14.230</text:p>
          </table:table-cell>
          <table:table-cell table:formula="of:=([.M36]-1)/[.$C$4]" office:value-type="float" office:value="0.125" calcext:value-type="float">
            <text:p>0.1250</text:p>
          </table:table-cell>
          <table:table-cell table:formula="of:=([.P36]-[.$E$7]) *[.$F$4]" office:value-type="float" office:value="0.140717590361446" calcext:value-type="float">
            <text:p>0.1407</text:p>
          </table:table-cell>
          <table:table-cell table:formula="of:=([.$O$7]-[.O36])*[.$Q$4]" office:value-type="float" office:value="0.0230178313253012" calcext:value-type="float">
            <text:p>0.023017831325301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643" calcext:value-type="float">
            <text:p>4643</text:p>
          </table:table-cell>
          <table:table-cell office:value-type="float" office:value="239.044" calcext:value-type="float">
            <text:p>239.044</text:p>
          </table:table-cell>
          <table:table-cell office:value-type="float" office:value="417.781" calcext:value-type="float">
            <text:p>417.781</text:p>
          </table:table-cell>
          <table:table-cell table:formula="of:=[.E37]-[.E36]" office:value-type="float" office:value="14.179" calcext:value-type="float">
            <text:p>14.179</text:p>
          </table:table-cell>
          <table:table-cell/>
          <table:table-cell table:formula="of:=([.B37]-1)/[.$C$4]" office:value-type="float" office:value="0.125" calcext:value-type="float">
            <text:p>0.125</text:p>
          </table:table-cell>
          <table:table-cell table:formula="of:=([.E37]-[.$E$7]) *[.$F$4]" office:value-type="float" office:value="0.147550843373494" calcext:value-type="float">
            <text:p>0.147550843373494</text:p>
          </table:table-cell>
          <table:table-cell table:number-columns-repeated="3"/>
          <table:table-cell table:formula="of:=[.M36]+1" office:value-type="float" office:value="32" calcext:value-type="float">
            <text:p>32</text:p>
          </table:table-cell>
          <table:table-cell office:value-type="float" office:value="4643" calcext:value-type="float">
            <text:p>4643</text:p>
          </table:table-cell>
          <table:table-cell office:value-type="float" office:value="239.044" calcext:value-type="float">
            <text:p>239.044</text:p>
          </table:table-cell>
          <table:table-cell office:value-type="float" office:value="417.781" calcext:value-type="float">
            <text:p>417.781</text:p>
          </table:table-cell>
          <table:table-cell table:formula="of:=([.P37]-[.P36])/([.M37]-[.M36])" office:value-type="float" office:value="14.179" calcext:value-type="float">
            <text:p>14.179</text:p>
          </table:table-cell>
          <table:table-cell table:formula="of:=([.M37]-1)/[.$C$4]" office:value-type="float" office:value="0.129166666666667" calcext:value-type="float">
            <text:p>0.1292</text:p>
          </table:table-cell>
          <table:table-cell table:formula="of:=([.P37]-[.$E$7]) *[.$F$4]" office:value-type="float" office:value="0.147550843373494" calcext:value-type="float">
            <text:p>0.1476</text:p>
          </table:table-cell>
          <table:table-cell table:formula="of:=([.$O$7]-[.O37])*[.$Q$4]" office:value-type="float" office:value="0.0236910843373494" calcext:value-type="float">
            <text:p>0.023691084337349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651" calcext:value-type="float">
            <text:p>4651</text:p>
          </table:table-cell>
          <table:table-cell office:value-type="float" office:value="237.4" calcext:value-type="float">
            <text:p>237.4</text:p>
          </table:table-cell>
          <table:table-cell office:value-type="float" office:value="432.745" calcext:value-type="float">
            <text:p>432.745</text:p>
          </table:table-cell>
          <table:table-cell table:formula="of:=[.E38]-[.E37]" office:value-type="float" office:value="14.964" calcext:value-type="float">
            <text:p>14.964</text:p>
          </table:table-cell>
          <table:table-cell/>
          <table:table-cell table:formula="of:=([.B38]-1)/[.$C$4]" office:value-type="float" office:value="0.129166666666667" calcext:value-type="float">
            <text:p>0.129166666666667</text:p>
          </table:table-cell>
          <table:table-cell table:formula="of:=([.E38]-[.$E$7]) *[.$F$4]" office:value-type="float" office:value="0.154762409638554" calcext:value-type="float">
            <text:p>0.154762409638554</text:p>
          </table:table-cell>
          <table:table-cell table:number-columns-repeated="3"/>
          <table:table-cell table:formula="of:=[.M37]+1" office:value-type="float" office:value="33" calcext:value-type="float">
            <text:p>33</text:p>
          </table:table-cell>
          <table:table-cell office:value-type="float" office:value="4651" calcext:value-type="float">
            <text:p>4651</text:p>
          </table:table-cell>
          <table:table-cell office:value-type="float" office:value="237.4" calcext:value-type="float">
            <text:p>237.400</text:p>
          </table:table-cell>
          <table:table-cell office:value-type="float" office:value="432.745" calcext:value-type="float">
            <text:p>432.745</text:p>
          </table:table-cell>
          <table:table-cell table:formula="of:=([.P38]-[.P37])/([.M38]-[.M37])" office:value-type="float" office:value="14.964" calcext:value-type="float">
            <text:p>14.964</text:p>
          </table:table-cell>
          <table:table-cell table:formula="of:=([.M38]-1)/[.$C$4]" office:value-type="float" office:value="0.133333333333333" calcext:value-type="float">
            <text:p>0.1333</text:p>
          </table:table-cell>
          <table:table-cell table:formula="of:=([.P38]-[.$E$7]) *[.$F$4]" office:value-type="float" office:value="0.154762409638554" calcext:value-type="float">
            <text:p>0.1548</text:p>
          </table:table-cell>
          <table:table-cell table:formula="of:=([.$O$7]-[.O38])*[.$Q$4]" office:value-type="float" office:value="0.0244833734939759" calcext:value-type="float">
            <text:p>0.024483373493975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620" calcext:value-type="float">
            <text:p>4620</text:p>
          </table:table-cell>
          <table:table-cell office:value-type="float" office:value="236.015" calcext:value-type="float">
            <text:p>236.015</text:p>
          </table:table-cell>
          <table:table-cell office:value-type="float" office:value="447.366" calcext:value-type="float">
            <text:p>447.366</text:p>
          </table:table-cell>
          <table:table-cell table:formula="of:=[.E39]-[.E38]" office:value-type="float" office:value="14.621" calcext:value-type="float">
            <text:p>14.621</text:p>
          </table:table-cell>
          <table:table-cell/>
          <table:table-cell table:formula="of:=([.B39]-1)/[.$C$4]" office:value-type="float" office:value="0.133333333333333" calcext:value-type="float">
            <text:p>0.133333333333333</text:p>
          </table:table-cell>
          <table:table-cell table:formula="of:=([.E39]-[.$E$7]) *[.$F$4]" office:value-type="float" office:value="0.161808674698795" calcext:value-type="float">
            <text:p>0.161808674698795</text:p>
          </table:table-cell>
          <table:table-cell table:number-columns-repeated="3"/>
          <table:table-cell table:formula="of:=[.M38]+1" office:value-type="float" office:value="34" calcext:value-type="float">
            <text:p>34</text:p>
          </table:table-cell>
          <table:table-cell office:value-type="float" office:value="4620" calcext:value-type="float">
            <text:p>4620</text:p>
          </table:table-cell>
          <table:table-cell office:value-type="float" office:value="236.015" calcext:value-type="float">
            <text:p>236.015</text:p>
          </table:table-cell>
          <table:table-cell office:value-type="float" office:value="447.366" calcext:value-type="float">
            <text:p>447.366</text:p>
          </table:table-cell>
          <table:table-cell table:formula="of:=([.P39]-[.P38])/([.M39]-[.M38])" office:value-type="float" office:value="14.621" calcext:value-type="float">
            <text:p>14.621</text:p>
          </table:table-cell>
          <table:table-cell table:formula="of:=([.M39]-1)/[.$C$4]" office:value-type="float" office:value="0.1375" calcext:value-type="float">
            <text:p>0.1375</text:p>
          </table:table-cell>
          <table:table-cell table:formula="of:=([.P39]-[.$E$7]) *[.$F$4]" office:value-type="float" office:value="0.161808674698795" calcext:value-type="float">
            <text:p>0.1618</text:p>
          </table:table-cell>
          <table:table-cell table:formula="of:=([.$O$7]-[.O39])*[.$Q$4]" office:value-type="float" office:value="0.025150843373494" calcext:value-type="float">
            <text:p>0.025150843373494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589" calcext:value-type="float">
            <text:p>4589</text:p>
          </table:table-cell>
          <table:table-cell office:value-type="float" office:value="234.652" calcext:value-type="float">
            <text:p>234.652</text:p>
          </table:table-cell>
          <table:table-cell office:value-type="float" office:value="462.745" calcext:value-type="float">
            <text:p>462.745</text:p>
          </table:table-cell>
          <table:table-cell table:formula="of:=[.E40]-[.E39]" office:value-type="float" office:value="15.379" calcext:value-type="float">
            <text:p>15.379</text:p>
          </table:table-cell>
          <table:table-cell/>
          <table:table-cell table:formula="of:=([.B40]-1)/[.$C$4]" office:value-type="float" office:value="0.1375" calcext:value-type="float">
            <text:p>0.1375</text:p>
          </table:table-cell>
          <table:table-cell table:formula="of:=([.E40]-[.$E$7]) *[.$F$4]" office:value-type="float" office:value="0.169220240963855" calcext:value-type="float">
            <text:p>0.169220240963855</text:p>
          </table:table-cell>
          <table:table-cell table:number-columns-repeated="3"/>
          <table:table-cell table:formula="of:=[.M39]+1" office:value-type="float" office:value="35" calcext:value-type="float">
            <text:p>35</text:p>
          </table:table-cell>
          <table:table-cell office:value-type="float" office:value="4589" calcext:value-type="float">
            <text:p>4589</text:p>
          </table:table-cell>
          <table:table-cell office:value-type="float" office:value="234.652" calcext:value-type="float">
            <text:p>234.652</text:p>
          </table:table-cell>
          <table:table-cell office:value-type="float" office:value="462.745" calcext:value-type="float">
            <text:p>462.745</text:p>
          </table:table-cell>
          <table:table-cell table:formula="of:=([.P40]-[.P39])/([.M40]-[.M39])" office:value-type="float" office:value="15.379" calcext:value-type="float">
            <text:p>15.379</text:p>
          </table:table-cell>
          <table:table-cell table:formula="of:=([.M40]-1)/[.$C$4]" office:value-type="float" office:value="0.141666666666667" calcext:value-type="float">
            <text:p>0.1417</text:p>
          </table:table-cell>
          <table:table-cell table:formula="of:=([.P40]-[.$E$7]) *[.$F$4]" office:value-type="float" office:value="0.169220240963855" calcext:value-type="float">
            <text:p>0.1692</text:p>
          </table:table-cell>
          <table:table-cell table:formula="of:=([.$O$7]-[.O40])*[.$Q$4]" office:value-type="float" office:value="0.0258077108433735" calcext:value-type="float">
            <text:p>0.02580771084337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634" calcext:value-type="float">
            <text:p>4634</text:p>
          </table:table-cell>
          <table:table-cell office:value-type="float" office:value="233.206" calcext:value-type="float">
            <text:p>233.206</text:p>
          </table:table-cell>
          <table:table-cell office:value-type="float" office:value="478.383" calcext:value-type="float">
            <text:p>478.383</text:p>
          </table:table-cell>
          <table:table-cell table:formula="of:=[.E41]-[.E40]" office:value-type="float" office:value="15.638" calcext:value-type="float">
            <text:p>15.638</text:p>
          </table:table-cell>
          <table:table-cell/>
          <table:table-cell table:formula="of:=([.B41]-1)/[.$C$4]" office:value-type="float" office:value="0.141666666666667" calcext:value-type="float">
            <text:p>0.141666666666667</text:p>
          </table:table-cell>
          <table:table-cell table:formula="of:=([.E41]-[.$E$7]) *[.$F$4]" office:value-type="float" office:value="0.176756626506024" calcext:value-type="float">
            <text:p>0.176756626506024</text:p>
          </table:table-cell>
          <table:table-cell table:number-columns-repeated="3"/>
          <table:table-cell table:formula="of:=[.M40]+1" office:value-type="float" office:value="36" calcext:value-type="float">
            <text:p>36</text:p>
          </table:table-cell>
          <table:table-cell office:value-type="float" office:value="4634" calcext:value-type="float">
            <text:p>4634</text:p>
          </table:table-cell>
          <table:table-cell office:value-type="float" office:value="233.206" calcext:value-type="float">
            <text:p>233.206</text:p>
          </table:table-cell>
          <table:table-cell office:value-type="float" office:value="478.383" calcext:value-type="float">
            <text:p>478.383</text:p>
          </table:table-cell>
          <table:table-cell table:formula="of:=([.P41]-[.P40])/([.M41]-[.M40])" office:value-type="float" office:value="15.638" calcext:value-type="float">
            <text:p>15.638</text:p>
          </table:table-cell>
          <table:table-cell table:formula="of:=([.M41]-1)/[.$C$4]" office:value-type="float" office:value="0.145833333333333" calcext:value-type="float">
            <text:p>0.1458</text:p>
          </table:table-cell>
          <table:table-cell table:formula="of:=([.P41]-[.$E$7]) *[.$F$4]" office:value-type="float" office:value="0.176756626506024" calcext:value-type="float">
            <text:p>0.1768</text:p>
          </table:table-cell>
          <table:table-cell table:formula="of:=([.$O$7]-[.O41])*[.$Q$4]" office:value-type="float" office:value="0.026504578313253" calcext:value-type="float">
            <text:p>0.02650457831325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586" calcext:value-type="float">
            <text:p>4586</text:p>
          </table:table-cell>
          <table:table-cell office:value-type="float" office:value="231.869" calcext:value-type="float">
            <text:p>231.869</text:p>
          </table:table-cell>
          <table:table-cell office:value-type="float" office:value="494.027" calcext:value-type="float">
            <text:p>494.027</text:p>
          </table:table-cell>
          <table:table-cell table:formula="of:=[.E42]-[.E41]" office:value-type="float" office:value="15.644" calcext:value-type="float">
            <text:p>15.644</text:p>
          </table:table-cell>
          <table:table-cell/>
          <table:table-cell table:formula="of:=([.B42]-1)/[.$C$4]" office:value-type="float" office:value="0.145833333333333" calcext:value-type="float">
            <text:p>0.145833333333333</text:p>
          </table:table-cell>
          <table:table-cell table:formula="of:=([.E42]-[.$E$7]) *[.$F$4]" office:value-type="float" office:value="0.184295903614458" calcext:value-type="float">
            <text:p>0.184295903614458</text:p>
          </table:table-cell>
          <table:table-cell table:number-columns-repeated="3"/>
          <table:table-cell table:formula="of:=[.M41]+1" office:value-type="float" office:value="37" calcext:value-type="float">
            <text:p>37</text:p>
          </table:table-cell>
          <table:table-cell office:value-type="float" office:value="4586" calcext:value-type="float">
            <text:p>4586</text:p>
          </table:table-cell>
          <table:table-cell office:value-type="float" office:value="231.869" calcext:value-type="float">
            <text:p>231.869</text:p>
          </table:table-cell>
          <table:table-cell office:value-type="float" office:value="494.027" calcext:value-type="float">
            <text:p>494.027</text:p>
          </table:table-cell>
          <table:table-cell table:formula="of:=([.P42]-[.P41])/([.M42]-[.M41])" office:value-type="float" office:value="15.644" calcext:value-type="float">
            <text:p>15.644</text:p>
          </table:table-cell>
          <table:table-cell table:formula="of:=([.M42]-1)/[.$C$4]" office:value-type="float" office:value="0.15" calcext:value-type="float">
            <text:p>0.1500</text:p>
          </table:table-cell>
          <table:table-cell table:formula="of:=([.P42]-[.$E$7]) *[.$F$4]" office:value-type="float" office:value="0.184295903614458" calcext:value-type="float">
            <text:p>0.1843</text:p>
          </table:table-cell>
          <table:table-cell table:formula="of:=([.$O$7]-[.O42])*[.$Q$4]" office:value-type="float" office:value="0.0271489156626506" calcext:value-type="float">
            <text:p>0.027148915662650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665" calcext:value-type="float">
            <text:p>4665</text:p>
          </table:table-cell>
          <table:table-cell office:value-type="float" office:value="230.347" calcext:value-type="float">
            <text:p>230.347</text:p>
          </table:table-cell>
          <table:table-cell office:value-type="float" office:value="510.492" calcext:value-type="float">
            <text:p>510.492</text:p>
          </table:table-cell>
          <table:table-cell table:formula="of:=[.E43]-[.E42]" office:value-type="float" office:value="16.465" calcext:value-type="float">
            <text:p>16.465</text:p>
          </table:table-cell>
          <table:table-cell/>
          <table:table-cell table:formula="of:=([.B43]-1)/[.$C$4]" office:value-type="float" office:value="0.15" calcext:value-type="float">
            <text:p>0.15</text:p>
          </table:table-cell>
          <table:table-cell table:formula="of:=([.E43]-[.$E$7]) *[.$F$4]" office:value-type="float" office:value="0.192230843373494" calcext:value-type="float">
            <text:p>0.192230843373494</text:p>
          </table:table-cell>
          <table:table-cell table:number-columns-repeated="3"/>
          <table:table-cell table:formula="of:=[.M42]+1" office:value-type="float" office:value="38" calcext:value-type="float">
            <text:p>38</text:p>
          </table:table-cell>
          <table:table-cell office:value-type="float" office:value="4665" calcext:value-type="float">
            <text:p>4665</text:p>
          </table:table-cell>
          <table:table-cell office:value-type="float" office:value="230.347" calcext:value-type="float">
            <text:p>230.347</text:p>
          </table:table-cell>
          <table:table-cell office:value-type="float" office:value="510.492" calcext:value-type="float">
            <text:p>510.492</text:p>
          </table:table-cell>
          <table:table-cell table:formula="of:=([.P43]-[.P42])/([.M43]-[.M42])" office:value-type="float" office:value="16.465" calcext:value-type="float">
            <text:p>16.465</text:p>
          </table:table-cell>
          <table:table-cell table:formula="of:=([.M43]-1)/[.$C$4]" office:value-type="float" office:value="0.154166666666667" calcext:value-type="float">
            <text:p>0.1542</text:p>
          </table:table-cell>
          <table:table-cell table:formula="of:=([.P43]-[.$E$7]) *[.$F$4]" office:value-type="float" office:value="0.192230843373494" calcext:value-type="float">
            <text:p>0.1922</text:p>
          </table:table-cell>
          <table:table-cell table:formula="of:=([.$O$7]-[.O43])*[.$Q$4]" office:value-type="float" office:value="0.0278824096385542" calcext:value-type="float">
            <text:p>0.027882409638554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636" calcext:value-type="float">
            <text:p>4636</text:p>
          </table:table-cell>
          <table:table-cell office:value-type="float" office:value="228.983" calcext:value-type="float">
            <text:p>228.983</text:p>
          </table:table-cell>
          <table:table-cell office:value-type="float" office:value="526.859" calcext:value-type="float">
            <text:p>526.859</text:p>
          </table:table-cell>
          <table:table-cell table:formula="of:=[.E44]-[.E43]" office:value-type="float" office:value="16.367" calcext:value-type="float">
            <text:p>16.367</text:p>
          </table:table-cell>
          <table:table-cell/>
          <table:table-cell table:formula="of:=([.B44]-1)/[.$C$4]" office:value-type="float" office:value="0.154166666666667" calcext:value-type="float">
            <text:p>0.154166666666667</text:p>
          </table:table-cell>
          <table:table-cell table:formula="of:=([.E44]-[.$E$7]) *[.$F$4]" office:value-type="float" office:value="0.200118554216867" calcext:value-type="float">
            <text:p>0.200118554216867</text:p>
          </table:table-cell>
          <table:table-cell table:number-columns-repeated="3"/>
          <table:table-cell table:formula="of:=[.M43]+1" office:value-type="float" office:value="39" calcext:value-type="float">
            <text:p>39</text:p>
          </table:table-cell>
          <table:table-cell office:value-type="float" office:value="4636" calcext:value-type="float">
            <text:p>4636</text:p>
          </table:table-cell>
          <table:table-cell office:value-type="float" office:value="228.983" calcext:value-type="float">
            <text:p>228.983</text:p>
          </table:table-cell>
          <table:table-cell office:value-type="float" office:value="526.859" calcext:value-type="float">
            <text:p>526.859</text:p>
          </table:table-cell>
          <table:table-cell table:formula="of:=([.P44]-[.P43])/([.M44]-[.M43])" office:value-type="float" office:value="16.367" calcext:value-type="float">
            <text:p>16.367</text:p>
          </table:table-cell>
          <table:table-cell table:formula="of:=([.M44]-1)/[.$C$4]" office:value-type="float" office:value="0.158333333333333" calcext:value-type="float">
            <text:p>0.1583</text:p>
          </table:table-cell>
          <table:table-cell table:formula="of:=([.P44]-[.$E$7]) *[.$F$4]" office:value-type="float" office:value="0.200118554216867" calcext:value-type="float">
            <text:p>0.2001</text:p>
          </table:table-cell>
          <table:table-cell table:formula="of:=([.$O$7]-[.O44])*[.$Q$4]" office:value-type="float" office:value="0.0285397590361446" calcext:value-type="float">
            <text:p>0.028539759036144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656" calcext:value-type="float">
            <text:p>4656</text:p>
          </table:table-cell>
          <table:table-cell office:value-type="float" office:value="227.458" calcext:value-type="float">
            <text:p>227.458</text:p>
          </table:table-cell>
          <table:table-cell office:value-type="float" office:value="543.98" calcext:value-type="float">
            <text:p>543.98</text:p>
          </table:table-cell>
          <table:table-cell table:formula="of:=[.E45]-[.E44]" office:value-type="float" office:value="17.121" calcext:value-type="float">
            <text:p>17.121</text:p>
          </table:table-cell>
          <table:table-cell/>
          <table:table-cell table:formula="of:=([.B45]-1)/[.$C$4]" office:value-type="float" office:value="0.158333333333333" calcext:value-type="float">
            <text:p>0.158333333333333</text:p>
          </table:table-cell>
          <table:table-cell table:formula="of:=([.E45]-[.$E$7]) *[.$F$4]" office:value-type="float" office:value="0.208369638554217" calcext:value-type="float">
            <text:p>0.208369638554217</text:p>
          </table:table-cell>
          <table:table-cell table:number-columns-repeated="3"/>
          <table:table-cell table:formula="of:=[.M44]+1" office:value-type="float" office:value="40" calcext:value-type="float">
            <text:p>40</text:p>
          </table:table-cell>
          <table:table-cell office:value-type="float" office:value="4656" calcext:value-type="float">
            <text:p>4656</text:p>
          </table:table-cell>
          <table:table-cell office:value-type="float" office:value="227.458" calcext:value-type="float">
            <text:p>227.458</text:p>
          </table:table-cell>
          <table:table-cell office:value-type="float" office:value="543.98" calcext:value-type="float">
            <text:p>543.980</text:p>
          </table:table-cell>
          <table:table-cell table:formula="of:=([.P45]-[.P44])/([.M45]-[.M44])" office:value-type="float" office:value="17.121" calcext:value-type="float">
            <text:p>17.121</text:p>
          </table:table-cell>
          <table:table-cell table:formula="of:=([.M45]-1)/[.$C$4]" office:value-type="float" office:value="0.1625" calcext:value-type="float">
            <text:p>0.1625</text:p>
          </table:table-cell>
          <table:table-cell table:formula="of:=([.P45]-[.$E$7]) *[.$F$4]" office:value-type="float" office:value="0.208369638554217" calcext:value-type="float">
            <text:p>0.2084</text:p>
          </table:table-cell>
          <table:table-cell table:formula="of:=([.$O$7]-[.O45])*[.$Q$4]" office:value-type="float" office:value="0.0292746987951807" calcext:value-type="float">
            <text:p>0.029274698795180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697" calcext:value-type="float">
            <text:p>4697</text:p>
          </table:table-cell>
          <table:table-cell office:value-type="float" office:value="226.093" calcext:value-type="float">
            <text:p>226.093</text:p>
          </table:table-cell>
          <table:table-cell office:value-type="float" office:value="561.13" calcext:value-type="float">
            <text:p>561.13</text:p>
          </table:table-cell>
          <table:table-cell table:formula="of:=[.E46]-[.E45]" office:value-type="float" office:value="17.15" calcext:value-type="float">
            <text:p>17.15</text:p>
          </table:table-cell>
          <table:table-cell/>
          <table:table-cell table:formula="of:=([.B46]-1)/[.$C$4]" office:value-type="float" office:value="0.1625" calcext:value-type="float">
            <text:p>0.1625</text:p>
          </table:table-cell>
          <table:table-cell table:formula="of:=([.E46]-[.$E$7]) *[.$F$4]" office:value-type="float" office:value="0.216634698795181" calcext:value-type="float">
            <text:p>0.216634698795181</text:p>
          </table:table-cell>
          <table:table-cell table:number-columns-repeated="3"/>
          <table:table-cell table:formula="of:=[.M45]+1" office:value-type="float" office:value="41" calcext:value-type="float">
            <text:p>41</text:p>
          </table:table-cell>
          <table:table-cell office:value-type="float" office:value="4697" calcext:value-type="float">
            <text:p>4697</text:p>
          </table:table-cell>
          <table:table-cell office:value-type="float" office:value="226.093" calcext:value-type="float">
            <text:p>226.093</text:p>
          </table:table-cell>
          <table:table-cell office:value-type="float" office:value="561.13" calcext:value-type="float">
            <text:p>561.130</text:p>
          </table:table-cell>
          <table:table-cell table:formula="of:=([.P46]-[.P45])/([.M46]-[.M45])" office:value-type="float" office:value="17.15" calcext:value-type="float">
            <text:p>17.150</text:p>
          </table:table-cell>
          <table:table-cell table:formula="of:=([.M46]-1)/[.$C$4]" office:value-type="float" office:value="0.166666666666667" calcext:value-type="float">
            <text:p>0.1667</text:p>
          </table:table-cell>
          <table:table-cell table:formula="of:=([.P46]-[.$E$7]) *[.$F$4]" office:value-type="float" office:value="0.216634698795181" calcext:value-type="float">
            <text:p>0.2166</text:p>
          </table:table-cell>
          <table:table-cell table:formula="of:=([.$O$7]-[.O46])*[.$Q$4]" office:value-type="float" office:value="0.0299325301204819" calcext:value-type="float">
            <text:p>0.029932530120481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685" calcext:value-type="float">
            <text:p>4685</text:p>
          </table:table-cell>
          <table:table-cell office:value-type="float" office:value="224.575" calcext:value-type="float">
            <text:p>224.575</text:p>
          </table:table-cell>
          <table:table-cell office:value-type="float" office:value="578.847" calcext:value-type="float">
            <text:p>578.847</text:p>
          </table:table-cell>
          <table:table-cell table:formula="of:=[.E47]-[.E46]" office:value-type="float" office:value="17.717" calcext:value-type="float">
            <text:p>17.717</text:p>
          </table:table-cell>
          <table:table-cell/>
          <table:table-cell table:formula="of:=([.B47]-1)/[.$C$4]" office:value-type="float" office:value="0.166666666666667" calcext:value-type="float">
            <text:p>0.166666666666667</text:p>
          </table:table-cell>
          <table:table-cell table:formula="of:=([.E47]-[.$E$7]) *[.$F$4]" office:value-type="float" office:value="0.225173012048193" calcext:value-type="float">
            <text:p>0.225173012048193</text:p>
          </table:table-cell>
          <table:table-cell table:number-columns-repeated="3"/>
          <table:table-cell table:style-name="ce7" table:formula="of:=[.M46]+1" office:value-type="float" office:value="42" calcext:value-type="float">
            <text:p>42</text:p>
          </table:table-cell>
          <table:table-cell table:style-name="ce7" office:value-type="float" office:value="4685" calcext:value-type="float">
            <text:p>4685</text:p>
          </table:table-cell>
          <table:table-cell table:style-name="ce10" office:value-type="float" office:value="224.575" calcext:value-type="float">
            <text:p>224.575</text:p>
          </table:table-cell>
          <table:table-cell table:style-name="ce10" office:value-type="float" office:value="578.847" calcext:value-type="float">
            <text:p>578.847</text:p>
          </table:table-cell>
          <table:table-cell table:style-name="ce10" table:formula="of:=([.P47]-[.P46])/([.M47]-[.M46])" office:value-type="float" office:value="17.717" calcext:value-type="float">
            <text:p>17.717</text:p>
          </table:table-cell>
          <table:table-cell table:style-name="ce16" table:formula="of:=([.M47]-1)/[.$C$4]" office:value-type="float" office:value="0.170833333333333" calcext:value-type="float">
            <text:p>0.1708</text:p>
          </table:table-cell>
          <table:table-cell table:style-name="ce16" table:formula="of:=([.P47]-[.$E$7]) *[.$F$4]" office:value-type="float" office:value="0.225173012048193" calcext:value-type="float">
            <text:p>0.2252</text:p>
          </table:table-cell>
          <table:table-cell table:formula="of:=([.$O$7]-[.O47])*[.$Q$4]" office:value-type="float" office:value="0.0306640963855422" calcext:value-type="float">
            <text:p>0.0306640963855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20:03:24.946245284</meta:creation-date>
    <meta:generator>LibreOffice/7.3.7.2$Linux_X86_64 LibreOffice_project/30$Build-2</meta:generator>
    <dc:date>2025-10-12T16:19:11.062571179</dc:date>
    <meta:editing-duration>PT2H42M22S</meta:editing-duration>
    <meta:editing-cycles>12</meta:editing-cycles>
    <meta:document-statistic meta:table-count="5" meta:cell-count="3148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8.999cm" xlink:href=".." xlink:type="simple" chart:class="chart:scatter" chart:style-name="ch1">
        <chart:plot-area chart:style-name="ch2" table:cell-range-address="results4.G7:results4.H47" svg:x="1.321cm" svg:y="0.179cm" svg:width="14.365cm" svg:height="7.67cm">
          <chart:coordinate-region svg:x="2.249cm" svg:y="0.381cm" svg:width="13.098cm" svg:height="6.815cm"/>
          <chart:axis chart:dimension="x" chart:name="primary-x" chart:style-name="ch3">
            <chart:title svg:x="7.874cm" svg:y="8.028cm" chart:style-name="ch4">
              <text:p>Time (s)</text:p>
            </chart:title>
          </chart:axis>
          <chart:axis chart:dimension="y" chart:name="primary-y" chart:style-name="ch5">
            <chart:title svg:x="0.451cm" svg:y="5.384cm" chart:style-name="ch6">
              <text:p>y displacement (m)</text:p>
            </chart:title>
          </chart:axis>
          <chart:series chart:style-name="ch7" chart:values-cell-range-address="results4.H7:results4.H47" chart:class="chart:scatter">
            <chart:domain table:cell-range-address="results4.G7:results4.G47"/>
            <chart:regression-curve chart:style-name="ch8">
              <chart:equation chart:display-equation="true" chart:display-r-square="true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4.G7:results4.G47</svg:desc>
                </draw:g>
              </table:table-cell>
              <table:table-cell office:value-type="float" office:value="0">
                <text:p>0</text:p>
                <draw:g>
                  <svg:desc>results4.H7:results4.H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42216867469879">
                <text:p>0.00242216867469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542698795180723">
                <text:p>0.00542698795180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849638554216867">
                <text:p>0.00849638554216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14424096385542">
                <text:p>0.0114424096385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4409156626506">
                <text:p>0.014409156626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177257831325301">
                <text:p>0.0177257831325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210284337349398">
                <text:p>0.0210284337349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4504578313253">
                <text:p>0.024504578313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282269879518072">
                <text:p>0.0282269879518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19021686746988">
                <text:p>0.0319021686746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35990843373494">
                <text:p>0.035990843373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400053012048193">
                <text:p>0.0400053012048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445614457831325">
                <text:p>0.0445614457831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91946987951807">
                <text:p>0.04919469879518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536718072289157">
                <text:p>0.0536718072289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584819277108434">
                <text:p>0.0584819277108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682221686746988">
                <text:p>0.0682221686746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733098795180723">
                <text:p>0.0733098795180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785489156626506">
                <text:p>0.0785489156626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9402409638554">
                <text:p>0.08394024096385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0.0893966265060241">
                <text:p>0.08939662650602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950809638554217">
                <text:p>0.0950809638554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100760481927711">
                <text:p>0.100760481927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106812048192771">
                <text:p>0.1068120481927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12793253012048">
                <text:p>0.112793253012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18846746987952">
                <text:p>0.1188467469879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5">
                <text:p>0.1125</text:p>
              </table:table-cell>
              <table:table-cell office:value-type="float" office:value="0.125115662650602">
                <text:p>0.125115662650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31373975903614">
                <text:p>0.131373975903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37899759036145">
                <text:p>0.137899759036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">
                <text:p>0.125</text:p>
              </table:table-cell>
              <table:table-cell office:value-type="float" office:value="0.144299277108434">
                <text:p>0.1442992771084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51080963855422">
                <text:p>0.1510809638554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57904578313253">
                <text:p>0.1579045783132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75">
                <text:p>0.1375</text:p>
              </table:table-cell>
              <table:table-cell office:value-type="float" office:value="0.164739759036145">
                <text:p>0.1647397590361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71838072289157">
                <text:p>0.1718380722891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78886746987952">
                <text:p>0.1788867469879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  <table:table-cell office:value-type="float" office:value="0.186106987951807">
                <text:p>0.1861069879518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193348915662651">
                <text:p>0.1933489156626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0082843373494">
                <text:p>0.200828433734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25">
                <text:p>0.1625</text:p>
              </table:table-cell>
              <table:table-cell office:value-type="float" office:value="0.208579759036145">
                <text:p>0.2085797590361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16373012048193">
                <text:p>0.216373012048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draw:stroke="dash" draw:stroke-dash="Ultrafine_20_Dashed" svg:stroke-color="#ff0000"/>
    </style:style>
    <style:style style:name="ch10" style:family="chart" style:data-style-name="N111"/>
    <style:style style:name="ch11" style:family="chart">
      <style:chart-properties chart:solid-type="cuboid" chart:symbol-type="named-symbol" chart:symbol-name="x" chart:symbol-width="0.25cm" chart:symbol-height="0.25cm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5f_5f_5f_5f_5f_5f_5f_5f_5f_5f_5f_5f_5f_5f_5f_5f_5f_5f_5f_5f_5f_5f_5f_5f_5f_5f_5f_5f_5f_5f_5f_20_5f_5f_5f_5f_5f_5f_5f_5f_5f_5f_5f_5f_5f_5f_5f_5f_5f_5f_5f_5f_5f_5f_5f_5f_5f_5f_5f_5f_5f_5f_5f_Dashed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scatter" chart:column-mapping="1 2 0" chart:style-name="ch1">
        <chart:title svg:x="4.599cm" svg:y="0.004cm" chart:style-name="ch2">
          <text:p>y-displacement of a dropped ball</text:p>
        </chart:title>
        <chart:plot-area chart:style-name="ch3" table:cell-range-address="results2.R7:results2.S46 results1.V7:results1.V49" svg:x="0.571cm" svg:y="0.528cm" svg:width="15.074cm" svg:height="8.02cm">
          <chart:coordinate-region svg:x="1.499cm" svg:y="0.73cm" svg:width="13.616cm" svg:height="7.165cm"/>
          <chart:axis chart:dimension="x" chart:name="primary-x" chart:style-name="ch4">
            <chart:title svg:x="7.532cm" svg:y="8.441cm" chart:style-name="ch5">
              <text:p>time (s)</text:p>
            </chart:title>
          </chart:axis>
          <chart:axis chart:dimension="y" chart:name="primary-y" chart:style-name="ch6">
            <chart:title svg:x="0cm" svg:y="5.918cm" chart:style-name="ch7">
              <text:p>y-displacement (m)</text:p>
            </chart:title>
          </chart:axis>
          <chart:series chart:style-name="ch8" chart:values-cell-range-address="results2.S7:results2.S46" chart:class="chart:scatter">
            <chart:domain table:cell-range-address="results2.R7:results2.R46"/>
            <chart:regression-curve chart:style-name="ch9">
              <chart:equation chart:display-equation="true" chart:display-r-square="true" svg:x="1.762cm" svg:y="1.223cm" chart:style-name="ch10"/>
            </chart:regression-curve>
            <chart:data-point chart:repeated="29"/>
            <chart:data-point chart:style-name="ch11"/>
            <chart:data-point chart:repeated="10"/>
          </chart:series>
          <chart:series chart:style-name="ch12" chart:values-cell-range-address="results1.V7:results1.V49" chart:class="chart:scatter">
            <chart:domain table:cell-range-address="results1.R7:results1.R49"/>
            <chart:data-point chart:repeated="4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R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2.R7:results2.R46</svg:desc>
                </draw:g>
              </table:table-cell>
              <table:table-cell office:value-type="float" office:value="0">
                <text:p>0</text:p>
                <draw:g>
                  <svg:desc>results2.S7:results2.S46</svg:desc>
                </draw:g>
              </table:table-cell>
              <table:table-cell office:value-type="float" office:value="0">
                <text:p>0</text:p>
                <draw:g>
                  <svg:desc>results1.R7:results1.R49</svg:desc>
                </draw:g>
              </table:table-cell>
              <table:table-cell office:value-type="float" office:value="NaN">
                <text:p>NaN</text:p>
                <draw:g>
                  <svg:desc>results1.V7:results1.V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32229885057471">
                <text:p>0.00232229885057471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71586206896551">
                <text:p>0.00471586206896551</text:p>
              </table:table-cell>
              <table:table-cell office:value-type="float" office:value="0.0125">
                <text:p>0.0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736873563218391">
                <text:p>0.0073687356321839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00809195402299">
                <text:p>0.010080919540229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29806896551724">
                <text:p>0.012980689655172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191245977011494">
                <text:p>0.0191245977011494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25186206896552">
                <text:p>0.022518620689655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0.025928275862069">
                <text:p>0.02592827586206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295328735632184">
                <text:p>0.0295328735632184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333402298850575">
                <text:p>0.0333402298850575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0.0371871264367816">
                <text:p>0.0371871264367816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412813793103448">
                <text:p>0.0412813793103448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53958620689655">
                <text:p>0.045395862068965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0.0497411494252874">
                <text:p>0.0497411494252874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542133333333333">
                <text:p>0.054213333333333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587958620689655">
                <text:p>0.0587958620689655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0.0636091954022989">
                <text:p>0.0636091954022989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684386206896552">
                <text:p>0.0684386206896552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735245977011494">
                <text:p>0.073524597701149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0.0786142528735632">
                <text:p>0.0786142528735632</text:p>
              </table:table-cell>
              <table:table-cell office:value-type="float" office:value="0.0875">
                <text:p>0.0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83903908045977">
                <text:p>0.083903908045977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0893347126436782">
                <text:p>0.0893347126436782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0.0948588505747126">
                <text:p>0.094858850574712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00600459770115">
                <text:p>0.10060045977011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06331954022989">
                <text:p>0.106331954022989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0.112358620689655">
                <text:p>0.112358620689655</text:p>
              </table:table-cell>
              <table:table-cell office:value-type="float" office:value="0.1125">
                <text:p>0.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18335632183908">
                <text:p>0.11833563218390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24488735632184">
                <text:p>0.124488735632184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30806436781609">
                <text:p>0.130806436781609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37097931034483">
                <text:p>0.137097931034483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43679540229885">
                <text:p>0.143679540229885</text:p>
              </table:table-cell>
              <table:table-cell office:value-type="float" office:value="0.1375">
                <text:p>0.1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0.150239540229885">
                <text:p>0.15023954022988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57016091954023">
                <text:p>0.157016091954023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63906206896552">
                <text:p>0.163906206896552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0.170776091954023">
                <text:p>0.170776091954023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177970574712644">
                <text:p>0.177970574712644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185110344827586">
                <text:p>0.185110344827586</text:p>
              </table:table-cell>
              <table:table-cell office:value-type="float" office:value="0.1625">
                <text:p>0.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00024827586207">
                <text:p>0.20002482758620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20764183908046">
                <text:p>0.20764183908046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5">
                <text:p>0.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draw:stroke="dash" draw:stroke-dash="Ultrafine_20_Dashed" svg:stroke-color="#ff0000"/>
    </style:style>
    <style:style style:name="ch10" style:family="chart" style:data-style-name="N111"/>
    <style:style style:name="ch11" style:family="chart">
      <style:chart-properties chart:solid-type="cuboid" chart:symbol-type="named-symbol" chart:symbol-name="x" chart:symbol-width="0.25cm" chart:symbol-height="0.25cm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Dashed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scatter" chart:column-mapping="0 1 1" chart:style-name="ch1">
        <chart:title svg:x="4.599cm" svg:y="0.005cm" chart:style-name="ch2">
          <text:p>y-displacement of a dropped ball</text:p>
        </chart:title>
        <chart:plot-area chart:style-name="ch3" table:cell-range-address="results1.R7:results1.S36" svg:x="0.19cm" svg:y="0.527cm" svg:width="15.456cm" svg:height="8.021cm">
          <chart:coordinate-region svg:x="1.499cm" svg:y="0.73cm" svg:width="13.616cm" svg:height="7.165cm"/>
          <chart:axis chart:dimension="x" chart:name="primary-x" chart:style-name="ch4">
            <chart:title svg:x="7.342cm" svg:y="8.441cm" chart:style-name="ch5">
              <text:p>time (s)</text:p>
            </chart:title>
          </chart:axis>
          <chart:axis chart:dimension="y" chart:name="primary-y" chart:style-name="ch6">
            <chart:title svg:x="0cm" svg:y="5.917cm" chart:style-name="ch7">
              <text:p>y-displacement (m)</text:p>
            </chart:title>
          </chart:axis>
          <chart:series chart:style-name="ch8" chart:values-cell-range-address="results1.S7:results1.S36" chart:class="chart:scatter">
            <chart:domain table:cell-range-address="results1.R7:results1.R36"/>
            <chart:regression-curve chart:style-name="ch9">
              <chart:equation chart:display-equation="true" chart:display-r-square="true" svg:x="1.762cm" svg:y="1.223cm" chart:style-name="ch10"/>
            </chart:regression-curve>
            <chart:data-point chart:repeated="29"/>
            <chart:data-point chart:style-name="ch11"/>
          </chart:series>
          <chart:series chart:style-name="ch12" chart:values-cell-range-address="results1.S7:results1.S36" chart:class="chart:scatte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1.R7:results1.R36</svg:desc>
                </draw:g>
              </table:table-cell>
              <table:table-cell office:value-type="float" office:value="0">
                <text:p>0</text:p>
                <draw:g>
                  <svg:desc>results1.S7:results1.S36</svg:desc>
                </draw:g>
              </table:table-cell>
              <table:table-cell office:value-type="float" office:value="0">
                <text:p>0</text:p>
                <draw:g>
                  <svg:desc>results1.S7:results1.S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196307692307692">
                <text:p>0.00196307692307692</text:p>
              </table:table-cell>
              <table:table-cell office:value-type="float" office:value="0.00196307692307692">
                <text:p>0.00196307692307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0.00632571428571429">
                <text:p>0.00632571428571429</text:p>
              </table:table-cell>
              <table:table-cell office:value-type="float" office:value="0.00632571428571429">
                <text:p>0.00632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86843956043956">
                <text:p>0.0086843956043956</text:p>
              </table:table-cell>
              <table:table-cell office:value-type="float" office:value="0.0086843956043956">
                <text:p>0.0086843956043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13094505494506">
                <text:p>0.0113094505494506</text:p>
              </table:table-cell>
              <table:table-cell office:value-type="float" office:value="0.0113094505494506">
                <text:p>0.0113094505494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0.0139472527472527">
                <text:p>0.0139472527472527</text:p>
              </table:table-cell>
              <table:table-cell office:value-type="float" office:value="0.0139472527472527">
                <text:p>0.0139472527472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168334065934066">
                <text:p>0.0168334065934066</text:p>
              </table:table-cell>
              <table:table-cell office:value-type="float" office:value="0.0168334065934066">
                <text:p>0.0168334065934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98171428571429">
                <text:p>0.0198171428571429</text:p>
              </table:table-cell>
              <table:table-cell office:value-type="float" office:value="0.0198171428571429">
                <text:p>0.0198171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0.0228153846153846">
                <text:p>0.0228153846153846</text:p>
              </table:table-cell>
              <table:table-cell office:value-type="float" office:value="0.0228153846153846">
                <text:p>0.0228153846153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260540659340659">
                <text:p>0.0260540659340659</text:p>
              </table:table-cell>
              <table:table-cell office:value-type="float" office:value="0.0260540659340659">
                <text:p>0.0260540659340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293745054945055">
                <text:p>0.0293745054945055</text:p>
              </table:table-cell>
              <table:table-cell office:value-type="float" office:value="0.0293745054945055">
                <text:p>0.0293745054945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0.032887032967033">
                <text:p>0.032887032967033</text:p>
              </table:table-cell>
              <table:table-cell office:value-type="float" office:value="0.032887032967033">
                <text:p>0.0328870329670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364791208791209">
                <text:p>0.0364791208791209</text:p>
              </table:table-cell>
              <table:table-cell office:value-type="float" office:value="0.0364791208791209">
                <text:p>0.0364791208791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02413186813187">
                <text:p>0.0402413186813187</text:p>
              </table:table-cell>
              <table:table-cell office:value-type="float" office:value="0.0402413186813187">
                <text:p>0.0402413186813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0.0441547252747253">
                <text:p>0.0441547252747253</text:p>
              </table:table-cell>
              <table:table-cell office:value-type="float" office:value="0.0441547252747253">
                <text:p>0.0441547252747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481081318681319">
                <text:p>0.0481081318681319</text:p>
              </table:table-cell>
              <table:table-cell office:value-type="float" office:value="0.0481081318681319">
                <text:p>0.0481081318681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522940659340659">
                <text:p>0.0522940659340659</text:p>
              </table:table-cell>
              <table:table-cell office:value-type="float" office:value="0.0522940659340659">
                <text:p>0.0522940659340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0.0565041758241758">
                <text:p>0.0565041758241758</text:p>
              </table:table-cell>
              <table:table-cell office:value-type="float" office:value="0.0565041758241758">
                <text:p>0.0565041758241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609340659340659">
                <text:p>0.0609340659340659</text:p>
              </table:table-cell>
              <table:table-cell office:value-type="float" office:value="0.0609340659340659">
                <text:p>0.06093406593406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654874725274725">
                <text:p>0.0654874725274725</text:p>
              </table:table-cell>
              <table:table-cell office:value-type="float" office:value="0.0654874725274725">
                <text:p>0.0654874725274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0.0701024175824176">
                <text:p>0.0701024175824176</text:p>
              </table:table-cell>
              <table:table-cell office:value-type="float" office:value="0.0701024175824176">
                <text:p>0.07010241758241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748795604395604">
                <text:p>0.0748795604395604</text:p>
              </table:table-cell>
              <table:table-cell office:value-type="float" office:value="0.0748795604395604">
                <text:p>0.0748795604395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0797301098901099">
                <text:p>0.0797301098901099</text:p>
              </table:table-cell>
              <table:table-cell office:value-type="float" office:value="0.0797301098901099">
                <text:p>0.07973010989010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0.0847784615384615">
                <text:p>0.0847784615384615</text:p>
              </table:table-cell>
              <table:table-cell office:value-type="float" office:value="0.0847784615384615">
                <text:p>0.0847784615384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0898707692307692">
                <text:p>0.0898707692307692</text:p>
              </table:table-cell>
              <table:table-cell office:value-type="float" office:value="0.0898707692307692">
                <text:p>0.0898707692307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0951068131868132">
                <text:p>0.0951068131868132</text:p>
              </table:table-cell>
              <table:table-cell office:value-type="float" office:value="0.0951068131868132">
                <text:p>0.0951068131868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0.100495824175824">
                <text:p>0.100495824175824</text:p>
              </table:table-cell>
              <table:table-cell office:value-type="float" office:value="0.100495824175824">
                <text:p>0.100495824175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05878241758242">
                <text:p>0.105878241758242</text:p>
              </table:table-cell>
              <table:table-cell office:value-type="float" office:value="0.105878241758242">
                <text:p>0.1058782417582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11481758241758">
                <text:p>0.111481758241758</text:p>
              </table:table-cell>
              <table:table-cell office:value-type="float" office:value="0.111481758241758">
                <text:p>0.1114817582417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17062857142857">
                <text:p>0.117062857142857</text:p>
              </table:table-cell>
              <table:table-cell office:value-type="float" office:value="0.117062857142857">
                <text:p>0.1170628571428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draw:stroke="dash" draw:stroke-dash="Ultrafine_20_Dashed" svg:stroke-color="#ff0000"/>
    </style:style>
    <style:style style:name="ch10" style:family="chart" style:data-style-name="N11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scatter" chart:style-name="ch1">
        <chart:title svg:x="4.599cm" svg:y="0.006cm" chart:style-name="ch2">
          <text:p>y-displacement of a dropped ball</text:p>
        </chart:title>
        <chart:plot-area chart:style-name="ch3" table:cell-range-address="results2.R7:results2.S32" svg:x="0.19cm" svg:y="0.528cm" svg:width="15.455cm" svg:height="8.02cm">
          <chart:coordinate-region svg:x="1.499cm" svg:y="0.73cm" svg:width="13.616cm" svg:height="7.165cm"/>
          <chart:axis chart:dimension="x" chart:name="primary-x" chart:style-name="ch4">
            <chart:title svg:x="7.341cm" svg:y="8.441cm" chart:style-name="ch5">
              <text:p>time (s)</text:p>
            </chart:title>
          </chart:axis>
          <chart:axis chart:dimension="y" chart:name="primary-y" chart:style-name="ch6">
            <chart:title svg:x="0cm" svg:y="5.918cm" chart:style-name="ch7">
              <text:p>y-displacement (m)</text:p>
            </chart:title>
          </chart:axis>
          <chart:series chart:style-name="ch8" chart:values-cell-range-address="results2.S7:results2.S32" chart:class="chart:scatter">
            <chart:domain table:cell-range-address="results2.R7:results2.R32"/>
            <chart:regression-curve chart:style-name="ch9">
              <chart:equation chart:display-equation="true" chart:display-r-square="true" svg:x="1.762cm" svg:y="1.223cm" chart:style-name="ch10"/>
            </chart:regression-curve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2.R7:results2.R32</svg:desc>
                </draw:g>
              </table:table-cell>
              <table:table-cell office:value-type="float" office:value="0">
                <text:p>0</text:p>
                <draw:g>
                  <svg:desc>results2.S7:results2.S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32229885057471">
                <text:p>0.00232229885057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71586206896551">
                <text:p>0.00471586206896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736873563218391">
                <text:p>0.00736873563218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00809195402299">
                <text:p>0.0100809195402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29806896551724">
                <text:p>0.0129806896551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191245977011494">
                <text:p>0.0191245977011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25186206896552">
                <text:p>0.0225186206896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0.025928275862069">
                <text:p>0.025928275862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295328735632184">
                <text:p>0.0295328735632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333402298850575">
                <text:p>0.0333402298850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0.0371871264367816">
                <text:p>0.0371871264367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412813793103448">
                <text:p>0.04128137931034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53958620689655">
                <text:p>0.0453958620689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0.0497411494252874">
                <text:p>0.04974114942528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542133333333333">
                <text:p>0.05421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587958620689655">
                <text:p>0.05879586206896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0.0636091954022989">
                <text:p>0.06360919540229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684386206896552">
                <text:p>0.0684386206896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735245977011494">
                <text:p>0.0735245977011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0.0786142528735632">
                <text:p>0.07861425287356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83903908045977">
                <text:p>0.0839039080459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0893347126436782">
                <text:p>0.08933471264367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0.0948588505747126">
                <text:p>0.09485885057471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00600459770115">
                <text:p>0.100600459770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06331954022989">
                <text:p>0.10633195402298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3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draw:stroke="dash" draw:stroke-dash="Ultrafine_20_Dashed" svg:stroke-color="#ff0000"/>
    </style:style>
    <style:style style:name="ch10" style:family="chart" style:data-style-name="N113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scatter" chart:style-name="ch1">
        <chart:title svg:x="4.599cm" svg:y="0.008cm" chart:style-name="ch2">
          <text:p>y-displacement of a dropped ball</text:p>
        </chart:title>
        <chart:plot-area chart:style-name="ch3" table:cell-range-address="results3.R7:results3.R34 results3.S7:results3.S33" svg:x="0.216cm" svg:y="0.531cm" svg:width="15.416cm" svg:height="8.011cm">
          <chart:coordinate-region svg:x="1.499cm" svg:y="0.73cm" svg:width="13.616cm" svg:height="7.165cm"/>
          <chart:axis chart:dimension="x" chart:name="primary-x" chart:style-name="ch4">
            <chart:title svg:x="7.338cm" svg:y="8.431cm" chart:style-name="ch5">
              <text:p>time (s)</text:p>
            </chart:title>
          </chart:axis>
          <chart:axis chart:dimension="y" chart:name="primary-y" chart:style-name="ch6">
            <chart:title svg:x="0cm" svg:y="5.969cm" chart:style-name="ch7">
              <text:p>y-displacement (m)</text:p>
            </chart:title>
          </chart:axis>
          <chart:series chart:style-name="ch8" chart:values-cell-range-address="results3.S7:results3.S33" chart:class="chart:scatter">
            <chart:domain table:cell-range-address="results3.R7:results3.R34"/>
            <chart:regression-curve chart:style-name="ch9">
              <chart:equation chart:display-equation="true" chart:display-r-square="true" svg:x="1.762cm" svg:y="1.223cm" chart:style-name="ch10"/>
            </chart:regression-curve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R7:results3.R34</svg:desc>
                </draw:g>
              </table:table-cell>
              <table:table-cell office:value-type="float" office:value="0">
                <text:p>0</text:p>
                <draw:g>
                  <svg:desc>results3.S7:results3.S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55116279069767">
                <text:p>0.00455116279069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0.00706744186046511">
                <text:p>0.00706744186046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998">
                <text:p>0.00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29725581395349">
                <text:p>0.0129725581395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0.016226511627907">
                <text:p>0.016226511627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19486511627907">
                <text:p>0.019486511627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29074418604651">
                <text:p>0.0229074418604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0.0264795348837209">
                <text:p>0.0264795348837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01753488372093">
                <text:p>0.0301753488372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340744186046512">
                <text:p>0.0340744186046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0.0380158139534884">
                <text:p>0.0380158139534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421511627906977">
                <text:p>0.0421511627906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64344186046512">
                <text:p>0.0464344186046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0.0508376744186046">
                <text:p>0.0508376744186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554209302325581">
                <text:p>0.0554209302325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600441860465116">
                <text:p>0.0600441860465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0.0649237209302325">
                <text:p>0.0649237209302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698153488372093">
                <text:p>0.0698153488372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748655813953488">
                <text:p>0.0748655813953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0.0801390697674419">
                <text:p>0.08013906976744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853548837209302">
                <text:p>0.08535488372093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0909418604651163">
                <text:p>0.0909418604651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0.0964883720930233">
                <text:p>0.09648837209302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02175813953488">
                <text:p>0.102175813953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07988372093023">
                <text:p>0.1079883720930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0.113882790697674">
                <text:p>0.113882790697674</text:p>
              </table:table-cell>
            </table:table-row>
            <table:table-row>
              <table:table-cell office:value-type="string"/>
              <table:table-cell office:value-type="float" office:value="0.116666666666667">
                <text:p>0.116666666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draw:stroke="dash" draw:stroke-dash="Ultrafine_20_Dashed" svg:stroke-color="#ff0000"/>
    </style:style>
    <style:style style:name="ch10" style:family="chart" style:data-style-name="N11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scatter" chart:style-name="ch1">
        <chart:title svg:x="4.599cm" svg:y="0.007cm" chart:style-name="ch2">
          <text:p>y-displacement of a dropped ball</text:p>
        </chart:title>
        <chart:plot-area chart:style-name="ch3" table:cell-range-address="results4.R7:results4.S33" svg:x="0.19cm" svg:y="0.527cm" svg:width="15.455cm" svg:height="8.021cm">
          <chart:coordinate-region svg:x="1.499cm" svg:y="0.73cm" svg:width="13.616cm" svg:height="7.165cm"/>
          <chart:axis chart:dimension="x" chart:name="primary-x" chart:style-name="ch4">
            <chart:title svg:x="7.341cm" svg:y="8.441cm" chart:style-name="ch5">
              <text:p>time (s)</text:p>
            </chart:title>
          </chart:axis>
          <chart:axis chart:dimension="y" chart:name="primary-y" chart:style-name="ch6">
            <chart:title svg:x="0cm" svg:y="5.917cm" chart:style-name="ch7">
              <text:p>y-displacement (m)</text:p>
            </chart:title>
          </chart:axis>
          <chart:series chart:style-name="ch8" chart:values-cell-range-address="results4.S7:results4.S33" chart:class="chart:scatter">
            <chart:domain table:cell-range-address="results4.R7:results4.R33"/>
            <chart:regression-curve chart:style-name="ch9">
              <chart:equation chart:display-equation="true" chart:display-r-square="true" svg:x="1.762cm" svg:y="1.223cm" chart:style-name="ch10"/>
            </chart:regression-curve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4.R7:results4.R33</svg:desc>
                </draw:g>
              </table:table-cell>
              <table:table-cell office:value-type="float" office:value="0">
                <text:p>0</text:p>
                <draw:g>
                  <svg:desc>results4.S7:results4.S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42216867469879">
                <text:p>0.00242216867469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542698795180723">
                <text:p>0.00542698795180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849638554216867">
                <text:p>0.00849638554216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14424096385542">
                <text:p>0.0114424096385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4409156626506">
                <text:p>0.014409156626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177257831325301">
                <text:p>0.0177257831325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210284337349398">
                <text:p>0.0210284337349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4504578313253">
                <text:p>0.024504578313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282269879518072">
                <text:p>0.0282269879518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19021686746988">
                <text:p>0.0319021686746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35990843373494">
                <text:p>0.035990843373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400053012048193">
                <text:p>0.0400053012048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445614457831325">
                <text:p>0.0445614457831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91946987951807">
                <text:p>0.04919469879518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536718072289157">
                <text:p>0.0536718072289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584819277108434">
                <text:p>0.0584819277108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0.0682221686746988">
                <text:p>0.0682221686746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733098795180723">
                <text:p>0.0733098795180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785489156626506">
                <text:p>0.0785489156626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0.0839402409638554">
                <text:p>0.08394024096385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893966265060241">
                <text:p>0.08939662650602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0950809638554217">
                <text:p>0.0950809638554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0.100760481927711">
                <text:p>0.100760481927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06812048192771">
                <text:p>0.1068120481927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12793253012048">
                <text:p>0.112793253012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0.118846746987952">
                <text:p>0.11884674698795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draw:stroke="dash" draw:stroke-dash="Ultrafine_20_Dashed" svg:stroke-color="#ff0000"/>
    </style:style>
    <style:style style:name="ch10" style:family="chart" style:data-style-name="N11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scatter" chart:style-name="ch1">
        <chart:title svg:x="4.599cm" svg:y="0.008cm" chart:style-name="ch2">
          <text:p>y-displacement of a dropped ball</text:p>
        </chart:title>
        <chart:plot-area chart:style-name="ch3" table:cell-range-address="results5.R7:results5.S32" svg:x="0.19cm" svg:y="0.527cm" svg:width="15.455cm" svg:height="8.021cm">
          <chart:coordinate-region svg:x="1.499cm" svg:y="0.73cm" svg:width="13.616cm" svg:height="7.165cm"/>
          <chart:axis chart:dimension="x" chart:name="primary-x" chart:style-name="ch4">
            <chart:title svg:x="7.341cm" svg:y="8.441cm" chart:style-name="ch5">
              <text:p>time (s)</text:p>
            </chart:title>
          </chart:axis>
          <chart:axis chart:dimension="y" chart:name="primary-y" chart:style-name="ch6">
            <chart:title svg:x="0cm" svg:y="5.917cm" chart:style-name="ch7">
              <text:p>y-displacement (m)</text:p>
            </chart:title>
          </chart:axis>
          <chart:series chart:style-name="ch8" chart:values-cell-range-address="results5.S7:results5.S32" chart:class="chart:scatter">
            <chart:domain table:cell-range-address="results5.R7:results5.R32"/>
            <chart:regression-curve chart:style-name="ch9">
              <chart:equation chart:display-equation="true" chart:display-r-square="true" svg:x="1.762cm" svg:y="1.223cm" chart:style-name="ch10"/>
            </chart:regression-curve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5.R7:results5.R32</svg:desc>
                </draw:g>
              </table:table-cell>
              <table:table-cell office:value-type="float" office:value="0">
                <text:p>0</text:p>
                <draw:g>
                  <svg:desc>results5.S7:results5.S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58746987951807">
                <text:p>0.00258746987951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513204819277108">
                <text:p>0.00513204819277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797686746987952">
                <text:p>0.00797686746987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09224096385542">
                <text:p>0.0109224096385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40053012048193">
                <text:p>0.0140053012048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173571084337349">
                <text:p>0.017357108433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206530120481928">
                <text:p>0.0206530120481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42901204819277">
                <text:p>0.02429012048192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279710843373494">
                <text:p>0.0279710843373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18612048192771">
                <text:p>0.0318612048192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358828915662651">
                <text:p>0.0358828915662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400236144578313">
                <text:p>0.04002361445783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444077108433735">
                <text:p>0.04440771084337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88125301204819">
                <text:p>0.04881253012048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535122891566265">
                <text:p>0.0535122891566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582669879518072">
                <text:p>0.0582669879518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632173493975904">
                <text:p>0.0632173493975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68384578313253">
                <text:p>0.068384578313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735493975903615">
                <text:p>0.0735493975903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790795180722891">
                <text:p>0.07907951807228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0.0845484337349398">
                <text:p>0.0845484337349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903156626506024">
                <text:p>0.0903156626506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0.102026987951807">
                <text:p>0.1020269879518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0824">
                <text:p>0.10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14399036144578">
                <text:p>0.11439903614457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13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plot-area chart:style-name="ch2" table:cell-range-address="results1.R7:results1.R49 results1.T7:results1.T49" svg:x="-0.096cm" svg:y="0.175cm" svg:width="15.991cm" svg:height="8.654cm">
          <chart:coordinate-region svg:x="1.023cm" svg:y="0.378cm" svg:width="14.342cm" svg:height="7.798cm"/>
          <chart:axis chart:dimension="x" chart:name="primary-x" chart:style-name="ch3"/>
          <chart:axis chart:dimension="y" chart:name="primary-y" chart:style-name="ch4"/>
          <chart:series chart:style-name="ch5" chart:values-cell-range-address="results1.T7:results1.T49" chart:class="chart:scatter">
            <chart:domain table:cell-range-address="results1.R7:results1.R49"/>
            <chart:data-point chart:repeated="4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1.R7:results1.R49</svg:desc>
                </draw:g>
              </table:table-cell>
              <table:table-cell office:value-type="float" office:value="0">
                <text:p>0</text:p>
                <draw:g>
                  <svg:desc>results1.T7:results1.T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0730109890109891">
                <text:p>0.000730109890109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0.00224043956043955">
                <text:p>0.00224043956043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292703296703297">
                <text:p>0.00292703296703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0376527472527473">
                <text:p>0.00376527472527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0.00452703296703296">
                <text:p>0.00452703296703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0529186813186813">
                <text:p>0.00529186813186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599648351648352">
                <text:p>0.00599648351648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0.00670901098901099">
                <text:p>0.00670901098901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0750021978021978">
                <text:p>0.007500219780219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0830065934065934">
                <text:p>0.00830065934065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0.0090567032967033">
                <text:p>0.00905670329670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0975428571428573">
                <text:p>0.009754285714285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105006593406593">
                <text:p>0.0105006593406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0.0112971428571429">
                <text:p>0.0112971428571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120281318681319">
                <text:p>0.0120281318681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128061538461539">
                <text:p>0.01280615384615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0.0135472527472528">
                <text:p>0.0135472527472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14312967032967">
                <text:p>0.0143129670329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50448351648352">
                <text:p>0.01504483516483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0.0157652747252747">
                <text:p>0.01576527472527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165156043956044">
                <text:p>0.01651560439560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0171973626373627">
                <text:p>0.01719736263736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0.0179076923076923">
                <text:p>0.01790769230769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0186101098901099">
                <text:p>0.01861010989010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0193173626373627">
                <text:p>0.01931736263736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0.0200184615384616">
                <text:p>0.02001846153846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0206967032967033">
                <text:p>0.02069670329670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021367032967033">
                <text:p>0.0213670329670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0220087912087912">
                <text:p>0.0220087912087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0227208791208791">
                <text:p>0.02272087912087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75">
                <text:p>0.1375</text:p>
              </table:table-cell>
              <table:table-cell office:value-type="float" office:value="0.0240364835164835">
                <text:p>0.0240364835164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0247076923076923">
                <text:p>0.02470769230769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0253428571428572">
                <text:p>0.02534285714285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">
                <text:p>0.15</text:p>
              </table:table-cell>
              <table:table-cell office:value-type="float" office:value="0.0260531868131868">
                <text:p>0.02605318681318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0266663736263737">
                <text:p>0.0266663736263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0272989010989011">
                <text:p>0.02729890109890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25">
                <text:p>0.1625</text:p>
              </table:table-cell>
              <table:table-cell office:value-type="float" office:value="0.0278887912087912">
                <text:p>0.02788879120879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85002197802198">
                <text:p>0.02850021978021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0291516483516484">
                <text:p>0.02915164835164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5">
                <text:p>0.175</text:p>
              </table:table-cell>
              <table:table-cell office:value-type="float" office:value="0.0297991208791209">
                <text:p>0.02979912087912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0303635164835165">
                <text:p>0.03036351648351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0309147252747253">
                <text:p>0.030914725274725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draw:stroke="dash" draw:stroke-dash="Ultrafine_20_Dashed" svg:stroke-color="#ff0000"/>
    </style:style>
    <style:style style:name="ch10" style:family="chart" style:data-style-name="N111"/>
    <style:style style:name="ch11" style:family="chart">
      <style:chart-properties chart:solid-type="cuboid" chart:symbol-type="named-symbol" chart:symbol-name="x" chart:symbol-width="0.25cm" chart:symbol-height="0.25cm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ashed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scatter" chart:column-mapping="1 2 0" chart:style-name="ch1">
        <chart:title svg:x="4.599cm" svg:y="0.007cm" chart:style-name="ch2">
          <text:p>y-displacement of a dropped ball</text:p>
        </chart:title>
        <chart:plot-area chart:style-name="ch3" table:cell-range-address="results4.R7:results4.S47 results1.V7:results1.V49" svg:x="0.571cm" svg:y="0.528cm" svg:width="15.074cm" svg:height="8.02cm">
          <chart:coordinate-region svg:x="1.499cm" svg:y="0.73cm" svg:width="13.616cm" svg:height="7.165cm"/>
          <chart:axis chart:dimension="x" chart:name="primary-x" chart:style-name="ch4">
            <chart:title svg:x="7.532cm" svg:y="8.441cm" chart:style-name="ch5">
              <text:p>time (s)</text:p>
            </chart:title>
          </chart:axis>
          <chart:axis chart:dimension="y" chart:name="primary-y" chart:style-name="ch6">
            <chart:title svg:x="0cm" svg:y="5.918cm" chart:style-name="ch7">
              <text:p>y-displacement (m)</text:p>
            </chart:title>
          </chart:axis>
          <chart:series chart:style-name="ch8" chart:values-cell-range-address="results4.S7:results4.S47" chart:class="chart:scatter">
            <chart:domain table:cell-range-address="results4.R7:results4.R47"/>
            <chart:regression-curve chart:style-name="ch9">
              <chart:equation chart:display-equation="true" chart:display-r-square="true" svg:x="1.762cm" svg:y="1.223cm" chart:style-name="ch10"/>
            </chart:regression-curve>
            <chart:data-point chart:repeated="29"/>
            <chart:data-point chart:style-name="ch11"/>
            <chart:data-point chart:repeated="11"/>
          </chart:series>
          <chart:series chart:style-name="ch12" chart:values-cell-range-address="results1.V7:results1.V49" chart:class="chart:scatter">
            <chart:domain table:cell-range-address="results1.R7:results1.R49"/>
            <chart:data-point chart:repeated="4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R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4.R7:results4.R47</svg:desc>
                </draw:g>
              </table:table-cell>
              <table:table-cell office:value-type="float" office:value="0">
                <text:p>0</text:p>
                <draw:g>
                  <svg:desc>results4.S7:results4.S47</svg:desc>
                </draw:g>
              </table:table-cell>
              <table:table-cell office:value-type="float" office:value="0">
                <text:p>0</text:p>
                <draw:g>
                  <svg:desc>results1.R7:results1.R49</svg:desc>
                </draw:g>
              </table:table-cell>
              <table:table-cell office:value-type="float" office:value="NaN">
                <text:p>NaN</text:p>
                <draw:g>
                  <svg:desc>results1.V7:results1.V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42216867469879">
                <text:p>0.00242216867469879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542698795180723">
                <text:p>0.00542698795180723</text:p>
              </table:table-cell>
              <table:table-cell office:value-type="float" office:value="0.0125">
                <text:p>0.0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849638554216867">
                <text:p>0.008496385542168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14424096385542">
                <text:p>0.0114424096385542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4409156626506">
                <text:p>0.014409156626506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177257831325301">
                <text:p>0.0177257831325301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210284337349398">
                <text:p>0.021028433734939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4504578313253">
                <text:p>0.02450457831325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282269879518072">
                <text:p>0.028226987951807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19021686746988">
                <text:p>0.0319021686746988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35990843373494">
                <text:p>0.035990843373494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400053012048193">
                <text:p>0.040005301204819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445614457831325">
                <text:p>0.044561445783132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91946987951807">
                <text:p>0.0491946987951807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536718072289157">
                <text:p>0.053671807228915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584819277108434">
                <text:p>0.0584819277108434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0.0682221686746988">
                <text:p>0.0682221686746988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733098795180723">
                <text:p>0.0733098795180723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785489156626506">
                <text:p>0.078548915662650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0.0839402409638554">
                <text:p>0.0839402409638554</text:p>
              </table:table-cell>
              <table:table-cell office:value-type="float" office:value="0.0875">
                <text:p>0.0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893966265060241">
                <text:p>0.0893966265060241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0950809638554217">
                <text:p>0.0950809638554217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0.100760481927711">
                <text:p>0.10076048192771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06812048192771">
                <text:p>0.106812048192771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12793253012048">
                <text:p>0.112793253012048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0.118846746987952">
                <text:p>0.118846746987952</text:p>
              </table:table-cell>
              <table:table-cell office:value-type="float" office:value="0.1125">
                <text:p>0.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25115662650602">
                <text:p>0.125115662650602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31373975903614">
                <text:p>0.131373975903614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37899759036145">
                <text:p>0.137899759036145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44299277108434">
                <text:p>0.144299277108434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51080963855422">
                <text:p>0.151080963855422</text:p>
              </table:table-cell>
              <table:table-cell office:value-type="float" office:value="0.1375">
                <text:p>0.1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0.157904578313253">
                <text:p>0.157904578313253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64739759036145">
                <text:p>0.16473975903614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71838072289157">
                <text:p>0.171838072289157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0.178886746987952">
                <text:p>0.178886746987952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186106987951807">
                <text:p>0.186106987951807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193348915662651">
                <text:p>0.193348915662651</text:p>
              </table:table-cell>
              <table:table-cell office:value-type="float" office:value="0.1625">
                <text:p>0.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0.20082843373494">
                <text:p>0.2008284337349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08579759036145">
                <text:p>0.208579759036145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216373012048193">
                <text:p>0.216373012048193</text:p>
              </table:table-cell>
              <table:table-cell office:value-type="float" office:value="0.175">
                <text:p>0.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0000"/>
    </style:style>
    <style:style style:name="ch10" style:family="chart" style:data-style-name="N11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scatter" chart:style-name="ch1">
        <chart:title svg:x="4.92cm" svg:y="0.003cm" chart:style-name="ch2">
          <text:p>Ball y displacement over time</text:p>
        </chart:title>
        <chart:plot-area chart:style-name="ch3" table:cell-range-address="results1.G7:results1.H49" svg:x="0.632cm" svg:y="0.493cm" svg:width="15.03cm" svg:height="7.908cm">
          <chart:coordinate-region svg:x="1.941cm" svg:y="0.695cm" svg:width="13.191cm" svg:height="7.053cm"/>
          <chart:axis chart:dimension="x" chart:name="primary-x" chart:style-name="ch4">
            <chart:title svg:x="7.571cm" svg:y="8.441cm" chart:style-name="ch5">
              <text:p>time (s)</text:p>
            </chart:title>
          </chart:axis>
          <chart:axis chart:dimension="y" chart:name="primary-y" chart:style-name="ch6">
            <chart:title svg:x="0cm" svg:y="5.827cm" chart:style-name="ch7">
              <text:p>y-displacement (m)</text:p>
            </chart:title>
          </chart:axis>
          <chart:series chart:style-name="ch8" chart:values-cell-range-address="results1.H7:results1.H49" chart:class="chart:scatter">
            <chart:domain table:cell-range-address="results1.G7:results1.G49"/>
            <chart:regression-curve chart:style-name="ch9">
              <chart:equation chart:display-equation="true" chart:display-r-square="true" svg:x="2.139cm" svg:y="1.227cm" chart:style-name="ch10"/>
            </chart:regression-curve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1.G7:results1.G49</svg:desc>
                </draw:g>
              </table:table-cell>
              <table:table-cell office:value-type="float" office:value="0">
                <text:p>0</text:p>
                <draw:g>
                  <svg:desc>results1.H7:results1.H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196307692307692">
                <text:p>0.00196307692307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632571428571429">
                <text:p>0.00632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86843956043956">
                <text:p>0.0086843956043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13094505494506">
                <text:p>0.0113094505494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39472527472527">
                <text:p>0.0139472527472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168334065934066">
                <text:p>0.0168334065934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198171428571429">
                <text:p>0.0198171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28153846153846">
                <text:p>0.0228153846153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260540659340659">
                <text:p>0.0260540659340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293745054945055">
                <text:p>0.0293745054945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32887032967033">
                <text:p>0.0328870329670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364791208791209">
                <text:p>0.0364791208791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402413186813187">
                <text:p>0.0402413186813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41547252747253">
                <text:p>0.0441547252747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481081318681319">
                <text:p>0.0481081318681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522940659340659">
                <text:p>0.0522940659340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565041758241758">
                <text:p>0.0565041758241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609340659340659">
                <text:p>0.06093406593406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654874725274725">
                <text:p>0.0654874725274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701024175824176">
                <text:p>0.07010241758241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0.0748795604395604">
                <text:p>0.0748795604395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797301098901099">
                <text:p>0.07973010989010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0847784615384615">
                <text:p>0.0847784615384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0898707692307692">
                <text:p>0.0898707692307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0951068131868132">
                <text:p>0.0951068131868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00495824175824">
                <text:p>0.100495824175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5">
                <text:p>0.1125</text:p>
              </table:table-cell>
              <table:table-cell office:value-type="float" office:value="0.105878241758242">
                <text:p>0.1058782417582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11481758241758">
                <text:p>0.1114817582417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17062857142857">
                <text:p>0.1170628571428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">
                <text:p>0.125</text:p>
              </table:table-cell>
              <table:table-cell office:value-type="float" office:value="0.122907252747253">
                <text:p>0.1229072527472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34721318681319">
                <text:p>0.1347213186813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40807472527473">
                <text:p>0.1408074725274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75">
                <text:p>0.1375</text:p>
              </table:table-cell>
              <table:table-cell office:value-type="float" office:value="0.146865494505494">
                <text:p>0.1468654945054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53158241758242">
                <text:p>0.153158241758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59447032967033">
                <text:p>0.1594470329670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  <table:table-cell office:value-type="float" office:value="0.165877802197802">
                <text:p>0.1658778021978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172398241758242">
                <text:p>0.1723982417582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178869450549451">
                <text:p>0.178869450549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25">
                <text:p>0.1625</text:p>
              </table:table-cell>
              <table:table-cell office:value-type="float" office:value="0.185652307692308">
                <text:p>0.185652307692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92377582417582">
                <text:p>0.192377582417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199408791208791">
                <text:p>0.1994087912087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5">
                <text:p>0.175</text:p>
              </table:table-cell>
              <table:table-cell office:value-type="float" office:value="0.206573186813187">
                <text:p>0.2065731868131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draw:stroke="dash" draw:stroke-dash="Ultrafine_20_Dashed" svg:stroke-color="#ff0000"/>
    </style:style>
    <style:style style:name="ch10" style:family="chart" style:data-style-name="N111"/>
    <style:style style:name="ch11" style:family="chart">
      <style:chart-properties chart:solid-type="cuboid" chart:symbol-type="named-symbol" chart:symbol-name="x" chart:symbol-width="0.25cm" chart:symbol-height="0.25cm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5f_5f_5f_5f_5f_5f_5f_5f_5f_5f_5f_5f_5f_5f_5f_20_5f_5f_5f_5f_5f_5f_5f_5f_5f_5f_5f_5f_5f_5f_5f_Dashed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scatter" chart:style-name="ch1">
        <chart:title svg:x="4.599cm" svg:y="0.003cm" chart:style-name="ch2">
          <text:p>y-displacement of a dropped ball</text:p>
        </chart:title>
        <chart:plot-area chart:style-name="ch3" table:cell-range-address="results1.R7:results1.S49 results1.V7:results1.V49" svg:x="0.571cm" svg:y="0.528cm" svg:width="15.074cm" svg:height="8.02cm">
          <chart:coordinate-region svg:x="1.499cm" svg:y="0.73cm" svg:width="13.616cm" svg:height="7.165cm"/>
          <chart:axis chart:dimension="x" chart:name="primary-x" chart:style-name="ch4">
            <chart:title svg:x="7.532cm" svg:y="8.441cm" chart:style-name="ch5">
              <text:p>time (s)</text:p>
            </chart:title>
          </chart:axis>
          <chart:axis chart:dimension="y" chart:name="primary-y" chart:style-name="ch6">
            <chart:title svg:x="0cm" svg:y="5.918cm" chart:style-name="ch7">
              <text:p>y-displacement (m)</text:p>
            </chart:title>
          </chart:axis>
          <chart:series chart:style-name="ch8" chart:values-cell-range-address="results1.S7:results1.S49" chart:class="chart:scatter">
            <chart:domain table:cell-range-address="results1.R7:results1.R49"/>
            <chart:regression-curve chart:style-name="ch9">
              <chart:equation chart:display-equation="true" chart:display-r-square="true" svg:x="1.762cm" svg:y="1.223cm" chart:style-name="ch10"/>
            </chart:regression-curve>
            <chart:data-point chart:repeated="29"/>
            <chart:data-point chart:style-name="ch11"/>
            <chart:data-point chart:repeated="13"/>
          </chart:series>
          <chart:series chart:style-name="ch12" chart:values-cell-range-address="results1.V7:results1.V49" chart:class="chart:scatter">
            <chart:data-point chart:repeated="4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1.R7:results1.R49</svg:desc>
                </draw:g>
              </table:table-cell>
              <table:table-cell office:value-type="float" office:value="0">
                <text:p>0</text:p>
                <draw:g>
                  <svg:desc>results1.S7:results1.S49</svg:desc>
                </draw:g>
              </table:table-cell>
              <table:table-cell office:value-type="float" office:value="NaN">
                <text:p>NaN</text:p>
                <draw:g>
                  <svg:desc>results1.V7:results1.V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196307692307692">
                <text:p>0.00196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0.00632571428571429">
                <text:p>0.00632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86843956043956">
                <text:p>0.0086843956043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13094505494506">
                <text:p>0.0113094505494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0.0139472527472527">
                <text:p>0.0139472527472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168334065934066">
                <text:p>0.0168334065934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98171428571429">
                <text:p>0.01981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0.0228153846153846">
                <text:p>0.0228153846153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260540659340659">
                <text:p>0.0260540659340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293745054945055">
                <text:p>0.0293745054945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0.032887032967033">
                <text:p>0.032887032967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364791208791209">
                <text:p>0.036479120879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02413186813187">
                <text:p>0.0402413186813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0.0441547252747253">
                <text:p>0.0441547252747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481081318681319">
                <text:p>0.0481081318681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522940659340659">
                <text:p>0.0522940659340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0.0565041758241758">
                <text:p>0.056504175824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609340659340659">
                <text:p>0.0609340659340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654874725274725">
                <text:p>0.0654874725274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0.0701024175824176">
                <text:p>0.0701024175824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748795604395604">
                <text:p>0.0748795604395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0797301098901099">
                <text:p>0.0797301098901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0.0847784615384615">
                <text:p>0.084778461538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0898707692307692">
                <text:p>0.08987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0951068131868132">
                <text:p>0.0951068131868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0.100495824175824">
                <text:p>0.100495824175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05878241758242">
                <text:p>0.105878241758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11481758241758">
                <text:p>0.11148175824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17062857142857">
                <text:p>0.1170628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22907252747253">
                <text:p>0.122907252747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75">
                <text:p>0.1375</text:p>
              </table:table-cell>
              <table:table-cell office:value-type="float" office:value="0.134721318681319">
                <text:p>0.134721318681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40807472527473">
                <text:p>0.140807472527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46865494505494">
                <text:p>0.146865494505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">
                <text:p>0.15</text:p>
              </table:table-cell>
              <table:table-cell office:value-type="float" office:value="0.153158241758242">
                <text:p>0.153158241758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159447032967033">
                <text:p>0.159447032967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165877802197802">
                <text:p>0.165877802197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25">
                <text:p>0.1625</text:p>
              </table:table-cell>
              <table:table-cell office:value-type="float" office:value="0.172398241758242">
                <text:p>0.172398241758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78869450549451">
                <text:p>0.178869450549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185652307692308">
                <text:p>0.185652307692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5">
                <text:p>0.175</text:p>
              </table:table-cell>
              <table:table-cell office:value-type="float" office:value="0.192377582417582">
                <text:p>0.192377582417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199408791208791">
                <text:p>0.199408791208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06573186813187">
                <text:p>0.20657318681318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43cm" svg:height="8.999cm" xlink:href=".." xlink:type="simple" chart:class="chart:scatter" chart:style-name="ch1">
        <chart:plot-area chart:style-name="ch2" table:cell-range-address="results2.H7:results2.I46" svg:x="1.313cm" svg:y="0.179cm" svg:width="14.018cm" svg:height="7.67cm">
          <chart:coordinate-region svg:x="2.241cm" svg:y="0.381cm" svg:width="12.751cm" svg:height="6.815cm"/>
          <chart:axis chart:dimension="x" chart:name="primary-x" chart:style-name="ch3">
            <chart:title svg:x="7.693cm" svg:y="8.028cm" chart:style-name="ch4">
              <text:p>Time (s)</text:p>
            </chart:title>
          </chart:axis>
          <chart:axis chart:dimension="y" chart:name="primary-y" chart:style-name="ch5">
            <chart:title svg:x="0.451cm" svg:y="5.384cm" chart:style-name="ch6">
              <text:p>y displacement (m)</text:p>
            </chart:title>
          </chart:axis>
          <chart:series chart:style-name="ch7" chart:values-cell-range-address="results2.I7:results2.I46" chart:class="chart:scatter">
            <chart:domain table:cell-range-address="results2.H7:results2.H46"/>
            <chart:regression-curve chart:style-name="ch8">
              <chart:equation chart:display-equation="true" chart:display-r-square="true"/>
            </chart:regression-curve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2.H7:results2.H46</svg:desc>
                </draw:g>
              </table:table-cell>
              <table:table-cell office:value-type="float" office:value="0">
                <text:p>0</text:p>
                <draw:g>
                  <svg:desc>results2.I7:results2.I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32229885057471">
                <text:p>0.00232229885057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71586206896551">
                <text:p>0.00471586206896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736873563218391">
                <text:p>0.00736873563218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00809195402299">
                <text:p>0.0100809195402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29806896551724">
                <text:p>0.0129806896551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191245977011494">
                <text:p>0.0191245977011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225186206896552">
                <text:p>0.0225186206896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5928275862069">
                <text:p>0.025928275862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295328735632184">
                <text:p>0.0295328735632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33402298850575">
                <text:p>0.0333402298850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371871264367816">
                <text:p>0.0371871264367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412813793103448">
                <text:p>0.04128137931034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453958620689655">
                <text:p>0.0453958620689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97411494252874">
                <text:p>0.04974114942528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542133333333333">
                <text:p>0.05421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587958620689655">
                <text:p>0.05879586206896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636091954022989">
                <text:p>0.06360919540229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684386206896552">
                <text:p>0.0684386206896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735245977011494">
                <text:p>0.0735245977011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786142528735632">
                <text:p>0.07861425287356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0.083903908045977">
                <text:p>0.0839039080459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893347126436782">
                <text:p>0.08933471264367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0948588505747126">
                <text:p>0.09485885057471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100600459770115">
                <text:p>0.100600459770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06331954022989">
                <text:p>0.1063319540229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12358620689655">
                <text:p>0.112358620689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5">
                <text:p>0.1125</text:p>
              </table:table-cell>
              <table:table-cell office:value-type="float" office:value="0.118335632183908">
                <text:p>0.118335632183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24488735632184">
                <text:p>0.1244887356321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30806436781609">
                <text:p>0.1308064367816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">
                <text:p>0.125</text:p>
              </table:table-cell>
              <table:table-cell office:value-type="float" office:value="0.137097931034483">
                <text:p>0.1370979310344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43679540229885">
                <text:p>0.1436795402298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50239540229885">
                <text:p>0.1502395402298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75">
                <text:p>0.1375</text:p>
              </table:table-cell>
              <table:table-cell office:value-type="float" office:value="0.157016091954023">
                <text:p>0.157016091954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63906206896552">
                <text:p>0.1639062068965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70776091954023">
                <text:p>0.1707760919540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  <table:table-cell office:value-type="float" office:value="0.177970574712644">
                <text:p>0.1779705747126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185110344827586">
                <text:p>0.1851103448275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00024827586207">
                <text:p>0.2000248275862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25">
                <text:p>0.1625</text:p>
              </table:table-cell>
              <table:table-cell office:value-type="float" office:value="0.20764183908046">
                <text:p>0.207641839080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8.999cm" xlink:href=".." xlink:type="simple" chart:class="chart:scatter" chart:style-name="ch1">
        <chart:plot-area chart:style-name="ch2" table:cell-range-address="results3.H7:results3.I45" svg:x="1.33cm" svg:y="0.179cm" svg:width="14.346cm" svg:height="7.66cm">
          <chart:coordinate-region svg:x="2.242cm" svg:y="0.378cm" svg:width="13.103cm" svg:height="6.814cm"/>
          <chart:axis chart:dimension="x" chart:name="primary-x" chart:style-name="ch3">
            <chart:title svg:x="7.864cm" svg:y="8.018cm" chart:style-name="ch4">
              <text:p>Time (s)</text:p>
            </chart:title>
          </chart:axis>
          <chart:axis chart:dimension="y" chart:name="primary-y" chart:style-name="ch5">
            <chart:title svg:x="0.451cm" svg:y="5.429cm" chart:style-name="ch6">
              <text:p>y displacement (m)</text:p>
            </chart:title>
          </chart:axis>
          <chart:series chart:style-name="ch7" chart:values-cell-range-address="results3.I7:results3.I45" chart:class="chart:scatter">
            <chart:domain table:cell-range-address="results3.H7:results3.H45"/>
            <chart:regression-curve chart:style-name="ch8">
              <chart:equation chart:display-equation="true" chart:display-r-square="true"/>
            </chart:regression-curve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H7:results3.H45</svg:desc>
                </draw:g>
              </table:table-cell>
              <table:table-cell office:value-type="float" office:value="0">
                <text:p>0</text:p>
                <draw:g>
                  <svg:desc>results3.I7:results3.I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455116279069767">
                <text:p>0.00455116279069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706744186046511">
                <text:p>0.00706744186046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998">
                <text:p>0.00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29725581395349">
                <text:p>0.0129725581395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6226511627907">
                <text:p>0.016226511627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19486511627907">
                <text:p>0.019486511627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229074418604651">
                <text:p>0.0229074418604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64795348837209">
                <text:p>0.0264795348837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301753488372093">
                <text:p>0.0301753488372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40744186046512">
                <text:p>0.0340744186046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380158139534884">
                <text:p>0.0380158139534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421511627906977">
                <text:p>0.0421511627906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464344186046512">
                <text:p>0.0464344186046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508376744186046">
                <text:p>0.0508376744186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554209302325581">
                <text:p>0.0554209302325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00441860465116">
                <text:p>0.0600441860465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649237209302325">
                <text:p>0.0649237209302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698153488372093">
                <text:p>0.0698153488372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748655813953488">
                <text:p>0.0748655813953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01390697674419">
                <text:p>0.08013906976744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0.0853548837209302">
                <text:p>0.08535488372093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909418604651163">
                <text:p>0.0909418604651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0964883720930233">
                <text:p>0.09648837209302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102175813953488">
                <text:p>0.102175813953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07988372093023">
                <text:p>0.1079883720930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13882790697674">
                <text:p>0.113882790697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5">
                <text:p>0.1125</text:p>
              </table:table-cell>
              <table:table-cell office:value-type="float" office:value="0.119979534883721">
                <text:p>0.1199795348837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26067441860465">
                <text:p>0.1260674418604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32406046511628">
                <text:p>0.1324060465116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">
                <text:p>0.125</text:p>
              </table:table-cell>
              <table:table-cell office:value-type="float" office:value="0.145300465116279">
                <text:p>0.1453004651162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51902325581395">
                <text:p>0.1519023255813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58588837209302">
                <text:p>0.1585888372093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75">
                <text:p>0.1375</text:p>
              </table:table-cell>
              <table:table-cell office:value-type="float" office:value="0.165505581395349">
                <text:p>0.165505581395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72339069767442">
                <text:p>0.172339069767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79466511627907">
                <text:p>0.1794665116279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  <table:table-cell office:value-type="float" office:value="0.186694418604651">
                <text:p>0.18669441860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194026976744186">
                <text:p>0.1940269767441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01746046511628">
                <text:p>0.2017460465116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results5.H7:results5.I47 results5.I6:results5.I6" chart:data-source-has-labels="row" svg:x="1.255cm" svg:y="0.179cm" svg:width="14.358cm" svg:height="7.668cm">
          <chart:coordinate-region svg:x="2.183cm" svg:y="0.381cm" svg:width="13.091cm" svg:height="6.813cm"/>
          <chart:axis chart:dimension="x" chart:name="primary-x" chart:style-name="ch3">
            <chart:title svg:x="7.805cm" svg:y="8.027cm" chart:style-name="ch4">
              <text:p>Time (s)</text:p>
            </chart:title>
          </chart:axis>
          <chart:axis chart:dimension="y" chart:name="primary-y" chart:style-name="ch5">
            <chart:title svg:x="0.385cm" svg:y="5.393cm" chart:style-name="ch6">
              <text:p>y-displacement (m)</text:p>
            </chart:title>
            <chart:grid chart:style-name="ch7" chart:class="major"/>
          </chart:axis>
          <chart:series chart:style-name="ch8" chart:values-cell-range-address="results5.I7:results5.I47" chart:label-cell-address="results5.I6:results5.I6" chart:class="chart:scatter">
            <chart:domain table:cell-range-address="results5.H7:results5.H47"/>
            <chart:regression-curve chart:style-name="ch9">
              <chart:equation chart:display-equation="true" chart:display-r-square="true"/>
            </chart:regression-curve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y-y_0 (m)</text:p>
                <draw:g>
                  <svg:desc>results5.I6:results5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5.H7:results5.H47</svg:desc>
                </draw:g>
              </table:table-cell>
              <table:table-cell office:value-type="float" office:value="0">
                <text:p>0</text:p>
                <draw:g>
                  <svg:desc>results5.I7:results5.I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58746987951807">
                <text:p>0.00258746987951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513204819277108">
                <text:p>0.00513204819277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797686746987952">
                <text:p>0.00797686746987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09224096385542">
                <text:p>0.0109224096385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40053012048193">
                <text:p>0.0140053012048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173571084337349">
                <text:p>0.017357108433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206530120481928">
                <text:p>0.0206530120481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42901204819277">
                <text:p>0.02429012048192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279710843373494">
                <text:p>0.0279710843373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18612048192771">
                <text:p>0.0318612048192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358828915662651">
                <text:p>0.0358828915662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400236144578313">
                <text:p>0.04002361445783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444077108433735">
                <text:p>0.04440771084337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88125301204819">
                <text:p>0.04881253012048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535122891566265">
                <text:p>0.0535122891566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582669879518072">
                <text:p>0.0582669879518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632173493975904">
                <text:p>0.0632173493975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68384578313253">
                <text:p>0.068384578313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735493975903615">
                <text:p>0.0735493975903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790795180722891">
                <text:p>0.07907951807228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0.0845484337349398">
                <text:p>0.0845484337349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903156626506024">
                <text:p>0.0903156626506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102026987951807">
                <text:p>0.1020269879518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10824">
                <text:p>0.10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14399036144578">
                <text:p>0.1143990361445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20814939759036">
                <text:p>0.120814939759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5">
                <text:p>0.1125</text:p>
              </table:table-cell>
              <table:table-cell office:value-type="float" office:value="0.127224578313253">
                <text:p>0.1272245783132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33859759036145">
                <text:p>0.133859759036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40717590361446">
                <text:p>0.1407175903614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">
                <text:p>0.125</text:p>
              </table:table-cell>
              <table:table-cell office:value-type="float" office:value="0.147550843373494">
                <text:p>0.147550843373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54762409638554">
                <text:p>0.1547624096385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61808674698795">
                <text:p>0.1618086746987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75">
                <text:p>0.1375</text:p>
              </table:table-cell>
              <table:table-cell office:value-type="float" office:value="0.169220240963855">
                <text:p>0.1692202409638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76756626506024">
                <text:p>0.176756626506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84295903614458">
                <text:p>0.184295903614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  <table:table-cell office:value-type="float" office:value="0.192230843373494">
                <text:p>0.192230843373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200118554216867">
                <text:p>0.2001185542168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08369638554217">
                <text:p>0.2083696385542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25">
                <text:p>0.1625</text:p>
              </table:table-cell>
              <table:table-cell office:value-type="float" office:value="0.216634698795181">
                <text:p>0.216634698795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25173012048193">
                <text:p>0.2251730120481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draw:stroke="dash" draw:stroke-dash="Ultrafine_20_Dashed" svg:stroke-color="#ff0000"/>
    </style:style>
    <style:style style:name="ch10" style:family="chart" style:data-style-name="N111"/>
    <style:style style:name="ch11" style:family="chart">
      <style:chart-properties chart:solid-type="cuboid" chart:symbol-type="named-symbol" chart:symbol-name="x" chart:symbol-width="0.25cm" chart:symbol-height="0.25cm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ashed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scatter" chart:column-mapping="1 2 0" chart:style-name="ch1">
        <chart:title svg:x="4.599cm" svg:y="0.01cm" chart:style-name="ch2">
          <text:p>y-displacement of a dropped ball</text:p>
        </chart:title>
        <chart:plot-area chart:style-name="ch3" table:cell-range-address="results5.R7:results5.S47 results1.V7:results1.V49" svg:x="0.571cm" svg:y="0.528cm" svg:width="15.074cm" svg:height="8.02cm">
          <chart:coordinate-region svg:x="1.499cm" svg:y="0.73cm" svg:width="13.616cm" svg:height="7.165cm"/>
          <chart:axis chart:dimension="x" chart:name="primary-x" chart:style-name="ch4">
            <chart:title svg:x="7.532cm" svg:y="8.441cm" chart:style-name="ch5">
              <text:p>time (s)</text:p>
            </chart:title>
          </chart:axis>
          <chart:axis chart:dimension="y" chart:name="primary-y" chart:style-name="ch6">
            <chart:title svg:x="0cm" svg:y="5.918cm" chart:style-name="ch7">
              <text:p>y-displacement (m)</text:p>
            </chart:title>
          </chart:axis>
          <chart:series chart:style-name="ch8" chart:values-cell-range-address="results5.S7:results5.S47" chart:class="chart:scatter">
            <chart:domain table:cell-range-address="results5.R7:results5.R47"/>
            <chart:regression-curve chart:style-name="ch9">
              <chart:equation chart:display-equation="true" chart:display-r-square="true" svg:x="1.762cm" svg:y="1.223cm" chart:style-name="ch10"/>
            </chart:regression-curve>
            <chart:data-point chart:repeated="29"/>
            <chart:data-point chart:style-name="ch11"/>
            <chart:data-point chart:repeated="11"/>
          </chart:series>
          <chart:series chart:style-name="ch12" chart:values-cell-range-address="results1.V7:results1.V49" chart:class="chart:scatter">
            <chart:domain table:cell-range-address="results1.R7:results1.R49"/>
            <chart:data-point chart:repeated="4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R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5.R7:results5.R47</svg:desc>
                </draw:g>
              </table:table-cell>
              <table:table-cell office:value-type="float" office:value="0">
                <text:p>0</text:p>
                <draw:g>
                  <svg:desc>results5.S7:results5.S47</svg:desc>
                </draw:g>
              </table:table-cell>
              <table:table-cell office:value-type="float" office:value="0">
                <text:p>0</text:p>
                <draw:g>
                  <svg:desc>results1.R7:results1.R49</svg:desc>
                </draw:g>
              </table:table-cell>
              <table:table-cell office:value-type="float" office:value="NaN">
                <text:p>NaN</text:p>
                <draw:g>
                  <svg:desc>results1.V7:results1.V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58746987951807">
                <text:p>0.00258746987951807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513204819277108">
                <text:p>0.00513204819277108</text:p>
              </table:table-cell>
              <table:table-cell office:value-type="float" office:value="0.0125">
                <text:p>0.0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797686746987952">
                <text:p>0.0079768674698795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09224096385542">
                <text:p>0.0109224096385542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40053012048193">
                <text:p>0.0140053012048193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173571084337349">
                <text:p>0.0173571084337349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206530120481928">
                <text:p>0.020653012048192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42901204819277">
                <text:p>0.024290120481927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279710843373494">
                <text:p>0.0279710843373494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18612048192771">
                <text:p>0.031861204819277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358828915662651">
                <text:p>0.035882891566265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400236144578313">
                <text:p>0.04002361445783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444077108433735">
                <text:p>0.044407710843373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88125301204819">
                <text:p>0.0488125301204819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535122891566265">
                <text:p>0.0535122891566265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582669879518072">
                <text:p>0.0582669879518072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632173493975904">
                <text:p>0.0632173493975904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68384578313253">
                <text:p>0.068384578313253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735493975903615">
                <text:p>0.07354939759036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790795180722891">
                <text:p>0.0790795180722891</text:p>
              </table:table-cell>
              <table:table-cell office:value-type="float" office:value="0.0875">
                <text:p>0.0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0.0845484337349398">
                <text:p>0.0845484337349398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903156626506024">
                <text:p>0.09031566265060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0.102026987951807">
                <text:p>0.10202698795180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0824">
                <text:p>0.10824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14399036144578">
                <text:p>0.114399036144578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0.120814939759036">
                <text:p>0.120814939759036</text:p>
              </table:table-cell>
              <table:table-cell office:value-type="float" office:value="0.1125">
                <text:p>0.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27224578313253">
                <text:p>0.127224578313253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33859759036145">
                <text:p>0.133859759036145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40717590361446">
                <text:p>0.140717590361446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47550843373494">
                <text:p>0.147550843373494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54762409638554">
                <text:p>0.154762409638554</text:p>
              </table:table-cell>
              <table:table-cell office:value-type="float" office:value="0.1375">
                <text:p>0.1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0.161808674698795">
                <text:p>0.16180867469879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69220240963855">
                <text:p>0.16922024096385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76756626506024">
                <text:p>0.176756626506024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0.184295903614458">
                <text:p>0.184295903614458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192230843373494">
                <text:p>0.192230843373494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00118554216867">
                <text:p>0.200118554216867</text:p>
              </table:table-cell>
              <table:table-cell office:value-type="float" office:value="0.1625">
                <text:p>0.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0.208369638554217">
                <text:p>0.20836963855421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16634698795181">
                <text:p>0.21663469879518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225173012048193">
                <text:p>0.225173012048193</text:p>
              </table:table-cell>
              <table:table-cell office:value-type="float" office:value="0.175">
                <text:p>0.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3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draw:stroke="dash" draw:stroke-dash="Ultrafine_20_Dashed" svg:stroke-color="#ff0000"/>
    </style:style>
    <style:style style:name="ch10" style:family="chart" style:data-style-name="N113"/>
    <style:style style:name="ch11" style:family="chart">
      <style:chart-properties chart:solid-type="cuboid" chart:symbol-type="named-symbol" chart:symbol-name="x" chart:symbol-width="0.25cm" chart:symbol-height="0.25cm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ashed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scatter" chart:column-mapping="1 2 0" chart:style-name="ch1">
        <chart:title svg:x="4.599cm" svg:y="0.006cm" chart:style-name="ch2">
          <text:p>y-displacement of a dropped ball</text:p>
        </chart:title>
        <chart:plot-area chart:style-name="ch3" table:cell-range-address="results3.R7:results3.S45 results1.V7:results1.V49" svg:x="0.587cm" svg:y="0.531cm" svg:width="15.045cm" svg:height="8.011cm">
          <chart:coordinate-region svg:x="1.499cm" svg:y="0.73cm" svg:width="13.616cm" svg:height="7.165cm"/>
          <chart:axis chart:dimension="x" chart:name="primary-x" chart:style-name="ch4">
            <chart:title svg:x="7.523cm" svg:y="8.431cm" chart:style-name="ch5">
              <text:p>time (s)</text:p>
            </chart:title>
          </chart:axis>
          <chart:axis chart:dimension="y" chart:name="primary-y" chart:style-name="ch6">
            <chart:title svg:x="0cm" svg:y="5.969cm" chart:style-name="ch7">
              <text:p>y-displacement (m)</text:p>
            </chart:title>
          </chart:axis>
          <chart:series chart:style-name="ch8" chart:values-cell-range-address="results3.S7:results3.S45" chart:class="chart:scatter">
            <chart:domain table:cell-range-address="results3.R7:results3.R45"/>
            <chart:regression-curve chart:style-name="ch9">
              <chart:equation chart:display-equation="true" chart:display-r-square="true" svg:x="1.762cm" svg:y="1.223cm" chart:style-name="ch10"/>
            </chart:regression-curve>
            <chart:data-point chart:repeated="29"/>
            <chart:data-point chart:style-name="ch11"/>
            <chart:data-point chart:repeated="9"/>
          </chart:series>
          <chart:series chart:style-name="ch12" chart:values-cell-range-address="results1.V7:results1.V49" chart:class="chart:scatter">
            <chart:domain table:cell-range-address="results1.R7:results1.R49"/>
            <chart:data-point chart:repeated="4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R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R7:results3.R45</svg:desc>
                </draw:g>
              </table:table-cell>
              <table:table-cell office:value-type="float" office:value="0">
                <text:p>0</text:p>
                <draw:g>
                  <svg:desc>results3.S7:results3.S45</svg:desc>
                </draw:g>
              </table:table-cell>
              <table:table-cell office:value-type="float" office:value="0">
                <text:p>0</text:p>
                <draw:g>
                  <svg:desc>results1.R7:results1.R49</svg:desc>
                </draw:g>
              </table:table-cell>
              <table:table-cell office:value-type="float" office:value="NaN">
                <text:p>NaN</text:p>
                <draw:g>
                  <svg:desc>results1.V7:results1.V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55116279069767">
                <text:p>0.00455116279069767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0.00706744186046511">
                <text:p>0.00706744186046511</text:p>
              </table:table-cell>
              <table:table-cell office:value-type="float" office:value="0.0125">
                <text:p>0.0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998">
                <text:p>0.00998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29725581395349">
                <text:p>0.012972558139534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0.016226511627907">
                <text:p>0.01622651162790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19486511627907">
                <text:p>0.01948651162790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29074418604651">
                <text:p>0.022907441860465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0.0264795348837209">
                <text:p>0.026479534883720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01753488372093">
                <text:p>0.030175348837209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340744186046512">
                <text:p>0.03407441860465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0.0380158139534884">
                <text:p>0.0380158139534884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421511627906977">
                <text:p>0.0421511627906977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464344186046512">
                <text:p>0.0464344186046512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0.0508376744186046">
                <text:p>0.0508376744186046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554209302325581">
                <text:p>0.055420930232558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600441860465116">
                <text:p>0.0600441860465116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0.0649237209302325">
                <text:p>0.0649237209302325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698153488372093">
                <text:p>0.0698153488372093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748655813953488">
                <text:p>0.0748655813953488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0.0801390697674419">
                <text:p>0.0801390697674419</text:p>
              </table:table-cell>
              <table:table-cell office:value-type="float" office:value="0.0875">
                <text:p>0.0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853548837209302">
                <text:p>0.085354883720930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0909418604651163">
                <text:p>0.090941860465116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0.0964883720930233">
                <text:p>0.096488372093023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02175813953488">
                <text:p>0.102175813953488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07988372093023">
                <text:p>0.107988372093023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0.113882790697674">
                <text:p>0.113882790697674</text:p>
              </table:table-cell>
              <table:table-cell office:value-type="float" office:value="0.1125">
                <text:p>0.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19979534883721">
                <text:p>0.119979534883721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26067441860465">
                <text:p>0.126067441860465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32406046511628">
                <text:p>0.132406046511628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45300465116279">
                <text:p>0.145300465116279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75">
                <text:p>0.1375</text:p>
              </table:table-cell>
              <table:table-cell office:value-type="float" office:value="0.151902325581395">
                <text:p>0.151902325581395</text:p>
              </table:table-cell>
              <table:table-cell office:value-type="float" office:value="0.1375">
                <text:p>0.1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58588837209302">
                <text:p>0.158588837209302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65505581395349">
                <text:p>0.165505581395349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">
                <text:p>0.15</text:p>
              </table:table-cell>
              <table:table-cell office:value-type="float" office:value="0.172339069767442">
                <text:p>0.172339069767442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179466511627907">
                <text:p>0.17946651162790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186694418604651">
                <text:p>0.186694418604651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25">
                <text:p>0.1625</text:p>
              </table:table-cell>
              <table:table-cell office:value-type="float" office:value="0.194026976744186">
                <text:p>0.194026976744186</text:p>
              </table:table-cell>
              <table:table-cell office:value-type="float" office:value="0.1625">
                <text:p>0.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01746046511628">
                <text:p>0.20174604651162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5">
                <text:p>0.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